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officeooo:rsid="225ad0f8" officeooo:paragraph-rsid="225ad0f8" style:language-asian="cs" style:country-asian="CZ"/>
    </style:style>
    <style:style style:name="P35"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6"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7" style:family="paragraph" style:parent-style-name="Text_20_body">
      <style:text-properties fo:language="cs" fo:country="CZ" officeooo:rsid="121a4227" officeooo:paragraph-rsid="2599cbac"/>
    </style:style>
    <style:style style:name="P38" style:family="paragraph" style:parent-style-name="Text_20_body">
      <style:text-properties fo:language="cs" fo:country="CZ" officeooo:rsid="244ac7da" officeooo:paragraph-rsid="27911d11"/>
    </style:style>
    <style:style style:name="P39" style:family="paragraph" style:parent-style-name="Text_20_body">
      <style:text-properties officeooo:rsid="2052d536" officeooo:paragraph-rsid="205aec31"/>
    </style:style>
    <style:style style:name="P40" style:family="paragraph" style:parent-style-name="Text_20_body">
      <style:text-properties officeooo:rsid="20642488" officeooo:paragraph-rsid="20642488"/>
    </style:style>
    <style:style style:name="P41" style:family="paragraph" style:parent-style-name="Text_20_body">
      <style:text-properties officeooo:rsid="20642488" officeooo:paragraph-rsid="2305469b"/>
    </style:style>
    <style:style style:name="P42" style:family="paragraph" style:parent-style-name="Text_20_body">
      <style:text-properties officeooo:rsid="206449e7" officeooo:paragraph-rsid="2068fff3"/>
    </style:style>
    <style:style style:name="P43" style:family="paragraph" style:parent-style-name="Text_20_body">
      <style:text-properties officeooo:rsid="207d25a9" officeooo:paragraph-rsid="21ad8828"/>
    </style:style>
    <style:style style:name="P44" style:family="paragraph" style:parent-style-name="Text_20_body">
      <style:text-properties officeooo:rsid="207d25a9" officeooo:paragraph-rsid="21adb664"/>
    </style:style>
    <style:style style:name="P45" style:family="paragraph" style:parent-style-name="Text_20_body">
      <style:text-properties officeooo:rsid="207d25a9" officeooo:paragraph-rsid="21b6cacf"/>
    </style:style>
    <style:style style:name="P46" style:family="paragraph" style:parent-style-name="Text_20_body">
      <style:text-properties officeooo:rsid="207d25a9" officeooo:paragraph-rsid="21ca4657"/>
    </style:style>
    <style:style style:name="P47" style:family="paragraph" style:parent-style-name="Text_20_body">
      <style:text-properties officeooo:rsid="207d25a9" officeooo:paragraph-rsid="21d1cb1f"/>
    </style:style>
    <style:style style:name="P48" style:family="paragraph" style:parent-style-name="Text_20_body">
      <style:text-properties officeooo:rsid="207d25a9" officeooo:paragraph-rsid="2205de60"/>
    </style:style>
    <style:style style:name="P49" style:family="paragraph" style:parent-style-name="Text_20_body">
      <style:text-properties officeooo:rsid="207d25a9" officeooo:paragraph-rsid="2207a489"/>
    </style:style>
    <style:style style:name="P50" style:family="paragraph" style:parent-style-name="Text_20_body">
      <style:text-properties officeooo:rsid="207d25a9" officeooo:paragraph-rsid="220f5aec"/>
    </style:style>
    <style:style style:name="P51" style:family="paragraph" style:parent-style-name="Text_20_body">
      <style:text-properties officeooo:rsid="207d25a9" officeooo:paragraph-rsid="2210eef5"/>
    </style:style>
    <style:style style:name="P52" style:family="paragraph" style:parent-style-name="Text_20_body">
      <style:text-properties officeooo:rsid="207d25a9" officeooo:paragraph-rsid="2211047f"/>
    </style:style>
    <style:style style:name="P53" style:family="paragraph" style:parent-style-name="Text_20_body">
      <style:text-properties officeooo:rsid="207d25a9" officeooo:paragraph-rsid="221a0527"/>
    </style:style>
    <style:style style:name="P54" style:family="paragraph" style:parent-style-name="Text_20_body">
      <style:text-properties officeooo:rsid="207d25a9" officeooo:paragraph-rsid="22447983"/>
    </style:style>
    <style:style style:name="P55" style:family="paragraph" style:parent-style-name="Text_20_body">
      <style:text-properties officeooo:rsid="207d25a9" officeooo:paragraph-rsid="224a5cc5"/>
    </style:style>
    <style:style style:name="P56" style:family="paragraph" style:parent-style-name="Text_20_body">
      <style:text-properties officeooo:rsid="207d25a9" officeooo:paragraph-rsid="224c7800"/>
    </style:style>
    <style:style style:name="P57" style:family="paragraph" style:parent-style-name="Text_20_body">
      <style:text-properties officeooo:rsid="207d25a9" officeooo:paragraph-rsid="224f2e6b"/>
    </style:style>
    <style:style style:name="P58" style:family="paragraph" style:parent-style-name="Text_20_body">
      <style:text-properties officeooo:rsid="207d25a9" officeooo:paragraph-rsid="225ad0f8"/>
    </style:style>
    <style:style style:name="P59" style:family="paragraph" style:parent-style-name="Text_20_body">
      <style:text-properties officeooo:rsid="207d25a9" officeooo:paragraph-rsid="2262950f"/>
    </style:style>
    <style:style style:name="P60" style:family="paragraph" style:parent-style-name="Text_20_body">
      <style:text-properties officeooo:rsid="207d25a9" officeooo:paragraph-rsid="227187a1"/>
    </style:style>
    <style:style style:name="P61" style:family="paragraph" style:parent-style-name="Text_20_body">
      <style:text-properties officeooo:rsid="207d25a9" officeooo:paragraph-rsid="22800e48"/>
    </style:style>
    <style:style style:name="P62" style:family="paragraph" style:parent-style-name="Text_20_body">
      <style:text-properties officeooo:rsid="207d25a9" officeooo:paragraph-rsid="228a2f29"/>
    </style:style>
    <style:style style:name="P63" style:family="paragraph" style:parent-style-name="Text_20_body">
      <style:text-properties officeooo:rsid="207d25a9" officeooo:paragraph-rsid="2297aba1"/>
    </style:style>
    <style:style style:name="P64" style:family="paragraph" style:parent-style-name="Text_20_body">
      <style:text-properties officeooo:rsid="207d25a9" officeooo:paragraph-rsid="22bd6cdb"/>
    </style:style>
    <style:style style:name="P65" style:family="paragraph" style:parent-style-name="Text_20_body">
      <style:text-properties officeooo:rsid="207d25a9" officeooo:paragraph-rsid="230337f0"/>
    </style:style>
    <style:style style:name="P66" style:family="paragraph" style:parent-style-name="Text_20_body">
      <style:text-properties officeooo:rsid="207d25a9" officeooo:paragraph-rsid="236db2ab"/>
    </style:style>
    <style:style style:name="P67" style:family="paragraph" style:parent-style-name="Text_20_body">
      <style:text-properties officeooo:rsid="207d25a9" officeooo:paragraph-rsid="236e204c"/>
    </style:style>
    <style:style style:name="P68" style:family="paragraph" style:parent-style-name="Text_20_body">
      <style:text-properties officeooo:rsid="207d25a9" officeooo:paragraph-rsid="236f6335"/>
    </style:style>
    <style:style style:name="P69" style:family="paragraph" style:parent-style-name="Text_20_body">
      <style:text-properties officeooo:rsid="207d25a9" officeooo:paragraph-rsid="237364a0"/>
    </style:style>
    <style:style style:name="P70" style:family="paragraph" style:parent-style-name="Text_20_body">
      <style:text-properties officeooo:rsid="207d25a9" officeooo:paragraph-rsid="23ded328"/>
    </style:style>
    <style:style style:name="P71" style:family="paragraph" style:parent-style-name="Text_20_body">
      <style:text-properties officeooo:rsid="207d25a9" officeooo:paragraph-rsid="23e88232"/>
    </style:style>
    <style:style style:name="P72" style:family="paragraph" style:parent-style-name="Text_20_body">
      <style:text-properties officeooo:rsid="207d25a9" officeooo:paragraph-rsid="23e964f6"/>
    </style:style>
    <style:style style:name="P73" style:family="paragraph" style:parent-style-name="Text_20_body">
      <style:text-properties officeooo:rsid="2089bc52" officeooo:paragraph-rsid="21ad8828"/>
    </style:style>
    <style:style style:name="P74" style:family="paragraph" style:parent-style-name="Text_20_body">
      <style:text-properties officeooo:rsid="2089bc52" officeooo:paragraph-rsid="2089bc52"/>
    </style:style>
    <style:style style:name="P75" style:family="paragraph" style:parent-style-name="Text_20_body">
      <style:text-properties officeooo:rsid="2098b342" officeooo:paragraph-rsid="20a19e91"/>
    </style:style>
    <style:style style:name="P76" style:family="paragraph" style:parent-style-name="Text_20_body">
      <style:text-properties officeooo:rsid="2098b342" officeooo:paragraph-rsid="20ace839"/>
    </style:style>
    <style:style style:name="P77" style:family="paragraph" style:parent-style-name="Text_20_body">
      <style:text-properties officeooo:rsid="2098b342" officeooo:paragraph-rsid="20c1c0ac"/>
    </style:style>
    <style:style style:name="P78" style:family="paragraph" style:parent-style-name="Text_20_body">
      <style:text-properties officeooo:rsid="2098b342" officeooo:paragraph-rsid="20c7e044"/>
    </style:style>
    <style:style style:name="P79" style:family="paragraph" style:parent-style-name="Text_20_body">
      <style:text-properties officeooo:rsid="2098b342" officeooo:paragraph-rsid="20caf294"/>
    </style:style>
    <style:style style:name="P80" style:family="paragraph" style:parent-style-name="Text_20_body">
      <style:text-properties officeooo:rsid="2098b342" officeooo:paragraph-rsid="209dcf79"/>
    </style:style>
    <style:style style:name="P81" style:family="paragraph" style:parent-style-name="Text_20_body">
      <style:text-properties officeooo:rsid="2098b342" officeooo:paragraph-rsid="2365c541"/>
    </style:style>
    <style:style style:name="P82" style:family="paragraph" style:parent-style-name="Text_20_body">
      <style:text-properties officeooo:rsid="2098b342" officeooo:paragraph-rsid="250683f3"/>
    </style:style>
    <style:style style:name="P83" style:family="paragraph" style:parent-style-name="Text_20_body">
      <style:text-properties officeooo:rsid="2098b342" officeooo:paragraph-rsid="2512ec2a"/>
    </style:style>
    <style:style style:name="P84" style:family="paragraph" style:parent-style-name="Text_20_body">
      <style:text-properties officeooo:rsid="20a19e91" officeooo:paragraph-rsid="20a19e91"/>
    </style:style>
    <style:style style:name="P85" style:family="paragraph" style:parent-style-name="Text_20_body">
      <style:text-properties officeooo:rsid="20a1bc0a" officeooo:paragraph-rsid="20a3122c"/>
    </style:style>
    <style:style style:name="P86" style:family="paragraph" style:parent-style-name="Text_20_body">
      <style:text-properties officeooo:rsid="20b5f42b" officeooo:paragraph-rsid="20b5f42b"/>
    </style:style>
    <style:style style:name="P87" style:family="paragraph" style:parent-style-name="Text_20_body">
      <style:text-properties officeooo:rsid="20b5f42b" officeooo:paragraph-rsid="22462321"/>
    </style:style>
    <style:style style:name="P88" style:family="paragraph" style:parent-style-name="Text_20_body">
      <style:text-properties officeooo:rsid="20c37e13" officeooo:paragraph-rsid="20c37e13"/>
    </style:style>
    <style:style style:name="P89" style:family="paragraph" style:parent-style-name="Text_20_body">
      <style:text-properties officeooo:rsid="20c8b3c0" officeooo:paragraph-rsid="20c8b3c0"/>
    </style:style>
    <style:style style:name="P90" style:family="paragraph" style:parent-style-name="Text_20_body">
      <style:text-properties officeooo:rsid="20cb160c" officeooo:paragraph-rsid="20cb160c"/>
    </style:style>
    <style:style style:name="P9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2" style:family="paragraph" style:parent-style-name="Text_20_body">
      <style:text-properties officeooo:rsid="20a099ca" officeooo:paragraph-rsid="20a099ca"/>
    </style:style>
    <style:style style:name="P93" style:family="paragraph" style:parent-style-name="Text_20_body">
      <style:text-properties officeooo:rsid="20a099ca" officeooo:paragraph-rsid="2113d064"/>
    </style:style>
    <style:style style:name="P94" style:family="paragraph" style:parent-style-name="Text_20_body">
      <style:text-properties officeooo:rsid="2067fcc6" officeooo:paragraph-rsid="2068fff3"/>
    </style:style>
    <style:style style:name="P95" style:family="paragraph" style:parent-style-name="Text_20_body">
      <style:text-properties officeooo:rsid="2122963b" officeooo:paragraph-rsid="2123f7c4"/>
    </style:style>
    <style:style style:name="P96" style:family="paragraph" style:parent-style-name="Text_20_body">
      <style:text-properties officeooo:rsid="213b565f" officeooo:paragraph-rsid="21e9668e"/>
    </style:style>
    <style:style style:name="P97" style:family="paragraph" style:parent-style-name="Text_20_body">
      <style:text-properties officeooo:rsid="21337cc1" officeooo:paragraph-rsid="21e9668e"/>
    </style:style>
    <style:style style:name="P98" style:family="paragraph" style:parent-style-name="Text_20_body">
      <style:text-properties style:text-line-through-style="none" style:text-line-through-type="none" officeooo:rsid="21279893" officeooo:paragraph-rsid="21279893"/>
    </style:style>
    <style:style style:name="P99" style:family="paragraph" style:parent-style-name="Text_20_body">
      <style:text-properties style:text-line-through-style="none" style:text-line-through-type="none" officeooo:rsid="212834b8" officeooo:paragraph-rsid="212834b8"/>
    </style:style>
    <style:style style:name="P100"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1" style:family="paragraph" style:parent-style-name="Text_20_body">
      <style:text-properties style:text-line-through-style="none" style:text-line-through-type="none" officeooo:rsid="246911ff" officeooo:paragraph-rsid="2473cef6"/>
    </style:style>
    <style:style style:name="P102" style:family="paragraph" style:parent-style-name="Text_20_body">
      <style:text-properties style:text-line-through-style="none" style:text-line-through-type="none" officeooo:rsid="24928a21" officeooo:paragraph-rsid="24928a21"/>
    </style:style>
    <style:style style:name="P103" style:family="paragraph" style:parent-style-name="Text_20_body">
      <style:text-properties style:text-line-through-style="none" style:text-line-through-type="none" officeooo:rsid="249687ad"/>
    </style:style>
    <style:style style:name="P104" style:family="paragraph" style:parent-style-name="Text_20_body">
      <style:text-properties style:text-line-through-style="none" style:text-line-through-type="none" officeooo:rsid="24969cfe" officeooo:paragraph-rsid="24969cfe"/>
    </style:style>
    <style:style style:name="P105" style:family="paragraph" style:parent-style-name="Text_20_body">
      <style:text-properties style:text-line-through-style="none" style:text-line-through-type="none" officeooo:rsid="2498f3a8" officeooo:paragraph-rsid="2498f3a8"/>
    </style:style>
    <style:style style:name="P106" style:family="paragraph" style:parent-style-name="Text_20_body">
      <style:text-properties officeooo:rsid="20ee825d" officeooo:paragraph-rsid="21e9668e"/>
    </style:style>
    <style:style style:name="P107" style:family="paragraph" style:parent-style-name="Text_20_body">
      <style:text-properties officeooo:rsid="21537a33" officeooo:paragraph-rsid="21537a33"/>
    </style:style>
    <style:style style:name="P108" style:family="paragraph" style:parent-style-name="Text_20_body">
      <style:text-properties officeooo:rsid="21537a33" officeooo:paragraph-rsid="215a0579"/>
    </style:style>
    <style:style style:name="P109" style:family="paragraph" style:parent-style-name="Text_20_body">
      <style:text-properties officeooo:rsid="21537a33" officeooo:paragraph-rsid="215a7955"/>
    </style:style>
    <style:style style:name="P110" style:family="paragraph" style:parent-style-name="Text_20_body">
      <style:text-properties officeooo:rsid="21537a33" officeooo:paragraph-rsid="22e7a051"/>
    </style:style>
    <style:style style:name="P111" style:family="paragraph" style:parent-style-name="Text_20_body">
      <style:text-properties officeooo:rsid="21537a33" officeooo:paragraph-rsid="23c30856"/>
    </style:style>
    <style:style style:name="P112" style:family="paragraph" style:parent-style-name="Text_20_body">
      <style:text-properties officeooo:rsid="215d4e07" officeooo:paragraph-rsid="215d4e07"/>
    </style:style>
    <style:style style:name="P113" style:family="paragraph" style:parent-style-name="Text_20_body">
      <style:text-properties officeooo:rsid="215e7a47" officeooo:paragraph-rsid="215e7a47"/>
    </style:style>
    <style:style style:name="P114" style:family="paragraph" style:parent-style-name="Text_20_body">
      <style:text-properties officeooo:rsid="2194fb18" officeooo:paragraph-rsid="21ca843b"/>
    </style:style>
    <style:style style:name="P115" style:family="paragraph" style:parent-style-name="Text_20_body">
      <style:text-properties officeooo:rsid="2194fb18" officeooo:paragraph-rsid="226d1d4a"/>
    </style:style>
    <style:style style:name="P116" style:family="paragraph" style:parent-style-name="Text_20_body">
      <style:text-properties officeooo:paragraph-rsid="2195aae2"/>
    </style:style>
    <style:style style:name="P117" style:family="paragraph" style:parent-style-name="Text_20_body">
      <style:text-properties officeooo:paragraph-rsid="21966d5f"/>
    </style:style>
    <style:style style:name="P118" style:family="paragraph" style:parent-style-name="Text_20_body">
      <style:text-properties officeooo:rsid="21a37882" officeooo:paragraph-rsid="21e9668e"/>
    </style:style>
    <style:style style:name="P119" style:family="paragraph" style:parent-style-name="Text_20_body">
      <style:text-properties officeooo:rsid="211603d5" officeooo:paragraph-rsid="21ab8207"/>
    </style:style>
    <style:style style:name="P120" style:family="paragraph" style:parent-style-name="Text_20_body">
      <style:text-properties officeooo:rsid="21adb664" officeooo:paragraph-rsid="21adb664"/>
    </style:style>
    <style:style style:name="P121" style:family="paragraph" style:parent-style-name="Text_20_body">
      <style:text-properties officeooo:rsid="21b23b24" officeooo:paragraph-rsid="21b78951"/>
    </style:style>
    <style:style style:name="P122" style:family="paragraph" style:parent-style-name="Text_20_body">
      <style:text-properties officeooo:rsid="21d1cb1f" officeooo:paragraph-rsid="21d1cb1f"/>
    </style:style>
    <style:style style:name="P123" style:family="paragraph" style:parent-style-name="Text_20_body">
      <style:text-properties officeooo:rsid="113240ec" officeooo:paragraph-rsid="21de3bfb"/>
    </style:style>
    <style:style style:name="P124" style:family="paragraph" style:parent-style-name="Text_20_body">
      <style:text-properties officeooo:rsid="21e0d06b" officeooo:paragraph-rsid="21e0d06b"/>
    </style:style>
    <style:style style:name="P125" style:family="paragraph" style:parent-style-name="Text_20_body">
      <style:paragraph-properties fo:text-align="end" style:justify-single-word="false"/>
      <style:text-properties officeooo:rsid="1efe6072" officeooo:paragraph-rsid="1efe6072"/>
    </style:style>
    <style:style style:name="P126" style:family="paragraph" style:parent-style-name="Text_20_body">
      <style:text-properties officeooo:paragraph-rsid="21e9668e"/>
    </style:style>
    <style:style style:name="P127" style:family="paragraph" style:parent-style-name="Text_20_body">
      <style:text-properties officeooo:rsid="21597f75" officeooo:paragraph-rsid="21e9668e"/>
    </style:style>
    <style:style style:name="P128" style:family="paragraph" style:parent-style-name="Text_20_body">
      <style:text-properties officeooo:rsid="21e9668e" officeooo:paragraph-rsid="21e9668e"/>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1a0527" officeooo:paragraph-rsid="221a0527"/>
    </style:style>
    <style:style style:name="P138" style:family="paragraph" style:parent-style-name="Text_20_body">
      <style:text-properties officeooo:rsid="2237b1e2" officeooo:paragraph-rsid="2237b1e2"/>
    </style:style>
    <style:style style:name="P139" style:family="paragraph" style:parent-style-name="Text_20_body">
      <style:text-properties officeooo:rsid="2239f255" officeooo:paragraph-rsid="2239f255"/>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6394fa" officeooo:paragraph-rsid="226394fa"/>
    </style:style>
    <style:style style:name="P142" style:family="paragraph" style:parent-style-name="Text_20_body">
      <style:text-properties officeooo:rsid="228327ad" officeooo:paragraph-rsid="2284bf97"/>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bc2715" officeooo:paragraph-rsid="2366bc69"/>
    </style:style>
    <style:style style:name="P156" style:family="paragraph" style:parent-style-name="Text_20_body">
      <style:text-properties officeooo:rsid="20ca50b1" officeooo:paragraph-rsid="23688ba4"/>
    </style:style>
    <style:style style:name="P157" style:family="paragraph" style:parent-style-name="Text_20_body">
      <style:text-properties officeooo:rsid="20b7a83f" officeooo:paragraph-rsid="23688ba4"/>
    </style:style>
    <style:style style:name="P158" style:family="paragraph" style:parent-style-name="Text_20_body">
      <style:text-properties officeooo:rsid="21c07a49" officeooo:paragraph-rsid="21c07a49"/>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paragraph-rsid="22ba960b"/>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rsid="245d908c" officeooo:paragraph-rsid="2486d86e"/>
    </style:style>
    <style:style style:name="P184" style:family="paragraph" style:parent-style-name="Text_20_body">
      <style:text-properties officeooo:rsid="246de800" officeooo:paragraph-rsid="246de800"/>
    </style:style>
    <style:style style:name="P185" style:family="paragraph" style:parent-style-name="Text_20_body">
      <style:text-properties officeooo:rsid="246de800" officeooo:paragraph-rsid="24c89ecb"/>
    </style:style>
    <style:style style:name="P186" style:family="paragraph" style:parent-style-name="Text_20_body">
      <style:text-properties officeooo:rsid="24928a21" officeooo:paragraph-rsid="24928a21"/>
    </style:style>
    <style:style style:name="P187" style:family="paragraph" style:parent-style-name="Text_20_body">
      <style:text-properties officeooo:paragraph-rsid="24928a21"/>
    </style:style>
    <style:style style:name="P188" style:family="paragraph" style:parent-style-name="Text_20_body">
      <style:text-properties officeooo:rsid="249339d5" officeooo:paragraph-rsid="249339d5"/>
    </style:style>
    <style:style style:name="P189" style:family="paragraph" style:parent-style-name="Text_20_body">
      <style:text-properties officeooo:rsid="24945273" officeooo:paragraph-rsid="24945273"/>
    </style:style>
    <style:style style:name="P190" style:family="paragraph" style:parent-style-name="Text_20_body">
      <style:text-properties officeooo:rsid="249a7289" officeooo:paragraph-rsid="249d1577"/>
    </style:style>
    <style:style style:name="P191" style:family="paragraph" style:parent-style-name="Text_20_body">
      <style:text-properties officeooo:rsid="249ff65b" officeooo:paragraph-rsid="249ff65b"/>
    </style:style>
    <style:style style:name="P192" style:family="paragraph" style:parent-style-name="Text_20_body">
      <style:text-properties officeooo:rsid="24a005f2" officeooo:paragraph-rsid="24a005f2"/>
    </style:style>
    <style:style style:name="P193" style:family="paragraph" style:parent-style-name="Text_20_body">
      <style:text-properties officeooo:rsid="249bb37b" officeooo:paragraph-rsid="249d1577"/>
    </style:style>
    <style:style style:name="P194" style:family="paragraph" style:parent-style-name="Text_20_body">
      <style:text-properties officeooo:rsid="24a8a687" officeooo:paragraph-rsid="24fb15e5"/>
    </style:style>
    <style:style style:name="P195" style:family="paragraph" style:parent-style-name="Text_20_body">
      <style:text-properties officeooo:rsid="24a8a687" officeooo:paragraph-rsid="24fcec3c"/>
    </style:style>
    <style:style style:name="P196" style:family="paragraph" style:parent-style-name="Text_20_body">
      <style:text-properties officeooo:rsid="24ad076f" officeooo:paragraph-rsid="24f9c116"/>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rsid="24d1f9ce" officeooo:paragraph-rsid="24fb15e5"/>
    </style:style>
    <style:style style:name="P199" style:family="paragraph" style:parent-style-name="Text_20_body">
      <style:text-properties officeooo:rsid="24969cfe" officeooo:paragraph-rsid="24969cfe"/>
    </style:style>
    <style:style style:name="P200" style:family="paragraph" style:parent-style-name="Text_20_body">
      <style:text-properties officeooo:paragraph-rsid="20af97d2"/>
    </style:style>
    <style:style style:name="P201" style:family="paragraph" style:parent-style-name="Text_20_body">
      <style:text-properties officeooo:rsid="20b59c5a" officeooo:paragraph-rsid="236a9e26"/>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25204fbc" officeooo:paragraph-rsid="25204fbc"/>
    </style:style>
    <style:style style:name="P205" style:family="paragraph" style:parent-style-name="Text_20_body">
      <style:text-properties officeooo:rsid="1e05f260" officeooo:paragraph-rsid="2557ae3b"/>
    </style:style>
    <style:style style:name="P206" style:family="paragraph" style:parent-style-name="Text_20_body">
      <style:text-properties officeooo:rsid="18e685e5" officeooo:paragraph-rsid="2560f252"/>
    </style:style>
    <style:style style:name="P207" style:family="paragraph" style:parent-style-name="Text_20_body">
      <style:text-properties officeooo:rsid="19263f66" officeooo:paragraph-rsid="25616a1b"/>
    </style:style>
    <style:style style:name="P208" style:family="paragraph" style:parent-style-name="Text_20_body">
      <style:text-properties officeooo:rsid="2554a1de" officeooo:paragraph-rsid="25b07de2"/>
    </style:style>
    <style:style style:name="P209" style:family="paragraph" style:parent-style-name="Text_20_body">
      <style:text-properties officeooo:rsid="1d536beb" officeooo:paragraph-rsid="259f0425"/>
    </style:style>
    <style:style style:name="P210" style:family="paragraph" style:parent-style-name="Text_20_body">
      <style:text-properties officeooo:paragraph-rsid="25a0872c"/>
    </style:style>
    <style:style style:name="P211" style:family="paragraph" style:parent-style-name="Text_20_body">
      <style:text-properties officeooo:rsid="25a5346e" officeooo:paragraph-rsid="25a5346e"/>
    </style:style>
    <style:style style:name="P212" style:family="paragraph" style:parent-style-name="Text_20_body">
      <style:text-properties officeooo:rsid="1d1682b7" officeooo:paragraph-rsid="25b31656"/>
    </style:style>
    <style:style style:name="P213" style:family="paragraph" style:parent-style-name="Text_20_body">
      <style:text-properties officeooo:paragraph-rsid="25b9334e"/>
    </style:style>
    <style:style style:name="P214" style:family="paragraph" style:parent-style-name="Text_20_body">
      <style:text-properties officeooo:paragraph-rsid="25bb2127"/>
    </style:style>
    <style:style style:name="P215" style:family="paragraph" style:parent-style-name="Text_20_body">
      <style:text-properties officeooo:rsid="023fd48c" officeooo:paragraph-rsid="2554a1de"/>
    </style:style>
    <style:style style:name="P216" style:family="paragraph" style:parent-style-name="Text_20_body">
      <style:text-properties officeooo:rsid="1cdbb04f" officeooo:paragraph-rsid="25b688d0"/>
    </style:style>
    <style:style style:name="P217" style:family="paragraph" style:parent-style-name="Text_20_body">
      <style:text-properties officeooo:rsid="217d02ee" officeooo:paragraph-rsid="26a758d5" fo:background-color="transparent"/>
    </style:style>
    <style:style style:name="P218" style:family="paragraph" style:parent-style-name="Text_20_body">
      <style:text-properties officeooo:rsid="217d02ee" officeooo:paragraph-rsid="274785d5" fo:background-color="transparent"/>
    </style:style>
    <style:style style:name="P219" style:family="paragraph" style:parent-style-name="Text_20_body">
      <style:text-properties officeooo:rsid="1f9c2383" officeooo:paragraph-rsid="266c7af0" fo:background-color="transparent"/>
    </style:style>
    <style:style style:name="P220" style:family="paragraph" style:parent-style-name="Text_20_body">
      <style:text-properties officeooo:rsid="1f765eb8" officeooo:paragraph-rsid="26722ac6" fo:background-color="transparent"/>
    </style:style>
    <style:style style:name="P221" style:family="paragraph" style:parent-style-name="Text_20_body">
      <style:text-properties officeooo:rsid="25c44266" officeooo:paragraph-rsid="26d10de3" fo:background-color="transparent"/>
    </style:style>
    <style:style style:name="P222" style:family="paragraph" style:parent-style-name="Text_20_body">
      <style:text-properties officeooo:rsid="26d8fde5" officeooo:paragraph-rsid="26d8fde5" fo:background-color="transparent"/>
    </style:style>
    <style:style style:name="P223" style:family="paragraph" style:parent-style-name="Text_20_body">
      <style:text-properties officeooo:rsid="2128d94f" officeooo:paragraph-rsid="27283b99" fo:background-color="transparent"/>
    </style:style>
    <style:style style:name="P224" style:family="paragraph" style:parent-style-name="Text_20_body">
      <style:text-properties officeooo:rsid="273ba786" officeooo:paragraph-rsid="273ba786"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17800a7" officeooo:paragraph-rsid="259f0425"/>
    </style:style>
    <style:style style:name="P228" style:family="paragraph" style:parent-style-name="Text_20_body">
      <style:text-properties officeooo:rsid="25f91fac" officeooo:paragraph-rsid="25f91fac"/>
    </style:style>
    <style:style style:name="P229" style:family="paragraph" style:parent-style-name="Text_20_body">
      <style:text-properties officeooo:rsid="25f948cb" officeooo:paragraph-rsid="25f948cb"/>
    </style:style>
    <style:style style:name="P230" style:family="paragraph" style:parent-style-name="Text_20_body">
      <style:text-properties officeooo:rsid="25b9334e" officeooo:paragraph-rsid="25bb2127"/>
    </style:style>
    <style:style style:name="P231" style:family="paragraph" style:parent-style-name="Text_20_body">
      <style:text-properties officeooo:rsid="25c73a8f" officeooo:paragraph-rsid="2615345a"/>
    </style:style>
    <style:style style:name="P232" style:family="paragraph" style:parent-style-name="Text_20_body">
      <style:text-properties officeooo:rsid="1f41bc33" officeooo:paragraph-rsid="2656844a"/>
    </style:style>
    <style:style style:name="P23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4" style:family="paragraph" style:parent-style-name="Text_20_body">
      <style:text-properties officeooo:rsid="1d1d9988" officeooo:paragraph-rsid="26639cdc"/>
    </style:style>
    <style:style style:name="P235" style:family="paragraph" style:parent-style-name="Text_20_body">
      <style:text-properties officeooo:rsid="1f724502" officeooo:paragraph-rsid="2673633b"/>
    </style:style>
    <style:style style:name="P236" style:family="paragraph" style:parent-style-name="Text_20_body">
      <style:text-properties officeooo:paragraph-rsid="247828e2"/>
    </style:style>
    <style:style style:name="P237" style:family="paragraph" style:parent-style-name="Text_20_body">
      <style:text-properties officeooo:rsid="247aa9fe" officeooo:paragraph-rsid="269668ef"/>
    </style:style>
    <style:style style:name="P238" style:family="paragraph" style:parent-style-name="Text_20_body">
      <style:text-properties officeooo:rsid="26992d29" officeooo:paragraph-rsid="26992d29"/>
    </style:style>
    <style:style style:name="P239" style:family="paragraph" style:parent-style-name="Text_20_body">
      <style:text-properties officeooo:rsid="269b258f" officeooo:paragraph-rsid="269b258f"/>
    </style:style>
    <style:style style:name="P240" style:family="paragraph" style:parent-style-name="Text_20_body">
      <style:text-properties officeooo:rsid="26a3593b" officeooo:paragraph-rsid="26a3593b"/>
    </style:style>
    <style:style style:name="P241" style:family="paragraph" style:parent-style-name="Text_20_body">
      <style:text-properties officeooo:rsid="24ffc69a" officeooo:paragraph-rsid="24ffc69a"/>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26c705ee" officeooo:paragraph-rsid="26c705ee"/>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536ffa" officeooo:paragraph-rsid="27536ffa"/>
    </style:style>
    <style:style style:name="P250" style:family="paragraph" style:parent-style-name="Text_20_body">
      <style:text-properties officeooo:rsid="2754d255" officeooo:paragraph-rsid="2754d255"/>
    </style:style>
    <style:style style:name="P251" style:family="paragraph" style:parent-style-name="Text_20_body">
      <style:text-properties officeooo:rsid="2762e78e" officeooo:paragraph-rsid="2762e78e"/>
    </style:style>
    <style:style style:name="P252" style:family="paragraph" style:parent-style-name="Text_20_body">
      <style:text-properties officeooo:rsid="276b8729" officeooo:paragraph-rsid="276b8729"/>
    </style:style>
    <style:style style:name="P253" style:family="paragraph" style:parent-style-name="Text_20_body">
      <style:text-properties officeooo:rsid="26c93516" officeooo:paragraph-rsid="27742e6c"/>
    </style:style>
    <style:style style:name="P254" style:family="paragraph" style:parent-style-name="Text_20_body">
      <style:text-properties officeooo:rsid="277dff14" officeooo:paragraph-rsid="277dff14"/>
    </style:style>
    <style:style style:name="P255" style:family="paragraph" style:parent-style-name="Text_20_body">
      <style:text-properties officeooo:rsid="25bfd212" officeooo:paragraph-rsid="26586c92"/>
    </style:style>
    <style:style style:name="P256" style:family="paragraph" style:parent-style-name="Text_20_body">
      <style:text-properties officeooo:rsid="2409a335" officeooo:paragraph-rsid="27911d11"/>
    </style:style>
    <style:style style:name="P257" style:family="paragraph" style:parent-style-name="Text_20_body">
      <style:text-properties officeooo:rsid="2415a15d" officeooo:paragraph-rsid="2790ad45"/>
    </style:style>
    <style:style style:name="P258" style:family="paragraph" style:parent-style-name="Text_20_body">
      <style:text-properties officeooo:rsid="241e318e" officeooo:paragraph-rsid="2790ad45"/>
    </style:style>
    <style:style style:name="P259" style:family="paragraph" style:parent-style-name="Text_20_body">
      <style:text-properties officeooo:rsid="244802c2" officeooo:paragraph-rsid="27911d11"/>
    </style:style>
    <style:style style:name="P260" style:family="paragraph" style:parent-style-name="Text_20_body">
      <style:text-properties officeooo:rsid="240b9cc4" officeooo:paragraph-rsid="240b9cc4"/>
    </style:style>
    <style:style style:name="P261" style:family="paragraph" style:parent-style-name="Text_20_body">
      <style:text-properties officeooo:rsid="24b51085" officeooo:paragraph-rsid="24f9c116"/>
    </style:style>
    <style:style style:name="P262" style:family="paragraph" style:parent-style-name="Standard">
      <style:paragraph-properties fo:text-align="center" style:justify-single-word="false"/>
      <style:text-properties officeooo:rsid="057aae1d" officeooo:paragraph-rsid="057aae1d"/>
    </style:style>
    <style:style style:name="P26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6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6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6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6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69" style:family="paragraph" style:parent-style-name="Example_20_Header">
      <style:text-properties officeooo:paragraph-rsid="0ce95318"/>
    </style:style>
    <style:style style:name="P270" style:family="paragraph" style:parent-style-name="Example_20_Header">
      <style:text-properties officeooo:paragraph-rsid="2049b142"/>
    </style:style>
    <style:style style:name="P271" style:family="paragraph" style:parent-style-name="Example_20_Header">
      <style:text-properties officeooo:rsid="21d5baa3" officeooo:paragraph-rsid="21d5baa3"/>
    </style:style>
    <style:style style:name="P272" style:family="paragraph" style:parent-style-name="Example_20_Header">
      <style:text-properties officeooo:paragraph-rsid="256b3a1f"/>
    </style:style>
    <style:style style:name="P273" style:family="paragraph" style:parent-style-name="Example_20_Header">
      <style:text-properties officeooo:paragraph-rsid="2583568e"/>
    </style:style>
    <style:style style:name="P274" style:family="paragraph" style:parent-style-name="Example_20_Header">
      <style:text-properties officeooo:paragraph-rsid="259f0425"/>
    </style:style>
    <style:style style:name="P275" style:family="paragraph" style:parent-style-name="Example_20_Header">
      <style:text-properties officeooo:paragraph-rsid="25a0872c"/>
    </style:style>
    <style:style style:name="P276" style:family="paragraph" style:parent-style-name="Example_20_Header">
      <style:text-properties officeooo:paragraph-rsid="2601f6bf"/>
    </style:style>
    <style:style style:name="P277" style:family="paragraph" style:parent-style-name="Example_20_Header">
      <style:text-properties officeooo:paragraph-rsid="26270f32"/>
    </style:style>
    <style:style style:name="P278" style:family="paragraph" style:parent-style-name="Example_20_Header">
      <style:text-properties officeooo:paragraph-rsid="266ff55f"/>
    </style:style>
    <style:style style:name="P279" style:family="paragraph" style:parent-style-name="Example_20_Header">
      <style:text-properties officeooo:paragraph-rsid="269668ef"/>
    </style:style>
    <style:style style:name="P280" style:family="paragraph" style:parent-style-name="Example_20_Header">
      <style:text-properties officeooo:paragraph-rsid="27283b99"/>
    </style:style>
    <style:style style:name="P281" style:family="paragraph" style:parent-style-name="Example_20_Header">
      <style:text-properties officeooo:paragraph-rsid="273b9d1e"/>
    </style:style>
    <style:style style:name="P282" style:family="paragraph" style:parent-style-name="Example_20_Header">
      <style:text-properties officeooo:paragraph-rsid="273ba786"/>
    </style:style>
    <style:style style:name="P283" style:family="paragraph" style:parent-style-name="Example_20_Header">
      <style:text-properties officeooo:paragraph-rsid="274cfdd4"/>
    </style:style>
    <style:style style:name="P284" style:family="paragraph" style:parent-style-name="Example_20_Header">
      <style:text-properties officeooo:paragraph-rsid="275f9bed"/>
    </style:style>
    <style:style style:name="P285" style:family="paragraph" style:parent-style-name="Example_20_Header">
      <style:text-properties officeooo:paragraph-rsid="27742e6c"/>
    </style:style>
    <style:style style:name="P286" style:family="paragraph" style:parent-style-name="Example_20_Header">
      <style:text-properties officeooo:paragraph-rsid="27911d11"/>
    </style:style>
    <style:style style:name="P287" style:family="paragraph" style:parent-style-name="Example">
      <style:text-properties officeooo:rsid="21d5baa3" officeooo:paragraph-rsid="21d5baa3"/>
    </style:style>
    <style:style style:name="P288" style:family="paragraph" style:parent-style-name="Example">
      <style:text-properties officeooo:paragraph-rsid="24c92b39"/>
    </style:style>
    <style:style style:name="P289" style:family="paragraph" style:parent-style-name="Example">
      <style:text-properties officeooo:paragraph-rsid="2576dfad"/>
    </style:style>
    <style:style style:name="P290" style:family="paragraph" style:parent-style-name="Example">
      <style:text-properties officeooo:paragraph-rsid="2583568e"/>
    </style:style>
    <style:style style:name="P291" style:family="paragraph" style:parent-style-name="Example">
      <style:text-properties fo:language="cs" fo:country="CZ" officeooo:rsid="25612f74" officeooo:paragraph-rsid="25a0872c" style:language-asian="zxx" style:country-asian="none" style:language-complex="ar" style:country-complex="SA"/>
    </style:style>
    <style:style style:name="P292" style:family="paragraph" style:parent-style-name="Example">
      <style:text-properties officeooo:rsid="122861d3" officeooo:paragraph-rsid="259f0425"/>
    </style:style>
    <style:style style:name="P293" style:family="paragraph" style:parent-style-name="Example">
      <style:text-properties officeooo:rsid="122861d3" officeooo:paragraph-rsid="25a63f6d"/>
    </style:style>
    <style:style style:name="P294" style:family="paragraph" style:parent-style-name="Example">
      <style:text-properties officeooo:paragraph-rsid="259f0425"/>
    </style:style>
    <style:style style:name="P295" style:family="paragraph" style:parent-style-name="Example">
      <style:text-properties officeooo:paragraph-rsid="2597a654"/>
    </style:style>
    <style:style style:name="P296" style:family="paragraph" style:parent-style-name="Example">
      <style:text-properties officeooo:paragraph-rsid="25a63f6d"/>
    </style:style>
    <style:style style:name="P297" style:family="paragraph" style:parent-style-name="Example">
      <style:text-properties officeooo:paragraph-rsid="256b3a1f"/>
    </style:style>
    <style:style style:name="P298" style:family="paragraph" style:parent-style-name="Example">
      <style:text-properties officeooo:paragraph-rsid="258abddb"/>
    </style:style>
    <style:style style:name="P299" style:family="paragraph" style:parent-style-name="Example">
      <style:text-properties officeooo:rsid="217800a7" officeooo:paragraph-rsid="25f2d04a"/>
    </style:style>
    <style:style style:name="P300" style:family="paragraph" style:parent-style-name="Example">
      <style:text-properties officeooo:rsid="2601f6bf" officeooo:paragraph-rsid="26270f32"/>
    </style:style>
    <style:style style:name="P301" style:family="paragraph" style:parent-style-name="Example">
      <style:text-properties officeooo:paragraph-rsid="26080d49"/>
    </style:style>
    <style:style style:name="P302" style:family="paragraph" style:parent-style-name="Example">
      <style:text-properties officeooo:rsid="261b77fd" officeooo:paragraph-rsid="261b77fd"/>
    </style:style>
    <style:style style:name="P303" style:family="paragraph" style:parent-style-name="Example">
      <style:text-properties officeooo:rsid="25c61070" officeooo:paragraph-rsid="266ff55f" fo:background-color="transparent"/>
    </style:style>
    <style:style style:name="P304" style:family="paragraph" style:parent-style-name="Example">
      <style:text-properties officeooo:rsid="2632c719" officeooo:paragraph-rsid="27283b99" fo:background-color="transparent"/>
    </style:style>
    <style:style style:name="P305" style:family="paragraph" style:parent-style-name="Example">
      <style:text-properties officeooo:rsid="273ba786" officeooo:paragraph-rsid="273ba786" fo:background-color="transparent"/>
    </style:style>
    <style:style style:name="P306" style:family="paragraph" style:parent-style-name="Example">
      <style:text-properties officeooo:rsid="266fc3c7" officeooo:paragraph-rsid="27283b99" fo:background-color="transparent"/>
    </style:style>
    <style:style style:name="P307" style:family="paragraph" style:parent-style-name="Example">
      <style:text-properties officeooo:paragraph-rsid="2684f7d7"/>
    </style:style>
    <style:style style:name="P308" style:family="paragraph" style:parent-style-name="Example">
      <style:text-properties officeooo:paragraph-rsid="269668ef"/>
    </style:style>
    <style:style style:name="P309" style:family="paragraph" style:parent-style-name="Example">
      <style:text-properties officeooo:rsid="26d10de3" officeooo:paragraph-rsid="26d10de3"/>
    </style:style>
    <style:style style:name="P310" style:family="paragraph" style:parent-style-name="Example">
      <style:text-properties officeooo:paragraph-rsid="27283b99"/>
    </style:style>
    <style:style style:name="P311" style:family="paragraph" style:parent-style-name="Example">
      <style:text-properties officeooo:paragraph-rsid="2734f380"/>
    </style:style>
    <style:style style:name="P312" style:family="paragraph" style:parent-style-name="Example">
      <style:text-properties officeooo:paragraph-rsid="273b9d1e"/>
    </style:style>
    <style:style style:name="P313" style:family="paragraph" style:parent-style-name="Example">
      <style:text-properties officeooo:rsid="274cfdd4" officeooo:paragraph-rsid="274e343c"/>
    </style:style>
    <style:style style:name="P314" style:family="paragraph" style:parent-style-name="Example">
      <style:text-properties officeooo:rsid="275f9bed" officeooo:paragraph-rsid="275f9bed"/>
    </style:style>
    <style:style style:name="P315" style:family="paragraph" style:parent-style-name="Example">
      <style:text-properties officeooo:paragraph-rsid="27742e6c"/>
    </style:style>
    <style:style style:name="P316" style:family="paragraph" style:parent-style-name="Example">
      <style:text-properties officeooo:paragraph-rsid="27911d11"/>
    </style:style>
    <style:style style:name="P317" style:family="paragraph" style:parent-style-name="Contents_20_1">
      <style:paragraph-properties>
        <style:tab-stops>
          <style:tab-stop style:position="14.801cm" style:type="right" style:leader-style="dotted" style:leader-text="."/>
        </style:tab-stops>
      </style:paragraph-properties>
    </style:style>
    <style:style style:name="P318" style:family="paragraph" style:parent-style-name="Contents_20_2">
      <style:paragraph-properties>
        <style:tab-stops>
          <style:tab-stop style:position="14.801cm" style:type="right" style:leader-style="dotted" style:leader-text="."/>
        </style:tab-stops>
      </style:paragraph-properties>
    </style:style>
    <style:style style:name="P319" style:family="paragraph" style:parent-style-name="Text_20_body">
      <style:paragraph-properties fo:margin-left="0cm" fo:margin-right="0cm" fo:text-indent="0cm" style:auto-text-indent="false"/>
      <style:text-properties officeooo:rsid="261e8383" officeooo:paragraph-rsid="26270f32"/>
    </style:style>
    <style:style style:name="P320" style:family="paragraph" style:parent-style-name="Text_20_body">
      <style:paragraph-properties fo:margin-left="0cm" fo:margin-right="0cm" fo:text-indent="0cm" style:auto-text-indent="false"/>
      <style:text-properties officeooo:rsid="2632c719" officeooo:paragraph-rsid="263a2851"/>
    </style:style>
    <style:style style:name="P321" style:family="paragraph" style:parent-style-name="Text_20_body">
      <style:paragraph-properties fo:margin-left="0cm" fo:margin-right="0cm" fo:text-indent="0cm" style:auto-text-indent="false"/>
      <style:text-properties officeooo:rsid="263958db" officeooo:paragraph-rsid="263958db"/>
    </style:style>
    <style:style style:name="P322" style:family="paragraph" style:parent-style-name="Text_20_body">
      <style:paragraph-properties fo:margin-left="0cm" fo:margin-right="0cm" fo:text-indent="0cm" style:auto-text-indent="false"/>
      <style:text-properties officeooo:rsid="263cd0cf" officeooo:paragraph-rsid="263cd0cf"/>
    </style:style>
    <style:style style:name="P323" style:family="paragraph" style:parent-style-name="Text_20_Body_20_Full_20_Page">
      <style:text-properties officeooo:rsid="1f43b011" officeooo:paragraph-rsid="2656844a"/>
    </style:style>
    <style:style style:name="P324" style:family="paragraph" style:parent-style-name="Example_20_Header" style:list-style-name="L27"/>
    <style:style style:name="P325" style:family="paragraph" style:parent-style-name="Example_20_Header" style:list-style-name="L27">
      <style:text-properties style:text-line-through-style="none" style:text-line-through-type="none" officeooo:rsid="246a6250" officeooo:paragraph-rsid="24ca2bd1"/>
    </style:style>
    <style:style style:name="P326" style:family="paragraph" style:parent-style-name="Example_20_Header">
      <style:text-properties officeooo:paragraph-rsid="2712130b"/>
    </style:style>
    <style:style style:name="P327" style:family="paragraph" style:parent-style-name="Example_20_Header">
      <style:text-properties officeooo:rsid="2801dd04" officeooo:paragraph-rsid="2801dd04" fo:background-color="transparent"/>
    </style:style>
    <style:style style:name="P328" style:family="paragraph" style:parent-style-name="Example_20_Header">
      <style:text-properties officeooo:paragraph-rsid="2796ff13"/>
    </style:style>
    <style:style style:name="P329" style:family="paragraph" style:parent-style-name="Example_20_Header">
      <style:text-properties officeooo:rsid="279e46b6" officeooo:paragraph-rsid="279e46b6"/>
    </style:style>
    <style:style style:name="P330" style:family="paragraph" style:parent-style-name="Example_20_Header">
      <style:text-properties officeooo:rsid="279e46b6" officeooo:paragraph-rsid="27ace2b1"/>
    </style:style>
    <style:style style:name="P331" style:family="paragraph" style:parent-style-name="Example_20_Header">
      <style:text-properties officeooo:rsid="279e46b6" officeooo:paragraph-rsid="27ff85eb"/>
    </style:style>
    <style:style style:name="P332" style:family="paragraph" style:parent-style-name="Example_20_Header">
      <style:text-properties officeooo:rsid="27e08a27" officeooo:paragraph-rsid="27e08a27"/>
    </style:style>
    <style:style style:name="P333" style:family="paragraph" style:parent-style-name="Example_20_Header">
      <style:text-properties officeooo:rsid="27e08a27" officeooo:paragraph-rsid="27e201ac"/>
    </style:style>
    <style:style style:name="P334" style:family="paragraph" style:parent-style-name="Example_20_Header">
      <style:text-properties officeooo:rsid="27e08a27" officeooo:paragraph-rsid="27e80366"/>
    </style:style>
    <style:style style:name="P335" style:family="paragraph" style:parent-style-name="Example_20_Header">
      <style:text-properties officeooo:rsid="27e08a27" officeooo:paragraph-rsid="27eb7acb"/>
    </style:style>
    <style:style style:name="P336" style:family="paragraph" style:parent-style-name="Example_20_Header">
      <style:text-properties officeooo:rsid="27e08a27" officeooo:paragraph-rsid="27ef31c1"/>
    </style:style>
    <style:style style:name="P337" style:family="paragraph" style:parent-style-name="Example_20_Header">
      <style:text-properties officeooo:rsid="27e08a27" officeooo:paragraph-rsid="27f58c0f"/>
    </style:style>
    <style:style style:name="P338" style:family="paragraph" style:parent-style-name="Example_20_Header">
      <style:text-properties officeooo:paragraph-rsid="27f261ba"/>
    </style:style>
    <style:style style:name="P339" style:family="paragraph" style:parent-style-name="Example_20_Header">
      <style:text-properties officeooo:paragraph-rsid="27f3e5ba"/>
    </style:style>
    <style:style style:name="P340" style:family="paragraph" style:parent-style-name="Example_20_Header">
      <style:text-properties officeooo:paragraph-rsid="2805168e"/>
    </style:style>
    <style:style style:name="P341" style:family="paragraph" style:parent-style-name="Example_20_Header">
      <style:text-properties officeooo:paragraph-rsid="28064983"/>
    </style:style>
    <style:style style:name="P342" style:family="paragraph" style:parent-style-name="Example_20_Header">
      <style:text-properties officeooo:paragraph-rsid="280aa77e"/>
    </style:style>
    <style:style style:name="P343" style:family="paragraph" style:parent-style-name="Example_20_Header">
      <style:text-properties officeooo:paragraph-rsid="280d8053"/>
    </style:style>
    <style:style style:name="P344" style:family="paragraph" style:parent-style-name="Example" style:list-style-name="L27"/>
    <style:style style:name="P345" style:family="paragraph" style:parent-style-name="Example" style:list-style-name="L42">
      <style:text-properties officeooo:paragraph-rsid="2673633b"/>
    </style:style>
    <style:style style:name="P346" style:family="paragraph" style:parent-style-name="Example" style:list-style-name="L42">
      <style:text-properties officeooo:rsid="26785863" officeooo:paragraph-rsid="26785863"/>
    </style:style>
    <style:style style:name="P347" style:family="paragraph" style:parent-style-name="Example" style:list-style-name="L42">
      <style:text-properties officeooo:rsid="26ca73a0" officeooo:paragraph-rsid="26ca73a0"/>
    </style:style>
    <style:style style:name="P348" style:family="paragraph" style:parent-style-name="Example" style:list-style-name="L42">
      <style:text-properties officeooo:rsid="26ca73a0" officeooo:paragraph-rsid="26ca9064"/>
    </style:style>
    <style:style style:name="P349" style:family="paragraph" style:parent-style-name="Example" style:list-style-name="L42">
      <style:text-properties officeooo:rsid="2713eaed" officeooo:paragraph-rsid="2713eaed"/>
    </style:style>
    <style:style style:name="P350" style:family="paragraph" style:parent-style-name="Example">
      <style:text-properties fo:font-style="italic" officeooo:paragraph-rsid="27f3e5ba" fo:background-color="transparent" style:font-style-asian="italic" style:font-style-complex="italic"/>
    </style:style>
    <style:style style:name="P351" style:family="paragraph" style:parent-style-name="Example" style:list-style-name="L57">
      <style:text-properties officeooo:paragraph-rsid="21de3bfb"/>
    </style:style>
    <style:style style:name="P352" style:family="paragraph" style:parent-style-name="Example" style:list-style-name="L57">
      <style:text-properties officeooo:rsid="21ddad74" officeooo:paragraph-rsid="21de3bfb"/>
    </style:style>
    <style:style style:name="P353" style:family="paragraph" style:parent-style-name="Example">
      <style:text-properties officeooo:rsid="268bd7cb" officeooo:paragraph-rsid="2795358b" fo:background-color="transparent"/>
    </style:style>
    <style:style style:name="P354" style:family="paragraph" style:parent-style-name="Example">
      <style:text-properties officeooo:rsid="2795358b" officeooo:paragraph-rsid="2795358b" fo:background-color="transparent"/>
    </style:style>
    <style:style style:name="P355" style:family="paragraph" style:parent-style-name="Example">
      <style:text-properties officeooo:rsid="2795358b" officeooo:paragraph-rsid="2799384d" fo:background-color="transparent"/>
    </style:style>
    <style:style style:name="P356" style:family="paragraph" style:parent-style-name="Example">
      <style:text-properties officeooo:rsid="2795358b" officeooo:paragraph-rsid="27f261ba" fo:background-color="transparent"/>
    </style:style>
    <style:style style:name="P357" style:family="paragraph" style:parent-style-name="Example">
      <style:text-properties officeooo:rsid="279a808c" officeooo:paragraph-rsid="279a808c" fo:background-color="transparent"/>
    </style:style>
    <style:style style:name="P358" style:family="paragraph" style:parent-style-name="Example">
      <style:text-properties officeooo:rsid="279e46b6" officeooo:paragraph-rsid="279e46b6" fo:background-color="transparent"/>
    </style:style>
    <style:style style:name="P359" style:family="paragraph" style:parent-style-name="Example">
      <style:text-properties officeooo:rsid="280d8053" officeooo:paragraph-rsid="280d8053" fo:background-color="transparent"/>
    </style:style>
    <style:style style:name="P360" style:family="paragraph" style:parent-style-name="Example">
      <style:text-properties officeooo:rsid="279e46b6" officeooo:paragraph-rsid="279e46b6"/>
    </style:style>
    <style:style style:name="P361" style:family="paragraph" style:parent-style-name="Example">
      <style:text-properties officeooo:rsid="27ace2b1" officeooo:paragraph-rsid="27ace2b1"/>
    </style:style>
    <style:style style:name="P362" style:family="paragraph" style:parent-style-name="Example">
      <style:text-properties officeooo:paragraph-rsid="27c703fc"/>
    </style:style>
    <style:style style:name="P363" style:family="paragraph" style:parent-style-name="Example">
      <style:text-properties officeooo:paragraph-rsid="27c86e38"/>
    </style:style>
    <style:style style:name="P364" style:family="paragraph" style:parent-style-name="Example">
      <style:text-properties officeooo:rsid="27e08a27" officeooo:paragraph-rsid="27e08a27"/>
    </style:style>
    <style:style style:name="P365" style:family="paragraph" style:parent-style-name="Example">
      <style:text-properties officeooo:rsid="27e201ac" officeooo:paragraph-rsid="27e201ac"/>
    </style:style>
    <style:style style:name="P366" style:family="paragraph" style:parent-style-name="Example">
      <style:text-properties officeooo:rsid="27e201ac" officeooo:paragraph-rsid="27ef31c1"/>
    </style:style>
    <style:style style:name="P367" style:family="paragraph" style:parent-style-name="Example">
      <style:text-properties officeooo:rsid="27e80366" officeooo:paragraph-rsid="27eb7acb"/>
    </style:style>
    <style:style style:name="P368" style:family="paragraph" style:parent-style-name="Example">
      <style:text-properties officeooo:paragraph-rsid="27e80366"/>
    </style:style>
    <style:style style:name="P369" style:family="paragraph" style:parent-style-name="Example">
      <style:text-properties officeooo:paragraph-rsid="27f3e5ba"/>
    </style:style>
    <style:style style:name="P370" style:family="paragraph" style:parent-style-name="Example">
      <style:text-properties officeooo:rsid="27f58c0f" officeooo:paragraph-rsid="27f58c0f"/>
    </style:style>
    <style:style style:name="P371" style:family="paragraph" style:parent-style-name="Example">
      <style:text-properties officeooo:rsid="27ff85eb" officeooo:paragraph-rsid="27ff85eb"/>
    </style:style>
    <style:style style:name="P372" style:family="paragraph" style:parent-style-name="Example">
      <style:text-properties officeooo:rsid="26c93516" officeooo:paragraph-rsid="2805168e"/>
    </style:style>
    <style:style style:name="P373" style:family="paragraph" style:parent-style-name="Example">
      <style:text-properties officeooo:rsid="2805168e" officeooo:paragraph-rsid="2805168e"/>
    </style:style>
    <style:style style:name="P374" style:family="paragraph" style:parent-style-name="Example">
      <style:text-properties officeooo:rsid="2808ebbf" officeooo:paragraph-rsid="2808ebbf"/>
    </style:style>
    <style:style style:name="P375" style:family="paragraph" style:parent-style-name="Example">
      <style:text-properties officeooo:rsid="280aa77e" officeooo:paragraph-rsid="280aa77e"/>
    </style:style>
    <style:style style:name="P376" style:family="paragraph" style:parent-style-name="Heading_20_3">
      <style:text-properties officeooo:paragraph-rsid="24fcec3c"/>
    </style:style>
    <style:style style:name="P377" style:family="paragraph" style:parent-style-name="Heading_20_3">
      <style:text-properties officeooo:paragraph-rsid="24fb15e5"/>
    </style:style>
    <style:style style:name="P378" style:family="paragraph" style:parent-style-name="Heading_20_3">
      <style:text-properties officeooo:paragraph-rsid="202197c0"/>
    </style:style>
    <style:style style:name="P379" style:family="paragraph" style:parent-style-name="Heading_20_3">
      <style:text-properties officeooo:paragraph-rsid="202b038b"/>
    </style:style>
    <style:style style:name="P380" style:family="paragraph" style:parent-style-name="Heading_20_3">
      <style:text-properties fo:language="cs" fo:country="CZ" officeooo:paragraph-rsid="202197c0" style:language-asian="cs" style:country-asian="CZ"/>
    </style:style>
    <style:style style:name="P381" style:family="paragraph" style:parent-style-name="Heading_20_3">
      <style:text-properties fo:language="cs" fo:country="CZ" officeooo:rsid="2745b86e" officeooo:paragraph-rsid="274785d5"/>
    </style:style>
    <style:style style:name="P382" style:family="paragraph" style:parent-style-name="Heading_20_3">
      <style:text-properties officeooo:paragraph-rsid="21e9668e"/>
    </style:style>
    <style:style style:name="P383" style:family="paragraph" style:parent-style-name="Heading_20_3">
      <style:text-properties officeooo:paragraph-rsid="24f9c116"/>
    </style:style>
    <style:style style:name="P384" style:family="paragraph" style:parent-style-name="Heading_20_3">
      <style:text-properties officeooo:paragraph-rsid="26270f32"/>
    </style:style>
    <style:style style:name="P385" style:family="paragraph" style:parent-style-name="Heading_20_3">
      <style:text-properties fo:background-color="transparent"/>
    </style:style>
    <style:style style:name="P386" style:family="paragraph" style:parent-style-name="Heading_20_3">
      <style:text-properties officeooo:paragraph-rsid="25d65836"/>
    </style:style>
    <style:style style:name="P387" style:family="paragraph" style:parent-style-name="Heading_20_3">
      <style:text-properties officeooo:rsid="273dc687" officeooo:paragraph-rsid="273dc687"/>
    </style:style>
    <style:style style:name="P388" style:family="paragraph" style:parent-style-name="Heading_20_3">
      <style:text-properties officeooo:rsid="275149cc" officeooo:paragraph-rsid="275149cc"/>
    </style:style>
    <style:style style:name="P389" style:family="paragraph" style:parent-style-name="Heading_20_3">
      <style:text-properties officeooo:rsid="2783d3ac" officeooo:paragraph-rsid="2783d3ac"/>
    </style:style>
    <style:style style:name="P390" style:family="paragraph" style:parent-style-name="Heading_20_3">
      <style:text-properties officeooo:paragraph-rsid="2790ad45"/>
    </style:style>
    <style:style style:name="P391" style:family="paragraph" style:parent-style-name="Heading_20_3">
      <style:text-properties officeooo:paragraph-rsid="27bfdf9b"/>
    </style:style>
    <style:style style:name="P392" style:family="paragraph" style:parent-style-name="Heading_20_3">
      <style:text-properties officeooo:rsid="27ab2981" officeooo:paragraph-rsid="27ff7c41"/>
    </style:style>
    <style:style style:name="P393" style:family="paragraph" style:parent-style-name="Heading_20_4">
      <style:text-properties officeooo:rsid="237eccd0" officeooo:paragraph-rsid="237eccd0"/>
    </style:style>
    <style:style style:name="P394" style:family="paragraph" style:parent-style-name="Heading_20_4">
      <style:text-properties style:text-line-through-style="none" style:text-line-through-type="none" officeooo:rsid="21f79b9f" officeooo:paragraph-rsid="21f79b9f"/>
    </style:style>
    <style:style style:name="P39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396" style:family="paragraph" style:parent-style-name="Heading_20_4">
      <style:text-properties officeooo:paragraph-rsid="27283b99"/>
    </style:style>
    <style:style style:name="P397" style:family="paragraph" style:parent-style-name="Heading_20_4">
      <style:text-properties officeooo:rsid="27925bf3" officeooo:paragraph-rsid="27bfdf9b"/>
    </style:style>
    <style:style style:name="P398" style:family="paragraph" style:parent-style-name="Heading_20_4">
      <style:text-properties officeooo:rsid="25a98614" officeooo:paragraph-rsid="27de6c88"/>
    </style:style>
    <style:style style:name="P399" style:family="paragraph" style:parent-style-name="Heading_20_4">
      <style:text-properties officeooo:rsid="25a98614" officeooo:paragraph-rsid="27ee83d7"/>
    </style:style>
    <style:style style:name="P400" style:family="paragraph" style:parent-style-name="Heading_20_4">
      <style:text-properties officeooo:paragraph-rsid="27dab443"/>
    </style:style>
    <style:style style:name="P401" style:family="paragraph" style:parent-style-name="Heading_20_4">
      <style:text-properties officeooo:paragraph-rsid="27f3e5ba"/>
    </style:style>
    <style:style style:name="P402" style:family="paragraph" style:parent-style-name="Heading_20_4">
      <style:text-properties officeooo:rsid="27f58cff" officeooo:paragraph-rsid="27f58cff"/>
    </style:style>
    <style:style style:name="P403" style:family="paragraph" style:parent-style-name="Heading_20_2">
      <style:text-properties officeooo:paragraph-rsid="21e9668e"/>
    </style:style>
    <style:style style:name="P404" style:family="paragraph" style:parent-style-name="Heading_20_2">
      <style:text-properties officeooo:rsid="21597f75" officeooo:paragraph-rsid="21e9668e"/>
    </style:style>
    <style:style style:name="P405" style:family="paragraph" style:parent-style-name="Heading_20_2">
      <style:text-properties officeooo:rsid="245d908c" officeooo:paragraph-rsid="245fc24a"/>
    </style:style>
    <style:style style:name="P406" style:family="paragraph" style:parent-style-name="Heading_20_2">
      <style:text-properties officeooo:rsid="24928a21" officeooo:paragraph-rsid="24928a21"/>
    </style:style>
    <style:style style:name="P407" style:family="paragraph" style:parent-style-name="Heading_20_2">
      <style:text-properties officeooo:rsid="253b3c77" officeooo:paragraph-rsid="253b3c77"/>
    </style:style>
    <style:style style:name="P408" style:family="paragraph" style:parent-style-name="Heading_20_2">
      <style:text-properties officeooo:paragraph-rsid="24f9c116"/>
    </style:style>
    <style:style style:name="P409" style:family="paragraph" style:parent-style-name="Heading_20_2">
      <style:text-properties officeooo:rsid="2790ad45" officeooo:paragraph-rsid="27911d11"/>
    </style:style>
    <style:style style:name="P410" style:family="paragraph" style:parent-style-name="Heading_20_2">
      <style:text-properties officeooo:rsid="2415a15d" officeooo:paragraph-rsid="27911d11"/>
    </style:style>
    <style:style style:name="P411" style:family="paragraph" style:parent-style-name="Heading_20_2">
      <style:text-properties officeooo:rsid="18e685e5" officeooo:paragraph-rsid="25611652"/>
    </style:style>
    <style:style style:name="P412" style:family="paragraph" style:parent-style-name="Heading_20_2">
      <style:text-properties officeooo:rsid="18e6729c" officeooo:paragraph-rsid="25616a1b"/>
    </style:style>
    <style:style style:name="P413" style:family="paragraph" style:parent-style-name="Heading_20_2">
      <style:text-properties officeooo:rsid="212b88ed" officeooo:paragraph-rsid="252a5a54"/>
    </style:style>
    <style:style style:name="P414" style:family="paragraph" style:parent-style-name="Heading_20_2">
      <style:text-properties officeooo:rsid="1cd61472" officeooo:paragraph-rsid="25b688d0"/>
    </style:style>
    <style:style style:name="P415" style:family="paragraph" style:parent-style-name="Heading_20_2">
      <style:text-properties officeooo:rsid="254772b6" officeooo:paragraph-rsid="254772b6"/>
    </style:style>
    <style:style style:name="P416" style:family="paragraph" style:parent-style-name="Heading_20_1">
      <style:text-properties officeooo:rsid="24ffc69a" officeooo:paragraph-rsid="24fb15e5"/>
    </style:style>
    <style:style style:name="P417" style:family="paragraph" style:parent-style-name="Heading_20_1">
      <style:text-properties officeooo:rsid="254772b6" officeooo:paragraph-rsid="254772b6"/>
    </style:style>
    <style:style style:name="P418" style:family="paragraph" style:parent-style-name="Heading_20_1">
      <style:text-properties officeooo:paragraph-rsid="24fb15e5"/>
    </style:style>
    <style:style style:name="P419" style:family="paragraph" style:parent-style-name="Heading_20_1">
      <style:text-properties officeooo:rsid="108bcbf7" officeooo:paragraph-rsid="202197c0"/>
    </style:style>
    <style:style style:name="P420" style:family="paragraph" style:parent-style-name="Heading_20_1">
      <style:text-properties officeooo:rsid="215d4e07" officeooo:paragraph-rsid="215d4e07"/>
    </style:style>
    <style:style style:name="P421" style:family="paragraph" style:parent-style-name="Heading_20_1">
      <style:text-properties officeooo:rsid="245d2150" officeooo:paragraph-rsid="24c63b72"/>
    </style:style>
    <style:style style:name="P422" style:family="paragraph" style:parent-style-name="Heading_20_1">
      <style:text-properties officeooo:paragraph-rsid="272051e0"/>
    </style:style>
    <style:style style:name="P423" style:family="paragraph" style:parent-style-name="Heading_20_1">
      <style:text-properties officeooo:rsid="2236b9e5" officeooo:paragraph-rsid="2236b9e5"/>
    </style:style>
    <style:style style:name="P424" style:family="paragraph" style:parent-style-name="Heading_20_1">
      <style:text-properties officeooo:rsid="21e0b25b" officeooo:paragraph-rsid="21e0b25b"/>
    </style:style>
    <style:style style:name="P425" style:family="paragraph" style:parent-style-name="Heading_20_1">
      <style:text-properties officeooo:rsid="21de3bfb" officeooo:paragraph-rsid="21de3bfb"/>
    </style:style>
    <style:style style:name="P426" style:family="paragraph" style:parent-style-name="Heading_20_5">
      <style:text-properties officeooo:paragraph-rsid="205aec31"/>
    </style:style>
    <style:style style:name="P427" style:family="paragraph" style:parent-style-name="Heading_20_5">
      <style:text-properties officeooo:paragraph-rsid="21ab8207"/>
    </style:style>
    <style:style style:name="P428" style:family="paragraph" style:parent-style-name="Heading_20_5">
      <style:text-properties officeooo:paragraph-rsid="22f1aa78"/>
    </style:style>
    <style:style style:name="P429" style:family="paragraph" style:parent-style-name="Heading_20_5">
      <style:text-properties fo:language="cs" fo:country="CZ" officeooo:rsid="23a11401" officeooo:paragraph-rsid="23a11401" style:language-asian="cs" style:country-asian="CZ"/>
    </style:style>
    <style:style style:name="P430" style:family="paragraph" style:parent-style-name="Heading_20_5">
      <style:text-properties fo:language="cs" fo:country="CZ" officeooo:rsid="20a56c6b" officeooo:paragraph-rsid="20aac5d0" style:language-asian="cs" style:country-asian="CZ"/>
    </style:style>
    <style:style style:name="P43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43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433" style:family="paragraph" style:parent-style-name="Heading_20_5">
      <style:text-properties officeooo:rsid="206449e7" officeooo:paragraph-rsid="206449e7"/>
    </style:style>
    <style:style style:name="P434" style:family="paragraph" style:parent-style-name="Heading_20_5">
      <style:text-properties officeooo:paragraph-rsid="2065587c"/>
    </style:style>
    <style:style style:name="P435" style:family="paragraph" style:parent-style-name="Heading_20_5">
      <style:text-properties officeooo:rsid="20768cfb" officeooo:paragraph-rsid="23033a35"/>
    </style:style>
    <style:style style:name="P436" style:family="paragraph" style:parent-style-name="Heading_20_5">
      <style:text-properties officeooo:paragraph-rsid="23033a35"/>
    </style:style>
    <style:style style:name="P437" style:family="paragraph" style:parent-style-name="Heading_20_5">
      <style:text-properties officeooo:paragraph-rsid="230337f0"/>
    </style:style>
    <style:style style:name="P43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43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44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44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44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44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44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44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44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44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44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449" style:family="paragraph" style:parent-style-name="Heading_20_5">
      <style:text-properties officeooo:paragraph-rsid="2366bc69"/>
    </style:style>
    <style:style style:name="P450" style:family="paragraph" style:parent-style-name="Heading_20_5">
      <style:text-properties officeooo:rsid="20a1bc0a" officeooo:paragraph-rsid="20ace839"/>
    </style:style>
    <style:style style:name="P451" style:family="paragraph" style:parent-style-name="Heading_20_5">
      <style:text-properties officeooo:paragraph-rsid="21ac324b"/>
    </style:style>
    <style:style style:name="P452" style:family="paragraph" style:parent-style-name="Heading_20_5">
      <style:text-properties officeooo:paragraph-rsid="220231cf"/>
    </style:style>
    <style:style style:name="P453" style:family="paragraph" style:parent-style-name="Heading_20_5">
      <style:text-properties officeooo:paragraph-rsid="236db2ab"/>
    </style:style>
    <style:style style:name="P454" style:family="paragraph" style:parent-style-name="Heading_20_5">
      <style:text-properties officeooo:paragraph-rsid="236e204c"/>
    </style:style>
    <style:style style:name="P455" style:family="paragraph" style:parent-style-name="Heading_20_5">
      <style:text-properties officeooo:paragraph-rsid="237364a0"/>
    </style:style>
    <style:style style:name="P456" style:family="paragraph" style:parent-style-name="Heading_20_5">
      <style:text-properties officeooo:paragraph-rsid="236f6335"/>
    </style:style>
    <style:style style:name="P457" style:family="paragraph" style:parent-style-name="Heading_20_5">
      <style:text-properties officeooo:paragraph-rsid="22800e48"/>
    </style:style>
    <style:style style:name="P458" style:family="paragraph" style:parent-style-name="Heading_20_5">
      <style:text-properties officeooo:paragraph-rsid="2202b942"/>
    </style:style>
    <style:style style:name="P459" style:family="paragraph" style:parent-style-name="Heading_20_5">
      <style:text-properties officeooo:paragraph-rsid="22035c33"/>
    </style:style>
    <style:style style:name="P460" style:family="paragraph" style:parent-style-name="Heading_20_5">
      <style:text-properties officeooo:paragraph-rsid="237987a4"/>
    </style:style>
    <style:style style:name="P461" style:family="paragraph" style:parent-style-name="Heading_20_5">
      <style:text-properties officeooo:paragraph-rsid="2195aae2"/>
    </style:style>
    <style:style style:name="P462" style:family="paragraph" style:parent-style-name="Heading_20_5">
      <style:text-properties officeooo:paragraph-rsid="23ded328"/>
    </style:style>
    <style:style style:name="P463" style:family="paragraph" style:parent-style-name="Heading_20_5">
      <style:text-properties officeooo:rsid="239baad3" officeooo:paragraph-rsid="239baad3"/>
    </style:style>
    <style:style style:name="P464" style:family="paragraph" style:parent-style-name="Heading_20_5">
      <style:text-properties officeooo:rsid="2395a884" officeooo:paragraph-rsid="2395a884"/>
    </style:style>
    <style:style style:name="P465" style:family="paragraph" style:parent-style-name="Heading_20_5">
      <style:text-properties officeooo:rsid="2397efe5" officeooo:paragraph-rsid="23a113dd"/>
    </style:style>
    <style:style style:name="P466" style:family="paragraph" style:parent-style-name="Heading_20_5">
      <style:text-properties officeooo:rsid="23c804c5" officeooo:paragraph-rsid="23c97ddf"/>
    </style:style>
    <style:style style:name="P467" style:family="paragraph" style:parent-style-name="Text_20_body" style:master-page-name="Standard">
      <style:paragraph-properties fo:text-align="end" style:justify-single-word="false" style:page-number="auto"/>
      <style:text-properties officeooo:rsid="2590605e" officeooo:paragraph-rsid="2590605e"/>
    </style:style>
    <style:style style:name="P468" style:family="paragraph" style:parent-style-name="Text_20_body" style:list-style-name="L1">
      <style:text-properties officeooo:rsid="27536ffa" officeooo:paragraph-rsid="275392c2"/>
    </style:style>
    <style:style style:name="P469" style:family="paragraph" style:parent-style-name="Text_20_body" style:list-style-name="L2">
      <style:text-properties officeooo:rsid="27536ffa" officeooo:paragraph-rsid="27536ffa"/>
    </style:style>
    <style:style style:name="P470" style:family="paragraph" style:parent-style-name="Text_20_body" style:list-style-name="L3">
      <style:text-properties officeooo:rsid="2754d255" officeooo:paragraph-rsid="2754d255"/>
    </style:style>
    <style:style style:name="P471" style:family="paragraph" style:parent-style-name="Text_20_body" style:list-style-name="L3">
      <style:text-properties officeooo:rsid="27567664" officeooo:paragraph-rsid="27567664"/>
    </style:style>
    <style:style style:name="P472" style:family="paragraph" style:parent-style-name="Text_20_body" style:list-style-name="L4">
      <style:text-properties officeooo:rsid="2543b6e6" officeooo:paragraph-rsid="254772b6"/>
    </style:style>
    <style:style style:name="P473" style:family="paragraph" style:parent-style-name="Text_20_body" style:list-style-name="L4">
      <style:text-properties officeooo:rsid="2545656a" officeooo:paragraph-rsid="254772b6"/>
    </style:style>
    <style:style style:name="P474" style:family="paragraph" style:parent-style-name="Text_20_body" style:list-style-name="L5">
      <style:text-properties officeooo:rsid="2024c342" officeooo:paragraph-rsid="23f3e835"/>
    </style:style>
    <style:style style:name="P475" style:family="paragraph" style:parent-style-name="Text_20_body" style:list-style-name="L6">
      <style:text-properties fo:language="cs" fo:country="CZ" officeooo:rsid="212cf64d" officeooo:paragraph-rsid="21e9668e" style:language-asian="cs" style:country-asian="CZ"/>
    </style:style>
    <style:style style:name="P476" style:family="paragraph" style:parent-style-name="Text_20_body" style:list-style-name="L9">
      <style:text-properties fo:language="cs" fo:country="CZ" officeooo:rsid="2022d038" officeooo:paragraph-rsid="2349b8a1" style:language-asian="cs" style:country-asian="CZ"/>
    </style:style>
    <style:style style:name="P477" style:family="paragraph" style:parent-style-name="Text_20_body" style:list-style-name="L9">
      <style:text-properties fo:language="cs" fo:country="CZ" officeooo:rsid="2022d038" officeooo:paragraph-rsid="22e5d946" style:language-asian="cs" style:country-asian="CZ"/>
    </style:style>
    <style:style style:name="P478" style:family="paragraph" style:parent-style-name="Text_20_body" style:list-style-name="L9">
      <style:text-properties fo:language="cs" fo:country="CZ" officeooo:rsid="2022d038" officeooo:paragraph-rsid="22e7537f" style:language-asian="cs" style:country-asian="CZ"/>
    </style:style>
    <style:style style:name="P479" style:family="paragraph" style:parent-style-name="Text_20_body" style:list-style-name="L9">
      <style:text-properties fo:language="cs" fo:country="CZ" officeooo:rsid="2022d038" officeooo:paragraph-rsid="22e7a051" style:language-asian="cs" style:country-asian="CZ"/>
    </style:style>
    <style:style style:name="P480" style:family="paragraph" style:parent-style-name="Text_20_body" style:list-style-name="L9">
      <style:text-properties fo:language="cs" fo:country="CZ" officeooo:rsid="2022d038" officeooo:paragraph-rsid="22e50c1a" style:language-asian="cs" style:country-asian="CZ"/>
    </style:style>
    <style:style style:name="P481" style:family="paragraph" style:parent-style-name="Text_20_body" style:list-style-name="L9">
      <style:text-properties fo:language="cs" fo:country="CZ" officeooo:rsid="2022d038" officeooo:paragraph-rsid="22eaa210" style:language-asian="cs" style:country-asian="CZ"/>
    </style:style>
    <style:style style:name="P482" style:family="paragraph" style:parent-style-name="Text_20_body" style:list-style-name="L9">
      <style:text-properties fo:language="cs" fo:country="CZ" officeooo:rsid="2022d038" officeooo:paragraph-rsid="22eb0b83" style:language-asian="cs" style:country-asian="CZ"/>
    </style:style>
    <style:style style:name="P483" style:family="paragraph" style:parent-style-name="Text_20_body" style:list-style-name="L9">
      <style:text-properties fo:language="cs" fo:country="CZ" officeooo:rsid="2022d038" officeooo:paragraph-rsid="22efc542" style:language-asian="cs" style:country-asian="CZ"/>
    </style:style>
    <style:style style:name="P484" style:family="paragraph" style:parent-style-name="Text_20_body" style:list-style-name="L9">
      <style:text-properties fo:language="cs" fo:country="CZ" officeooo:rsid="2022d038" officeooo:paragraph-rsid="22f36276" style:language-asian="cs" style:country-asian="CZ"/>
    </style:style>
    <style:style style:name="P485" style:family="paragraph" style:parent-style-name="Text_20_body" style:list-style-name="L18">
      <style:text-properties fo:language="cs" fo:country="CZ" officeooo:rsid="2022d038" officeooo:paragraph-rsid="216fef7d" style:language-asian="cs" style:country-asian="CZ"/>
    </style:style>
    <style:style style:name="P486" style:family="paragraph" style:parent-style-name="Text_20_body" style:list-style-name="L21">
      <style:text-properties fo:language="cs" fo:country="CZ" officeooo:rsid="2022d038" officeooo:paragraph-rsid="21996beb" style:language-asian="cs" style:country-asian="CZ"/>
    </style:style>
    <style:style style:name="P487" style:family="paragraph" style:parent-style-name="Text_20_body" style:list-style-name="L9">
      <style:text-properties fo:language="cs" fo:country="CZ" officeooo:rsid="22f4aacb" officeooo:paragraph-rsid="22f4aacb" style:language-asian="cs" style:country-asian="CZ"/>
    </style:style>
    <style:style style:name="P488" style:family="paragraph" style:parent-style-name="Text_20_body" style:list-style-name="L9">
      <style:text-properties fo:language="cs" fo:country="CZ" officeooo:rsid="22e976b1" officeooo:paragraph-rsid="22e976b1" style:language-asian="cs" style:country-asian="CZ"/>
    </style:style>
    <style:style style:name="P489" style:family="paragraph" style:parent-style-name="Text_20_body" style:list-style-name="L9">
      <style:text-properties fo:language="cs" fo:country="CZ" officeooo:rsid="22e976b1" officeooo:paragraph-rsid="22f36276" style:language-asian="cs" style:country-asian="CZ"/>
    </style:style>
    <style:style style:name="P490" style:family="paragraph" style:parent-style-name="Text_20_body" style:list-style-name="L23">
      <style:text-properties fo:language="cs" fo:country="CZ" officeooo:rsid="22e976b1" officeooo:paragraph-rsid="23c30856" style:language-asian="cs" style:country-asian="CZ"/>
    </style:style>
    <style:style style:name="P491" style:family="paragraph" style:parent-style-name="Text_20_body" style:list-style-name="L9">
      <style:text-properties fo:language="cs" fo:country="CZ" officeooo:rsid="22e50c1a" officeooo:paragraph-rsid="22eaa210" style:language-asian="cs" style:country-asian="CZ"/>
    </style:style>
    <style:style style:name="P492" style:family="paragraph" style:parent-style-name="Text_20_body" style:list-style-name="L11">
      <style:text-properties fo:language="cs" fo:country="CZ" officeooo:rsid="21537a33" officeooo:paragraph-rsid="21537a33" style:language-asian="cs" style:country-asian="CZ"/>
    </style:style>
    <style:style style:name="P493" style:family="paragraph" style:parent-style-name="Text_20_body" style:list-style-name="L11">
      <style:text-properties fo:language="cs" fo:country="CZ" officeooo:rsid="21537a33" officeooo:paragraph-rsid="23c30856" style:language-asian="cs" style:country-asian="CZ"/>
    </style:style>
    <style:style style:name="P494" style:family="paragraph" style:parent-style-name="Text_20_body" style:list-style-name="L11">
      <style:text-properties fo:language="cs" fo:country="CZ" officeooo:rsid="2065d056" officeooo:paragraph-rsid="2065d056" style:language-asian="cs" style:country-asian="CZ"/>
    </style:style>
    <style:style style:name="P495" style:family="paragraph" style:parent-style-name="Text_20_body" style:list-style-name="L11">
      <style:text-properties fo:language="cs" fo:country="CZ" officeooo:rsid="2065d056" officeooo:paragraph-rsid="23c30856" style:language-asian="cs" style:country-asian="CZ"/>
    </style:style>
    <style:style style:name="P496" style:family="paragraph" style:parent-style-name="Text_20_body" style:list-style-name="L15">
      <style:text-properties fo:language="cs" fo:country="CZ" officeooo:rsid="216a5f13" officeooo:paragraph-rsid="216a5f13" style:language-asian="cs" style:country-asian="CZ"/>
    </style:style>
    <style:style style:name="P497" style:family="paragraph" style:parent-style-name="Text_20_body" style:list-style-name="L18">
      <style:text-properties fo:language="cs" fo:country="CZ" officeooo:rsid="216fef7d" officeooo:paragraph-rsid="216fef7d" style:language-asian="cs" style:country-asian="CZ"/>
    </style:style>
    <style:style style:name="P498" style:family="paragraph" style:parent-style-name="Text_20_body" style:list-style-name="L18">
      <style:text-properties fo:language="cs" fo:country="CZ" officeooo:rsid="216fef7d" officeooo:paragraph-rsid="23637825" style:language-asian="cs" style:country-asian="CZ"/>
    </style:style>
    <style:style style:name="P499" style:family="paragraph" style:parent-style-name="Text_20_body" style:list-style-name="L11">
      <style:text-properties fo:language="cs" fo:country="CZ" officeooo:rsid="216fef7d" officeooo:paragraph-rsid="23637825" style:language-asian="cs" style:country-asian="CZ"/>
    </style:style>
    <style:style style:name="P500" style:family="paragraph" style:parent-style-name="Text_20_body" style:list-style-name="L11">
      <style:text-properties fo:language="cs" fo:country="CZ" fo:font-style="italic" officeooo:rsid="21556a76" officeooo:paragraph-rsid="221e54e3" style:language-asian="cs" style:country-asian="CZ" style:font-style-asian="italic" style:font-style-complex="italic"/>
    </style:style>
    <style:style style:name="P501" style:family="paragraph" style:parent-style-name="Text_20_body" style:list-style-name="L11">
      <style:text-properties fo:language="cs" fo:country="CZ" fo:font-style="italic" officeooo:rsid="21556a76" officeooo:paragraph-rsid="23c30856" style:language-asian="cs" style:country-asian="CZ" style:font-style-asian="italic" style:font-style-complex="italic"/>
    </style:style>
    <style:style style:name="P502" style:family="paragraph" style:parent-style-name="Text_20_body" style:list-style-name="L11">
      <style:text-properties fo:language="cs" fo:country="CZ" fo:font-style="normal" officeooo:rsid="2157048b" officeooo:paragraph-rsid="21577601" style:language-asian="cs" style:country-asian="CZ" style:font-style-asian="normal" style:font-style-complex="normal"/>
    </style:style>
    <style:style style:name="P503" style:family="paragraph" style:parent-style-name="Text_20_body" style:list-style-name="L11">
      <style:text-properties fo:language="cs" fo:country="CZ" fo:font-style="normal" officeooo:rsid="2157048b" officeooo:paragraph-rsid="2310fe24" style:language-asian="cs" style:country-asian="CZ" style:font-style-asian="normal" style:font-style-complex="normal"/>
    </style:style>
    <style:style style:name="P504" style:family="paragraph" style:parent-style-name="Text_20_body" style:list-style-name="L11">
      <style:text-properties fo:language="cs" fo:country="CZ" fo:font-style="normal" officeooo:rsid="2157048b" officeooo:paragraph-rsid="23c30856" style:language-asian="cs" style:country-asian="CZ" style:font-style-asian="normal" style:font-style-complex="normal"/>
    </style:style>
    <style:style style:name="P505" style:family="paragraph" style:parent-style-name="Text_20_body" style:list-style-name="L13">
      <style:text-properties fo:language="cs" fo:country="CZ" fo:font-style="normal" officeooo:rsid="2157048b" officeooo:paragraph-rsid="2228c0da" style:language-asian="cs" style:country-asian="CZ" style:font-style-asian="normal" style:font-style-complex="normal"/>
    </style:style>
    <style:style style:name="P506" style:family="paragraph" style:parent-style-name="Text_20_body" style:list-style-name="L13">
      <style:text-properties fo:language="cs" fo:country="CZ" fo:font-style="normal" officeooo:rsid="2157048b" officeooo:paragraph-rsid="22fd30c1" style:language-asian="cs" style:country-asian="CZ" style:font-style-asian="normal" style:font-style-complex="normal"/>
    </style:style>
    <style:style style:name="P507" style:family="paragraph" style:parent-style-name="Text_20_body" style:list-style-name="L21">
      <style:text-properties fo:language="cs" fo:country="CZ" fo:font-style="normal" officeooo:rsid="2157048b" officeooo:paragraph-rsid="2315ffae" style:language-asian="cs" style:country-asian="CZ" style:font-style-asian="normal" style:font-style-complex="normal"/>
    </style:style>
    <style:style style:name="P508" style:family="paragraph" style:parent-style-name="Text_20_body" style:list-style-name="L25">
      <style:text-properties fo:language="cs" fo:country="CZ" fo:font-style="normal" officeooo:rsid="2157048b" officeooo:paragraph-rsid="23c30856" style:language-asian="cs" style:country-asian="CZ" style:font-style-asian="normal" style:font-style-complex="normal"/>
    </style:style>
    <style:style style:name="P509" style:family="paragraph" style:parent-style-name="Text_20_body" style:list-style-name="L13">
      <style:text-properties fo:language="cs" fo:country="CZ" fo:font-style="normal" officeooo:rsid="2065d056" officeooo:paragraph-rsid="2310fe24" style:language-asian="cs" style:country-asian="CZ" style:font-style-asian="normal" style:font-style-complex="normal"/>
    </style:style>
    <style:style style:name="P510" style:family="paragraph" style:parent-style-name="Text_20_body" style:list-style-name="L13">
      <style:text-properties fo:language="cs" fo:country="CZ" fo:font-style="normal" officeooo:rsid="2065d056" officeooo:paragraph-rsid="2313a2d1" style:language-asian="cs" style:country-asian="CZ" style:font-style-asian="normal" style:font-style-complex="normal"/>
    </style:style>
    <style:style style:name="P511" style:family="paragraph" style:parent-style-name="Text_20_body" style:list-style-name="L22">
      <style:text-properties fo:language="cs" fo:country="CZ" fo:font-style="normal" officeooo:rsid="219f8206" officeooo:paragraph-rsid="219f3a48" style:language-asian="cs" style:country-asian="CZ" style:font-style-asian="normal" style:font-style-complex="normal"/>
    </style:style>
    <style:style style:name="P512" style:family="paragraph" style:parent-style-name="Text_20_body" style:list-style-name="L21">
      <style:text-properties fo:language="cs" fo:country="CZ" fo:font-style="normal" officeooo:rsid="219f8206" officeooo:paragraph-rsid="21a0579a" style:language-asian="cs" style:country-asian="CZ" style:font-style-asian="normal" style:font-style-complex="normal"/>
    </style:style>
    <style:style style:name="P513" style:family="paragraph" style:parent-style-name="Text_20_body" style:list-style-name="L22">
      <style:text-properties fo:language="cs" fo:country="CZ" fo:font-style="normal" officeooo:rsid="2022d038" officeooo:paragraph-rsid="23751612" style:language-asian="cs" style:country-asian="CZ" style:font-style-asian="normal" style:font-style-complex="normal"/>
    </style:style>
    <style:style style:name="P514" style:family="paragraph" style:parent-style-name="Text_20_body" style:list-style-name="L21">
      <style:text-properties fo:language="cs" fo:country="CZ" fo:font-style="normal" officeooo:rsid="2022d038" officeooo:paragraph-rsid="2376f410" style:language-asian="cs" style:country-asian="CZ" style:font-style-asian="normal" style:font-style-complex="normal"/>
    </style:style>
    <style:style style:name="P515" style:family="paragraph" style:parent-style-name="Text_20_body" style:list-style-name="L13">
      <style:text-properties fo:language="cs" fo:country="CZ" fo:font-style="normal" officeooo:rsid="2022d038" officeooo:paragraph-rsid="2376f410" style:language-asian="cs" style:country-asian="CZ" style:font-style-asian="normal" style:font-style-complex="normal"/>
    </style:style>
    <style:style style:name="P516" style:family="paragraph" style:parent-style-name="Text_20_body" style:list-style-name="L25">
      <style:text-properties fo:language="cs" fo:country="CZ" fo:font-style="normal" officeooo:rsid="2022d038" officeooo:paragraph-rsid="23c30856" style:language-asian="cs" style:country-asian="CZ" style:font-style-asian="normal" style:font-style-complex="normal"/>
    </style:style>
    <style:style style:name="P517" style:family="paragraph" style:parent-style-name="Text_20_body" style:list-style-name="L7">
      <style:text-properties style:text-line-through-style="none" style:text-line-through-type="none" fo:language="cs" fo:country="CZ" officeooo:rsid="21337cc1" officeooo:paragraph-rsid="21e9668e" style:language-asian="cs" style:country-asian="CZ"/>
    </style:style>
    <style:style style:name="P518" style:family="paragraph" style:parent-style-name="Text_20_body" style:list-style-name="L14">
      <style:text-properties style:text-line-through-style="none" style:text-line-through-type="none" fo:language="cs" fo:country="CZ" officeooo:rsid="2022d038" officeooo:paragraph-rsid="216a5f13" style:language-asian="cs" style:country-asian="CZ"/>
    </style:style>
    <style:style style:name="P519" style:family="paragraph" style:parent-style-name="Text_20_body" style:list-style-name="L11">
      <style:text-properties style:text-line-through-style="none" style:text-line-through-type="none" fo:language="cs" fo:country="CZ" officeooo:rsid="2022d038" officeooo:paragraph-rsid="216da214" style:language-asian="cs" style:country-asian="CZ"/>
    </style:style>
    <style:style style:name="P520" style:family="paragraph" style:parent-style-name="Text_20_body" style:list-style-name="L11">
      <style:text-properties style:text-line-through-style="none" style:text-line-through-type="none" fo:language="cs" fo:country="CZ" officeooo:rsid="21b05bb6" officeooo:paragraph-rsid="237ee0db" style:language-asian="cs" style:country-asian="CZ"/>
    </style:style>
    <style:style style:name="P521" style:family="paragraph" style:parent-style-name="Text_20_body" style:list-style-name="L19">
      <style:text-properties style:text-line-through-style="none" style:text-line-through-type="none" fo:language="cs" fo:country="CZ" officeooo:rsid="21f79b9f" officeooo:paragraph-rsid="21f79b9f" style:language-asian="cs" style:country-asian="CZ"/>
    </style:style>
    <style:style style:name="P522" style:family="paragraph" style:parent-style-name="Text_20_body" style:list-style-name="L19">
      <style:text-properties style:text-line-through-style="none" style:text-line-through-type="none" fo:language="cs" fo:country="CZ" officeooo:rsid="21f79b9f" officeooo:paragraph-rsid="2202c6b8" style:language-asian="cs" style:country-asian="CZ"/>
    </style:style>
    <style:style style:name="P523" style:family="paragraph" style:parent-style-name="Text_20_body" style:list-style-name="L26">
      <style:text-properties style:text-line-through-style="none" style:text-line-through-type="none" fo:language="cs" fo:country="CZ" officeooo:rsid="215d4e07" officeooo:paragraph-rsid="215d4e07" style:language-asian="cs" style:country-asian="CZ"/>
    </style:style>
    <style:style style:name="P524" style:family="paragraph" style:parent-style-name="Text_20_body" style:list-style-name="L1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525" style:family="paragraph" style:parent-style-name="Text_20_body" style:list-style-name="L1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526" style:family="paragraph" style:parent-style-name="Text_20_body" style:list-style-name="L1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527" style:family="paragraph" style:parent-style-name="Text_20_body" style:list-style-name="L1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528" style:family="paragraph" style:parent-style-name="Text_20_body" style:list-style-name="L1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529" style:family="paragraph" style:parent-style-name="Text_20_body" style:list-style-name="L1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530" style:family="paragraph" style:parent-style-name="Text_20_body" style:list-style-name="L1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531" style:family="paragraph" style:parent-style-name="Text_20_body" style:list-style-name="L1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532" style:family="paragraph" style:parent-style-name="Text_20_body" style:list-style-name="L11">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533" style:family="paragraph" style:parent-style-name="Text_20_body" style:list-style-name="L11">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534" style:family="paragraph" style:parent-style-name="Text_20_body" style:list-style-name="L14">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535" style:family="paragraph" style:parent-style-name="Text_20_body" style:list-style-name="L14">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536" style:family="paragraph" style:parent-style-name="Text_20_body" style:list-style-name="L1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37" style:family="paragraph" style:parent-style-name="Text_20_body" style:list-style-name="L1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38" style:family="paragraph" style:parent-style-name="Text_20_body" style:list-style-name="L1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539" style:family="paragraph" style:parent-style-name="Text_20_body" style:list-style-name="L1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40" style:family="paragraph" style:parent-style-name="Text_20_body" style:list-style-name="L1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541"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42" style:family="paragraph" style:parent-style-name="Text_20_body" style:list-style-name="L1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543" style:family="paragraph" style:parent-style-name="Text_20_body" style:list-style-name="L1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544" style:family="paragraph" style:parent-style-name="Text_20_body" style:list-style-name="L1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545" style:family="paragraph" style:parent-style-name="Text_20_body" style:list-style-name="L14">
      <style:text-properties style:text-line-through-style="none" style:text-line-through-type="none" fo:font-style="italic" officeooo:rsid="2229be1f" officeooo:paragraph-rsid="2229be1f" style:font-style-asian="italic" style:font-style-complex="italic"/>
    </style:style>
    <style:style style:name="P546" style:family="paragraph" style:parent-style-name="Text_20_body" style:list-style-name="L53">
      <style:text-properties style:text-line-through-style="none" style:text-line-through-type="none" officeooo:rsid="212834b8" officeooo:paragraph-rsid="212834b8"/>
    </style:style>
    <style:style style:name="P547" style:family="paragraph" style:parent-style-name="Text_20_body" style:list-style-name="L8">
      <style:text-properties officeooo:rsid="20ef5728" officeooo:paragraph-rsid="21e9668e"/>
    </style:style>
    <style:style style:name="P548" style:family="paragraph" style:parent-style-name="Text_20_body" style:list-style-name="L9"/>
    <style:style style:name="P549" style:family="paragraph" style:parent-style-name="Text_20_body" style:list-style-name="L9">
      <style:text-properties officeooo:paragraph-rsid="221e937b"/>
    </style:style>
    <style:style style:name="P550" style:family="paragraph" style:parent-style-name="Text_20_body" style:list-style-name="L9">
      <style:text-properties officeooo:rsid="215eb081" officeooo:paragraph-rsid="215eb081"/>
    </style:style>
    <style:style style:name="P551" style:family="paragraph" style:parent-style-name="Text_20_body" style:list-style-name="L9">
      <style:text-properties officeooo:rsid="21605ebf" officeooo:paragraph-rsid="21ab8207"/>
    </style:style>
    <style:style style:name="P552" style:family="paragraph" style:parent-style-name="Text_20_body" style:list-style-name="L10">
      <style:text-properties officeooo:rsid="2052d536" officeooo:paragraph-rsid="205aec31"/>
    </style:style>
    <style:style style:name="P553" style:family="paragraph" style:parent-style-name="Text_20_body" style:list-style-name="L11">
      <style:text-properties officeooo:paragraph-rsid="2332e601"/>
    </style:style>
    <style:style style:name="P554" style:family="paragraph" style:parent-style-name="Text_20_body" style:list-style-name="L11">
      <style:text-properties officeooo:paragraph-rsid="2065d056"/>
    </style:style>
    <style:style style:name="P555" style:family="paragraph" style:parent-style-name="Text_20_body" style:list-style-name="L11">
      <style:text-properties officeooo:paragraph-rsid="23c30856"/>
    </style:style>
    <style:style style:name="P556" style:family="paragraph" style:parent-style-name="Text_20_body" style:list-style-name="L11">
      <style:text-properties officeooo:paragraph-rsid="23e6ad01"/>
    </style:style>
    <style:style style:name="P557" style:family="paragraph" style:parent-style-name="Text_20_body" style:list-style-name="L11">
      <style:text-properties officeooo:rsid="20dd41c4" officeooo:paragraph-rsid="232c9c53"/>
    </style:style>
    <style:style style:name="P558" style:family="paragraph" style:parent-style-name="Text_20_body" style:list-style-name="L11">
      <style:text-properties officeooo:rsid="20dd41c4" officeooo:paragraph-rsid="21537a33"/>
    </style:style>
    <style:style style:name="P559" style:family="paragraph" style:parent-style-name="Text_20_body" style:list-style-name="L11">
      <style:text-properties officeooo:rsid="20dd41c4" officeooo:paragraph-rsid="23297522"/>
    </style:style>
    <style:style style:name="P560" style:family="paragraph" style:parent-style-name="Text_20_body" style:list-style-name="L11">
      <style:text-properties officeooo:rsid="20dd41c4" officeooo:paragraph-rsid="216ba9fc"/>
    </style:style>
    <style:style style:name="P561" style:family="paragraph" style:parent-style-name="Text_20_body" style:list-style-name="L11">
      <style:text-properties officeooo:rsid="20dd41c4" officeooo:paragraph-rsid="23c30856"/>
    </style:style>
    <style:style style:name="P562" style:family="paragraph" style:parent-style-name="Text_20_body" style:list-style-name="L11">
      <style:text-properties officeooo:rsid="21556a76" officeooo:paragraph-rsid="221e54e3"/>
    </style:style>
    <style:style style:name="P563" style:family="paragraph" style:parent-style-name="Text_20_body" style:list-style-name="L11">
      <style:text-properties officeooo:rsid="21556a76" officeooo:paragraph-rsid="23c30856"/>
    </style:style>
    <style:style style:name="P564" style:family="paragraph" style:parent-style-name="Text_20_body" style:list-style-name="L14">
      <style:text-properties officeooo:rsid="21556a76" officeooo:paragraph-rsid="231e8445"/>
    </style:style>
    <style:style style:name="P565" style:family="paragraph" style:parent-style-name="Text_20_body" style:list-style-name="L14">
      <style:text-properties officeooo:rsid="21556a76" officeooo:paragraph-rsid="232057a1"/>
    </style:style>
    <style:style style:name="P566" style:family="paragraph" style:parent-style-name="Text_20_body" style:list-style-name="L14">
      <style:text-properties officeooo:rsid="21556a76" officeooo:paragraph-rsid="232231a2"/>
    </style:style>
    <style:style style:name="P567" style:family="paragraph" style:parent-style-name="Text_20_body" style:list-style-name="L11">
      <style:text-properties officeooo:rsid="21211fb4" officeooo:paragraph-rsid="23631931"/>
    </style:style>
    <style:style style:name="P568" style:family="paragraph" style:parent-style-name="Text_20_body" style:list-style-name="L11">
      <style:text-properties officeooo:rsid="21211fb4" officeooo:paragraph-rsid="23c30856"/>
    </style:style>
    <style:style style:name="P569" style:family="paragraph" style:parent-style-name="Text_20_body" style:list-style-name="L11">
      <style:text-properties officeooo:rsid="21537a33" officeooo:paragraph-rsid="2307f958"/>
    </style:style>
    <style:style style:name="P570" style:family="paragraph" style:parent-style-name="Text_20_body" style:list-style-name="L11">
      <style:text-properties officeooo:rsid="21537a33" officeooo:paragraph-rsid="21537a33"/>
    </style:style>
    <style:style style:name="P571" style:family="paragraph" style:parent-style-name="Text_20_body" style:list-style-name="L11">
      <style:text-properties officeooo:rsid="21537a33" officeooo:paragraph-rsid="23e690ea"/>
    </style:style>
    <style:style style:name="P572" style:family="paragraph" style:parent-style-name="Text_20_body" style:list-style-name="L11">
      <style:text-properties officeooo:rsid="21537a33" officeooo:paragraph-rsid="23c30856"/>
    </style:style>
    <style:style style:name="P573" style:family="paragraph" style:parent-style-name="Text_20_body" style:list-style-name="L12">
      <style:text-properties officeooo:paragraph-rsid="21577601"/>
    </style:style>
    <style:style style:name="P574" style:family="paragraph" style:parent-style-name="Text_20_body" style:list-style-name="L11">
      <style:text-properties officeooo:rsid="21577601" officeooo:paragraph-rsid="232f7481"/>
    </style:style>
    <style:style style:name="P575" style:family="paragraph" style:parent-style-name="Text_20_body" style:list-style-name="L11">
      <style:text-properties officeooo:rsid="21577601" officeooo:paragraph-rsid="23c30856"/>
    </style:style>
    <style:style style:name="P576" style:family="paragraph" style:parent-style-name="Text_20_body" style:list-style-name="L13">
      <style:text-properties officeooo:paragraph-rsid="2331678d"/>
    </style:style>
    <style:style style:name="P577" style:family="paragraph" style:parent-style-name="Text_20_body" style:list-style-name="L14">
      <style:text-properties officeooo:paragraph-rsid="2165869a"/>
    </style:style>
    <style:style style:name="P578" style:family="paragraph" style:parent-style-name="Text_20_body" style:list-style-name="L14">
      <style:text-properties officeooo:paragraph-rsid="2332e601"/>
    </style:style>
    <style:style style:name="P579" style:family="paragraph" style:parent-style-name="Text_20_body" style:list-style-name="L14">
      <style:text-properties officeooo:rsid="216a235d" officeooo:paragraph-rsid="216a235d"/>
    </style:style>
    <style:style style:name="P580" style:family="paragraph" style:parent-style-name="Text_20_body" style:list-style-name="L15">
      <style:text-properties officeooo:paragraph-rsid="216a5f13"/>
    </style:style>
    <style:style style:name="P581" style:family="paragraph" style:parent-style-name="Text_20_body" style:list-style-name="L16">
      <style:text-properties officeooo:rsid="20cbce30" officeooo:paragraph-rsid="211d0b7d"/>
    </style:style>
    <style:style style:name="P582" style:family="paragraph" style:parent-style-name="Text_20_body" style:list-style-name="L17">
      <style:text-properties officeooo:rsid="20cbce30" officeooo:paragraph-rsid="211d0b7d"/>
    </style:style>
    <style:style style:name="P583" style:family="paragraph" style:parent-style-name="Text_20_body" style:list-style-name="L17">
      <style:text-properties officeooo:rsid="20cd3211" officeooo:paragraph-rsid="211d0b7d"/>
    </style:style>
    <style:style style:name="P584" style:family="paragraph" style:parent-style-name="Text_20_body" style:list-style-name="L17">
      <style:text-properties officeooo:rsid="20d16baa" officeooo:paragraph-rsid="211d0b7d"/>
    </style:style>
    <style:style style:name="P585" style:family="paragraph" style:parent-style-name="Text_20_body" style:list-style-name="L17">
      <style:text-properties officeooo:rsid="21d96890" officeooo:paragraph-rsid="21d96890"/>
    </style:style>
    <style:style style:name="P586" style:family="paragraph" style:parent-style-name="Text_20_body" style:list-style-name="L11">
      <style:text-properties officeooo:rsid="237ee0db" officeooo:paragraph-rsid="237ee0db"/>
    </style:style>
    <style:style style:name="P587" style:family="paragraph" style:parent-style-name="Text_20_body" style:list-style-name="L18">
      <style:text-properties officeooo:rsid="216fef7d" officeooo:paragraph-rsid="216fef7d"/>
    </style:style>
    <style:style style:name="P588" style:family="paragraph" style:parent-style-name="Text_20_body" style:list-style-name="L11">
      <style:text-properties officeooo:rsid="216fef7d" officeooo:paragraph-rsid="23625b74"/>
    </style:style>
    <style:style style:name="P589" style:family="paragraph" style:parent-style-name="Text_20_body" style:list-style-name="L19">
      <style:text-properties officeooo:rsid="21f79b9f" officeooo:paragraph-rsid="2202c6b8"/>
    </style:style>
    <style:style style:name="P590" style:family="paragraph" style:parent-style-name="Text_20_body" style:list-style-name="L19">
      <style:text-properties officeooo:rsid="21f79eda" officeooo:paragraph-rsid="21f79eda"/>
    </style:style>
    <style:style style:name="P591" style:family="paragraph" style:parent-style-name="Text_20_body" style:list-style-name="L20">
      <style:text-properties officeooo:rsid="22107167" officeooo:paragraph-rsid="22107167"/>
    </style:style>
    <style:style style:name="P592" style:family="paragraph" style:parent-style-name="Text_20_body" style:list-style-name="L21">
      <style:text-properties officeooo:paragraph-rsid="233724c6"/>
    </style:style>
    <style:style style:name="P593" style:family="paragraph" style:parent-style-name="Text_20_body" style:list-style-name="L21">
      <style:text-properties officeooo:rsid="21996beb" officeooo:paragraph-rsid="21996beb"/>
    </style:style>
    <style:style style:name="P594" style:family="paragraph" style:parent-style-name="Text_20_body" style:list-style-name="L24">
      <style:text-properties officeooo:paragraph-rsid="23c30856"/>
    </style:style>
    <style:style style:name="P595" style:family="paragraph" style:parent-style-name="Text_20_body" style:list-style-name="L25">
      <style:text-properties officeooo:paragraph-rsid="23c30856"/>
    </style:style>
    <style:style style:name="P596" style:family="paragraph" style:parent-style-name="Text_20_body" style:list-style-name="L26">
      <style:text-properties officeooo:paragraph-rsid="215d4e07"/>
    </style:style>
    <style:style style:name="P597" style:family="paragraph" style:parent-style-name="Text_20_body" style:list-style-name="L26">
      <style:text-properties officeooo:rsid="215d4e07" officeooo:paragraph-rsid="215d4e07"/>
    </style:style>
    <style:style style:name="P598" style:family="paragraph" style:parent-style-name="Text_20_body" style:list-style-name="L27">
      <style:text-properties officeooo:rsid="246911ff" officeooo:paragraph-rsid="246911ff"/>
    </style:style>
    <style:style style:name="P599" style:family="paragraph" style:parent-style-name="Text_20_body" style:list-style-name="L27">
      <style:text-properties officeooo:rsid="246911ff" officeooo:paragraph-rsid="24ca2bd1"/>
    </style:style>
    <style:style style:name="P600" style:family="paragraph" style:parent-style-name="Text_20_body" style:list-style-name="L27">
      <style:text-properties officeooo:rsid="246a92cc" officeooo:paragraph-rsid="246a92cc"/>
    </style:style>
    <style:style style:name="P601" style:family="paragraph" style:parent-style-name="Text_20_body" style:list-style-name="L28">
      <style:text-properties officeooo:rsid="246ee417" officeooo:paragraph-rsid="246ee417"/>
    </style:style>
    <style:style style:name="P602" style:family="paragraph" style:parent-style-name="Text_20_body" style:list-style-name="L29">
      <style:text-properties officeooo:rsid="24a005f2" officeooo:paragraph-rsid="24a005f2"/>
    </style:style>
    <style:style style:name="P603" style:family="paragraph" style:parent-style-name="Text_20_body" style:list-style-name="L30">
      <style:text-properties officeooo:rsid="023fd48c" officeooo:paragraph-rsid="2554a1de"/>
    </style:style>
    <style:style style:name="P604" style:family="paragraph" style:parent-style-name="Text_20_body" style:list-style-name="L31">
      <style:text-properties officeooo:rsid="023fd48c" officeooo:paragraph-rsid="2554a1de"/>
    </style:style>
    <style:style style:name="P605" style:family="paragraph" style:parent-style-name="Text_20_body" style:list-style-name="L31">
      <style:text-properties officeooo:rsid="1cff432a" officeooo:paragraph-rsid="2554a1de"/>
    </style:style>
    <style:style style:name="P606" style:family="paragraph" style:parent-style-name="Text_20_body" style:list-style-name="L31">
      <style:text-properties officeooo:rsid="2554a1de" officeooo:paragraph-rsid="2554a1de"/>
    </style:style>
    <style:style style:name="P607" style:family="paragraph" style:parent-style-name="Text_20_body" style:list-style-name="L31">
      <style:text-properties officeooo:rsid="1cf61bf5" officeooo:paragraph-rsid="2554a1de"/>
    </style:style>
    <style:style style:name="P608" style:family="paragraph" style:parent-style-name="Text_20_body" style:list-style-name="L31">
      <style:text-properties officeooo:rsid="1cf214c9" officeooo:paragraph-rsid="2554a1de"/>
    </style:style>
    <style:style style:name="P609" style:family="paragraph" style:parent-style-name="Text_20_body" style:list-style-name="L31">
      <style:text-properties officeooo:rsid="1f3ea2e3" officeooo:paragraph-rsid="2554a1de"/>
    </style:style>
    <style:style style:name="P610" style:family="paragraph" style:parent-style-name="Text_20_body" style:list-style-name="L31">
      <style:text-properties officeooo:rsid="1cf2501e" officeooo:paragraph-rsid="2554a1de"/>
    </style:style>
    <style:style style:name="P611" style:family="paragraph" style:parent-style-name="Text_20_body" style:list-style-name="L31">
      <style:text-properties officeooo:rsid="1d0d8164" officeooo:paragraph-rsid="2554a1de"/>
    </style:style>
    <style:style style:name="P612" style:family="paragraph" style:parent-style-name="Text_20_body" style:list-style-name="L31">
      <style:text-properties officeooo:rsid="1cf512fc" officeooo:paragraph-rsid="2554a1de"/>
    </style:style>
    <style:style style:name="P613" style:family="paragraph" style:parent-style-name="Text_20_body" style:list-style-name="L31">
      <style:text-properties officeooo:rsid="1e0f14ff" officeooo:paragraph-rsid="2554a1de"/>
    </style:style>
    <style:style style:name="P614" style:family="paragraph" style:parent-style-name="Text_20_body" style:list-style-name="L31">
      <style:text-properties officeooo:rsid="1d05d909" officeooo:paragraph-rsid="2554a1de"/>
    </style:style>
    <style:style style:name="P615" style:family="paragraph" style:parent-style-name="Text_20_body" style:list-style-name="L32">
      <style:text-properties officeooo:rsid="17e3a390" officeooo:paragraph-rsid="25b31656"/>
    </style:style>
    <style:style style:name="P616" style:family="paragraph" style:parent-style-name="Text_20_body" style:list-style-name="L32">
      <style:text-properties officeooo:rsid="25258903" officeooo:paragraph-rsid="25b31656"/>
    </style:style>
    <style:style style:name="P617" style:family="paragraph" style:parent-style-name="Text_20_body" style:list-style-name="L32">
      <style:text-properties officeooo:rsid="19e29a33" officeooo:paragraph-rsid="25f6013d"/>
    </style:style>
    <style:style style:name="P618" style:family="paragraph" style:parent-style-name="Text_20_body" style:list-style-name="L32">
      <style:text-properties officeooo:rsid="19e29a33" officeooo:paragraph-rsid="25b31656"/>
    </style:style>
    <style:style style:name="P619" style:family="paragraph" style:parent-style-name="Text_20_body" style:list-style-name="L33">
      <style:text-properties officeooo:rsid="25b9334e" officeooo:paragraph-rsid="25b9334e"/>
    </style:style>
    <style:style style:name="P620" style:family="paragraph" style:parent-style-name="Text_20_body" style:list-style-name="L34">
      <style:text-properties officeooo:rsid="1d1d9988" officeooo:paragraph-rsid="266616ba"/>
    </style:style>
    <style:style style:name="P621" style:family="paragraph" style:parent-style-name="Text_20_body" style:list-style-name="L35">
      <style:text-properties officeooo:rsid="1cdbb04f" officeooo:paragraph-rsid="25bf67a6"/>
    </style:style>
    <style:style style:name="P622" style:family="paragraph" style:parent-style-name="Text_20_body" style:list-style-name="L35">
      <style:text-properties officeooo:rsid="25e547a7" officeooo:paragraph-rsid="2603b79d"/>
    </style:style>
    <style:style style:name="P623" style:family="paragraph" style:parent-style-name="Text_20_body" style:list-style-name="L35">
      <style:text-properties officeooo:rsid="25bf67a6" officeooo:paragraph-rsid="25bf67a6"/>
    </style:style>
    <style:style style:name="P624" style:family="paragraph" style:parent-style-name="Text_20_body" style:list-style-name="L36">
      <style:text-properties fo:font-style="normal" fo:font-weight="normal" officeooo:rsid="1f41bc33" officeooo:paragraph-rsid="2656844a" style:font-style-asian="normal" style:font-weight-asian="normal" style:font-style-complex="normal" style:font-weight-complex="normal"/>
    </style:style>
    <style:style style:name="P625" style:family="paragraph" style:parent-style-name="Text_20_body" style:list-style-name="L37">
      <style:text-properties fo:font-style="normal" fo:font-weight="normal" officeooo:rsid="1f41bc33" officeooo:paragraph-rsid="2656844a" style:font-style-asian="normal" style:font-weight-asian="normal" style:font-style-complex="normal" style:font-weight-complex="normal"/>
    </style:style>
    <style:style style:name="P626" style:family="paragraph" style:parent-style-name="Text_20_body" style:list-style-name="L36">
      <style:text-properties fo:font-style="normal" fo:font-weight="normal" officeooo:rsid="1f788c88" officeooo:paragraph-rsid="2656844a" style:font-style-asian="normal" style:font-weight-asian="normal" style:font-style-complex="normal" style:font-weight-complex="normal"/>
    </style:style>
    <style:style style:name="P627" style:family="paragraph" style:parent-style-name="Text_20_body" style:list-style-name="L37">
      <style:text-properties fo:font-style="normal" fo:font-weight="normal" officeooo:rsid="265b4d36" officeooo:paragraph-rsid="265b4d36" style:font-style-asian="normal" style:font-weight-asian="normal" style:font-style-complex="normal" style:font-weight-complex="normal"/>
    </style:style>
    <style:style style:name="P628" style:family="paragraph" style:parent-style-name="Text_20_body" style:list-style-name="L37">
      <style:text-properties fo:font-style="normal" fo:font-weight="normal" officeooo:rsid="265b32cf" officeooo:paragraph-rsid="265b32cf" style:font-style-asian="normal" style:font-weight-asian="normal" style:font-style-complex="normal" style:font-weight-complex="normal"/>
    </style:style>
    <style:style style:name="P629" style:family="paragraph" style:parent-style-name="Text_20_body">
      <style:text-properties fo:font-style="normal" officeooo:rsid="27c4ff00" officeooo:paragraph-rsid="27f3e5ba" fo:background-color="transparent" style:font-style-asian="normal" style:font-style-complex="normal"/>
    </style:style>
    <style:style style:name="P630" style:family="paragraph" style:parent-style-name="Text_20_body" style:list-style-name="L36">
      <style:text-properties officeooo:rsid="1f41bc33" officeooo:paragraph-rsid="2656844a"/>
    </style:style>
    <style:style style:name="P631" style:family="paragraph" style:parent-style-name="Text_20_body" style:list-style-name="L37">
      <style:text-properties officeooo:rsid="1f41bc33" officeooo:paragraph-rsid="2656844a"/>
    </style:style>
    <style:style style:name="P632" style:family="paragraph" style:parent-style-name="Text_20_body" style:list-style-name="L38">
      <style:text-properties officeooo:rsid="25f91fac" officeooo:paragraph-rsid="25f91fac"/>
    </style:style>
    <style:style style:name="P633" style:family="paragraph" style:parent-style-name="Text_20_body" style:list-style-name="L39">
      <style:text-properties officeooo:paragraph-rsid="263a2851"/>
    </style:style>
    <style:style style:name="P634" style:family="paragraph" style:parent-style-name="Text_20_body" style:list-style-name="L40">
      <style:text-properties fo:font-weight="normal" officeooo:rsid="1f9eac7b" officeooo:paragraph-rsid="266e20aa" fo:background-color="transparent" style:font-weight-asian="normal" style:font-weight-complex="normal"/>
    </style:style>
    <style:style style:name="P635" style:family="paragraph" style:parent-style-name="Text_20_body" style:list-style-name="L41">
      <style:text-properties officeooo:rsid="25c44266" officeooo:paragraph-rsid="25c44266" fo:background-color="transparent"/>
    </style:style>
    <style:style style:name="P636" style:family="paragraph" style:parent-style-name="Text_20_body" style:list-style-name="L41">
      <style:text-properties officeooo:rsid="25d1238f" officeooo:paragraph-rsid="25c44266" fo:background-color="transparent"/>
    </style:style>
    <style:style style:name="P637" style:family="paragraph" style:parent-style-name="Text_20_body" style:list-style-name="L41">
      <style:text-properties officeooo:rsid="25cb9d66" officeooo:paragraph-rsid="25cb9d66" fo:background-color="transparent"/>
    </style:style>
    <style:style style:name="P638" style:family="paragraph" style:parent-style-name="Text_20_body" style:list-style-name="L43">
      <style:text-properties officeooo:rsid="271575e8" officeooo:paragraph-rsid="271575e8" fo:background-color="transparent"/>
    </style:style>
    <style:style style:name="P639" style:family="paragraph" style:parent-style-name="Text_20_body" style:list-style-name="L43">
      <style:text-properties officeooo:rsid="27183685" officeooo:paragraph-rsid="2718b236" fo:background-color="transparent"/>
    </style:style>
    <style:style style:name="P640" style:family="paragraph" style:parent-style-name="Text_20_body" style:list-style-name="L43">
      <style:text-properties officeooo:rsid="27157765" officeooo:paragraph-rsid="27157765" fo:background-color="transparent"/>
    </style:style>
    <style:style style:name="P641" style:family="paragraph" style:parent-style-name="Text_20_body" style:list-style-name="L43">
      <style:text-properties officeooo:rsid="268dc65d" officeooo:paragraph-rsid="272b592c" fo:background-color="transparent"/>
    </style:style>
    <style:style style:name="P642" style:family="paragraph" style:parent-style-name="Text_20_body" style:list-style-name="L47">
      <style:text-properties officeooo:rsid="25dd9674" officeooo:paragraph-rsid="27487751" fo:background-color="transparent"/>
    </style:style>
    <style:style style:name="P643" style:family="paragraph" style:parent-style-name="Text_20_body" style:list-style-name="L48">
      <style:text-properties officeooo:rsid="25dd9674" officeooo:paragraph-rsid="274785d5" fo:background-color="transparent"/>
    </style:style>
    <style:style style:name="P644" style:family="paragraph" style:parent-style-name="Text_20_body" style:list-style-name="L47">
      <style:text-properties officeooo:rsid="217d02ee" officeooo:paragraph-rsid="27487751" fo:background-color="transparent"/>
    </style:style>
    <style:style style:name="P645" style:family="paragraph" style:parent-style-name="Text_20_body">
      <style:text-properties officeooo:rsid="27ace2b1" officeooo:paragraph-rsid="27ace2b1" fo:background-color="transparent"/>
    </style:style>
    <style:style style:name="P646" style:family="paragraph" style:parent-style-name="Text_20_body">
      <style:text-properties officeooo:rsid="2801dd04" officeooo:paragraph-rsid="2801dd04" fo:background-color="transparent"/>
    </style:style>
    <style:style style:name="P647" style:family="paragraph" style:parent-style-name="Text_20_body" style:list-style-name="L42">
      <style:text-properties officeooo:rsid="1fa4b8bf" officeooo:paragraph-rsid="2673633b"/>
    </style:style>
    <style:style style:name="P648" style:family="paragraph" style:parent-style-name="Text_20_body" style:list-style-name="L42">
      <style:text-properties officeooo:rsid="1fa59f87" officeooo:paragraph-rsid="2673633b"/>
    </style:style>
    <style:style style:name="P649" style:family="paragraph" style:parent-style-name="Text_20_body" style:list-style-name="L42">
      <style:text-properties officeooo:rsid="1ef8a4eb" officeooo:paragraph-rsid="2673633b"/>
    </style:style>
    <style:style style:name="P650" style:family="paragraph" style:parent-style-name="Text_20_body" style:list-style-name="L42">
      <style:text-properties officeooo:rsid="1fddbc8a" officeooo:paragraph-rsid="2673633b"/>
    </style:style>
    <style:style style:name="P651" style:family="paragraph" style:parent-style-name="Text_20_body" style:list-style-name="L42">
      <style:text-properties officeooo:rsid="1fb10ae9" officeooo:paragraph-rsid="2673633b"/>
    </style:style>
    <style:style style:name="P652" style:family="paragraph" style:parent-style-name="Text_20_body" style:list-style-name="L42">
      <style:text-properties officeooo:rsid="26785863" officeooo:paragraph-rsid="26785863"/>
    </style:style>
    <style:style style:name="P653" style:family="paragraph" style:parent-style-name="Text_20_body" style:list-style-name="L42">
      <style:text-properties officeooo:rsid="1fb564f3" officeooo:paragraph-rsid="2673633b"/>
    </style:style>
    <style:style style:name="P654" style:family="paragraph" style:parent-style-name="Text_20_body" style:list-style-name="L42">
      <style:text-properties officeooo:rsid="1fe12da0" officeooo:paragraph-rsid="2673633b"/>
    </style:style>
    <style:style style:name="P655" style:family="paragraph" style:parent-style-name="Text_20_body" style:list-style-name="L42">
      <style:text-properties officeooo:rsid="26ca73a0" officeooo:paragraph-rsid="26ca73a0"/>
    </style:style>
    <style:style style:name="P656" style:family="paragraph" style:parent-style-name="Text_20_body" style:list-style-name="L42">
      <style:text-properties officeooo:rsid="2713eaed" officeooo:paragraph-rsid="2713eaed"/>
    </style:style>
    <style:style style:name="P657" style:family="paragraph" style:parent-style-name="Text_20_body" style:list-style-name="L42">
      <style:text-properties officeooo:rsid="1fe5ba75" officeooo:paragraph-rsid="2673633b"/>
    </style:style>
    <style:style style:name="P658" style:family="paragraph" style:parent-style-name="Text_20_body" style:list-style-name="L43">
      <style:text-properties officeooo:paragraph-rsid="268dc65d"/>
    </style:style>
    <style:style style:name="P659" style:family="paragraph" style:parent-style-name="Text_20_body" style:list-style-name="L44">
      <style:text-properties officeooo:paragraph-rsid="27190835"/>
    </style:style>
    <style:style style:name="P660" style:family="paragraph" style:parent-style-name="Text_20_body" style:list-style-name="L45">
      <style:text-properties officeooo:rsid="273dc687" officeooo:paragraph-rsid="273dc687"/>
    </style:style>
    <style:style style:name="P661" style:family="paragraph" style:parent-style-name="Text_20_body" style:list-style-name="L45">
      <style:text-properties officeooo:rsid="273eb589" officeooo:paragraph-rsid="273eb589"/>
    </style:style>
    <style:style style:name="P662" style:family="paragraph" style:parent-style-name="Text_20_body" style:list-style-name="L46">
      <style:text-properties officeooo:paragraph-rsid="275a9103"/>
    </style:style>
    <style:style style:name="P663" style:family="paragraph" style:parent-style-name="Text_20_body" style:list-style-name="L47">
      <style:text-properties officeooo:paragraph-rsid="26a758d5"/>
    </style:style>
    <style:style style:name="P664" style:family="paragraph" style:parent-style-name="Text_20_body" style:list-style-name="L48">
      <style:text-properties officeooo:paragraph-rsid="27683dd9"/>
    </style:style>
    <style:style style:name="P665" style:family="paragraph" style:parent-style-name="Text_20_body" style:list-style-name="L49">
      <style:text-properties officeooo:rsid="26992d29" officeooo:paragraph-rsid="26992d29"/>
    </style:style>
    <style:style style:name="P666" style:family="paragraph" style:parent-style-name="Text_20_body" style:list-style-name="L50">
      <style:text-properties officeooo:rsid="269cbd15" officeooo:paragraph-rsid="269cbd15"/>
    </style:style>
    <style:style style:name="P667" style:family="paragraph" style:parent-style-name="Text_20_body" style:list-style-name="L50">
      <style:text-properties officeooo:rsid="269f5c8a" officeooo:paragraph-rsid="269f5c8a"/>
    </style:style>
    <style:style style:name="P668" style:family="paragraph" style:parent-style-name="Text_20_body" style:list-style-name="L50">
      <style:text-properties officeooo:rsid="269e503f" officeooo:paragraph-rsid="269e503f"/>
    </style:style>
    <style:style style:name="P669" style:family="paragraph" style:parent-style-name="Text_20_body" style:list-style-name="L50">
      <style:text-properties officeooo:rsid="269e503f" officeooo:paragraph-rsid="26a3593b"/>
    </style:style>
    <style:style style:name="P670" style:family="paragraph" style:parent-style-name="Text_20_body" style:list-style-name="L50">
      <style:text-properties officeooo:rsid="2181dc18" officeooo:paragraph-rsid="26a3593b"/>
    </style:style>
    <style:style style:name="P671" style:family="paragraph" style:parent-style-name="Text_20_body" style:list-style-name="L60">
      <style:text-properties officeooo:rsid="218cfb5a" officeooo:paragraph-rsid="27dab443"/>
    </style:style>
    <style:style style:name="P672" style:family="paragraph" style:parent-style-name="Text_20_body" style:list-style-name="L60">
      <style:text-properties officeooo:rsid="218eee67" officeooo:paragraph-rsid="27dab443"/>
    </style:style>
    <style:style style:name="P673" style:family="paragraph" style:parent-style-name="Text_20_body" style:list-style-name="L60">
      <style:text-properties officeooo:rsid="219226d3" officeooo:paragraph-rsid="27dab443"/>
    </style:style>
    <style:style style:name="P674" style:family="paragraph" style:parent-style-name="Text_20_body" style:list-style-name="L60">
      <style:text-properties officeooo:rsid="218f7dde" officeooo:paragraph-rsid="27dab443"/>
    </style:style>
    <style:style style:name="P675" style:family="paragraph" style:parent-style-name="Text_20_body" style:list-style-name="L54">
      <style:text-properties officeooo:rsid="2237b1e2" officeooo:paragraph-rsid="2237b1e2"/>
    </style:style>
    <style:style style:name="P676" style:family="paragraph" style:parent-style-name="Text_20_body" style:list-style-name="L55">
      <style:text-properties officeooo:rsid="2237b1e2" officeooo:paragraph-rsid="2237b1e2"/>
    </style:style>
    <style:style style:name="P677" style:family="paragraph" style:parent-style-name="Text_20_body" style:list-style-name="L56">
      <style:text-properties officeooo:rsid="21e40ee3" officeooo:paragraph-rsid="21e40ee3"/>
    </style:style>
    <style:style style:name="P678" style:family="paragraph" style:parent-style-name="Text_20_body" style:list-style-name="L58">
      <style:text-properties officeooo:rsid="240e4950" officeooo:paragraph-rsid="2790ad45"/>
    </style:style>
    <style:style style:name="P679" style:family="paragraph" style:parent-style-name="Text_20_body" style:list-style-name="L59">
      <style:text-properties officeooo:rsid="2432a1ec" officeooo:paragraph-rsid="2444f0d8"/>
    </style:style>
    <style:style style:name="P680" style:family="paragraph" style:parent-style-name="Text_20_body">
      <style:text-properties officeooo:rsid="2795358b" officeooo:paragraph-rsid="2795358b"/>
    </style:style>
    <style:style style:name="P681" style:family="paragraph" style:parent-style-name="Text_20_body">
      <style:text-properties officeooo:rsid="279e46b6" officeooo:paragraph-rsid="279e46b6"/>
    </style:style>
    <style:style style:name="P682" style:family="paragraph" style:parent-style-name="Text_20_body" style:list-style-name="L50">
      <style:text-properties officeooo:rsid="27b1fd4b" officeooo:paragraph-rsid="27b1fd4b"/>
    </style:style>
    <style:style style:name="P683" style:family="paragraph" style:parent-style-name="Text_20_body">
      <style:text-properties officeooo:rsid="269b258f" officeooo:paragraph-rsid="27be212f"/>
    </style:style>
    <style:style style:name="P684" style:family="paragraph" style:parent-style-name="Text_20_body">
      <style:text-properties officeooo:rsid="218cfb73" officeooo:paragraph-rsid="27f3e5ba"/>
    </style:style>
    <style:style style:name="P685" style:family="paragraph" style:parent-style-name="Text_20_body">
      <style:text-properties officeooo:rsid="27c1a74d" officeooo:paragraph-rsid="27c1a74d"/>
    </style:style>
    <style:style style:name="P686" style:family="paragraph" style:parent-style-name="Text_20_body" style:list-style-name="L62">
      <style:text-properties officeooo:rsid="27c1a74d" officeooo:paragraph-rsid="27c1a74d"/>
    </style:style>
    <style:style style:name="P687" style:family="paragraph" style:parent-style-name="Text_20_body" style:list-style-name="L62">
      <style:text-properties officeooo:paragraph-rsid="27c1a74d"/>
    </style:style>
    <style:style style:name="P688" style:family="paragraph" style:parent-style-name="Text_20_body">
      <style:text-properties officeooo:rsid="27c703fc" officeooo:paragraph-rsid="27c703fc"/>
    </style:style>
    <style:style style:name="P689" style:family="paragraph" style:parent-style-name="Text_20_body">
      <style:text-properties officeooo:paragraph-rsid="27c703fc"/>
    </style:style>
    <style:style style:name="P690" style:family="paragraph" style:parent-style-name="Text_20_body">
      <style:text-properties officeooo:rsid="25416cd4" officeooo:paragraph-rsid="25416cd4"/>
    </style:style>
    <style:style style:name="P691" style:family="paragraph" style:parent-style-name="Text_20_body">
      <style:text-properties officeooo:paragraph-rsid="27dab443"/>
    </style:style>
    <style:style style:name="P692" style:family="paragraph" style:parent-style-name="Text_20_body">
      <style:text-properties officeooo:rsid="27de6c88" officeooo:paragraph-rsid="27dfeaae"/>
    </style:style>
    <style:style style:name="P693" style:family="paragraph" style:parent-style-name="Text_20_body">
      <style:text-properties officeooo:rsid="27dfeaae" officeooo:paragraph-rsid="27dfeaae"/>
    </style:style>
    <style:style style:name="P694" style:family="paragraph" style:parent-style-name="Text_20_body" style:list-style-name="L63">
      <style:text-properties officeooo:rsid="27dfeaae" officeooo:paragraph-rsid="27dfeaae"/>
    </style:style>
    <style:style style:name="P695" style:family="paragraph" style:parent-style-name="Text_20_body">
      <style:text-properties officeooo:rsid="27e201ac" officeooo:paragraph-rsid="27e201ac"/>
    </style:style>
    <style:style style:name="P696" style:family="paragraph" style:parent-style-name="Text_20_body">
      <style:text-properties officeooo:rsid="27ea0ea6" officeooo:paragraph-rsid="27eb7acb"/>
    </style:style>
    <style:style style:name="P697" style:family="paragraph" style:parent-style-name="Text_20_body">
      <style:text-properties officeooo:rsid="27ebd5a0" officeooo:paragraph-rsid="27ebd5a0"/>
    </style:style>
    <style:style style:name="P698" style:family="paragraph" style:parent-style-name="Text_20_body">
      <style:text-properties officeooo:rsid="27eea8c9" officeooo:paragraph-rsid="27eea8c9"/>
    </style:style>
    <style:style style:name="P699" style:family="paragraph" style:parent-style-name="Text_20_body">
      <style:text-properties officeooo:rsid="27f4fa7b" officeooo:paragraph-rsid="27f4fa7b"/>
    </style:style>
    <style:style style:name="P700" style:family="paragraph" style:parent-style-name="Text_20_body">
      <style:text-properties officeooo:rsid="27f58c0f" officeooo:paragraph-rsid="27f58c0f"/>
    </style:style>
    <style:style style:name="P701" style:family="paragraph" style:parent-style-name="Text_20_body">
      <style:text-properties officeooo:rsid="27f58cff" officeooo:paragraph-rsid="27f58cff"/>
    </style:style>
    <style:style style:name="P702" style:family="paragraph" style:parent-style-name="Text_20_body" style:list-style-name="L64">
      <style:text-properties officeooo:rsid="27f58cff" officeooo:paragraph-rsid="27f58cff"/>
    </style:style>
    <style:style style:name="P703" style:family="paragraph" style:parent-style-name="Text_20_body">
      <style:text-properties officeooo:rsid="27f6cc8e" officeooo:paragraph-rsid="27f6cc8e"/>
    </style:style>
    <style:style style:name="P704" style:family="paragraph" style:parent-style-name="Text_20_body">
      <style:text-properties officeooo:rsid="27ff85eb" officeooo:paragraph-rsid="27ff85eb"/>
    </style:style>
    <style:style style:name="P705" style:family="paragraph" style:parent-style-name="Text_20_body">
      <style:text-properties officeooo:rsid="2800826c" officeooo:paragraph-rsid="2800826c"/>
    </style:style>
    <style:style style:name="P706" style:family="paragraph" style:parent-style-name="Text_20_body">
      <style:text-properties officeooo:rsid="2801dd04" officeooo:paragraph-rsid="2801dd04"/>
    </style:style>
    <style:style style:name="P707" style:family="paragraph" style:parent-style-name="Text_20_body">
      <style:text-properties officeooo:rsid="28064983" officeooo:paragraph-rsid="28064983"/>
    </style:style>
    <style:style style:name="P708" style:family="paragraph" style:parent-style-name="Text_20_body">
      <style:text-properties officeooo:rsid="2808ebbf" officeooo:paragraph-rsid="2808ebbf"/>
    </style:style>
    <style:style style:name="P709" style:family="paragraph" style:parent-style-name="Text_20_body">
      <style:text-properties officeooo:rsid="280aa77e" officeooo:paragraph-rsid="280aa77e"/>
    </style:style>
    <style:style style:name="P710" style:family="paragraph" style:parent-style-name="Text_20_body">
      <style:text-properties officeooo:rsid="280d8053" officeooo:paragraph-rsid="280d8053"/>
    </style:style>
    <style:style style:name="P711" style:family="paragraph" style:parent-style-name="Text_20_body">
      <style:text-properties officeooo:rsid="281025f2" officeooo:paragraph-rsid="28113e50"/>
    </style:style>
    <style:style style:name="P712" style:family="paragraph" style:parent-style-name="Text_20_body" style:list-style-name="L65">
      <style:text-properties officeooo:rsid="2811e5a0" officeooo:paragraph-rsid="2812b376"/>
    </style:style>
    <style:style style:name="P713" style:family="paragraph" style:parent-style-name="Text_20_body">
      <style:text-properties officeooo:rsid="28133a5d" officeooo:paragraph-rsid="28175705"/>
    </style:style>
    <style:style style:name="P714" style:family="paragraph" style:parent-style-name="Text_20_body">
      <style:text-properties officeooo:rsid="28159ee9" officeooo:paragraph-rsid="28159ee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aa8ae3"/>
    </style:style>
    <style:style style:name="T67" style:family="text">
      <style:text-properties style:text-line-through-style="none" style:text-line-through-type="none" officeooo:rsid="24ab19e0"/>
    </style:style>
    <style:style style:name="T68" style:family="text">
      <style:text-properties style:text-line-through-style="none" style:text-line-through-type="none" officeooo:rsid="24af88ef"/>
    </style:style>
    <style:style style:name="T69" style:family="text">
      <style:text-properties style:text-line-through-style="none" style:text-line-through-type="none" officeooo:rsid="24b0eb91"/>
    </style:style>
    <style:style style:name="T70" style:family="text">
      <style:text-properties style:text-line-through-style="none" style:text-line-through-type="none" officeooo:rsid="24c4625e"/>
    </style:style>
    <style:style style:name="T71" style:family="text">
      <style:text-properties style:text-line-through-style="none" style:text-line-through-type="none" officeooo:rsid="24c510fe"/>
    </style:style>
    <style:style style:name="T72" style:family="text">
      <style:text-properties style:text-line-through-style="none" style:text-line-through-type="none" officeooo:rsid="24c7e578"/>
    </style:style>
    <style:style style:name="T73" style:family="text">
      <style:text-properties style:text-line-through-style="none" style:text-line-through-type="none" officeooo:rsid="24c89ecb"/>
    </style:style>
    <style:style style:name="T74" style:family="text">
      <style:text-properties style:text-line-through-style="none" style:text-line-through-type="none" officeooo:rsid="24c92b39"/>
    </style:style>
    <style:style style:name="T75" style:family="text">
      <style:text-properties style:text-line-through-style="none" style:text-line-through-type="none" fo:font-weight="bold" style:font-weight-asian="bold" style:font-weight-complex="bold"/>
    </style:style>
    <style:style style:name="T76" style:family="text">
      <style:text-properties style:text-line-through-style="none" style:text-line-through-type="none" fo:font-weight="bold" officeooo:rsid="24888590" style:font-weight-asian="bold" style:font-weight-complex="bold"/>
    </style:style>
    <style:style style:name="T77" style:family="text">
      <style:text-properties style:text-line-through-style="none" style:text-line-through-type="none" fo:font-weight="bold" officeooo:rsid="24c92b39" style:font-weight-asian="bold" style:font-weight-complex="bold"/>
    </style:style>
    <style:style style:name="T78" style:family="text">
      <style:text-properties style:text-line-through-style="none" style:text-line-through-type="none" fo:font-weight="bold" officeooo:rsid="24cf2107" style:font-weight-asian="bold" style:font-weight-complex="bold"/>
    </style:style>
    <style:style style:name="T79" style:family="text">
      <style:text-properties style:text-line-through-style="none" style:text-line-through-type="none" fo:font-weight="bold" officeooo:rsid="247cebc3" style:font-weight-asian="bold" style:font-weight-complex="bold"/>
    </style:style>
    <style:style style:name="T80" style:family="text">
      <style:text-properties style:text-line-through-style="none" style:text-line-through-type="none" fo:font-weight="bold" officeooo:rsid="2799384d" style:font-weight-asian="bold" style:font-weight-complex="bold"/>
    </style:style>
    <style:style style:name="T81" style:family="text">
      <style:text-properties style:text-line-through-style="none" style:text-line-through-type="none" officeooo:rsid="24cb12b6"/>
    </style:style>
    <style:style style:name="T82" style:family="text">
      <style:text-properties style:text-line-through-style="none" style:text-line-through-type="none" officeooo:rsid="24cb934f"/>
    </style:style>
    <style:style style:name="T83" style:family="text">
      <style:text-properties style:text-line-through-style="none" style:text-line-through-type="none" officeooo:rsid="24ccf839"/>
    </style:style>
    <style:style style:name="T84" style:family="text">
      <style:text-properties style:text-line-through-style="none" style:text-line-through-type="none" officeooo:rsid="24cea0cf"/>
    </style:style>
    <style:style style:name="T85" style:family="text">
      <style:text-properties style:text-line-through-style="none" style:text-line-through-type="none" officeooo:rsid="24cf2107"/>
    </style:style>
    <style:style style:name="T86" style:family="text">
      <style:text-properties style:text-line-through-style="none" style:text-line-through-type="none" officeooo:rsid="24cf3bc5"/>
    </style:style>
    <style:style style:name="T87" style:family="text">
      <style:text-properties style:text-line-through-style="none" style:text-line-through-type="none" officeooo:rsid="24cfbd94"/>
    </style:style>
    <style:style style:name="T88" style:family="text">
      <style:text-properties style:text-line-through-style="none" style:text-line-through-type="none" officeooo:rsid="24a8a687"/>
    </style:style>
    <style:style style:name="T89" style:family="text">
      <style:text-properties style:text-line-through-style="none" style:text-line-through-type="none" officeooo:rsid="24d3000b"/>
    </style:style>
    <style:style style:name="T90" style:family="text">
      <style:text-properties style:text-line-through-style="none" style:text-line-through-type="none" officeooo:rsid="24d36c7b"/>
    </style:style>
    <style:style style:name="T91" style:family="text">
      <style:text-properties style:text-line-through-style="none" style:text-line-through-type="none" officeooo:rsid="24d564dc"/>
    </style:style>
    <style:style style:name="T92" style:family="text">
      <style:text-properties style:text-line-through-style="none" style:text-line-through-type="none" officeooo:rsid="24d737b1"/>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e186c5"/>
    </style:style>
    <style:style style:name="T98" style:family="text">
      <style:text-properties style:text-line-through-style="none" style:text-line-through-type="none" officeooo:rsid="24f10ba4"/>
    </style:style>
    <style:style style:name="T99" style:family="text">
      <style:text-properties style:text-line-through-style="none" style:text-line-through-type="none" officeooo:rsid="24b75ee0"/>
    </style:style>
    <style:style style:name="T100" style:family="text">
      <style:text-properties style:text-line-through-style="none" style:text-line-through-type="none" officeooo:rsid="24bb23ec"/>
    </style:style>
    <style:style style:name="T101" style:family="text">
      <style:text-properties style:text-line-through-style="none" style:text-line-through-type="none" officeooo:rsid="24b803aa"/>
    </style:style>
    <style:style style:name="T102" style:family="text">
      <style:text-properties style:text-line-through-style="none" style:text-line-through-type="none" officeooo:rsid="24bcd44c"/>
    </style:style>
    <style:style style:name="T103" style:family="text">
      <style:text-properties style:text-line-through-style="none" style:text-line-through-type="none" officeooo:rsid="25217927"/>
    </style:style>
    <style:style style:name="T104" style:family="text">
      <style:text-properties style:text-line-through-style="none" style:text-line-through-type="none" officeooo:rsid="18fa2bc6"/>
    </style:style>
    <style:style style:name="T105" style:family="text">
      <style:text-properties style:text-line-through-style="none" style:text-line-through-type="none" officeooo:rsid="1cc6322d"/>
    </style:style>
    <style:style style:name="T106" style:family="text">
      <style:text-properties style:text-line-through-style="none" style:text-line-through-type="none" officeooo:rsid="1904c501"/>
    </style:style>
    <style:style style:name="T107" style:family="text">
      <style:text-properties style:text-line-through-style="none" style:text-line-through-type="none" officeooo:rsid="25611652"/>
    </style:style>
    <style:style style:name="T108" style:family="text">
      <style:text-properties style:text-line-through-style="none" style:text-line-through-type="none" officeooo:rsid="268fc48b"/>
    </style:style>
    <style:style style:name="T109" style:family="text">
      <style:text-properties style:text-line-through-style="none" style:text-line-through-type="none" officeooo:rsid="26920def"/>
    </style:style>
    <style:style style:name="T110" style:family="text">
      <style:text-properties style:text-line-through-style="none" style:text-line-through-type="none" officeooo:rsid="2693247c"/>
    </style:style>
    <style:style style:name="T111" style:family="text">
      <style:text-properties style:text-line-through-style="none" style:text-line-through-type="none" officeooo:rsid="2693bc11"/>
    </style:style>
    <style:style style:name="T112" style:family="text">
      <style:text-properties style:text-line-through-style="none" style:text-line-through-type="none" officeooo:rsid="247bd336"/>
    </style:style>
    <style:style style:name="T113" style:family="text">
      <style:text-properties style:text-line-through-style="none" style:text-line-through-type="none" officeooo:rsid="269668ef"/>
    </style:style>
    <style:style style:name="T114" style:family="text">
      <style:text-properties style:text-line-through-style="none" style:text-line-through-type="none" officeooo:rsid="272051e0"/>
    </style:style>
    <style:style style:name="T115" style:family="text">
      <style:text-properties style:text-line-through-style="none" style:text-line-through-type="none" officeooo:rsid="24304c85"/>
    </style:style>
    <style:style style:name="T116" style:family="text">
      <style:text-properties style:text-line-through-style="none" style:text-line-through-type="none" officeooo:rsid="2415a15d"/>
    </style:style>
    <style:style style:name="T117" style:family="text">
      <style:text-properties style:text-line-through-style="none" style:text-line-through-type="none" officeooo:rsid="240b1c6e"/>
    </style:style>
    <style:style style:name="T118" style:family="text">
      <style:text-properties style:text-line-through-style="none" style:text-line-through-type="none" officeooo:rsid="244b657c"/>
    </style:style>
    <style:style style:name="T119" style:family="text">
      <style:text-properties style:text-line-through-style="none" style:text-line-through-type="none" officeooo:rsid="247aa9fe"/>
    </style:style>
    <style:style style:name="T120" style:family="text">
      <style:text-properties style:text-line-through-style="none" style:text-line-through-type="none" fo:background-color="transparent" loext:char-shading-value="0"/>
    </style:style>
    <style:style style:name="T121" style:family="text">
      <style:text-properties style:text-line-through-style="none" style:text-line-through-type="none" officeooo:rsid="27afbcb5" fo:background-color="transparent" loext:char-shading-value="0"/>
    </style:style>
    <style:style style:name="T122" style:family="text">
      <style:text-properties style:text-line-through-style="none" style:text-line-through-type="none" officeooo:rsid="27b04583" fo:background-color="transparent" loext:char-shading-value="0"/>
    </style:style>
    <style:style style:name="T123" style:family="text">
      <style:text-properties style:text-line-through-style="none" style:text-line-through-type="none" officeooo:rsid="27aedea8" fo:background-color="transparent" loext:char-shading-value="0"/>
    </style:style>
    <style:style style:name="T124" style:family="text">
      <style:text-properties style:text-line-through-style="none" style:text-line-through-type="none" officeooo:rsid="2795358b"/>
    </style:style>
    <style:style style:name="T125" style:family="text">
      <style:text-properties style:text-line-through-style="none" style:text-line-through-type="none" officeooo:rsid="2796ff13"/>
    </style:style>
    <style:style style:name="T126" style:family="text">
      <style:text-properties style:text-line-through-style="none" style:text-line-through-type="none" officeooo:rsid="2797f29e"/>
    </style:style>
    <style:style style:name="T127" style:family="text">
      <style:text-properties style:text-line-through-style="none" style:text-line-through-type="none" fo:font-weight="normal" style:font-weight-asian="normal" style:font-weight-complex="normal"/>
    </style:style>
    <style:style style:name="T128" style:family="text">
      <style:text-properties style:text-line-through-style="none" style:text-line-through-type="none" fo:font-weight="normal" officeooo:rsid="2799384d" style:font-weight-asian="normal" style:font-weight-complex="normal"/>
    </style:style>
    <style:style style:name="T129" style:family="text">
      <style:text-properties style:text-line-through-style="none" style:text-line-through-type="none" fo:font-weight="normal" officeooo:rsid="2795358b" style:font-weight-asian="normal" style:font-weight-complex="normal"/>
    </style:style>
    <style:style style:name="T130" style:family="text">
      <style:text-properties style:text-line-through-style="none" style:text-line-through-type="none" fo:font-weight="normal" officeooo:rsid="279c65fa" style:font-weight-asian="normal" style:font-weight-complex="normal"/>
    </style:style>
    <style:style style:name="T131" style:family="text">
      <style:text-properties style:text-line-through-style="none" style:text-line-through-type="none" fo:font-weight="normal" officeooo:rsid="27fa3184" style:font-weight-asian="normal" style:font-weight-complex="normal"/>
    </style:style>
    <style:style style:name="T132" style:family="text">
      <style:text-properties style:text-line-through-style="none" style:text-line-through-type="none" fo:font-style="normal" officeooo:rsid="27a6175d" style:font-style-asian="normal" style:font-style-complex="normal"/>
    </style:style>
    <style:style style:name="T133" style:family="text">
      <style:text-properties style:text-line-through-style="none" style:text-line-through-type="none" officeooo:rsid="279f02ea"/>
    </style:style>
    <style:style style:name="T134" style:family="text">
      <style:text-properties style:text-line-through-style="none" style:text-line-through-type="none" officeooo:rsid="27a6175d"/>
    </style:style>
    <style:style style:name="T135" style:family="text">
      <style:text-properties style:text-line-through-style="none" style:text-line-through-type="none" officeooo:rsid="27a804db"/>
    </style:style>
    <style:style style:name="T136" style:family="text">
      <style:text-properties style:text-line-through-style="none" style:text-line-through-type="none" officeooo:rsid="27b6f898"/>
    </style:style>
    <style:style style:name="T137" style:family="text">
      <style:text-properties style:text-line-through-style="none" style:text-line-through-type="none" officeooo:rsid="27b7fd17"/>
    </style:style>
    <style:style style:name="T138" style:family="text">
      <style:text-properties fo:language="cs" fo:country="CZ"/>
    </style:style>
    <style:style style:name="T139" style:family="text">
      <style:text-properties fo:language="cs" fo:country="CZ" fo:font-style="italic" style:language-asian="cs" style:country-asian="CZ" style:font-style-asian="italic" style:font-style-complex="italic"/>
    </style:style>
    <style:style style:name="T140" style:family="text">
      <style:text-properties fo:language="cs" fo:country="CZ" fo:font-style="italic" officeooo:rsid="20759c9f" style:language-asian="cs" style:country-asian="CZ" style:font-style-asian="italic" style:font-style-complex="italic"/>
    </style:style>
    <style:style style:name="T141" style:family="text">
      <style:text-properties fo:language="cs" fo:country="CZ" fo:font-style="italic" officeooo:rsid="20a19e91" style:language-asian="cs" style:country-asian="CZ" style:font-style-asian="italic" style:font-style-complex="italic"/>
    </style:style>
    <style:style style:name="T142" style:family="text">
      <style:text-properties fo:language="cs" fo:country="CZ" fo:font-style="italic" officeooo:rsid="20a75113" style:language-asian="cs" style:country-asian="CZ" style:font-style-asian="italic" style:font-style-complex="italic"/>
    </style:style>
    <style:style style:name="T143" style:family="text">
      <style:text-properties fo:language="cs" fo:country="CZ" fo:font-style="italic" officeooo:rsid="216ba9fc" style:language-asian="cs" style:country-asian="CZ" style:font-style-asian="italic" style:font-style-complex="italic"/>
    </style:style>
    <style:style style:name="T144" style:family="text">
      <style:text-properties fo:language="cs" fo:country="CZ" fo:font-style="italic" officeooo:rsid="21966d5f" style:language-asian="cs" style:country-asian="CZ" style:font-style-asian="italic" style:font-style-complex="italic"/>
    </style:style>
    <style:style style:name="T145" style:family="text">
      <style:text-properties fo:language="cs" fo:country="CZ" fo:font-style="italic" officeooo:rsid="21ad8828" style:language-asian="cs" style:country-asian="CZ" style:font-style-asian="italic" style:font-style-complex="italic"/>
    </style:style>
    <style:style style:name="T146" style:family="text">
      <style:text-properties fo:language="cs" fo:country="CZ" fo:font-style="italic" officeooo:rsid="20774db6" style:language-asian="cs" style:country-asian="CZ" style:font-style-asian="italic" style:font-style-complex="italic"/>
    </style:style>
    <style:style style:name="T147" style:family="text">
      <style:text-properties fo:language="cs" fo:country="CZ" fo:font-style="italic" officeooo:rsid="21b1e115" style:language-asian="cs" style:country-asian="CZ" style:font-style-asian="italic" style:font-style-complex="italic"/>
    </style:style>
    <style:style style:name="T148" style:family="text">
      <style:text-properties fo:language="cs" fo:country="CZ" fo:font-style="italic" officeooo:rsid="22197097" style:language-asian="cs" style:country-asian="CZ" style:font-style-asian="italic" style:font-style-complex="italic"/>
    </style:style>
    <style:style style:name="T149" style:family="text">
      <style:text-properties fo:language="cs" fo:country="CZ" fo:font-style="italic" officeooo:rsid="20e96c9d" style:language-asian="cs" style:country-asian="CZ" style:font-style-asian="italic" style:font-style-complex="italic"/>
    </style:style>
    <style:style style:name="T150" style:family="text">
      <style:text-properties fo:language="cs" fo:country="CZ" fo:font-style="italic" officeooo:rsid="223e7fa9" style:language-asian="cs" style:country-asian="CZ" style:font-style-asian="italic" style:font-style-complex="italic"/>
    </style:style>
    <style:style style:name="T151" style:family="text">
      <style:text-properties fo:language="cs" fo:country="CZ" fo:font-style="italic" officeooo:rsid="22404075" style:language-asian="cs" style:country-asian="CZ" style:font-style-asian="italic" style:font-style-complex="italic"/>
    </style:style>
    <style:style style:name="T152" style:family="text">
      <style:text-properties fo:language="cs" fo:country="CZ" fo:font-style="italic" officeooo:rsid="224ad8f1" style:language-asian="cs" style:country-asian="CZ" style:font-style-asian="italic" style:font-style-complex="italic"/>
    </style:style>
    <style:style style:name="T153" style:family="text">
      <style:text-properties fo:language="cs" fo:country="CZ" fo:font-style="italic" officeooo:rsid="224b196c" style:language-asian="cs" style:country-asian="CZ" style:font-style-asian="italic" style:font-style-complex="italic"/>
    </style:style>
    <style:style style:name="T154" style:family="text">
      <style:text-properties fo:language="cs" fo:country="CZ" fo:font-style="italic" officeooo:rsid="2257a472" style:language-asian="cs" style:country-asian="CZ" style:font-style-asian="italic" style:font-style-complex="italic"/>
    </style:style>
    <style:style style:name="T155" style:family="text">
      <style:text-properties fo:language="cs" fo:country="CZ" fo:font-style="italic" officeooo:rsid="16077e11" style:language-asian="cs" style:country-asian="CZ" style:font-style-asian="italic" style:font-style-complex="italic"/>
    </style:style>
    <style:style style:name="T156" style:family="text">
      <style:text-properties fo:language="cs" fo:country="CZ" fo:font-style="italic" officeooo:rsid="2264f721" style:language-asian="cs" style:country-asian="CZ" style:font-style-asian="italic" style:font-style-complex="italic"/>
    </style:style>
    <style:style style:name="T157" style:family="text">
      <style:text-properties fo:language="cs" fo:country="CZ" fo:font-style="italic" officeooo:rsid="2262950f" style:language-asian="cs" style:country-asian="CZ" style:font-style-asian="italic" style:font-style-complex="italic"/>
    </style:style>
    <style:style style:name="T158" style:family="text">
      <style:text-properties fo:language="cs" fo:country="CZ" fo:font-style="italic" officeooo:rsid="2270d6b1" style:language-asian="cs" style:country-asian="CZ" style:font-style-asian="italic" style:font-style-complex="italic"/>
    </style:style>
    <style:style style:name="T159" style:family="text">
      <style:text-properties fo:language="cs" fo:country="CZ" fo:font-style="italic" officeooo:rsid="2270e0f8" style:language-asian="cs" style:country-asian="CZ" style:font-style-asian="italic" style:font-style-complex="italic"/>
    </style:style>
    <style:style style:name="T160" style:family="text">
      <style:text-properties fo:language="cs" fo:country="CZ" fo:font-style="italic" officeooo:rsid="227187a1" style:language-asian="cs" style:country-asian="CZ" style:font-style-asian="italic" style:font-style-complex="italic"/>
    </style:style>
    <style:style style:name="T161" style:family="text">
      <style:text-properties fo:language="cs" fo:country="CZ" fo:font-style="italic" officeooo:rsid="227200b6" style:language-asian="cs" style:country-asian="CZ" style:font-style-asian="italic" style:font-style-complex="italic"/>
    </style:style>
    <style:style style:name="T162" style:family="text">
      <style:text-properties fo:language="cs" fo:country="CZ" fo:font-style="italic" officeooo:rsid="22800e48" style:language-asian="cs" style:country-asian="CZ" style:font-style-asian="italic" style:font-style-complex="italic"/>
    </style:style>
    <style:style style:name="T163" style:family="text">
      <style:text-properties fo:language="cs" fo:country="CZ" fo:font-style="italic" officeooo:rsid="2282078d" style:language-asian="cs" style:country-asian="CZ" style:font-style-asian="italic" style:font-style-complex="italic"/>
    </style:style>
    <style:style style:name="T164" style:family="text">
      <style:text-properties fo:language="cs" fo:country="CZ" fo:font-style="italic" officeooo:rsid="228a945e" style:language-asian="cs" style:country-asian="CZ" style:font-style-asian="italic" style:font-style-complex="italic"/>
    </style:style>
    <style:style style:name="T165" style:family="text">
      <style:text-properties fo:language="cs" fo:country="CZ" fo:font-style="italic" officeooo:rsid="228dc0f3" style:language-asian="cs" style:country-asian="CZ" style:font-style-asian="italic" style:font-style-complex="italic"/>
    </style:style>
    <style:style style:name="T166" style:family="text">
      <style:text-properties fo:language="cs" fo:country="CZ" fo:font-style="italic" officeooo:rsid="228eef0d" style:language-asian="cs" style:country-asian="CZ" style:font-style-asian="italic" style:font-style-complex="italic"/>
    </style:style>
    <style:style style:name="T167" style:family="text">
      <style:text-properties fo:language="cs" fo:country="CZ" fo:font-style="italic" officeooo:rsid="2297aba1" style:language-asian="cs" style:country-asian="CZ" style:font-style-asian="italic" style:font-style-complex="italic"/>
    </style:style>
    <style:style style:name="T168" style:family="text">
      <style:text-properties fo:language="cs" fo:country="CZ" fo:font-style="italic" officeooo:rsid="2297affa" style:language-asian="cs" style:country-asian="CZ" style:font-style-asian="italic" style:font-style-complex="italic"/>
    </style:style>
    <style:style style:name="T169" style:family="text">
      <style:text-properties fo:language="cs" fo:country="CZ" fo:font-style="italic" officeooo:rsid="229c2711" style:language-asian="cs" style:country-asian="CZ" style:font-style-asian="italic" style:font-style-complex="italic"/>
    </style:style>
    <style:style style:name="T170" style:family="text">
      <style:text-properties fo:language="cs" fo:country="CZ" fo:font-style="italic" officeooo:rsid="22a49575" style:language-asian="cs" style:country-asian="CZ" style:font-style-asian="italic" style:font-style-complex="italic"/>
    </style:style>
    <style:style style:name="T171" style:family="text">
      <style:text-properties fo:language="cs" fo:country="CZ" fo:font-style="italic" officeooo:rsid="2070f8c1" style:language-asian="cs" style:country-asian="CZ" style:font-style-asian="italic" style:font-style-complex="italic"/>
    </style:style>
    <style:style style:name="T172" style:family="text">
      <style:text-properties fo:language="cs" fo:country="CZ" fo:font-style="italic" officeooo:rsid="23297522" style:language-asian="cs" style:country-asian="CZ" style:font-style-asian="italic" style:font-style-complex="italic"/>
    </style:style>
    <style:style style:name="T173" style:family="text">
      <style:text-properties fo:language="cs" fo:country="CZ" fo:font-style="italic" officeooo:rsid="233a4c33" style:language-asian="cs" style:country-asian="CZ" style:font-style-asian="italic" style:font-style-complex="italic"/>
    </style:style>
    <style:style style:name="T174" style:family="text">
      <style:text-properties fo:language="cs" fo:country="CZ" fo:font-style="italic" officeooo:rsid="21bdf1e6" style:language-asian="cs" style:country-asian="CZ" style:font-style-asian="italic" style:font-style-complex="italic"/>
    </style:style>
    <style:style style:name="T175" style:family="text">
      <style:text-properties fo:language="cs" fo:country="CZ" fo:font-style="italic" officeooo:rsid="237ee0db" style:language-asian="cs" style:country-asian="CZ" style:font-style-asian="italic" style:font-style-complex="italic"/>
    </style:style>
    <style:style style:name="T176" style:family="text">
      <style:text-properties fo:language="cs" fo:country="CZ" fo:font-style="italic" officeooo:rsid="2395a884" style:language-asian="cs" style:country-asian="CZ" style:font-style-asian="italic" style:font-style-complex="italic"/>
    </style:style>
    <style:style style:name="T177" style:family="text">
      <style:text-properties fo:language="cs" fo:country="CZ" fo:font-style="italic" officeooo:rsid="2397efe5" style:language-asian="cs" style:country-asian="CZ" style:font-style-asian="italic" style:font-style-complex="italic"/>
    </style:style>
    <style:style style:name="T178" style:family="text">
      <style:text-properties fo:language="cs" fo:country="CZ" fo:font-style="italic" officeooo:rsid="239baad3" style:language-asian="cs" style:country-asian="CZ" style:font-style-asian="italic" style:font-style-complex="italic"/>
    </style:style>
    <style:style style:name="T179" style:family="text">
      <style:text-properties fo:language="cs" fo:country="CZ" fo:font-style="italic" officeooo:rsid="239f3212" style:language-asian="cs" style:country-asian="CZ" style:font-style-asian="italic" style:font-style-complex="italic"/>
    </style:style>
    <style:style style:name="T180" style:family="text">
      <style:text-properties fo:language="cs" fo:country="CZ" fo:font-style="italic" officeooo:rsid="23a66355" style:language-asian="cs" style:country-asian="CZ" style:font-style-asian="italic" style:font-style-complex="italic"/>
    </style:style>
    <style:style style:name="T181" style:family="text">
      <style:text-properties fo:language="cs" fo:country="CZ" fo:font-style="italic" officeooo:rsid="23a68aaa" style:language-asian="cs" style:country-asian="CZ" style:font-style-asian="italic" style:font-style-complex="italic"/>
    </style:style>
    <style:style style:name="T182" style:family="text">
      <style:text-properties fo:language="cs" fo:country="CZ" fo:font-style="italic" officeooo:rsid="23b742fd" style:language-asian="cs" style:country-asian="CZ" style:font-style-asian="italic" style:font-style-complex="italic"/>
    </style:style>
    <style:style style:name="T183" style:family="text">
      <style:text-properties fo:language="cs" fo:country="CZ" fo:font-style="italic" officeooo:rsid="23bc305e" style:language-asian="cs" style:country-asian="CZ" style:font-style-asian="italic" style:font-style-complex="italic"/>
    </style:style>
    <style:style style:name="T184" style:family="text">
      <style:text-properties fo:language="cs" fo:country="CZ" fo:font-style="italic" officeooo:rsid="239ee6d2" style:language-asian="cs" style:country-asian="CZ" style:font-style-asian="italic" style:font-style-complex="italic"/>
    </style:style>
    <style:style style:name="T185" style:family="text">
      <style:text-properties fo:language="cs" fo:country="CZ" fo:font-style="italic" officeooo:rsid="23cb1884" style:language-asian="cs" style:country-asian="CZ" style:font-style-asian="italic" style:font-style-complex="italic"/>
    </style:style>
    <style:style style:name="T186" style:family="text">
      <style:text-properties fo:language="cs" fo:country="CZ" fo:font-style="italic" officeooo:rsid="23c97ddf" style:language-asian="cs" style:country-asian="CZ" style:font-style-asian="italic" style:font-style-complex="italic"/>
    </style:style>
    <style:style style:name="T187" style:family="text">
      <style:text-properties fo:language="cs" fo:country="CZ" fo:font-style="italic" officeooo:rsid="23cc4087" style:language-asian="cs" style:country-asian="CZ" style:font-style-asian="italic" style:font-style-complex="italic"/>
    </style:style>
    <style:style style:name="T188" style:family="text">
      <style:text-properties fo:language="cs" fo:country="CZ" fo:font-style="italic" officeooo:rsid="23d24716" style:language-asian="cs" style:country-asian="CZ" style:font-style-asian="italic" style:font-style-complex="italic"/>
    </style:style>
    <style:style style:name="T189" style:family="text">
      <style:text-properties fo:language="cs" fo:country="CZ" fo:font-style="italic" officeooo:rsid="23e9cc18" style:language-asian="cs" style:country-asian="CZ" style:font-style-asian="italic" style:font-style-complex="italic"/>
    </style:style>
    <style:style style:name="T190" style:family="text">
      <style:text-properties fo:language="cs" fo:country="CZ" fo:font-style="italic" officeooo:rsid="250683f3" style:language-asian="cs" style:country-asian="CZ" style:font-style-asian="italic" style:font-style-complex="italic"/>
    </style:style>
    <style:style style:name="T191" style:family="text">
      <style:text-properties fo:language="cs" fo:country="CZ" fo:font-style="italic" officeooo:rsid="27e08a27" style:language-asian="cs" style:country-asian="CZ" style:font-style-asian="italic" style:font-style-complex="italic"/>
    </style:style>
    <style:style style:name="T192" style:family="text">
      <style:text-properties fo:language="cs" fo:country="CZ" fo:font-style="italic" officeooo:rsid="27e72a02" style:language-asian="cs" style:country-asian="CZ" style:font-style-asian="italic" style:font-style-complex="italic"/>
    </style:style>
    <style:style style:name="T193" style:family="text">
      <style:text-properties fo:language="cs" fo:country="CZ" fo:font-style="italic" style:font-style-asian="italic" style:font-style-complex="italic"/>
    </style:style>
    <style:style style:name="T194" style:family="text">
      <style:text-properties fo:language="cs" fo:country="CZ" fo:font-style="italic" officeooo:rsid="11354dcd" style:font-style-asian="italic" style:font-style-complex="italic"/>
    </style:style>
    <style:style style:name="T195" style:family="text">
      <style:text-properties fo:language="cs" fo:country="CZ" fo:font-style="italic" officeooo:rsid="120adea7" style:font-style-asian="italic" style:font-style-complex="italic"/>
    </style:style>
    <style:style style:name="T196" style:family="text">
      <style:text-properties fo:language="cs" fo:country="CZ" fo:font-style="italic" officeooo:rsid="134c3978" style:font-style-asian="italic" style:font-style-complex="italic"/>
    </style:style>
    <style:style style:name="T197" style:family="text">
      <style:text-properties fo:language="cs" fo:country="CZ" fo:font-style="italic" officeooo:rsid="1219fef8" style:font-style-asian="italic" style:font-style-complex="italic"/>
    </style:style>
    <style:style style:name="T198" style:family="text">
      <style:text-properties fo:language="cs" fo:country="CZ" fo:font-style="italic" officeooo:rsid="120b53e2" style:font-style-asian="italic" style:font-style-complex="italic"/>
    </style:style>
    <style:style style:name="T199" style:family="text">
      <style:text-properties fo:language="cs" fo:country="CZ" fo:font-style="italic" officeooo:rsid="121a2aad" style:font-style-asian="italic" style:font-style-complex="italic"/>
    </style:style>
    <style:style style:name="T200" style:family="text">
      <style:text-properties fo:language="cs" fo:country="CZ" fo:font-style="italic" officeooo:rsid="256ef27a" style:font-style-asian="italic" style:font-style-complex="italic"/>
    </style:style>
    <style:style style:name="T201" style:family="text">
      <style:text-properties fo:language="cs" fo:country="CZ" fo:font-style="italic" officeooo:rsid="25733ca9" style:font-style-asian="italic" style:font-style-complex="italic"/>
    </style:style>
    <style:style style:name="T202" style:family="text">
      <style:text-properties fo:language="cs" fo:country="CZ" fo:font-style="italic" officeooo:rsid="2576dfad" style:font-style-asian="italic" style:font-style-complex="italic"/>
    </style:style>
    <style:style style:name="T203" style:family="text">
      <style:text-properties fo:language="cs" fo:country="CZ" fo:font-style="italic" officeooo:rsid="25796d8b" style:font-style-asian="italic" style:font-style-complex="italic"/>
    </style:style>
    <style:style style:name="T204" style:family="text">
      <style:text-properties fo:language="cs" fo:country="CZ" fo:font-style="italic" officeooo:rsid="1f23f6d8" style:font-style-asian="italic" style:font-style-complex="italic"/>
    </style:style>
    <style:style style:name="T205" style:family="text">
      <style:text-properties fo:language="cs" fo:country="CZ" fo:font-style="italic" officeooo:rsid="1a67d4d3" style:font-style-asian="italic" style:font-style-complex="italic"/>
    </style:style>
    <style:style style:name="T206" style:family="text">
      <style:text-properties fo:language="cs" fo:country="CZ" fo:font-style="italic" officeooo:rsid="1f24bc92" style:font-style-asian="italic" style:font-style-complex="italic"/>
    </style:style>
    <style:style style:name="T207" style:family="text">
      <style:text-properties fo:language="cs" fo:country="CZ" fo:font-style="italic" officeooo:rsid="2582dc7c" style:font-style-asian="italic" style:font-style-complex="italic"/>
    </style:style>
    <style:style style:name="T208" style:family="text">
      <style:text-properties fo:language="cs" fo:country="CZ" fo:font-style="italic" officeooo:rsid="2569af57" style:font-style-asian="italic" style:font-style-complex="italic"/>
    </style:style>
    <style:style style:name="T209" style:family="text">
      <style:text-properties fo:language="cs" fo:country="CZ" fo:font-style="italic" officeooo:rsid="1dfd222d" style:font-style-asian="italic" style:font-style-complex="italic"/>
    </style:style>
    <style:style style:name="T210" style:family="text">
      <style:text-properties fo:language="cs" fo:country="CZ" fo:font-style="italic" officeooo:rsid="258b9ec7" style:font-style-asian="italic" style:font-style-complex="italic"/>
    </style:style>
    <style:style style:name="T211" style:family="text">
      <style:text-properties fo:language="cs" fo:country="CZ" fo:font-style="italic" officeooo:rsid="25a63f6d" style:font-style-asian="italic" style:font-style-complex="italic"/>
    </style:style>
    <style:style style:name="T212" style:family="text">
      <style:text-properties fo:language="cs" fo:country="CZ" fo:font-style="italic" officeooo:rsid="25ab7249" style:font-style-asian="italic" style:font-style-complex="italic"/>
    </style:style>
    <style:style style:name="T213" style:family="text">
      <style:text-properties fo:language="cs" fo:country="CZ" fo:font-style="italic" officeooo:rsid="25ee5055" style:font-style-asian="italic" style:font-style-complex="italic"/>
    </style:style>
    <style:style style:name="T214" style:family="text">
      <style:text-properties fo:language="cs" fo:country="CZ" fo:font-style="italic" officeooo:rsid="25f1c2f6" style:font-style-asian="italic" style:font-style-complex="italic"/>
    </style:style>
    <style:style style:name="T215" style:family="text">
      <style:text-properties fo:language="cs" fo:country="CZ" fo:font-style="italic" officeooo:rsid="256ff369" style:font-style-asian="italic" style:font-style-complex="italic"/>
    </style:style>
    <style:style style:name="T216" style:family="text">
      <style:text-properties fo:language="cs" fo:country="CZ" fo:font-style="italic" officeooo:rsid="25a87d4c" style:font-style-asian="italic" style:font-style-complex="italic"/>
    </style:style>
    <style:style style:name="T217" style:family="text">
      <style:text-properties fo:language="cs" fo:country="CZ" fo:font-style="italic" officeooo:rsid="26b8725f" style:font-style-asian="italic" style:font-style-complex="italic"/>
    </style:style>
    <style:style style:name="T218" style:family="text">
      <style:text-properties fo:language="cs" fo:country="CZ" fo:font-style="italic" officeooo:rsid="1f05e202" style:language-asian="zxx" style:country-asian="none" style:font-style-asian="italic" style:language-complex="ar" style:country-complex="SA" style:font-style-complex="italic"/>
    </style:style>
    <style:style style:name="T219" style:family="text">
      <style:text-properties fo:language="cs" fo:country="CZ" fo:font-style="italic" officeooo:rsid="1f803185" style:language-asian="zxx" style:country-asian="none" style:font-style-asian="italic" style:language-complex="ar" style:country-complex="SA" style:font-style-complex="italic"/>
    </style:style>
    <style:style style:name="T220" style:family="text">
      <style:text-properties fo:language="cs" fo:country="CZ" fo:font-style="italic" officeooo:rsid="256e38d1" style:language-asian="zxx" style:country-asian="none" style:font-style-asian="italic" style:language-complex="ar" style:country-complex="SA" style:font-style-complex="italic"/>
    </style:style>
    <style:style style:name="T221" style:family="text">
      <style:text-properties fo:language="cs" fo:country="CZ" fo:font-style="italic" officeooo:rsid="25612f74" style:language-asian="zxx" style:country-asian="none" style:font-style-asian="italic" style:language-complex="ar" style:country-complex="SA" style:font-style-complex="italic"/>
    </style:style>
    <style:style style:name="T222" style:family="text">
      <style:text-properties fo:language="cs" fo:country="CZ" fo:font-style="italic" officeooo:rsid="2594f3bd" style:language-asian="zxx" style:country-asian="none" style:font-style-asian="italic" style:language-complex="ar" style:country-complex="SA" style:font-style-complex="italic"/>
    </style:style>
    <style:style style:name="T223" style:family="text">
      <style:text-properties fo:language="cs" fo:country="CZ" fo:font-style="italic" officeooo:rsid="1f1b0fd4" style:language-asian="zxx" style:country-asian="none" style:font-style-asian="italic" style:language-complex="ar" style:country-complex="SA" style:font-style-complex="italic"/>
    </style:style>
    <style:style style:name="T224" style:family="text">
      <style:text-properties fo:language="cs" fo:country="CZ" fo:font-style="italic" officeooo:rsid="2597a654" style:language-asian="zxx" style:country-asian="none" style:font-style-asian="italic" style:language-complex="ar" style:country-complex="SA" style:font-style-complex="italic"/>
    </style:style>
    <style:style style:name="T225" style:family="text">
      <style:text-properties fo:language="cs" fo:country="CZ" fo:font-style="italic" officeooo:rsid="25988030" style:language-asian="zxx" style:country-asian="none" style:font-style-asian="italic" style:language-complex="ar" style:country-complex="SA" style:font-style-complex="italic"/>
    </style:style>
    <style:style style:name="T226" style:family="text">
      <style:text-properties fo:language="cs" fo:country="CZ" fo:font-style="normal" style:language-asian="cs" style:country-asian="CZ" style:font-style-asian="normal" style:font-style-complex="normal"/>
    </style:style>
    <style:style style:name="T227" style:family="text">
      <style:text-properties fo:language="cs" fo:country="CZ" fo:font-style="normal" officeooo:rsid="2157048b" style:language-asian="cs" style:country-asian="CZ" style:font-style-asian="normal" style:font-style-complex="normal"/>
    </style:style>
    <style:style style:name="T228" style:family="text">
      <style:text-properties fo:language="cs" fo:country="CZ" fo:font-style="normal" officeooo:rsid="2195aae2" style:language-asian="cs" style:country-asian="CZ" style:font-style-asian="normal" style:font-style-complex="normal"/>
    </style:style>
    <style:style style:name="T229" style:family="text">
      <style:text-properties fo:language="cs" fo:country="CZ" fo:font-style="normal" officeooo:rsid="2195b040" style:language-asian="cs" style:country-asian="CZ" style:font-style-asian="normal" style:font-style-complex="normal"/>
    </style:style>
    <style:style style:name="T230" style:family="text">
      <style:text-properties fo:language="cs" fo:country="CZ" fo:font-style="normal" officeooo:rsid="20e96c9d" style:language-asian="cs" style:country-asian="CZ" style:font-style-asian="normal" style:font-style-complex="normal"/>
    </style:style>
    <style:style style:name="T231" style:family="text">
      <style:text-properties fo:language="cs" fo:country="CZ" fo:font-style="normal" officeooo:rsid="2231cc63" style:language-asian="cs" style:country-asian="CZ" style:font-style-asian="normal" style:font-style-complex="normal"/>
    </style:style>
    <style:style style:name="T232" style:family="text">
      <style:text-properties fo:language="cs" fo:country="CZ" fo:font-style="normal" officeooo:rsid="16077e11" style:language-asian="cs" style:country-asian="CZ" style:font-style-asian="normal" style:font-style-complex="normal"/>
    </style:style>
    <style:style style:name="T233" style:family="text">
      <style:text-properties fo:language="cs" fo:country="CZ" fo:font-style="normal" officeooo:rsid="1445805e" style:language-asian="cs" style:country-asian="CZ" style:font-style-asian="normal" style:font-style-complex="normal"/>
    </style:style>
    <style:style style:name="T234" style:family="text">
      <style:text-properties fo:language="cs" fo:country="CZ" fo:font-style="normal" officeooo:rsid="15fcf686" style:language-asian="cs" style:country-asian="CZ" style:font-style-asian="normal" style:font-style-complex="normal"/>
    </style:style>
    <style:style style:name="T235" style:family="text">
      <style:text-properties fo:language="cs" fo:country="CZ" fo:font-style="normal" officeooo:rsid="1612c537" style:language-asian="cs" style:country-asian="CZ" style:font-style-asian="normal" style:font-style-complex="normal"/>
    </style:style>
    <style:style style:name="T236" style:family="text">
      <style:text-properties fo:language="cs" fo:country="CZ" fo:font-style="normal" officeooo:rsid="2262950f" style:language-asian="cs" style:country-asian="CZ" style:font-style-asian="normal" style:font-style-complex="normal"/>
    </style:style>
    <style:style style:name="T237" style:family="text">
      <style:text-properties fo:language="cs" fo:country="CZ" fo:font-style="normal" officeooo:rsid="2264f721" style:language-asian="cs" style:country-asian="CZ" style:font-style-asian="normal" style:font-style-complex="normal"/>
    </style:style>
    <style:style style:name="T238" style:family="text">
      <style:text-properties fo:language="cs" fo:country="CZ" fo:font-style="normal" officeooo:rsid="2265ef66" style:language-asian="cs" style:country-asian="CZ" style:font-style-asian="normal" style:font-style-complex="normal"/>
    </style:style>
    <style:style style:name="T239" style:family="text">
      <style:text-properties fo:language="cs" fo:country="CZ" fo:font-style="normal" officeooo:rsid="22e5d946" style:language-asian="cs" style:country-asian="CZ" style:font-style-asian="normal" style:font-style-complex="normal"/>
    </style:style>
    <style:style style:name="T240" style:family="text">
      <style:text-properties fo:language="cs" fo:country="CZ" fo:font-style="normal" officeooo:rsid="2065d056" style:language-asian="cs" style:country-asian="CZ" style:font-style-asian="normal" style:font-style-complex="normal"/>
    </style:style>
    <style:style style:name="T241" style:family="text">
      <style:text-properties fo:language="cs" fo:country="CZ" fo:font-style="normal" officeooo:rsid="22fc745d" style:language-asian="cs" style:country-asian="CZ" style:font-style-asian="normal" style:font-style-complex="normal"/>
    </style:style>
    <style:style style:name="T242" style:family="text">
      <style:text-properties fo:language="cs" fo:country="CZ" fo:font-style="normal" officeooo:rsid="21537a33" style:language-asian="cs" style:country-asian="CZ" style:font-style-asian="normal" style:font-style-complex="normal"/>
    </style:style>
    <style:style style:name="T243" style:family="text">
      <style:text-properties fo:language="cs" fo:country="CZ" fo:font-style="normal" officeooo:rsid="230ba10e" style:language-asian="cs" style:country-asian="CZ" style:font-style-asian="normal" style:font-style-complex="normal"/>
    </style:style>
    <style:style style:name="T244" style:family="text">
      <style:text-properties fo:language="cs" fo:country="CZ" fo:font-style="normal" officeooo:rsid="232dc870" style:language-asian="cs" style:country-asian="CZ" style:font-style-asian="normal" style:font-style-complex="normal"/>
    </style:style>
    <style:style style:name="T245" style:family="text">
      <style:text-properties fo:language="cs" fo:country="CZ" fo:font-style="normal" officeooo:rsid="216ba9fc" style:language-asian="cs" style:country-asian="CZ" style:font-style-asian="normal" style:font-style-complex="normal"/>
    </style:style>
    <style:style style:name="T246" style:family="text">
      <style:text-properties fo:language="cs" fo:country="CZ" fo:font-style="normal" officeooo:rsid="2351a1c2" style:language-asian="cs" style:country-asian="CZ" style:font-style-asian="normal" style:font-style-complex="normal"/>
    </style:style>
    <style:style style:name="T247" style:family="text">
      <style:text-properties fo:language="cs" fo:country="CZ" fo:font-style="normal" officeooo:rsid="235399e7" style:language-asian="cs" style:country-asian="CZ" style:font-style-asian="normal" style:font-style-complex="normal"/>
    </style:style>
    <style:style style:name="T248" style:family="text">
      <style:text-properties fo:language="cs" fo:country="CZ" fo:font-style="normal" officeooo:rsid="235a9de7" style:language-asian="cs" style:country-asian="CZ" style:font-style-asian="normal" style:font-style-complex="normal"/>
    </style:style>
    <style:style style:name="T249" style:family="text">
      <style:text-properties fo:language="cs" fo:country="CZ" fo:font-style="normal" officeooo:rsid="219805d8" style:language-asian="cs" style:country-asian="CZ" style:font-style-asian="normal" style:font-style-complex="normal"/>
    </style:style>
    <style:style style:name="T250" style:family="text">
      <style:text-properties fo:language="cs" fo:country="CZ" fo:font-style="normal" officeooo:rsid="21e767d4" style:language-asian="cs" style:country-asian="CZ" style:font-style-asian="normal" style:font-style-complex="normal"/>
    </style:style>
    <style:style style:name="T251" style:family="text">
      <style:text-properties fo:language="cs" fo:country="CZ" fo:font-style="normal" officeooo:rsid="237987a4" style:language-asian="cs" style:country-asian="CZ" style:font-style-asian="normal" style:font-style-complex="normal"/>
    </style:style>
    <style:style style:name="T252" style:family="text">
      <style:text-properties fo:language="cs" fo:country="CZ" fo:font-style="normal" officeooo:rsid="2197e806" style:language-asian="cs" style:country-asian="CZ" style:font-style-asian="normal" style:font-style-complex="normal"/>
    </style:style>
    <style:style style:name="T253" style:family="text">
      <style:text-properties fo:language="cs" fo:country="CZ" fo:font-style="normal" officeooo:rsid="2395a884" style:language-asian="cs" style:country-asian="CZ" style:font-style-asian="normal" style:font-style-complex="normal"/>
    </style:style>
    <style:style style:name="T254" style:family="text">
      <style:text-properties fo:language="cs" fo:country="CZ" fo:font-style="normal" officeooo:rsid="23963425" style:language-asian="cs" style:country-asian="CZ" style:font-style-asian="normal" style:font-style-complex="normal"/>
    </style:style>
    <style:style style:name="T255" style:family="text">
      <style:text-properties fo:language="cs" fo:country="CZ" fo:font-style="normal" officeooo:rsid="239baad3" style:language-asian="cs" style:country-asian="CZ" style:font-style-asian="normal" style:font-style-complex="normal"/>
    </style:style>
    <style:style style:name="T256" style:family="text">
      <style:text-properties fo:language="cs" fo:country="CZ" fo:font-style="normal" officeooo:rsid="239d5616" style:language-asian="cs" style:country-asian="CZ" style:font-style-asian="normal" style:font-style-complex="normal"/>
    </style:style>
    <style:style style:name="T257" style:family="text">
      <style:text-properties fo:language="cs" fo:country="CZ" fo:font-style="normal" officeooo:rsid="239d9eb9" style:language-asian="cs" style:country-asian="CZ" style:font-style-asian="normal" style:font-style-complex="normal"/>
    </style:style>
    <style:style style:name="T258" style:family="text">
      <style:text-properties fo:language="cs" fo:country="CZ" fo:font-style="normal" officeooo:rsid="239ee6d2" style:language-asian="cs" style:country-asian="CZ" style:font-style-asian="normal" style:font-style-complex="normal"/>
    </style:style>
    <style:style style:name="T259" style:family="text">
      <style:text-properties fo:language="cs" fo:country="CZ" fo:font-style="normal" officeooo:rsid="2397efe5" style:language-asian="cs" style:country-asian="CZ" style:font-style-asian="normal" style:font-style-complex="normal"/>
    </style:style>
    <style:style style:name="T260" style:family="text">
      <style:text-properties fo:language="cs" fo:country="CZ" fo:font-style="normal" officeooo:rsid="239ee9e8" style:language-asian="cs" style:country-asian="CZ" style:font-style-asian="normal" style:font-style-complex="normal"/>
    </style:style>
    <style:style style:name="T261" style:family="text">
      <style:text-properties fo:language="cs" fo:country="CZ" fo:font-style="normal" officeooo:rsid="239f3212" style:language-asian="cs" style:country-asian="CZ" style:font-style-asian="normal" style:font-style-complex="normal"/>
    </style:style>
    <style:style style:name="T262" style:family="text">
      <style:text-properties fo:language="cs" fo:country="CZ" fo:font-style="normal" officeooo:rsid="23a5525d" style:language-asian="cs" style:country-asian="CZ" style:font-style-asian="normal" style:font-style-complex="normal"/>
    </style:style>
    <style:style style:name="T263" style:family="text">
      <style:text-properties fo:language="cs" fo:country="CZ" fo:font-style="normal" officeooo:rsid="23a66355" style:language-asian="cs" style:country-asian="CZ" style:font-style-asian="normal" style:font-style-complex="normal"/>
    </style:style>
    <style:style style:name="T264" style:family="text">
      <style:text-properties fo:language="cs" fo:country="CZ" fo:font-style="normal" officeooo:rsid="23a68aaa" style:language-asian="cs" style:country-asian="CZ" style:font-style-asian="normal" style:font-style-complex="normal"/>
    </style:style>
    <style:style style:name="T265" style:family="text">
      <style:text-properties fo:language="cs" fo:country="CZ" fo:font-style="normal" officeooo:rsid="23acc3e5" style:language-asian="cs" style:country-asian="CZ" style:font-style-asian="normal" style:font-style-complex="normal"/>
    </style:style>
    <style:style style:name="T266" style:family="text">
      <style:text-properties fo:language="cs" fo:country="CZ" fo:font-style="normal" officeooo:rsid="23aecfed" style:language-asian="cs" style:country-asian="CZ" style:font-style-asian="normal" style:font-style-complex="normal"/>
    </style:style>
    <style:style style:name="T267" style:family="text">
      <style:text-properties fo:language="cs" fo:country="CZ" fo:font-style="normal" officeooo:rsid="23b28370" style:language-asian="cs" style:country-asian="CZ" style:font-style-asian="normal" style:font-style-complex="normal"/>
    </style:style>
    <style:style style:name="T268" style:family="text">
      <style:text-properties fo:language="cs" fo:country="CZ" fo:font-style="normal" officeooo:rsid="23b4563e" style:language-asian="cs" style:country-asian="CZ" style:font-style-asian="normal" style:font-style-complex="normal"/>
    </style:style>
    <style:style style:name="T269" style:family="text">
      <style:text-properties fo:language="cs" fo:country="CZ" fo:font-style="normal" officeooo:rsid="23b61cad" style:language-asian="cs" style:country-asian="CZ" style:font-style-asian="normal" style:font-style-complex="normal"/>
    </style:style>
    <style:style style:name="T270" style:family="text">
      <style:text-properties fo:language="cs" fo:country="CZ" fo:font-style="normal" officeooo:rsid="23b742fd" style:language-asian="cs" style:country-asian="CZ" style:font-style-asian="normal" style:font-style-complex="normal"/>
    </style:style>
    <style:style style:name="T271" style:family="text">
      <style:text-properties fo:language="cs" fo:country="CZ" fo:font-style="normal" officeooo:rsid="23b95478" style:language-asian="cs" style:country-asian="CZ" style:font-style-asian="normal" style:font-style-complex="normal"/>
    </style:style>
    <style:style style:name="T272" style:family="text">
      <style:text-properties fo:language="cs" fo:country="CZ" fo:font-style="normal" officeooo:rsid="23ba6ab9" style:language-asian="cs" style:country-asian="CZ" style:font-style-asian="normal" style:font-style-complex="normal"/>
    </style:style>
    <style:style style:name="T273" style:family="text">
      <style:text-properties fo:language="cs" fo:country="CZ" fo:font-style="normal" officeooo:rsid="23bc305e" style:language-asian="cs" style:country-asian="CZ" style:font-style-asian="normal" style:font-style-complex="normal"/>
    </style:style>
    <style:style style:name="T274" style:family="text">
      <style:text-properties fo:language="cs" fo:country="CZ" fo:font-style="normal" officeooo:rsid="23be1e85" style:language-asian="cs" style:country-asian="CZ" style:font-style-asian="normal" style:font-style-complex="normal"/>
    </style:style>
    <style:style style:name="T275" style:family="text">
      <style:text-properties fo:language="cs" fo:country="CZ" fo:font-style="normal" officeooo:rsid="23be7e05" style:language-asian="cs" style:country-asian="CZ" style:font-style-asian="normal" style:font-style-complex="normal"/>
    </style:style>
    <style:style style:name="T276" style:family="text">
      <style:text-properties fo:language="cs" fo:country="CZ" fo:font-style="normal" officeooo:rsid="23c07497" style:language-asian="cs" style:country-asian="CZ" style:font-style-asian="normal" style:font-style-complex="normal"/>
    </style:style>
    <style:style style:name="T277" style:family="text">
      <style:text-properties fo:language="cs" fo:country="CZ" fo:font-style="normal" officeooo:rsid="23c21e07" style:language-asian="cs" style:country-asian="CZ" style:font-style-asian="normal" style:font-style-complex="normal"/>
    </style:style>
    <style:style style:name="T278" style:family="text">
      <style:text-properties fo:language="cs" fo:country="CZ" fo:font-style="normal" officeooo:rsid="23c804c5" style:language-asian="cs" style:country-asian="CZ" style:font-style-asian="normal" style:font-style-complex="normal"/>
    </style:style>
    <style:style style:name="T279" style:family="text">
      <style:text-properties fo:language="cs" fo:country="CZ" fo:font-style="normal" officeooo:rsid="23c97ddf" style:language-asian="cs" style:country-asian="CZ" style:font-style-asian="normal" style:font-style-complex="normal"/>
    </style:style>
    <style:style style:name="T280" style:family="text">
      <style:text-properties fo:language="cs" fo:country="CZ" fo:font-style="normal" officeooo:rsid="23cb1884" style:language-asian="cs" style:country-asian="CZ" style:font-style-asian="normal" style:font-style-complex="normal"/>
    </style:style>
    <style:style style:name="T281" style:family="text">
      <style:text-properties fo:language="cs" fo:country="CZ" fo:font-style="normal" officeooo:rsid="23cc4087" style:language-asian="cs" style:country-asian="CZ" style:font-style-asian="normal" style:font-style-complex="normal"/>
    </style:style>
    <style:style style:name="T282" style:family="text">
      <style:text-properties fo:language="cs" fo:country="CZ" fo:font-style="normal" officeooo:rsid="23cd9f0a" style:language-asian="cs" style:country-asian="CZ" style:font-style-asian="normal" style:font-style-complex="normal"/>
    </style:style>
    <style:style style:name="T283" style:family="text">
      <style:text-properties fo:language="cs" fo:country="CZ" fo:font-style="normal" officeooo:rsid="23ce8c77" style:language-asian="cs" style:country-asian="CZ" style:font-style-asian="normal" style:font-style-complex="normal"/>
    </style:style>
    <style:style style:name="T284" style:family="text">
      <style:text-properties fo:language="cs" fo:country="CZ" fo:font-style="normal" officeooo:rsid="23cf6590" style:language-asian="cs" style:country-asian="CZ" style:font-style-asian="normal" style:font-style-complex="normal"/>
    </style:style>
    <style:style style:name="T285" style:family="text">
      <style:text-properties fo:language="cs" fo:country="CZ" fo:font-style="normal" officeooo:rsid="23cfd7be" style:language-asian="cs" style:country-asian="CZ" style:font-style-asian="normal" style:font-style-complex="normal"/>
    </style:style>
    <style:style style:name="T286" style:family="text">
      <style:text-properties fo:language="cs" fo:country="CZ" fo:font-style="normal" officeooo:rsid="23d0e82c" style:language-asian="cs" style:country-asian="CZ" style:font-style-asian="normal" style:font-style-complex="normal"/>
    </style:style>
    <style:style style:name="T287" style:family="text">
      <style:text-properties fo:language="cs" fo:country="CZ" fo:font-style="normal" officeooo:rsid="23d24716" style:language-asian="cs" style:country-asian="CZ" style:font-style-asian="normal" style:font-style-complex="normal"/>
    </style:style>
    <style:style style:name="T288" style:family="text">
      <style:text-properties fo:language="cs" fo:country="CZ" fo:font-style="normal" officeooo:rsid="23d41b6c" style:language-asian="cs" style:country-asian="CZ" style:font-style-asian="normal" style:font-style-complex="normal"/>
    </style:style>
    <style:style style:name="T289" style:family="text">
      <style:text-properties fo:language="cs" fo:country="CZ" fo:font-style="normal" officeooo:rsid="23d523ff" style:language-asian="cs" style:country-asian="CZ" style:font-style-asian="normal" style:font-style-complex="normal"/>
    </style:style>
    <style:style style:name="T290" style:family="text">
      <style:text-properties fo:language="cs" fo:country="CZ" fo:font-style="normal" officeooo:rsid="23d5646f" style:language-asian="cs" style:country-asian="CZ" style:font-style-asian="normal" style:font-style-complex="normal"/>
    </style:style>
    <style:style style:name="T291" style:family="text">
      <style:text-properties fo:language="cs" fo:country="CZ" fo:font-style="normal" officeooo:rsid="23d8d5f9" style:language-asian="cs" style:country-asian="CZ" style:font-style-asian="normal" style:font-style-complex="normal"/>
    </style:style>
    <style:style style:name="T292" style:family="text">
      <style:text-properties fo:language="cs" fo:country="CZ" fo:font-style="normal" officeooo:rsid="23d917ad" style:language-asian="cs" style:country-asian="CZ" style:font-style-asian="normal" style:font-style-complex="normal"/>
    </style:style>
    <style:style style:name="T293" style:family="text">
      <style:text-properties fo:language="cs" fo:country="CZ" fo:font-style="normal" officeooo:rsid="23d97dc5" style:language-asian="cs" style:country-asian="CZ" style:font-style-asian="normal" style:font-style-complex="normal"/>
    </style:style>
    <style:style style:name="T294" style:family="text">
      <style:text-properties fo:language="cs" fo:country="CZ" fo:font-style="normal" officeooo:rsid="23d9858a" style:language-asian="cs" style:country-asian="CZ" style:font-style-asian="normal" style:font-style-complex="normal"/>
    </style:style>
    <style:style style:name="T295" style:family="text">
      <style:text-properties fo:language="cs" fo:country="CZ" fo:font-style="normal" officeooo:rsid="23dd2eaa" style:language-asian="cs" style:country-asian="CZ" style:font-style-asian="normal" style:font-style-complex="normal"/>
    </style:style>
    <style:style style:name="T296" style:family="text">
      <style:text-properties fo:language="cs" fo:country="CZ" fo:font-style="normal" officeooo:rsid="207e1207" style:language-asian="cs" style:country-asian="CZ" style:font-style-asian="normal" style:font-style-complex="normal"/>
    </style:style>
    <style:style style:name="T297" style:family="text">
      <style:text-properties fo:language="cs" fo:country="CZ" fo:font-style="normal" officeooo:rsid="208751d0" style:language-asian="cs" style:country-asian="CZ" style:font-style-asian="normal" style:font-style-complex="normal"/>
    </style:style>
    <style:style style:name="T298" style:family="text">
      <style:text-properties fo:language="cs" fo:country="CZ" fo:font-style="normal" officeooo:rsid="207fb675" style:language-asian="cs" style:country-asian="CZ" style:font-style-asian="normal" style:font-style-complex="normal"/>
    </style:style>
    <style:style style:name="T299" style:family="text">
      <style:text-properties fo:language="cs" fo:country="CZ" fo:font-style="normal" officeooo:rsid="23ded328" style:language-asian="cs" style:country-asian="CZ" style:font-style-asian="normal" style:font-style-complex="normal"/>
    </style:style>
    <style:style style:name="T300" style:family="text">
      <style:text-properties fo:language="cs" fo:country="CZ" fo:font-style="normal" officeooo:rsid="23e02bac" style:language-asian="cs" style:country-asian="CZ" style:font-style-asian="normal" style:font-style-complex="normal"/>
    </style:style>
    <style:style style:name="T301" style:family="text">
      <style:text-properties fo:language="cs" fo:country="CZ" fo:font-style="normal" officeooo:rsid="23e9cc18" style:language-asian="cs" style:country-asian="CZ" style:font-style-asian="normal" style:font-style-complex="normal"/>
    </style:style>
    <style:style style:name="T302" style:family="text">
      <style:text-properties fo:language="cs" fo:country="CZ" fo:font-style="normal" officeooo:rsid="23efea3c" style:language-asian="cs" style:country-asian="CZ" style:font-style-asian="normal" style:font-style-complex="normal"/>
    </style:style>
    <style:style style:name="T303" style:family="text">
      <style:text-properties fo:language="cs" fo:country="CZ" fo:font-style="normal" officeooo:rsid="27e08a27" style:language-asian="cs" style:country-asian="CZ" style:font-style-asian="normal" style:font-style-complex="normal"/>
    </style:style>
    <style:style style:name="T304" style:family="text">
      <style:text-properties fo:language="cs" fo:country="CZ" fo:font-style="normal" officeooo:rsid="22404075" style:language-asian="cs" style:country-asian="CZ" style:font-style-asian="normal" style:font-style-complex="normal"/>
    </style:style>
    <style:style style:name="T305" style:family="text">
      <style:text-properties fo:language="cs" fo:country="CZ" fo:font-style="normal" officeooo:rsid="27e2941a" style:language-asian="cs" style:country-asian="CZ" style:font-style-asian="normal" style:font-style-complex="normal"/>
    </style:style>
    <style:style style:name="T306" style:family="text">
      <style:text-properties fo:language="cs" fo:country="CZ" fo:font-style="normal" officeooo:rsid="27e72a02" style:language-asian="cs" style:country-asian="CZ" style:font-style-asian="normal" style:font-style-complex="normal"/>
    </style:style>
    <style:style style:name="T307" style:family="text">
      <style:text-properties fo:language="cs" fo:country="CZ" fo:font-style="normal" officeooo:rsid="27e80366" style:language-asian="cs" style:country-asian="CZ" style:font-style-asian="normal" style:font-style-complex="normal"/>
    </style:style>
    <style:style style:name="T308" style:family="text">
      <style:text-properties fo:language="cs" fo:country="CZ" fo:font-style="normal" officeooo:rsid="27ef31c1" style:language-asian="cs" style:country-asian="CZ" style:font-style-asian="normal" style:font-style-complex="normal"/>
    </style:style>
    <style:style style:name="T309" style:family="text">
      <style:text-properties fo:language="cs" fo:country="CZ" fo:font-style="normal" officeooo:rsid="27f0e6cd" style:language-asian="cs" style:country-asian="CZ" style:font-style-asian="normal" style:font-style-complex="normal"/>
    </style:style>
    <style:style style:name="T310" style:family="text">
      <style:text-properties fo:language="cs" fo:country="CZ" fo:font-style="normal" fo:font-weight="normal" officeooo:rsid="1f0953c4" style:font-style-asian="normal" style:font-weight-asian="normal" style:font-style-complex="normal" style:font-weight-complex="normal"/>
    </style:style>
    <style:style style:name="T311" style:family="text">
      <style:text-properties fo:language="cs" fo:country="CZ" fo:font-style="normal" fo:font-weight="normal" officeooo:rsid="1e07a243" style:font-style-asian="normal" style:font-weight-asian="normal" style:font-style-complex="normal" style:font-weight-complex="normal"/>
    </style:style>
    <style:style style:name="T312" style:family="text">
      <style:text-properties fo:language="cs" fo:country="CZ" fo:font-style="normal" fo:font-weight="normal" officeooo:rsid="1e08667a" style:font-style-asian="normal" style:font-weight-asian="normal" style:font-style-complex="normal" style:font-weight-complex="normal"/>
    </style:style>
    <style:style style:name="T313" style:family="text">
      <style:text-properties fo:language="cs" fo:country="CZ" fo:font-style="normal" fo:font-weight="normal" officeooo:rsid="1e05f260" style:font-style-asian="normal" style:font-weight-asian="normal" style:font-style-complex="normal" style:font-weight-complex="normal"/>
    </style:style>
    <style:style style:name="T314" style:family="text">
      <style:text-properties fo:language="cs" fo:country="CZ" fo:font-style="normal" fo:font-weight="normal" officeooo:rsid="257c02ea" style:font-style-asian="normal" style:font-weight-asian="normal" style:font-style-complex="normal" style:font-weight-complex="normal"/>
    </style:style>
    <style:style style:name="T315" style:family="text">
      <style:text-properties fo:language="cs" fo:country="CZ" fo:font-style="normal" fo:font-weight="normal" officeooo:rsid="257e1516" style:font-style-asian="normal" style:font-weight-asian="normal" style:font-style-complex="normal" style:font-weight-complex="normal"/>
    </style:style>
    <style:style style:name="T316" style:family="text">
      <style:text-properties fo:language="cs" fo:country="CZ" fo:font-style="normal" fo:font-weight="normal" officeooo:rsid="257f20c1" style:font-style-asian="normal" style:font-weight-asian="normal" style:font-style-complex="normal" style:font-weight-complex="normal"/>
    </style:style>
    <style:style style:name="T317" style:family="text">
      <style:text-properties fo:language="cs" fo:country="CZ" fo:font-style="normal" fo:font-weight="normal" officeooo:rsid="258efb2f" style:font-style-asian="normal" style:font-weight-asian="normal" style:font-style-complex="normal" style:font-weight-complex="normal"/>
    </style:style>
    <style:style style:name="T318" style:family="text">
      <style:text-properties fo:language="cs" fo:country="CZ" fo:font-style="normal" fo:font-weight="normal" officeooo:rsid="258f3419" style:font-style-asian="normal" style:font-weight-asian="normal" style:font-style-complex="normal" style:font-weight-complex="normal"/>
    </style:style>
    <style:style style:name="T319" style:family="text">
      <style:text-properties fo:language="cs" fo:country="CZ" fo:font-style="normal" fo:font-weight="normal" officeooo:rsid="259f0425" style:font-style-asian="normal" style:font-weight-asian="normal" style:font-style-complex="normal" style:font-weight-complex="normal"/>
    </style:style>
    <style:style style:name="T320" style:family="text">
      <style:text-properties fo:language="cs" fo:country="CZ" fo:font-style="normal" fo:font-weight="normal" officeooo:rsid="26bcff23" style:font-style-asian="normal" style:font-weight-asian="normal" style:font-style-complex="normal" style:font-weight-complex="normal"/>
    </style:style>
    <style:style style:name="T321" style:family="text">
      <style:text-properties fo:language="cs" fo:country="CZ" fo:font-style="normal" fo:font-weight="bold" style:font-style-asian="normal" style:font-weight-asian="bold" style:font-style-complex="normal" style:font-weight-complex="bold"/>
    </style:style>
    <style:style style:name="T322" style:family="text">
      <style:text-properties fo:language="cs" fo:country="CZ" fo:font-style="normal" fo:font-weight="bold" officeooo:rsid="11d44a88" style:font-style-asian="normal" style:font-weight-asian="bold" style:font-style-complex="normal" style:font-weight-complex="bold"/>
    </style:style>
    <style:style style:name="T323" style:family="text">
      <style:text-properties fo:language="cs" fo:country="CZ" fo:font-style="normal" fo:font-weight="bold" officeooo:rsid="2569af57" style:font-style-asian="normal" style:font-weight-asian="bold" style:font-style-complex="normal" style:font-weight-complex="bold"/>
    </style:style>
    <style:style style:name="T324" style:family="text">
      <style:text-properties fo:language="cs" fo:country="CZ" fo:font-style="normal" fo:font-weight="bold" officeooo:rsid="1dfd222d" style:font-style-asian="normal" style:font-weight-asian="bold" style:font-style-complex="normal" style:font-weight-complex="bold"/>
    </style:style>
    <style:style style:name="T325" style:family="text">
      <style:text-properties fo:language="cs" fo:country="CZ" fo:font-style="normal" style:font-style-asian="normal" style:font-style-complex="normal"/>
    </style:style>
    <style:style style:name="T326" style:family="text">
      <style:text-properties fo:language="cs" fo:country="CZ" fo:font-style="normal" officeooo:rsid="1dbdf5ee" style:font-style-asian="normal" style:font-style-complex="normal"/>
    </style:style>
    <style:style style:name="T327" style:family="text">
      <style:text-properties fo:language="cs" fo:country="CZ" fo:font-style="normal" officeooo:rsid="1dfd222d" style:font-style-asian="normal" style:font-style-complex="normal"/>
    </style:style>
    <style:style style:name="T328" style:family="text">
      <style:text-properties fo:language="cs" fo:country="CZ" fo:font-style="normal" officeooo:rsid="1dc2ae84" style:font-style-asian="normal" style:font-style-complex="normal"/>
    </style:style>
    <style:style style:name="T329" style:family="text">
      <style:text-properties fo:language="cs" fo:country="CZ" fo:font-style="normal" officeooo:rsid="1f8f71f4" style:font-style-asian="normal" style:font-style-complex="normal"/>
    </style:style>
    <style:style style:name="T330" style:family="text">
      <style:text-properties fo:language="cs" fo:country="CZ" fo:font-style="normal" officeooo:rsid="2569af57" style:font-style-asian="normal" style:font-style-complex="normal"/>
    </style:style>
    <style:style style:name="T331" style:family="text">
      <style:text-properties fo:language="cs" fo:country="CZ" fo:font-style="normal" officeooo:rsid="259f0425" style:font-style-asian="normal" style:font-style-complex="normal"/>
    </style:style>
    <style:style style:name="T332" style:family="text">
      <style:text-properties fo:language="cs" fo:country="CZ" fo:font-style="normal" officeooo:rsid="1dfdd6ef" style:font-style-asian="normal" style:font-style-complex="normal"/>
    </style:style>
    <style:style style:name="T333" style:family="text">
      <style:text-properties fo:language="cs" fo:country="CZ" fo:font-style="normal" officeooo:rsid="25a0872c" style:font-style-asian="normal" style:font-style-complex="normal"/>
    </style:style>
    <style:style style:name="T334" style:family="text">
      <style:text-properties fo:language="cs" fo:country="CZ" fo:font-style="normal" officeooo:rsid="25a63f6d" style:font-style-asian="normal" style:font-style-complex="normal"/>
    </style:style>
    <style:style style:name="T335" style:family="text">
      <style:text-properties fo:language="cs" fo:country="CZ" fo:font-style="normal" officeooo:rsid="25f2cf8b" style:font-style-asian="normal" style:font-style-complex="normal"/>
    </style:style>
    <style:style style:name="T336" style:family="text">
      <style:text-properties fo:language="cs" fo:country="CZ" fo:font-style="normal" officeooo:rsid="26b92a3f" style:font-style-asian="normal" style:font-style-complex="normal"/>
    </style:style>
    <style:style style:name="T337" style:family="text">
      <style:text-properties fo:language="cs" fo:country="CZ" fo:font-style="normal" officeooo:rsid="26bb1452" style:font-style-asian="normal" style:font-style-complex="normal"/>
    </style:style>
    <style:style style:name="T338" style:family="text">
      <style:text-properties fo:language="cs" fo:country="CZ" style:language-asian="cs" style:country-asian="CZ"/>
    </style:style>
    <style:style style:name="T339" style:family="text">
      <style:text-properties fo:language="cs" fo:country="CZ" officeooo:rsid="20228d7e" style:language-asian="cs" style:country-asian="CZ"/>
    </style:style>
    <style:style style:name="T340" style:family="text">
      <style:text-properties fo:language="cs" fo:country="CZ" officeooo:rsid="2022d038" style:language-asian="cs" style:country-asian="CZ"/>
    </style:style>
    <style:style style:name="T341" style:family="text">
      <style:text-properties fo:language="cs" fo:country="CZ" officeooo:rsid="202364ac" style:language-asian="cs" style:country-asian="CZ"/>
    </style:style>
    <style:style style:name="T342" style:family="text">
      <style:text-properties fo:language="cs" fo:country="CZ" officeooo:rsid="20267c2c" style:language-asian="cs" style:country-asian="CZ"/>
    </style:style>
    <style:style style:name="T343" style:family="text">
      <style:text-properties fo:language="cs" fo:country="CZ" officeooo:rsid="202b1bc4" style:language-asian="cs" style:country-asian="CZ"/>
    </style:style>
    <style:style style:name="T344" style:family="text">
      <style:text-properties fo:language="cs" fo:country="CZ" officeooo:rsid="202b31b7" style:language-asian="cs" style:country-asian="CZ"/>
    </style:style>
    <style:style style:name="T345" style:family="text">
      <style:text-properties fo:language="cs" fo:country="CZ" officeooo:rsid="202c217c" style:language-asian="cs" style:country-asian="CZ"/>
    </style:style>
    <style:style style:name="T346" style:family="text">
      <style:text-properties fo:language="cs" fo:country="CZ" officeooo:rsid="202ffbff" style:language-asian="cs" style:country-asian="CZ"/>
    </style:style>
    <style:style style:name="T347" style:family="text">
      <style:text-properties fo:language="cs" fo:country="CZ" officeooo:rsid="203187de" style:language-asian="cs" style:country-asian="CZ"/>
    </style:style>
    <style:style style:name="T348" style:family="text">
      <style:text-properties fo:language="cs" fo:country="CZ" officeooo:rsid="2033ec3f" style:language-asian="cs" style:country-asian="CZ"/>
    </style:style>
    <style:style style:name="T349" style:family="text">
      <style:text-properties fo:language="cs" fo:country="CZ" officeooo:rsid="203781ed" style:language-asian="cs" style:country-asian="CZ"/>
    </style:style>
    <style:style style:name="T350" style:family="text">
      <style:text-properties fo:language="cs" fo:country="CZ" officeooo:rsid="2038b19c" style:language-asian="cs" style:country-asian="CZ"/>
    </style:style>
    <style:style style:name="T351" style:family="text">
      <style:text-properties fo:language="cs" fo:country="CZ" officeooo:rsid="2065d056" style:language-asian="cs" style:country-asian="CZ"/>
    </style:style>
    <style:style style:name="T352" style:family="text">
      <style:text-properties fo:language="cs" fo:country="CZ" officeooo:rsid="206d0113" style:language-asian="cs" style:country-asian="CZ"/>
    </style:style>
    <style:style style:name="T353" style:family="text">
      <style:text-properties fo:language="cs" fo:country="CZ" officeooo:rsid="2070f8c1" style:language-asian="cs" style:country-asian="CZ"/>
    </style:style>
    <style:style style:name="T354" style:family="text">
      <style:text-properties fo:language="cs" fo:country="CZ" officeooo:rsid="206f2028" style:language-asian="cs" style:country-asian="CZ"/>
    </style:style>
    <style:style style:name="T355" style:family="text">
      <style:text-properties fo:language="cs" fo:country="CZ" officeooo:rsid="20759c9f" style:language-asian="cs" style:country-asian="CZ"/>
    </style:style>
    <style:style style:name="T356" style:family="text">
      <style:text-properties fo:language="cs" fo:country="CZ" officeooo:rsid="20834f4f" style:language-asian="cs" style:country-asian="CZ"/>
    </style:style>
    <style:style style:name="T357" style:family="text">
      <style:text-properties fo:language="cs" fo:country="CZ" officeooo:rsid="20a3122c" style:language-asian="cs" style:country-asian="CZ"/>
    </style:style>
    <style:style style:name="T358" style:family="text">
      <style:text-properties fo:language="cs" fo:country="CZ" officeooo:rsid="20a3c511" style:language-asian="cs" style:country-asian="CZ"/>
    </style:style>
    <style:style style:name="T359" style:family="text">
      <style:text-properties fo:language="cs" fo:country="CZ" officeooo:rsid="20a56c6b" style:language-asian="cs" style:country-asian="CZ"/>
    </style:style>
    <style:style style:name="T360" style:family="text">
      <style:text-properties fo:language="cs" fo:country="CZ" officeooo:rsid="20a75113" style:language-asian="cs" style:country-asian="CZ"/>
    </style:style>
    <style:style style:name="T361" style:family="text">
      <style:text-properties fo:language="cs" fo:country="CZ" officeooo:rsid="20aac5d0" style:language-asian="cs" style:country-asian="CZ"/>
    </style:style>
    <style:style style:name="T362" style:family="text">
      <style:text-properties fo:language="cs" fo:country="CZ" officeooo:rsid="20ace839" style:language-asian="cs" style:country-asian="CZ"/>
    </style:style>
    <style:style style:name="T363" style:family="text">
      <style:text-properties fo:language="cs" fo:country="CZ" officeooo:rsid="2122963b" style:language-asian="cs" style:country-asian="CZ"/>
    </style:style>
    <style:style style:name="T364" style:family="text">
      <style:text-properties fo:language="cs" fo:country="CZ" officeooo:rsid="207b8e54" style:language-asian="cs" style:country-asian="CZ"/>
    </style:style>
    <style:style style:name="T365" style:family="text">
      <style:text-properties fo:language="cs" fo:country="CZ" officeooo:rsid="21537a33" style:language-asian="cs" style:country-asian="CZ"/>
    </style:style>
    <style:style style:name="T366" style:family="text">
      <style:text-properties fo:language="cs" fo:country="CZ" officeooo:rsid="215a0579" style:language-asian="cs" style:country-asian="CZ"/>
    </style:style>
    <style:style style:name="T367" style:family="text">
      <style:text-properties fo:language="cs" fo:country="CZ" officeooo:rsid="2165869a" style:language-asian="cs" style:country-asian="CZ"/>
    </style:style>
    <style:style style:name="T368" style:family="text">
      <style:text-properties fo:language="cs" fo:country="CZ" officeooo:rsid="21667c9e" style:language-asian="cs" style:country-asian="CZ"/>
    </style:style>
    <style:style style:name="T369" style:family="text">
      <style:text-properties fo:language="cs" fo:country="CZ" officeooo:rsid="216a5f13" style:language-asian="cs" style:country-asian="CZ"/>
    </style:style>
    <style:style style:name="T370" style:family="text">
      <style:text-properties fo:language="cs" fo:country="CZ" officeooo:rsid="21716f32" style:language-asian="cs" style:country-asian="CZ"/>
    </style:style>
    <style:style style:name="T371" style:family="text">
      <style:text-properties fo:language="cs" fo:country="CZ" officeooo:rsid="2194fb18" style:language-asian="cs" style:country-asian="CZ"/>
    </style:style>
    <style:style style:name="T372" style:family="text">
      <style:text-properties fo:language="cs" fo:country="CZ" officeooo:rsid="21966d5f" style:language-asian="cs" style:country-asian="CZ"/>
    </style:style>
    <style:style style:name="T373" style:family="text">
      <style:text-properties fo:language="cs" fo:country="CZ" officeooo:rsid="2196dca8" style:language-asian="cs" style:country-asian="CZ"/>
    </style:style>
    <style:style style:name="T374" style:family="text">
      <style:text-properties fo:language="cs" fo:country="CZ" officeooo:rsid="219aa5af" style:language-asian="cs" style:country-asian="CZ"/>
    </style:style>
    <style:style style:name="T375" style:family="text">
      <style:text-properties fo:language="cs" fo:country="CZ" officeooo:rsid="21ab8207" style:language-asian="cs" style:country-asian="CZ"/>
    </style:style>
    <style:style style:name="T376" style:family="text">
      <style:text-properties fo:language="cs" fo:country="CZ" officeooo:rsid="21b78951" style:language-asian="cs" style:country-asian="CZ"/>
    </style:style>
    <style:style style:name="T377" style:family="text">
      <style:text-properties fo:language="cs" fo:country="CZ" officeooo:rsid="21b97db2" style:language-asian="cs" style:country-asian="CZ"/>
    </style:style>
    <style:style style:name="T378" style:family="text">
      <style:text-properties fo:language="cs" fo:country="CZ" officeooo:rsid="21b1e115" style:language-asian="cs" style:country-asian="CZ"/>
    </style:style>
    <style:style style:name="T379" style:family="text">
      <style:text-properties fo:language="cs" fo:country="CZ" officeooo:rsid="21c502f0" style:language-asian="cs" style:country-asian="CZ"/>
    </style:style>
    <style:style style:name="T380" style:family="text">
      <style:text-properties fo:language="cs" fo:country="CZ" officeooo:rsid="21ca4657" style:language-asian="cs" style:country-asian="CZ"/>
    </style:style>
    <style:style style:name="T381" style:family="text">
      <style:text-properties fo:language="cs" fo:country="CZ" officeooo:rsid="21ca843b" style:language-asian="cs" style:country-asian="CZ"/>
    </style:style>
    <style:style style:name="T382" style:family="text">
      <style:text-properties fo:language="cs" fo:country="CZ" officeooo:rsid="21cc25a8" style:language-asian="cs" style:country-asian="CZ"/>
    </style:style>
    <style:style style:name="T383" style:family="text">
      <style:text-properties fo:language="cs" fo:country="CZ" officeooo:rsid="21cc6043" style:language-asian="cs" style:country-asian="CZ"/>
    </style:style>
    <style:style style:name="T384" style:family="text">
      <style:text-properties fo:language="cs" fo:country="CZ" officeooo:rsid="21d0ba1e" style:language-asian="cs" style:country-asian="CZ"/>
    </style:style>
    <style:style style:name="T385" style:family="text">
      <style:text-properties fo:language="cs" fo:country="CZ" officeooo:rsid="21d106c2" style:language-asian="cs" style:country-asian="CZ"/>
    </style:style>
    <style:style style:name="T386" style:family="text">
      <style:text-properties fo:language="cs" fo:country="CZ" officeooo:rsid="21d1cb1f" style:language-asian="cs" style:country-asian="CZ"/>
    </style:style>
    <style:style style:name="T387" style:family="text">
      <style:text-properties fo:language="cs" fo:country="CZ" officeooo:rsid="21d3385f" style:language-asian="cs" style:country-asian="CZ"/>
    </style:style>
    <style:style style:name="T388" style:family="text">
      <style:text-properties fo:language="cs" fo:country="CZ" officeooo:rsid="21d3dbb1" style:language-asian="cs" style:country-asian="CZ"/>
    </style:style>
    <style:style style:name="T389" style:family="text">
      <style:text-properties fo:language="cs" fo:country="CZ" officeooo:rsid="22069267" style:language-asian="cs" style:country-asian="CZ"/>
    </style:style>
    <style:style style:name="T390" style:family="text">
      <style:text-properties fo:language="cs" fo:country="CZ" officeooo:rsid="2209386b" style:language-asian="cs" style:country-asian="CZ"/>
    </style:style>
    <style:style style:name="T391" style:family="text">
      <style:text-properties fo:language="cs" fo:country="CZ" officeooo:rsid="220f5aec" style:language-asian="cs" style:country-asian="CZ"/>
    </style:style>
    <style:style style:name="T392" style:family="text">
      <style:text-properties fo:language="cs" fo:country="CZ" officeooo:rsid="2212f493" style:language-asian="cs" style:country-asian="CZ"/>
    </style:style>
    <style:style style:name="T393" style:family="text">
      <style:text-properties fo:language="cs" fo:country="CZ" officeooo:rsid="22147956" style:language-asian="cs" style:country-asian="CZ"/>
    </style:style>
    <style:style style:name="T394" style:family="text">
      <style:text-properties fo:language="cs" fo:country="CZ" officeooo:rsid="2215a714" style:language-asian="cs" style:country-asian="CZ"/>
    </style:style>
    <style:style style:name="T395" style:family="text">
      <style:text-properties fo:language="cs" fo:country="CZ" officeooo:rsid="221657ce" style:language-asian="cs" style:country-asian="CZ"/>
    </style:style>
    <style:style style:name="T396" style:family="text">
      <style:text-properties fo:language="cs" fo:country="CZ" officeooo:rsid="22197097" style:language-asian="cs" style:country-asian="CZ"/>
    </style:style>
    <style:style style:name="T397" style:family="text">
      <style:text-properties fo:language="cs" fo:country="CZ" officeooo:rsid="221a0527" style:language-asian="cs" style:country-asian="CZ"/>
    </style:style>
    <style:style style:name="T398" style:family="text">
      <style:text-properties fo:language="cs" fo:country="CZ" officeooo:rsid="221e54e3" style:language-asian="cs" style:country-asian="CZ"/>
    </style:style>
    <style:style style:name="T399" style:family="text">
      <style:text-properties fo:language="cs" fo:country="CZ" officeooo:rsid="221e937b" style:language-asian="cs" style:country-asian="CZ"/>
    </style:style>
    <style:style style:name="T400" style:family="text">
      <style:text-properties fo:language="cs" fo:country="CZ" officeooo:rsid="2229be1f" style:language-asian="cs" style:country-asian="CZ"/>
    </style:style>
    <style:style style:name="T401" style:family="text">
      <style:text-properties fo:language="cs" fo:country="CZ" officeooo:rsid="223126e4" style:language-asian="cs" style:country-asian="CZ"/>
    </style:style>
    <style:style style:name="T402" style:family="text">
      <style:text-properties fo:language="cs" fo:country="CZ" officeooo:rsid="22334148" style:language-asian="cs" style:country-asian="CZ"/>
    </style:style>
    <style:style style:name="T403" style:family="text">
      <style:text-properties fo:language="cs" fo:country="CZ" officeooo:rsid="223e7fa9" style:language-asian="cs" style:country-asian="CZ"/>
    </style:style>
    <style:style style:name="T404" style:family="text">
      <style:text-properties fo:language="cs" fo:country="CZ" officeooo:rsid="22404075" style:language-asian="cs" style:country-asian="CZ"/>
    </style:style>
    <style:style style:name="T405" style:family="text">
      <style:text-properties fo:language="cs" fo:country="CZ" officeooo:rsid="2242ceb5" style:language-asian="cs" style:country-asian="CZ"/>
    </style:style>
    <style:style style:name="T406" style:family="text">
      <style:text-properties fo:language="cs" fo:country="CZ" officeooo:rsid="22447983" style:language-asian="cs" style:country-asian="CZ"/>
    </style:style>
    <style:style style:name="T407" style:family="text">
      <style:text-properties fo:language="cs" fo:country="CZ" officeooo:rsid="224a5cc5" style:language-asian="cs" style:country-asian="CZ"/>
    </style:style>
    <style:style style:name="T408" style:family="text">
      <style:text-properties fo:language="cs" fo:country="CZ" officeooo:rsid="224b196c" style:language-asian="cs" style:country-asian="CZ"/>
    </style:style>
    <style:style style:name="T409" style:family="text">
      <style:text-properties fo:language="cs" fo:country="CZ" officeooo:rsid="224c7800" style:language-asian="cs" style:country-asian="CZ"/>
    </style:style>
    <style:style style:name="T410" style:family="text">
      <style:text-properties fo:language="cs" fo:country="CZ" officeooo:rsid="224de8a4" style:language-asian="cs" style:country-asian="CZ"/>
    </style:style>
    <style:style style:name="T411" style:family="text">
      <style:text-properties fo:language="cs" fo:country="CZ" officeooo:rsid="224f2e6b" style:language-asian="cs" style:country-asian="CZ"/>
    </style:style>
    <style:style style:name="T412" style:family="text">
      <style:text-properties fo:language="cs" fo:country="CZ" officeooo:rsid="224faa8c" style:language-asian="cs" style:country-asian="CZ"/>
    </style:style>
    <style:style style:name="T413" style:family="text">
      <style:text-properties fo:language="cs" fo:country="CZ" officeooo:rsid="2250e708" style:language-asian="cs" style:country-asian="CZ"/>
    </style:style>
    <style:style style:name="T414" style:family="text">
      <style:text-properties fo:language="cs" fo:country="CZ" officeooo:rsid="2255106c" style:language-asian="cs" style:country-asian="CZ"/>
    </style:style>
    <style:style style:name="T415" style:family="text">
      <style:text-properties fo:language="cs" fo:country="CZ" officeooo:rsid="2257a472" style:language-asian="cs" style:country-asian="CZ"/>
    </style:style>
    <style:style style:name="T416" style:family="text">
      <style:text-properties fo:language="cs" fo:country="CZ" officeooo:rsid="22593a1f" style:language-asian="cs" style:country-asian="CZ"/>
    </style:style>
    <style:style style:name="T417" style:family="text">
      <style:text-properties fo:language="cs" fo:country="CZ" officeooo:rsid="2262950f" style:language-asian="cs" style:country-asian="CZ"/>
    </style:style>
    <style:style style:name="T418" style:family="text">
      <style:text-properties fo:language="cs" fo:country="CZ" officeooo:rsid="2270d6b1" style:language-asian="cs" style:country-asian="CZ"/>
    </style:style>
    <style:style style:name="T419" style:family="text">
      <style:text-properties fo:language="cs" fo:country="CZ" officeooo:rsid="2270e0f8" style:language-asian="cs" style:country-asian="CZ"/>
    </style:style>
    <style:style style:name="T420" style:family="text">
      <style:text-properties fo:language="cs" fo:country="CZ" officeooo:rsid="227187a1" style:language-asian="cs" style:country-asian="CZ"/>
    </style:style>
    <style:style style:name="T421" style:family="text">
      <style:text-properties fo:language="cs" fo:country="CZ" officeooo:rsid="227200b6" style:language-asian="cs" style:country-asian="CZ"/>
    </style:style>
    <style:style style:name="T422" style:family="text">
      <style:text-properties fo:language="cs" fo:country="CZ" officeooo:rsid="22727396" style:language-asian="cs" style:country-asian="CZ"/>
    </style:style>
    <style:style style:name="T423" style:family="text">
      <style:text-properties fo:language="cs" fo:country="CZ" officeooo:rsid="227303f0" style:language-asian="cs" style:country-asian="CZ"/>
    </style:style>
    <style:style style:name="T424" style:family="text">
      <style:text-properties fo:language="cs" fo:country="CZ" officeooo:rsid="22735bcd" style:language-asian="cs" style:country-asian="CZ"/>
    </style:style>
    <style:style style:name="T425" style:family="text">
      <style:text-properties fo:language="cs" fo:country="CZ" officeooo:rsid="2274e3d9" style:language-asian="cs" style:country-asian="CZ"/>
    </style:style>
    <style:style style:name="T426" style:family="text">
      <style:text-properties fo:language="cs" fo:country="CZ" officeooo:rsid="227aef80" style:language-asian="cs" style:country-asian="CZ"/>
    </style:style>
    <style:style style:name="T427" style:family="text">
      <style:text-properties fo:language="cs" fo:country="CZ" officeooo:rsid="227f3f4c" style:language-asian="cs" style:country-asian="CZ"/>
    </style:style>
    <style:style style:name="T428" style:family="text">
      <style:text-properties fo:language="cs" fo:country="CZ" officeooo:rsid="22800e48" style:language-asian="cs" style:country-asian="CZ"/>
    </style:style>
    <style:style style:name="T429" style:family="text">
      <style:text-properties fo:language="cs" fo:country="CZ" officeooo:rsid="2282078d" style:language-asian="cs" style:country-asian="CZ"/>
    </style:style>
    <style:style style:name="T430" style:family="text">
      <style:text-properties fo:language="cs" fo:country="CZ" officeooo:rsid="2283fdc0" style:language-asian="cs" style:country-asian="CZ"/>
    </style:style>
    <style:style style:name="T431" style:family="text">
      <style:text-properties fo:language="cs" fo:country="CZ" officeooo:rsid="2284bf97" style:language-asian="cs" style:country-asian="CZ"/>
    </style:style>
    <style:style style:name="T432" style:family="text">
      <style:text-properties fo:language="cs" fo:country="CZ" officeooo:rsid="2285b6a1" style:language-asian="cs" style:country-asian="CZ"/>
    </style:style>
    <style:style style:name="T433" style:family="text">
      <style:text-properties fo:language="cs" fo:country="CZ" officeooo:rsid="228809ae" style:language-asian="cs" style:country-asian="CZ"/>
    </style:style>
    <style:style style:name="T434" style:family="text">
      <style:text-properties fo:language="cs" fo:country="CZ" officeooo:rsid="161b024d" style:language-asian="cs" style:country-asian="CZ"/>
    </style:style>
    <style:style style:name="T435" style:family="text">
      <style:text-properties fo:language="cs" fo:country="CZ" officeooo:rsid="228a0369" style:language-asian="cs" style:country-asian="CZ"/>
    </style:style>
    <style:style style:name="T436" style:family="text">
      <style:text-properties fo:language="cs" fo:country="CZ" officeooo:rsid="228a2f29" style:language-asian="cs" style:country-asian="CZ"/>
    </style:style>
    <style:style style:name="T437" style:family="text">
      <style:text-properties fo:language="cs" fo:country="CZ" officeooo:rsid="228a945e" style:language-asian="cs" style:country-asian="CZ"/>
    </style:style>
    <style:style style:name="T438" style:family="text">
      <style:text-properties fo:language="cs" fo:country="CZ" officeooo:rsid="228dc0f3" style:language-asian="cs" style:country-asian="CZ"/>
    </style:style>
    <style:style style:name="T439" style:family="text">
      <style:text-properties fo:language="cs" fo:country="CZ" officeooo:rsid="22908664" style:language-asian="cs" style:country-asian="CZ"/>
    </style:style>
    <style:style style:name="T440" style:family="text">
      <style:text-properties fo:language="cs" fo:country="CZ" officeooo:rsid="22925ac4" style:language-asian="cs" style:country-asian="CZ"/>
    </style:style>
    <style:style style:name="T441" style:family="text">
      <style:text-properties fo:language="cs" fo:country="CZ" officeooo:rsid="2293f1b1" style:language-asian="cs" style:country-asian="CZ"/>
    </style:style>
    <style:style style:name="T442" style:family="text">
      <style:text-properties fo:language="cs" fo:country="CZ" officeooo:rsid="2297aba1" style:language-asian="cs" style:country-asian="CZ"/>
    </style:style>
    <style:style style:name="T443" style:family="text">
      <style:text-properties fo:language="cs" fo:country="CZ" officeooo:rsid="2297affa" style:language-asian="cs" style:country-asian="CZ"/>
    </style:style>
    <style:style style:name="T444" style:family="text">
      <style:text-properties fo:language="cs" fo:country="CZ" officeooo:rsid="2299a298" style:language-asian="cs" style:country-asian="CZ"/>
    </style:style>
    <style:style style:name="T445" style:family="text">
      <style:text-properties fo:language="cs" fo:country="CZ" officeooo:rsid="229c2711" style:language-asian="cs" style:country-asian="CZ"/>
    </style:style>
    <style:style style:name="T446" style:family="text">
      <style:text-properties fo:language="cs" fo:country="CZ" officeooo:rsid="22a49575" style:language-asian="cs" style:country-asian="CZ"/>
    </style:style>
    <style:style style:name="T447" style:family="text">
      <style:text-properties fo:language="cs" fo:country="CZ" officeooo:rsid="22ae25cb" style:language-asian="cs" style:country-asian="CZ"/>
    </style:style>
    <style:style style:name="T448" style:family="text">
      <style:text-properties fo:language="cs" fo:country="CZ" officeooo:rsid="22b022b7" style:language-asian="cs" style:country-asian="CZ"/>
    </style:style>
    <style:style style:name="T449" style:family="text">
      <style:text-properties fo:language="cs" fo:country="CZ" officeooo:rsid="22b20bb0" style:language-asian="cs" style:country-asian="CZ"/>
    </style:style>
    <style:style style:name="T450" style:family="text">
      <style:text-properties fo:language="cs" fo:country="CZ" officeooo:rsid="22ba960b" style:language-asian="cs" style:country-asian="CZ"/>
    </style:style>
    <style:style style:name="T451" style:family="text">
      <style:text-properties fo:language="cs" fo:country="CZ" officeooo:rsid="22c1f3e0" style:language-asian="cs" style:country-asian="CZ"/>
    </style:style>
    <style:style style:name="T452" style:family="text">
      <style:text-properties fo:language="cs" fo:country="CZ" officeooo:rsid="22d09261" style:language-asian="cs" style:country-asian="CZ"/>
    </style:style>
    <style:style style:name="T453" style:family="text">
      <style:text-properties fo:language="cs" fo:country="CZ" officeooo:rsid="22e5d946" style:language-asian="cs" style:country-asian="CZ"/>
    </style:style>
    <style:style style:name="T454" style:family="text">
      <style:text-properties fo:language="cs" fo:country="CZ" officeooo:rsid="22e7a051" style:language-asian="cs" style:country-asian="CZ"/>
    </style:style>
    <style:style style:name="T455" style:family="text">
      <style:text-properties fo:language="cs" fo:country="CZ" officeooo:rsid="22ec9b08" style:language-asian="cs" style:country-asian="CZ"/>
    </style:style>
    <style:style style:name="T456" style:family="text">
      <style:text-properties fo:language="cs" fo:country="CZ" officeooo:rsid="22f1962f" style:language-asian="cs" style:country-asian="CZ"/>
    </style:style>
    <style:style style:name="T457" style:family="text">
      <style:text-properties fo:language="cs" fo:country="CZ" officeooo:rsid="21a77545" style:language-asian="cs" style:country-asian="CZ"/>
    </style:style>
    <style:style style:name="T458" style:family="text">
      <style:text-properties fo:language="cs" fo:country="CZ" officeooo:rsid="2059a202" style:language-asian="cs" style:country-asian="CZ"/>
    </style:style>
    <style:style style:name="T459" style:family="text">
      <style:text-properties fo:language="cs" fo:country="CZ" officeooo:rsid="22f92fef" style:language-asian="cs" style:country-asian="CZ"/>
    </style:style>
    <style:style style:name="T460" style:family="text">
      <style:text-properties fo:language="cs" fo:country="CZ" officeooo:rsid="22fd6eed" style:language-asian="cs" style:country-asian="CZ"/>
    </style:style>
    <style:style style:name="T461" style:family="text">
      <style:text-properties fo:language="cs" fo:country="CZ" officeooo:rsid="22fe0d01" style:language-asian="cs" style:country-asian="CZ"/>
    </style:style>
    <style:style style:name="T462" style:family="text">
      <style:text-properties fo:language="cs" fo:country="CZ" officeooo:rsid="2302436a" style:language-asian="cs" style:country-asian="CZ"/>
    </style:style>
    <style:style style:name="T463" style:family="text">
      <style:text-properties fo:language="cs" fo:country="CZ" officeooo:rsid="2304ad9b" style:language-asian="cs" style:country-asian="CZ"/>
    </style:style>
    <style:style style:name="T464" style:family="text">
      <style:text-properties fo:language="cs" fo:country="CZ" officeooo:rsid="230ba10e" style:language-asian="cs" style:country-asian="CZ"/>
    </style:style>
    <style:style style:name="T465" style:family="text">
      <style:text-properties fo:language="cs" fo:country="CZ" officeooo:rsid="23287c8b" style:language-asian="cs" style:country-asian="CZ"/>
    </style:style>
    <style:style style:name="T466" style:family="text">
      <style:text-properties fo:language="cs" fo:country="CZ" officeooo:rsid="23297522" style:language-asian="cs" style:country-asian="CZ"/>
    </style:style>
    <style:style style:name="T467" style:family="text">
      <style:text-properties fo:language="cs" fo:country="CZ" officeooo:rsid="232dc870" style:language-asian="cs" style:country-asian="CZ"/>
    </style:style>
    <style:style style:name="T468" style:family="text">
      <style:text-properties fo:language="cs" fo:country="CZ" officeooo:rsid="2337b7cb" style:language-asian="cs" style:country-asian="CZ"/>
    </style:style>
    <style:style style:name="T469" style:family="text">
      <style:text-properties fo:language="cs" fo:country="CZ" officeooo:rsid="233899bf" style:language-asian="cs" style:country-asian="CZ"/>
    </style:style>
    <style:style style:name="T470" style:family="text">
      <style:text-properties fo:language="cs" fo:country="CZ" officeooo:rsid="233a4c33" style:language-asian="cs" style:country-asian="CZ"/>
    </style:style>
    <style:style style:name="T471" style:family="text">
      <style:text-properties fo:language="cs" fo:country="CZ" officeooo:rsid="233bf6f9" style:language-asian="cs" style:country-asian="CZ"/>
    </style:style>
    <style:style style:name="T472" style:family="text">
      <style:text-properties fo:language="cs" fo:country="CZ" officeooo:rsid="233de38f" style:language-asian="cs" style:country-asian="CZ"/>
    </style:style>
    <style:style style:name="T473" style:family="text">
      <style:text-properties fo:language="cs" fo:country="CZ" officeooo:rsid="233e2e2f" style:language-asian="cs" style:country-asian="CZ"/>
    </style:style>
    <style:style style:name="T474" style:family="text">
      <style:text-properties fo:language="cs" fo:country="CZ" officeooo:rsid="233ef26f" style:language-asian="cs" style:country-asian="CZ"/>
    </style:style>
    <style:style style:name="T475" style:family="text">
      <style:text-properties fo:language="cs" fo:country="CZ" officeooo:rsid="2340d566" style:language-asian="cs" style:country-asian="CZ"/>
    </style:style>
    <style:style style:name="T476" style:family="text">
      <style:text-properties fo:language="cs" fo:country="CZ" officeooo:rsid="2342c918" style:language-asian="cs" style:country-asian="CZ"/>
    </style:style>
    <style:style style:name="T477" style:family="text">
      <style:text-properties fo:language="cs" fo:country="CZ" officeooo:rsid="2349a476" style:language-asian="cs" style:country-asian="CZ"/>
    </style:style>
    <style:style style:name="T478" style:family="text">
      <style:text-properties fo:language="cs" fo:country="CZ" officeooo:rsid="234ed141" style:language-asian="cs" style:country-asian="CZ"/>
    </style:style>
    <style:style style:name="T479" style:family="text">
      <style:text-properties fo:language="cs" fo:country="CZ" officeooo:rsid="2350b240" style:language-asian="cs" style:country-asian="CZ"/>
    </style:style>
    <style:style style:name="T480" style:family="text">
      <style:text-properties fo:language="cs" fo:country="CZ" officeooo:rsid="2351a1c2" style:language-asian="cs" style:country-asian="CZ"/>
    </style:style>
    <style:style style:name="T481" style:family="text">
      <style:text-properties fo:language="cs" fo:country="CZ" officeooo:rsid="235399e7" style:language-asian="cs" style:country-asian="CZ"/>
    </style:style>
    <style:style style:name="T482" style:family="text">
      <style:text-properties fo:language="cs" fo:country="CZ" officeooo:rsid="2354ebb9" style:language-asian="cs" style:country-asian="CZ"/>
    </style:style>
    <style:style style:name="T483" style:family="text">
      <style:text-properties fo:language="cs" fo:country="CZ" officeooo:rsid="2358e570" style:language-asian="cs" style:country-asian="CZ"/>
    </style:style>
    <style:style style:name="T484" style:family="text">
      <style:text-properties fo:language="cs" fo:country="CZ" officeooo:rsid="235ad2ff" style:language-asian="cs" style:country-asian="CZ"/>
    </style:style>
    <style:style style:name="T485" style:family="text">
      <style:text-properties fo:language="cs" fo:country="CZ" officeooo:rsid="235d5154" style:language-asian="cs" style:country-asian="CZ"/>
    </style:style>
    <style:style style:name="T486" style:family="text">
      <style:text-properties fo:language="cs" fo:country="CZ" officeooo:rsid="236348de" style:language-asian="cs" style:country-asian="CZ"/>
    </style:style>
    <style:style style:name="T487" style:family="text">
      <style:text-properties fo:language="cs" fo:country="CZ" officeooo:rsid="23637825" style:language-asian="cs" style:country-asian="CZ"/>
    </style:style>
    <style:style style:name="T488" style:family="text">
      <style:text-properties fo:language="cs" fo:country="CZ" officeooo:rsid="23640718" style:language-asian="cs" style:country-asian="CZ"/>
    </style:style>
    <style:style style:name="T489" style:family="text">
      <style:text-properties fo:language="cs" fo:country="CZ" officeooo:rsid="21c21dcb" style:language-asian="cs" style:country-asian="CZ"/>
    </style:style>
    <style:style style:name="T490" style:family="text">
      <style:text-properties fo:language="cs" fo:country="CZ" officeooo:rsid="21bdf1e6" style:language-asian="cs" style:country-asian="CZ"/>
    </style:style>
    <style:style style:name="T491" style:family="text">
      <style:text-properties fo:language="cs" fo:country="CZ" officeooo:rsid="2370a0a3" style:language-asian="cs" style:country-asian="CZ"/>
    </style:style>
    <style:style style:name="T492" style:family="text">
      <style:text-properties fo:language="cs" fo:country="CZ" officeooo:rsid="23711f9a" style:language-asian="cs" style:country-asian="CZ"/>
    </style:style>
    <style:style style:name="T493" style:family="text">
      <style:text-properties fo:language="cs" fo:country="CZ" officeooo:rsid="23751612" style:language-asian="cs" style:country-asian="CZ"/>
    </style:style>
    <style:style style:name="T494" style:family="text">
      <style:text-properties fo:language="cs" fo:country="CZ" officeooo:rsid="237987a4" style:language-asian="cs" style:country-asian="CZ"/>
    </style:style>
    <style:style style:name="T495" style:family="text">
      <style:text-properties fo:language="cs" fo:country="CZ" officeooo:rsid="237e2cb7" style:language-asian="cs" style:country-asian="CZ"/>
    </style:style>
    <style:style style:name="T496" style:family="text">
      <style:text-properties fo:language="cs" fo:country="CZ" officeooo:rsid="23c614f4" style:language-asian="cs" style:country-asian="CZ"/>
    </style:style>
    <style:style style:name="T497" style:family="text">
      <style:text-properties fo:language="cs" fo:country="CZ" officeooo:rsid="23e20368" style:language-asian="cs" style:country-asian="CZ"/>
    </style:style>
    <style:style style:name="T498" style:family="text">
      <style:text-properties fo:language="cs" fo:country="CZ" officeooo:rsid="23e38e31" style:language-asian="cs" style:country-asian="CZ"/>
    </style:style>
    <style:style style:name="T499" style:family="text">
      <style:text-properties fo:language="cs" fo:country="CZ" officeooo:rsid="23e5863d" style:language-asian="cs" style:country-asian="CZ"/>
    </style:style>
    <style:style style:name="T500" style:family="text">
      <style:text-properties fo:language="cs" fo:country="CZ" officeooo:rsid="207d25a9" style:language-asian="cs" style:country-asian="CZ"/>
    </style:style>
    <style:style style:name="T501" style:family="text">
      <style:text-properties fo:language="cs" fo:country="CZ" officeooo:rsid="23f092d1" style:language-asian="cs" style:country-asian="CZ"/>
    </style:style>
    <style:style style:name="T502" style:family="text">
      <style:text-properties fo:language="cs" fo:country="CZ" officeooo:rsid="2451a4bf" style:language-asian="cs" style:country-asian="CZ"/>
    </style:style>
    <style:style style:name="T503" style:family="text">
      <style:text-properties fo:language="cs" fo:country="CZ" officeooo:rsid="2451cc85" style:language-asian="cs" style:country-asian="CZ"/>
    </style:style>
    <style:style style:name="T504" style:family="text">
      <style:text-properties fo:language="cs" fo:country="CZ" officeooo:rsid="206bafad" style:language-asian="cs" style:country-asian="CZ"/>
    </style:style>
    <style:style style:name="T505" style:family="text">
      <style:text-properties fo:language="cs" fo:country="CZ" officeooo:rsid="2454e91c" style:language-asian="cs" style:country-asian="CZ"/>
    </style:style>
    <style:style style:name="T506" style:family="text">
      <style:text-properties fo:language="cs" fo:country="CZ" officeooo:rsid="2452f1d3" style:language-asian="cs" style:country-asian="CZ"/>
    </style:style>
    <style:style style:name="T507" style:family="text">
      <style:text-properties fo:language="cs" fo:country="CZ" officeooo:rsid="2455efb8" style:language-asian="cs" style:country-asian="CZ"/>
    </style:style>
    <style:style style:name="T508" style:family="text">
      <style:text-properties fo:language="cs" fo:country="CZ" officeooo:rsid="24576df1" style:language-asian="cs" style:country-asian="CZ"/>
    </style:style>
    <style:style style:name="T509" style:family="text">
      <style:text-properties fo:language="cs" fo:country="CZ" officeooo:rsid="24aba3ac" style:language-asian="cs" style:country-asian="CZ"/>
    </style:style>
    <style:style style:name="T510" style:family="text">
      <style:text-properties fo:language="cs" fo:country="CZ" officeooo:rsid="250a4b82" style:language-asian="cs" style:country-asian="CZ"/>
    </style:style>
    <style:style style:name="T511" style:family="text">
      <style:text-properties fo:language="cs" fo:country="CZ" officeooo:rsid="250bfea4" style:language-asian="cs" style:country-asian="CZ"/>
    </style:style>
    <style:style style:name="T512" style:family="text">
      <style:text-properties fo:language="cs" fo:country="CZ" officeooo:rsid="11354dcd"/>
    </style:style>
    <style:style style:name="T513" style:family="text">
      <style:text-properties fo:language="cs" fo:country="CZ" officeooo:rsid="12a7fb9d"/>
    </style:style>
    <style:style style:name="T514" style:family="text">
      <style:text-properties fo:language="cs" fo:country="CZ" officeooo:rsid="117240dd"/>
    </style:style>
    <style:style style:name="T515" style:family="text">
      <style:text-properties fo:language="cs" fo:country="CZ" officeooo:rsid="119bf22f"/>
    </style:style>
    <style:style style:name="T516" style:family="text">
      <style:text-properties fo:language="cs" fo:country="CZ" officeooo:rsid="11326cea"/>
    </style:style>
    <style:style style:name="T517" style:family="text">
      <style:text-properties fo:language="cs" fo:country="CZ" officeooo:rsid="11729fe3"/>
    </style:style>
    <style:style style:name="T518" style:family="text">
      <style:text-properties fo:language="cs" fo:country="CZ" officeooo:rsid="1172f2c2"/>
    </style:style>
    <style:style style:name="T519" style:family="text">
      <style:text-properties fo:language="cs" fo:country="CZ" officeooo:rsid="119dffd6"/>
    </style:style>
    <style:style style:name="T520" style:family="text">
      <style:text-properties fo:language="cs" fo:country="CZ" officeooo:rsid="21de3bfb"/>
    </style:style>
    <style:style style:name="T521" style:family="text">
      <style:text-properties fo:language="cs" fo:country="CZ" officeooo:rsid="20e96c9d"/>
    </style:style>
    <style:style style:name="T522" style:family="text">
      <style:text-properties fo:language="cs" fo:country="CZ" officeooo:rsid="20e18c0c"/>
    </style:style>
    <style:style style:name="T523" style:family="text">
      <style:text-properties fo:language="cs" fo:country="CZ" officeooo:rsid="1dfd222d"/>
    </style:style>
    <style:style style:name="T524" style:family="text">
      <style:text-properties fo:language="cs" fo:country="CZ" officeooo:rsid="1906384c"/>
    </style:style>
    <style:style style:name="T525" style:family="text">
      <style:text-properties fo:language="cs" fo:country="CZ" officeooo:rsid="1217208f"/>
    </style:style>
    <style:style style:name="T526" style:family="text">
      <style:text-properties fo:language="cs" fo:country="CZ" officeooo:rsid="19263f66"/>
    </style:style>
    <style:style style:name="T527" style:family="text">
      <style:text-properties fo:language="cs" fo:country="CZ" officeooo:rsid="256e38d1"/>
    </style:style>
    <style:style style:name="T528" style:family="text">
      <style:text-properties fo:language="cs" fo:country="CZ" fo:font-weight="bold" style:font-weight-asian="bold" style:font-weight-complex="bold"/>
    </style:style>
    <style:style style:name="T529" style:family="text">
      <style:text-properties fo:language="cs" fo:country="CZ" fo:font-weight="bold" officeooo:rsid="1dbdf5ee" style:font-weight-asian="bold" style:font-weight-complex="bold"/>
    </style:style>
    <style:style style:name="T530" style:family="text">
      <style:text-properties fo:language="cs" fo:country="CZ" fo:font-weight="bold" officeooo:rsid="1dfd222d" style:font-weight-asian="bold" style:font-weight-complex="bold"/>
    </style:style>
    <style:style style:name="T531" style:family="text">
      <style:text-properties fo:language="cs" fo:country="CZ" fo:font-weight="bold" officeooo:rsid="25612f74" style:language-asian="zxx" style:country-asian="none" style:font-weight-asian="bold" style:language-complex="ar" style:country-complex="SA" style:font-weight-complex="bold"/>
    </style:style>
    <style:style style:name="T532" style:family="text">
      <style:text-properties fo:language="cs" fo:country="CZ" fo:font-weight="bold" officeooo:rsid="27190835" fo:background-color="transparent" loext:char-shading-value="0" style:font-weight-asian="bold" style:font-weight-complex="bold"/>
    </style:style>
    <style:style style:name="T533" style:family="text">
      <style:text-properties fo:language="cs" fo:country="CZ" officeooo:rsid="25612f74" style:language-asian="zxx" style:country-asian="none" style:language-complex="ar" style:country-complex="SA"/>
    </style:style>
    <style:style style:name="T534" style:family="text">
      <style:text-properties fo:language="cs" fo:country="CZ" officeooo:rsid="26b25225"/>
    </style:style>
    <style:style style:name="T535" style:family="text">
      <style:text-properties fo:language="cs" fo:country="CZ" officeooo:rsid="27190835" fo:background-color="transparent" loext:char-shading-value="0"/>
    </style:style>
    <style:style style:name="T536" style:family="text">
      <style:text-properties fo:language="cs" fo:country="CZ" officeooo:rsid="27911d11"/>
    </style:style>
    <style:style style:name="T537" style:family="text">
      <style:text-properties fo:language="cs" fo:country="CZ" officeooo:rsid="2791a04d"/>
    </style:style>
    <style:style style:name="T538" style:family="text">
      <style:text-properties fo:font-style="italic" style:font-style-asian="italic" style:font-style-complex="italic"/>
    </style:style>
    <style:style style:name="T539" style:family="text">
      <style:text-properties fo:font-style="italic" officeooo:rsid="2068fff3" style:font-style-asian="italic" style:font-style-complex="italic"/>
    </style:style>
    <style:style style:name="T540" style:family="text">
      <style:text-properties fo:font-style="italic" officeooo:rsid="20768cfb" style:font-style-asian="italic" style:font-style-complex="italic"/>
    </style:style>
    <style:style style:name="T541" style:family="text">
      <style:text-properties fo:font-style="italic" officeooo:rsid="20889469" style:font-style-asian="italic" style:font-style-complex="italic"/>
    </style:style>
    <style:style style:name="T542" style:family="text">
      <style:text-properties fo:font-style="italic" officeooo:rsid="20a19e91" style:font-style-asian="italic" style:font-style-complex="italic"/>
    </style:style>
    <style:style style:name="T543" style:family="text">
      <style:text-properties fo:font-style="italic" officeooo:rsid="20f7086f" style:font-style-asian="italic" style:font-style-complex="italic"/>
    </style:style>
    <style:style style:name="T544" style:family="text">
      <style:text-properties fo:font-style="italic" officeooo:rsid="20774db6" style:font-style-asian="italic" style:font-style-complex="italic"/>
    </style:style>
    <style:style style:name="T545" style:family="text">
      <style:text-properties fo:font-style="italic" officeooo:rsid="21b430db" style:font-style-asian="italic" style:font-style-complex="italic"/>
    </style:style>
    <style:style style:name="T546" style:family="text">
      <style:text-properties fo:font-style="italic" officeooo:rsid="21b1e115" style:font-style-asian="italic" style:font-style-complex="italic"/>
    </style:style>
    <style:style style:name="T547" style:family="text">
      <style:text-properties fo:font-style="italic" officeooo:rsid="21ad8828" style:font-style-asian="italic" style:font-style-complex="italic"/>
    </style:style>
    <style:style style:name="T548" style:family="text">
      <style:text-properties fo:font-style="italic" officeooo:rsid="2209a5d2" style:font-style-asian="italic" style:font-style-complex="italic"/>
    </style:style>
    <style:style style:name="T549" style:family="text">
      <style:text-properties fo:font-style="italic" officeooo:rsid="2264f721" style:font-style-asian="italic" style:font-style-complex="italic"/>
    </style:style>
    <style:style style:name="T550" style:family="text">
      <style:text-properties fo:font-style="italic" officeooo:rsid="2298b5b6" style:font-style-asian="italic" style:font-style-complex="italic"/>
    </style:style>
    <style:style style:name="T551" style:family="text">
      <style:text-properties fo:font-style="italic" officeooo:rsid="21adb664" style:font-style-asian="italic" style:font-style-complex="italic"/>
    </style:style>
    <style:style style:name="T552" style:family="text">
      <style:text-properties fo:font-style="italic" officeooo:rsid="22bd1088" style:font-style-asian="italic" style:font-style-complex="italic"/>
    </style:style>
    <style:style style:name="T553" style:family="text">
      <style:text-properties fo:font-style="italic" officeooo:rsid="22ac30f8" style:font-style-asian="italic" style:font-style-complex="italic"/>
    </style:style>
    <style:style style:name="T554" style:family="text">
      <style:text-properties fo:font-style="italic" officeooo:rsid="22a871c9" style:font-style-asian="italic" style:font-style-complex="italic"/>
    </style:style>
    <style:style style:name="T555" style:family="text">
      <style:text-properties fo:font-style="italic" officeooo:rsid="22c85621" style:font-style-asian="italic" style:font-style-complex="italic"/>
    </style:style>
    <style:style style:name="T556" style:family="text">
      <style:text-properties fo:font-style="italic" officeooo:rsid="22c8d110" style:font-style-asian="italic" style:font-style-complex="italic"/>
    </style:style>
    <style:style style:name="T557" style:family="text">
      <style:text-properties fo:font-style="italic" officeooo:rsid="23ac06b8" style:font-style-asian="italic" style:font-style-complex="italic"/>
    </style:style>
    <style:style style:name="T558" style:family="text">
      <style:text-properties fo:font-style="italic" officeooo:rsid="23b0ce43" style:font-style-asian="italic" style:font-style-complex="italic"/>
    </style:style>
    <style:style style:name="T559" style:family="text">
      <style:text-properties fo:font-style="italic" officeooo:rsid="23981548" style:font-style-asian="italic" style:font-style-complex="italic"/>
    </style:style>
    <style:style style:name="T560" style:family="text">
      <style:text-properties fo:font-style="italic" officeooo:rsid="24393486" style:font-style-asian="italic" style:font-style-complex="italic"/>
    </style:style>
    <style:style style:name="T561" style:family="text">
      <style:text-properties fo:font-style="italic" officeooo:rsid="250683f3" style:font-style-asian="italic" style:font-style-complex="italic"/>
    </style:style>
    <style:style style:name="T562" style:family="text">
      <style:text-properties fo:font-style="italic" officeooo:rsid="24ffc69a" style:font-style-asian="italic" style:font-style-complex="italic"/>
    </style:style>
    <style:style style:name="T563" style:family="text">
      <style:text-properties fo:font-style="italic" officeooo:rsid="250c1d04" style:font-style-asian="italic" style:font-style-complex="italic"/>
    </style:style>
    <style:style style:name="T564" style:family="text">
      <style:text-properties fo:font-style="italic" officeooo:rsid="252d7cd4" style:font-style-asian="italic" style:font-style-complex="italic"/>
    </style:style>
    <style:style style:name="T565" style:family="text">
      <style:text-properties fo:font-style="italic" officeooo:rsid="1f05e202" style:font-style-asian="italic" style:font-style-complex="italic"/>
    </style:style>
    <style:style style:name="T566" style:family="text">
      <style:text-properties fo:font-style="italic" officeooo:rsid="256e38d1" style:font-style-asian="italic" style:font-style-complex="italic"/>
    </style:style>
    <style:style style:name="T567" style:family="text">
      <style:text-properties fo:font-style="italic" officeooo:rsid="2571d9c7" style:font-style-asian="italic" style:font-style-complex="italic"/>
    </style:style>
    <style:style style:name="T568" style:family="text">
      <style:text-properties fo:font-style="italic" officeooo:rsid="2576dfad" style:font-style-asian="italic" style:font-style-complex="italic"/>
    </style:style>
    <style:style style:name="T569" style:family="text">
      <style:text-properties fo:font-style="italic" officeooo:rsid="25a0872c" style:font-style-asian="italic" style:font-style-complex="italic"/>
    </style:style>
    <style:style style:name="T570" style:family="text">
      <style:text-properties fo:font-style="italic" officeooo:rsid="1f356719" style:font-style-asian="italic" style:font-style-complex="italic"/>
    </style:style>
    <style:style style:name="T571" style:family="text">
      <style:text-properties fo:font-style="italic" officeooo:rsid="229f4bef" style:font-style-asian="italic" style:font-style-complex="italic"/>
    </style:style>
    <style:style style:name="T572" style:family="text">
      <style:text-properties fo:font-style="italic" officeooo:rsid="1cd8d774" style:font-style-asian="italic" style:font-style-complex="italic"/>
    </style:style>
    <style:style style:name="T573" style:family="text">
      <style:text-properties fo:font-style="italic" officeooo:rsid="25e5fd83" style:font-style-asian="italic" style:font-style-complex="italic"/>
    </style:style>
    <style:style style:name="T574" style:family="text">
      <style:text-properties fo:font-style="italic" officeooo:rsid="25f2d04a" style:font-style-asian="italic" style:font-style-complex="italic"/>
    </style:style>
    <style:style style:name="T575" style:family="text">
      <style:text-properties fo:font-style="italic" officeooo:rsid="25f31ebd" style:font-style-asian="italic" style:font-style-complex="italic"/>
    </style:style>
    <style:style style:name="T576" style:family="text">
      <style:text-properties fo:font-style="italic" officeooo:rsid="25f3c728" style:font-style-asian="italic" style:font-style-complex="italic"/>
    </style:style>
    <style:style style:name="T577" style:family="text">
      <style:text-properties fo:font-style="italic" officeooo:rsid="2603a14f" style:font-style-asian="italic" style:font-style-complex="italic"/>
    </style:style>
    <style:style style:name="T578" style:family="text">
      <style:text-properties fo:font-style="italic" officeooo:rsid="2619167c" style:font-style-asian="italic" style:font-style-complex="italic"/>
    </style:style>
    <style:style style:name="T579" style:family="text">
      <style:text-properties fo:font-style="italic" officeooo:rsid="26270f32" style:font-style-asian="italic" style:font-style-complex="italic"/>
    </style:style>
    <style:style style:name="T580" style:family="text">
      <style:text-properties fo:font-style="italic" officeooo:rsid="264dcf99" style:font-style-asian="italic" style:font-style-complex="italic"/>
    </style:style>
    <style:style style:name="T581" style:family="text">
      <style:text-properties fo:font-style="italic" officeooo:rsid="265e265c" style:font-style-asian="italic" style:font-style-complex="italic"/>
    </style:style>
    <style:style style:name="T582" style:family="text">
      <style:text-properties fo:font-style="italic" officeooo:rsid="1d631bec" style:font-style-asian="italic" style:font-style-complex="italic"/>
    </style:style>
    <style:style style:name="T583" style:family="text">
      <style:text-properties fo:font-style="italic" officeooo:rsid="266616ba" style:font-style-asian="italic" style:font-style-complex="italic"/>
    </style:style>
    <style:style style:name="T584" style:family="text">
      <style:text-properties fo:font-style="italic" officeooo:rsid="266ff55f" style:font-style-asian="italic" style:font-style-complex="italic"/>
    </style:style>
    <style:style style:name="T585" style:family="text">
      <style:text-properties fo:font-style="italic" officeooo:rsid="2683345e" style:font-style-asian="italic" style:font-style-complex="italic"/>
    </style:style>
    <style:style style:name="T586" style:family="text">
      <style:text-properties fo:font-style="italic" officeooo:rsid="2684f7d7" style:font-style-asian="italic" style:font-style-complex="italic"/>
    </style:style>
    <style:style style:name="T587" style:family="text">
      <style:text-properties fo:font-style="italic" officeooo:rsid="26d6747e" style:font-style-asian="italic" style:font-style-complex="italic"/>
    </style:style>
    <style:style style:name="T588" style:family="text">
      <style:text-properties fo:font-style="italic" officeooo:rsid="26d67ad6" style:font-style-asian="italic" style:font-style-complex="italic"/>
    </style:style>
    <style:style style:name="T589" style:family="text">
      <style:text-properties fo:font-style="italic" officeooo:rsid="26f112c4" style:font-style-asian="italic" style:font-style-complex="italic"/>
    </style:style>
    <style:style style:name="T590" style:family="text">
      <style:text-properties fo:font-style="italic" officeooo:rsid="275149cc" style:font-style-asian="italic" style:font-style-complex="italic"/>
    </style:style>
    <style:style style:name="T591" style:family="text">
      <style:text-properties fo:font-style="italic" officeooo:rsid="275da196" style:font-style-asian="italic" style:font-style-complex="italic"/>
    </style:style>
    <style:style style:name="T592" style:family="text">
      <style:text-properties fo:font-style="italic" officeooo:rsid="276d93f6" style:font-style-asian="italic" style:font-style-complex="italic"/>
    </style:style>
    <style:style style:name="T593" style:family="text">
      <style:text-properties fo:font-style="italic" officeooo:rsid="280f0850" style:font-style-asian="italic" style:font-style-complex="italic"/>
    </style:style>
    <style:style style:name="T594" style:family="text">
      <style:text-properties fo:font-style="italic" fo:font-weight="bold" style:font-style-asian="italic" style:font-weight-asian="bold" style:font-style-complex="italic" style:font-weight-complex="bold"/>
    </style:style>
    <style:style style:name="T595" style:family="text">
      <style:text-properties fo:font-style="italic" fo:font-weight="bold" officeooo:rsid="2576dfad" style:font-style-asian="italic" style:font-weight-asian="bold" style:font-style-complex="italic" style:font-weight-complex="bold"/>
    </style:style>
    <style:style style:name="T596" style:family="text">
      <style:text-properties fo:font-style="italic" fo:background-color="transparent" loext:char-shading-value="0" style:font-style-asian="italic" style:font-style-complex="italic"/>
    </style:style>
    <style:style style:name="T597" style:family="text">
      <style:text-properties fo:font-style="italic" officeooo:rsid="274e343c" fo:background-color="transparent" loext:char-shading-value="0" style:font-style-asian="italic" style:font-style-complex="italic"/>
    </style:style>
    <style:style style:name="T598" style:family="text">
      <style:text-properties fo:font-style="italic" officeooo:rsid="27677566" fo:background-color="transparent" loext:char-shading-value="0" style:font-style-asian="italic" style:font-style-complex="italic"/>
    </style:style>
    <style:style style:name="T599" style:family="text">
      <style:text-properties fo:font-style="italic" officeooo:rsid="274785d5" fo:background-color="transparent" loext:char-shading-value="0" style:font-style-asian="italic" style:font-style-complex="italic"/>
    </style:style>
    <style:style style:name="T600" style:family="text">
      <style:text-properties fo:font-style="italic" officeooo:rsid="28113e50" fo:background-color="transparent" loext:char-shading-value="0" style:font-style-asian="italic" style:font-style-complex="italic"/>
    </style:style>
    <style:style style:name="T601" style:family="text">
      <style:text-properties fo:font-style="normal" style:font-style-asian="normal" style:font-style-complex="normal"/>
    </style:style>
    <style:style style:name="T602" style:family="text">
      <style:text-properties fo:font-style="normal" officeooo:rsid="2231cc63" style:font-style-asian="normal" style:font-style-complex="normal"/>
    </style:style>
    <style:style style:name="T603" style:family="text">
      <style:text-properties fo:font-style="normal" officeooo:rsid="25a0872c" style:font-style-asian="normal" style:font-style-complex="normal"/>
    </style:style>
    <style:style style:name="T604" style:family="text">
      <style:text-properties fo:font-style="normal" officeooo:rsid="2619167c" style:font-style-asian="normal" style:font-style-complex="normal"/>
    </style:style>
    <style:style style:name="T605" style:family="text">
      <style:text-properties fo:font-style="normal" officeooo:rsid="261d5b91" style:font-style-asian="normal" style:font-style-complex="normal"/>
    </style:style>
    <style:style style:name="T606" style:family="text">
      <style:text-properties fo:font-style="normal" officeooo:rsid="2625577c" style:font-style-asian="normal" style:font-style-complex="normal"/>
    </style:style>
    <style:style style:name="T607" style:family="text">
      <style:text-properties fo:font-style="normal" officeooo:rsid="26270f32" style:font-style-asian="normal" style:font-style-complex="normal"/>
    </style:style>
    <style:style style:name="T608" style:family="text">
      <style:text-properties fo:font-style="normal" officeooo:rsid="26303892" style:font-style-asian="normal" style:font-style-complex="normal"/>
    </style:style>
    <style:style style:name="T609" style:family="text">
      <style:text-properties fo:font-style="normal" officeooo:rsid="2632c719" style:font-style-asian="normal" style:font-style-complex="normal"/>
    </style:style>
    <style:style style:name="T610" style:family="text">
      <style:text-properties fo:font-style="normal" officeooo:rsid="26363661" style:font-style-asian="normal" style:font-style-complex="normal"/>
    </style:style>
    <style:style style:name="T611" style:family="text">
      <style:text-properties fo:font-style="normal" officeooo:rsid="26377c64" style:font-style-asian="normal" style:font-style-complex="normal"/>
    </style:style>
    <style:style style:name="T612" style:family="text">
      <style:text-properties fo:font-style="normal" officeooo:rsid="263463a9" style:font-style-asian="normal" style:font-style-complex="normal"/>
    </style:style>
    <style:style style:name="T613" style:family="text">
      <style:text-properties fo:font-style="normal" officeooo:rsid="263854a4" style:font-style-asian="normal" style:font-style-complex="normal"/>
    </style:style>
    <style:style style:name="T614" style:family="text">
      <style:text-properties fo:font-style="normal" officeooo:rsid="263b2c2b" style:font-style-asian="normal" style:font-style-complex="normal"/>
    </style:style>
    <style:style style:name="T615" style:family="text">
      <style:text-properties fo:font-style="normal" officeooo:rsid="2640eef9" style:font-style-asian="normal" style:font-style-complex="normal"/>
    </style:style>
    <style:style style:name="T616" style:family="text">
      <style:text-properties fo:font-style="normal" officeooo:rsid="2643a342" style:font-style-asian="normal" style:font-style-complex="normal"/>
    </style:style>
    <style:style style:name="T617" style:family="text">
      <style:text-properties fo:font-style="normal" officeooo:rsid="2645a2f0" style:font-style-asian="normal" style:font-style-complex="normal"/>
    </style:style>
    <style:style style:name="T618" style:family="text">
      <style:text-properties fo:font-style="normal" officeooo:rsid="2648edf7" style:font-style-asian="normal" style:font-style-complex="normal"/>
    </style:style>
    <style:style style:name="T619" style:family="text">
      <style:text-properties fo:font-style="normal" officeooo:rsid="264aa090" style:font-style-asian="normal" style:font-style-complex="normal"/>
    </style:style>
    <style:style style:name="T620" style:family="text">
      <style:text-properties fo:font-style="normal" officeooo:rsid="264bc209" style:font-style-asian="normal" style:font-style-complex="normal"/>
    </style:style>
    <style:style style:name="T621" style:family="text">
      <style:text-properties fo:font-style="normal" officeooo:rsid="264f0438" style:font-style-asian="normal" style:font-style-complex="normal"/>
    </style:style>
    <style:style style:name="T622" style:family="text">
      <style:text-properties fo:font-style="normal" officeooo:rsid="26610347" style:font-style-asian="normal" style:font-style-complex="normal"/>
    </style:style>
    <style:style style:name="T623" style:family="text">
      <style:text-properties fo:font-style="normal" officeooo:rsid="2662f301" style:font-style-asian="normal" style:font-style-complex="normal"/>
    </style:style>
    <style:style style:name="T624" style:family="text">
      <style:text-properties fo:font-style="normal" officeooo:rsid="1dc8db78" style:font-style-asian="normal" style:font-style-complex="normal"/>
    </style:style>
    <style:style style:name="T625" style:family="text">
      <style:text-properties fo:font-style="normal" officeooo:rsid="266616ba" style:font-style-asian="normal" style:font-style-complex="normal"/>
    </style:style>
    <style:style style:name="T626" style:family="text">
      <style:text-properties fo:font-style="normal" officeooo:rsid="26cc3c6e" style:font-style-asian="normal" style:font-style-complex="normal"/>
    </style:style>
    <style:style style:name="T627" style:family="text">
      <style:text-properties fo:font-style="normal" officeooo:rsid="26cd86fe" style:font-style-asian="normal" style:font-style-complex="normal"/>
    </style:style>
    <style:style style:name="T628" style:family="text">
      <style:text-properties fo:font-style="normal" officeooo:rsid="26cf9a46" style:font-style-asian="normal" style:font-style-complex="normal"/>
    </style:style>
    <style:style style:name="T629" style:family="text">
      <style:text-properties fo:font-style="normal" style:text-underline-style="none" style:font-style-asian="normal" style:font-style-complex="normal"/>
    </style:style>
    <style:style style:name="T630" style:family="text">
      <style:text-properties fo:font-style="normal" style:text-underline-style="none" officeooo:rsid="22f7ad49" style:font-style-asian="normal" style:font-style-complex="normal"/>
    </style:style>
    <style:style style:name="T631" style:family="text">
      <style:text-properties fo:font-style="normal" fo:font-weight="bold" officeooo:rsid="25a0872c" style:font-style-asian="normal" style:font-weight-asian="bold" style:font-style-complex="normal" style:font-weight-complex="bold"/>
    </style:style>
    <style:style style:name="T632" style:family="text">
      <style:text-properties fo:font-style="normal" fo:font-weight="normal" style:font-style-asian="normal" style:font-weight-asian="normal" style:font-style-complex="normal" style:font-weight-complex="normal"/>
    </style:style>
    <style:style style:name="T633" style:family="text">
      <style:text-properties fo:font-style="normal" fo:font-weight="normal" officeooo:rsid="19865a9c" style:font-style-asian="normal" style:font-weight-asian="normal" style:font-style-complex="normal" style:font-weight-complex="normal"/>
    </style:style>
    <style:style style:name="T634" style:family="text">
      <style:text-properties fo:font-style="normal" fo:font-weight="normal" officeooo:rsid="1f4c3fae" style:font-style-asian="normal" style:font-weight-asian="normal" style:font-style-complex="normal" style:font-weight-complex="normal"/>
    </style:style>
    <style:style style:name="T635" style:family="text">
      <style:text-properties fo:font-style="normal" fo:font-weight="normal" officeooo:rsid="1f4cbbd5" style:font-style-asian="normal" style:font-weight-asian="normal" style:font-style-complex="normal" style:font-weight-complex="normal"/>
    </style:style>
    <style:style style:name="T636" style:family="text">
      <style:text-properties fo:font-style="normal" fo:font-weight="normal" officeooo:rsid="1f4d0110" style:font-style-asian="normal" style:font-weight-asian="normal" style:font-style-complex="normal" style:font-weight-complex="normal"/>
    </style:style>
    <style:style style:name="T637" style:family="text">
      <style:text-properties fo:font-style="normal" fo:font-weight="normal" officeooo:rsid="1f78a846" style:font-style-asian="normal" style:font-weight-asian="normal" style:font-style-complex="normal" style:font-weight-complex="normal"/>
    </style:style>
    <style:style style:name="T638" style:family="text">
      <style:text-properties fo:font-style="normal" fo:font-weight="normal" officeooo:rsid="26586c92" style:font-style-asian="normal" style:font-weight-asian="normal" style:font-style-complex="normal" style:font-weight-complex="normal"/>
    </style:style>
    <style:style style:name="T639" style:family="text">
      <style:text-properties officeooo:rsid="201d0560"/>
    </style:style>
    <style:style style:name="T640" style:family="text">
      <style:text-properties officeooo:rsid="20270e3e"/>
    </style:style>
    <style:style style:name="T641" style:family="text">
      <style:text-properties officeooo:rsid="2027dbf6"/>
    </style:style>
    <style:style style:name="T642" style:family="text">
      <style:text-properties officeooo:rsid="20298579"/>
    </style:style>
    <style:style style:name="T643" style:family="text">
      <style:text-properties officeooo:rsid="203a73cb"/>
    </style:style>
    <style:style style:name="T644" style:family="text">
      <style:text-properties officeooo:rsid="205345cd"/>
    </style:style>
    <style:style style:name="T645" style:family="text">
      <style:text-properties officeooo:rsid="2058902b"/>
    </style:style>
    <style:style style:name="T646" style:family="text">
      <style:text-properties officeooo:rsid="205cb6a1"/>
    </style:style>
    <style:style style:name="T647" style:family="text">
      <style:text-properties officeooo:rsid="2065587c"/>
    </style:style>
    <style:style style:name="T648" style:family="text">
      <style:text-properties officeooo:rsid="2068fff3"/>
    </style:style>
    <style:style style:name="T649" style:family="text">
      <style:text-properties officeooo:rsid="206acc77"/>
    </style:style>
    <style:style style:name="T650" style:family="text">
      <style:text-properties officeooo:rsid="20768cfb"/>
    </style:style>
    <style:style style:name="T651" style:family="text">
      <style:text-properties officeooo:rsid="207a19a7"/>
    </style:style>
    <style:style style:name="T652" style:family="text">
      <style:text-properties officeooo:rsid="207e1207"/>
    </style:style>
    <style:style style:name="T653" style:family="text">
      <style:text-properties officeooo:rsid="208751d0"/>
    </style:style>
    <style:style style:name="T654" style:family="text">
      <style:text-properties officeooo:rsid="20889469"/>
    </style:style>
    <style:style style:name="T655" style:family="text">
      <style:text-properties officeooo:rsid="209a6c6f"/>
    </style:style>
    <style:style style:name="T656" style:family="text">
      <style:text-properties officeooo:rsid="20a19e91"/>
    </style:style>
    <style:style style:name="T657" style:family="text">
      <style:text-properties fo:font-size="9.5pt" fo:letter-spacing="0.009cm" fo:language="cs" fo:country="CZ" style:font-size-asian="9.5pt" style:language-asian="cs" style:country-asian="CZ"/>
    </style:style>
    <style:style style:name="T658" style:family="text">
      <style:text-properties fo:font-size="9.5pt" fo:letter-spacing="0.009cm" fo:language="cs" fo:country="CZ" officeooo:rsid="20aac5d0" style:font-size-asian="9.5pt" style:language-asian="cs" style:country-asian="CZ"/>
    </style:style>
    <style:style style:name="T659" style:family="text">
      <style:text-properties fo:font-size="9.5pt" fo:letter-spacing="0.009cm" fo:language="cs" fo:country="CZ" officeooo:rsid="20ace839" style:font-size-asian="9.5pt" style:language-asian="cs" style:country-asian="CZ"/>
    </style:style>
    <style:style style:name="T660" style:family="text">
      <style:text-properties fo:font-size="9.5pt" fo:letter-spacing="0.009cm" fo:language="cs" fo:country="CZ" officeooo:rsid="20a56c6b" style:font-size-asian="9.5pt" style:language-asian="cs" style:country-asian="CZ"/>
    </style:style>
    <style:style style:name="T661" style:family="text">
      <style:text-properties fo:font-size="9.5pt" fo:letter-spacing="0.009cm" fo:language="cs" fo:country="CZ" officeooo:rsid="20a75113" style:font-size-asian="9.5pt" style:language-asian="cs" style:country-asian="CZ"/>
    </style:style>
    <style:style style:name="T662" style:family="text">
      <style:text-properties fo:font-size="9.5pt" fo:letter-spacing="0.009cm" fo:language="cs" fo:country="CZ" officeooo:rsid="20af97d2" style:font-size-asian="9.5pt" style:language-asian="cs" style:country-asian="CZ"/>
    </style:style>
    <style:style style:name="T663" style:family="text">
      <style:text-properties fo:font-size="9.5pt" fo:letter-spacing="0.009cm" fo:language="cs" fo:country="CZ" officeooo:rsid="20b19335" style:font-size-asian="9.5pt" style:language-asian="cs" style:country-asian="CZ"/>
    </style:style>
    <style:style style:name="T664" style:family="text">
      <style:text-properties fo:font-size="9.5pt" fo:letter-spacing="0.009cm" fo:language="cs" fo:country="CZ" officeooo:rsid="20b709c7" style:font-size-asian="9.5pt" style:language-asian="cs" style:country-asian="CZ"/>
    </style:style>
    <style:style style:name="T665" style:family="text">
      <style:text-properties fo:font-size="9.5pt" fo:letter-spacing="0.009cm" fo:language="cs" fo:country="CZ" officeooo:rsid="20b85116" style:font-size-asian="9.5pt" style:language-asian="cs" style:country-asian="CZ"/>
    </style:style>
    <style:style style:name="T666" style:family="text">
      <style:text-properties fo:font-size="9.5pt" fo:letter-spacing="0.009cm" fo:language="cs" fo:country="CZ" officeooo:rsid="20c1c0ac" style:font-size-asian="9.5pt" style:language-asian="cs" style:country-asian="CZ"/>
    </style:style>
    <style:style style:name="T667" style:family="text">
      <style:text-properties fo:font-size="9.5pt" fo:letter-spacing="0.009cm" fo:language="cs" fo:country="CZ" officeooo:rsid="20c7ab34" style:font-size-asian="9.5pt" style:language-asian="cs" style:country-asian="CZ"/>
    </style:style>
    <style:style style:name="T668" style:family="text">
      <style:text-properties fo:font-size="9.5pt" fo:letter-spacing="0.009cm" fo:language="cs" fo:country="CZ" officeooo:rsid="20c7e044" style:font-size-asian="9.5pt" style:language-asian="cs" style:country-asian="CZ"/>
    </style:style>
    <style:style style:name="T669" style:family="text">
      <style:text-properties fo:font-size="9.5pt" fo:letter-spacing="0.009cm" fo:language="cs" fo:country="CZ" officeooo:rsid="20ca50b1" style:font-size-asian="9.5pt" style:language-asian="cs" style:country-asian="CZ"/>
    </style:style>
    <style:style style:name="T670" style:family="text">
      <style:text-properties fo:font-size="9.5pt" fo:letter-spacing="0.009cm" fo:language="cs" fo:country="CZ" officeooo:rsid="20caf294" style:font-size-asian="9.5pt" style:language-asian="cs" style:country-asian="CZ"/>
    </style:style>
    <style:style style:name="T671" style:family="text">
      <style:text-properties fo:font-size="9.5pt" fo:letter-spacing="0.009cm" fo:language="cs" fo:country="CZ" officeooo:rsid="21fc73fc" style:font-size-asian="9.5pt" style:language-asian="cs" style:country-asian="CZ"/>
    </style:style>
    <style:style style:name="T672" style:family="text">
      <style:text-properties fo:font-size="9.5pt" fo:letter-spacing="0.009cm" fo:language="cs" fo:country="CZ" officeooo:rsid="223e7fa9" style:font-size-asian="9.5pt" style:language-asian="cs" style:country-asian="CZ"/>
    </style:style>
    <style:style style:name="T673" style:family="text">
      <style:text-properties fo:font-size="9.5pt" fo:letter-spacing="0.009cm" fo:language="cs" fo:country="CZ" officeooo:rsid="22462321" style:font-size-asian="9.5pt" style:language-asian="cs" style:country-asian="CZ"/>
    </style:style>
    <style:style style:name="T674" style:family="text">
      <style:text-properties fo:font-size="9.5pt" fo:letter-spacing="0.009cm" fo:language="cs" fo:country="CZ" officeooo:rsid="2366bc69" style:font-size-asian="9.5pt" style:language-asian="cs" style:country-asian="CZ"/>
    </style:style>
    <style:style style:name="T675" style:family="text">
      <style:text-properties fo:font-size="9.5pt" fo:letter-spacing="0.009cm" fo:language="cs" fo:country="CZ" officeooo:rsid="236a0e98" style:font-size-asian="9.5pt" style:language-asian="cs" style:country-asian="CZ"/>
    </style:style>
    <style:style style:name="T676" style:family="text">
      <style:text-properties fo:font-size="9.5pt" fo:letter-spacing="0.009cm" fo:language="cs" fo:country="CZ" officeooo:rsid="24fd5613" style:font-size-asian="9.5pt" style:language-asian="cs" style:country-asian="CZ"/>
    </style:style>
    <style:style style:name="T677" style:family="text">
      <style:text-properties fo:font-size="9.5pt" fo:letter-spacing="0.009cm" fo:language="cs" fo:country="CZ" officeooo:rsid="24fd7573" style:font-size-asian="9.5pt" style:language-asian="cs" style:country-asian="CZ"/>
    </style:style>
    <style:style style:name="T678" style:family="text">
      <style:text-properties fo:font-size="9.5pt" fo:letter-spacing="0.009cm" fo:language="cs" fo:country="CZ" officeooo:rsid="2503d268" style:font-size-asian="9.5pt" style:language-asian="cs" style:country-asian="CZ"/>
    </style:style>
    <style:style style:name="T679" style:family="text">
      <style:text-properties fo:font-size="9.5pt" fo:letter-spacing="0.009cm" fo:language="cs" fo:country="CZ" officeooo:rsid="25047196" style:font-size-asian="9.5pt" style:language-asian="cs" style:country-asian="CZ"/>
    </style:style>
    <style:style style:name="T680" style:family="text">
      <style:text-properties fo:font-size="9.5pt" fo:letter-spacing="0.009cm" fo:language="cs" fo:country="CZ" officeooo:rsid="25057cc0" style:font-size-asian="9.5pt" style:language-asian="cs" style:country-asian="CZ"/>
    </style:style>
    <style:style style:name="T681" style:family="text">
      <style:text-properties fo:font-size="9.5pt" fo:letter-spacing="0.009cm" fo:language="cs" fo:country="CZ" officeooo:rsid="25085263" style:font-size-asian="9.5pt" style:language-asian="cs" style:country-asian="CZ"/>
    </style:style>
    <style:style style:name="T682" style:family="text">
      <style:text-properties fo:font-size="9.5pt" fo:letter-spacing="0.009cm" fo:language="cs" fo:country="CZ" officeooo:rsid="250854d9" style:font-size-asian="9.5pt" style:language-asian="cs" style:country-asian="CZ"/>
    </style:style>
    <style:style style:name="T683" style:family="text">
      <style:text-properties fo:font-size="9.5pt" fo:letter-spacing="0.009cm" fo:language="cs" fo:country="CZ" officeooo:rsid="2511aac7" style:font-size-asian="9.5pt" style:language-asian="cs" style:country-asian="CZ"/>
    </style:style>
    <style:style style:name="T684" style:family="text">
      <style:text-properties fo:font-size="9.5pt" fo:letter-spacing="0.009cm" fo:language="cs" fo:country="CZ" officeooo:rsid="2514d94b" style:font-size-asian="9.5pt" style:language-asian="cs" style:country-asian="CZ"/>
    </style:style>
    <style:style style:name="T685" style:family="text">
      <style:text-properties fo:font-size="9.5pt" fo:letter-spacing="0.009cm" fo:language="cs" fo:country="CZ" officeooo:rsid="25172e89" style:font-size-asian="9.5pt" style:language-asian="cs" style:country-asian="CZ"/>
    </style:style>
    <style:style style:name="T686" style:family="text">
      <style:text-properties fo:font-size="9.5pt" fo:letter-spacing="0.009cm" fo:language="cs" fo:country="CZ" officeooo:rsid="2517543e" style:font-size-asian="9.5pt" style:language-asian="cs" style:country-asian="CZ"/>
    </style:style>
    <style:style style:name="T687" style:family="text">
      <style:text-properties fo:font-size="9.5pt" fo:letter-spacing="0.009cm" fo:language="cs" fo:country="CZ" officeooo:rsid="2518ab17" style:font-size-asian="9.5pt" style:language-asian="cs" style:country-asian="CZ"/>
    </style:style>
    <style:style style:name="T688" style:family="text">
      <style:text-properties fo:font-size="9.5pt" fo:letter-spacing="0.009cm" fo:language="cs" fo:country="CZ" officeooo:rsid="25193a8d" style:font-size-asian="9.5pt" style:language-asian="cs" style:country-asian="CZ"/>
    </style:style>
    <style:style style:name="T689" style:family="text">
      <style:text-properties fo:font-size="9.5pt" fo:letter-spacing="0.009cm" fo:language="cs" fo:country="CZ" officeooo:rsid="251a8563" style:font-size-asian="9.5pt" style:language-asian="cs" style:country-asian="CZ"/>
    </style:style>
    <style:style style:name="T690" style:family="text">
      <style:text-properties fo:font-size="9.5pt" fo:letter-spacing="0.009cm" fo:language="cs" fo:country="CZ" officeooo:rsid="251b4fd4" style:font-size-asian="9.5pt" style:language-asian="cs" style:country-asian="CZ"/>
    </style:style>
    <style:style style:name="T691" style:family="text">
      <style:text-properties fo:font-size="9.5pt" fo:letter-spacing="0.009cm" fo:language="cs" fo:country="CZ" officeooo:rsid="251c1b9b" style:font-size-asian="9.5pt" style:language-asian="cs" style:country-asian="CZ"/>
    </style:style>
    <style:style style:name="T692" style:family="text">
      <style:text-properties fo:font-size="9.5pt" fo:letter-spacing="0.009cm" fo:language="cs" fo:country="CZ" officeooo:rsid="251cc7bb" style:font-size-asian="9.5pt" style:language-asian="cs" style:country-asian="CZ"/>
    </style:style>
    <style:style style:name="T693" style:family="text">
      <style:text-properties fo:font-size="9.5pt" fo:letter-spacing="0.009cm" fo:language="cs" fo:country="CZ" officeooo:rsid="251d440f" style:font-size-asian="9.5pt" style:language-asian="cs" style:country-asian="CZ"/>
    </style:style>
    <style:style style:name="T694" style:family="text">
      <style:text-properties fo:font-size="9.5pt" fo:letter-spacing="0.009cm" fo:language="cs" fo:country="CZ" fo:font-style="italic" style:font-size-asian="9.5pt" style:language-asian="cs" style:country-asian="CZ" style:font-style-asian="italic" style:font-style-complex="italic"/>
    </style:style>
    <style:style style:name="T69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9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9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9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9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70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70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07" style:family="text">
      <style:text-properties fo:font-size="9.5pt" fo:letter-spacing="0.009cm" fo:language="en" fo:country="US" officeooo:rsid="20b19335" style:font-size-asian="9.5pt" style:language-asian="cs" style:country-asian="CZ"/>
    </style:style>
    <style:style style:name="T708" style:family="text">
      <style:text-properties fo:font-size="9.5pt" fo:language="cs" fo:country="CZ" style:font-size-asian="9.5pt" style:language-asian="cs" style:country-asian="CZ"/>
    </style:style>
    <style:style style:name="T709" style:family="text">
      <style:text-properties fo:font-size="9.5pt" fo:language="cs" fo:country="CZ" officeooo:rsid="227d5938" style:font-size-asian="9.5pt" style:language-asian="cs" style:country-asian="CZ"/>
    </style:style>
    <style:style style:name="T710" style:family="text">
      <style:text-properties fo:language="en" fo:country="US" officeooo:rsid="20e18c0c"/>
    </style:style>
    <style:style style:name="T711" style:family="text">
      <style:text-properties fo:language="en" fo:country="US" officeooo:rsid="20f1f757"/>
    </style:style>
    <style:style style:name="T712" style:family="text">
      <style:text-properties fo:language="en" fo:country="US" officeooo:rsid="2718b236"/>
    </style:style>
    <style:style style:name="T713" style:family="text">
      <style:text-properties fo:language="en" fo:country="US" fo:font-weight="normal" officeooo:rsid="2718b236" style:font-weight-asian="normal" style:font-weight-complex="normal"/>
    </style:style>
    <style:style style:name="T714" style:family="text">
      <style:text-properties fo:language="en" fo:country="US" officeooo:rsid="2718f0f3"/>
    </style:style>
    <style:style style:name="T715" style:family="text">
      <style:text-properties fo:language="en" fo:country="US" officeooo:rsid="2718b236" fo:background-color="transparent" loext:char-shading-value="0"/>
    </style:style>
    <style:style style:name="T716" style:family="text">
      <style:text-properties officeooo:rsid="20f7086f"/>
    </style:style>
    <style:style style:name="T717" style:family="text">
      <style:text-properties officeooo:rsid="2112f312"/>
    </style:style>
    <style:style style:name="T718" style:family="text">
      <style:text-properties officeooo:rsid="211e75b5"/>
    </style:style>
    <style:style style:name="T719" style:family="text">
      <style:text-properties officeooo:rsid="212cf64d"/>
    </style:style>
    <style:style style:name="T720" style:family="text">
      <style:text-properties officeooo:rsid="2130bbfa"/>
    </style:style>
    <style:style style:name="T721" style:family="text">
      <style:text-properties officeooo:rsid="213d0be9"/>
    </style:style>
    <style:style style:name="T722" style:family="text">
      <style:text-properties officeooo:rsid="2145b31d"/>
    </style:style>
    <style:style style:name="T723" style:family="text">
      <style:text-properties officeooo:rsid="21464600"/>
    </style:style>
    <style:style style:name="T724" style:family="text">
      <style:text-properties officeooo:rsid="214ce48d"/>
    </style:style>
    <style:style style:name="T725" style:family="text">
      <style:text-properties officeooo:rsid="2163e5a4"/>
    </style:style>
    <style:style style:name="T726" style:family="text">
      <style:text-properties officeooo:rsid="2164a9a6"/>
    </style:style>
    <style:style style:name="T727" style:family="text">
      <style:text-properties officeooo:rsid="218eee67"/>
    </style:style>
    <style:style style:name="T728" style:family="text">
      <style:text-properties officeooo:rsid="21906387"/>
    </style:style>
    <style:style style:name="T729" style:family="text">
      <style:text-properties officeooo:rsid="2195b040"/>
    </style:style>
    <style:style style:name="T730" style:family="text">
      <style:text-properties officeooo:rsid="2197e806"/>
    </style:style>
    <style:style style:name="T731" style:family="text">
      <style:text-properties officeooo:rsid="2198b31a"/>
    </style:style>
    <style:style style:name="T732" style:family="text">
      <style:text-properties officeooo:rsid="21996beb"/>
    </style:style>
    <style:style style:name="T733" style:family="text">
      <style:text-properties officeooo:rsid="21a922d0"/>
    </style:style>
    <style:style style:name="T734" style:family="text">
      <style:text-properties officeooo:rsid="21adb664"/>
    </style:style>
    <style:style style:name="T735" style:family="text">
      <style:text-properties officeooo:rsid="21b04fb0"/>
    </style:style>
    <style:style style:name="T736" style:family="text">
      <style:text-properties officeooo:rsid="21b1e115"/>
    </style:style>
    <style:style style:name="T737" style:family="text">
      <style:text-properties officeooo:rsid="21b3d0c4"/>
    </style:style>
    <style:style style:name="T738" style:family="text">
      <style:text-properties officeooo:rsid="21b6cacf"/>
    </style:style>
    <style:style style:name="T739" style:family="text">
      <style:text-properties officeooo:rsid="21b97db2"/>
    </style:style>
    <style:style style:name="T740" style:family="text">
      <style:text-properties officeooo:rsid="21d6f3b6"/>
    </style:style>
    <style:style style:name="T741" style:family="text">
      <style:text-properties officeooo:rsid="21d77dca"/>
    </style:style>
    <style:style style:name="T742" style:family="text">
      <style:text-properties officeooo:rsid="21d784b3"/>
    </style:style>
    <style:style style:name="T743" style:family="text">
      <style:text-properties officeooo:rsid="21d9cbd9"/>
    </style:style>
    <style:style style:name="T744" style:family="text">
      <style:text-properties officeooo:rsid="21e28bc8"/>
    </style:style>
    <style:style style:name="T745" style:family="text">
      <style:text-properties officeooo:rsid="21e40ee3"/>
    </style:style>
    <style:style style:name="T746" style:family="text">
      <style:text-properties officeooo:rsid="21e88bb8"/>
    </style:style>
    <style:style style:name="T747" style:family="text">
      <style:text-properties officeooo:rsid="21e9668e"/>
    </style:style>
    <style:style style:name="T748" style:family="text">
      <style:text-properties officeooo:rsid="2209a5d2"/>
    </style:style>
    <style:style style:name="T749" style:family="text">
      <style:text-properties officeooo:rsid="220b2653"/>
    </style:style>
    <style:style style:name="T750" style:family="text">
      <style:text-properties officeooo:rsid="220d11cf"/>
    </style:style>
    <style:style style:name="T751" style:family="text">
      <style:text-properties officeooo:rsid="220e90a3"/>
    </style:style>
    <style:style style:name="T752" style:family="text">
      <style:text-properties officeooo:rsid="221e3299"/>
    </style:style>
    <style:style style:name="T753" style:family="text">
      <style:text-properties officeooo:rsid="21316e66"/>
    </style:style>
    <style:style style:name="T754" style:family="text">
      <style:text-properties officeooo:rsid="20f1f757"/>
    </style:style>
    <style:style style:name="T755" style:family="text">
      <style:text-properties officeooo:rsid="21084381"/>
    </style:style>
    <style:style style:name="T756" style:family="text">
      <style:text-properties officeooo:rsid="2237b1e2"/>
    </style:style>
    <style:style style:name="T757" style:family="text">
      <style:text-properties officeooo:rsid="2238d29b"/>
    </style:style>
    <style:style style:name="T758" style:family="text">
      <style:text-properties officeooo:rsid="223bb682"/>
    </style:style>
    <style:style style:name="T759" style:family="text">
      <style:text-properties officeooo:rsid="22439781"/>
    </style:style>
    <style:style style:name="T760" style:family="text">
      <style:text-properties officeooo:rsid="22447983"/>
    </style:style>
    <style:style style:name="T761" style:family="text">
      <style:text-properties officeooo:rsid="224eb86c"/>
    </style:style>
    <style:style style:name="T762" style:family="text">
      <style:text-properties officeooo:rsid="2264f721"/>
    </style:style>
    <style:style style:name="T763" style:family="text">
      <style:text-properties officeooo:rsid="2267e6f5"/>
    </style:style>
    <style:style style:name="T764" style:family="text">
      <style:text-properties officeooo:rsid="228a945e"/>
    </style:style>
    <style:style style:name="T765" style:family="text">
      <style:text-properties officeooo:rsid="2298b5b6"/>
    </style:style>
    <style:style style:name="T766" style:family="text">
      <style:text-properties officeooo:rsid="229b2d63"/>
    </style:style>
    <style:style style:name="T767" style:family="text">
      <style:text-properties officeooo:rsid="22a758fa"/>
    </style:style>
    <style:style style:name="T768" style:family="text">
      <style:text-properties officeooo:rsid="22ac7656"/>
    </style:style>
    <style:style style:name="T769" style:family="text">
      <style:text-properties officeooo:rsid="22b85964"/>
    </style:style>
    <style:style style:name="T770" style:family="text">
      <style:text-properties officeooo:rsid="22ba25be"/>
    </style:style>
    <style:style style:name="T771" style:family="text">
      <style:text-properties officeooo:rsid="22ba960b"/>
    </style:style>
    <style:style style:name="T772" style:family="text">
      <style:text-properties officeooo:rsid="22bd1088"/>
    </style:style>
    <style:style style:name="T773" style:family="text">
      <style:text-properties officeooo:rsid="22c10484"/>
    </style:style>
    <style:style style:name="T774" style:family="text">
      <style:text-properties officeooo:rsid="22c43c3b"/>
    </style:style>
    <style:style style:name="T775" style:family="text">
      <style:text-properties officeooo:rsid="22c58244"/>
    </style:style>
    <style:style style:name="T776" style:family="text">
      <style:text-properties officeooo:rsid="22d30b1a"/>
    </style:style>
    <style:style style:name="T777" style:family="text">
      <style:text-properties officeooo:rsid="204f4e25"/>
    </style:style>
    <style:style style:name="T778" style:family="text">
      <style:text-properties officeooo:rsid="22d854a9"/>
    </style:style>
    <style:style style:name="T779" style:family="text">
      <style:text-properties officeooo:rsid="22dd5c36"/>
    </style:style>
    <style:style style:name="T780" style:family="text">
      <style:text-properties officeooo:rsid="22defc71"/>
    </style:style>
    <style:style style:name="T781" style:family="text">
      <style:text-properties officeooo:rsid="22df6b66"/>
    </style:style>
    <style:style style:name="T782" style:family="text">
      <style:text-properties officeooo:rsid="22df90f7"/>
    </style:style>
    <style:style style:name="T783" style:family="text">
      <style:text-properties officeooo:rsid="22e50c1a"/>
    </style:style>
    <style:style style:name="T784" style:family="text">
      <style:text-properties officeooo:rsid="2022d038"/>
    </style:style>
    <style:style style:name="T785" style:family="text">
      <style:text-properties officeooo:rsid="22e5bb83"/>
    </style:style>
    <style:style style:name="T786" style:family="text">
      <style:text-properties officeooo:rsid="22e7537f"/>
    </style:style>
    <style:style style:name="T787" style:family="text">
      <style:text-properties officeooo:rsid="22f5da9a"/>
    </style:style>
    <style:style style:name="T788" style:family="text">
      <style:text-properties officeooo:rsid="2304ad9b"/>
    </style:style>
    <style:style style:name="T789" style:family="text">
      <style:text-properties officeooo:rsid="2305469b"/>
    </style:style>
    <style:style style:name="T790" style:family="text">
      <style:text-properties officeooo:rsid="2305659e"/>
    </style:style>
    <style:style style:name="T791" style:family="text">
      <style:text-properties officeooo:rsid="232f7481"/>
    </style:style>
    <style:style style:name="T792" style:family="text">
      <style:text-properties officeooo:rsid="2331678d"/>
    </style:style>
    <style:style style:name="T793" style:family="text">
      <style:text-properties officeooo:rsid="2332d987"/>
    </style:style>
    <style:style style:name="T794" style:family="text">
      <style:text-properties officeooo:rsid="2332e601"/>
    </style:style>
    <style:style style:name="T795" style:family="text">
      <style:text-properties officeooo:rsid="23445e51"/>
    </style:style>
    <style:style style:name="T796" style:family="text">
      <style:text-properties officeooo:rsid="234629dc"/>
    </style:style>
    <style:style style:name="T797" style:family="text">
      <style:text-properties officeooo:rsid="234722bb"/>
    </style:style>
    <style:style style:name="T798" style:family="text">
      <style:text-properties officeooo:rsid="23484d0e"/>
    </style:style>
    <style:style style:name="T799" style:family="text">
      <style:text-properties officeooo:rsid="2349a476"/>
    </style:style>
    <style:style style:name="T800" style:family="text">
      <style:text-properties officeooo:rsid="2349b8a1"/>
    </style:style>
    <style:style style:name="T801" style:family="text">
      <style:text-properties officeooo:rsid="234a7ac3"/>
    </style:style>
    <style:style style:name="T802" style:family="text">
      <style:text-properties officeooo:rsid="234c1eda"/>
    </style:style>
    <style:style style:name="T803" style:family="text">
      <style:text-properties officeooo:rsid="234c7f7d"/>
    </style:style>
    <style:style style:name="T804" style:family="text">
      <style:text-properties officeooo:rsid="234e0d17"/>
    </style:style>
    <style:style style:name="T805" style:family="text">
      <style:text-properties officeooo:rsid="235399e7"/>
    </style:style>
    <style:style style:name="T806" style:family="text">
      <style:text-properties officeooo:rsid="2356c6ea"/>
    </style:style>
    <style:style style:name="T807" style:family="text">
      <style:text-properties officeooo:rsid="23585241"/>
    </style:style>
    <style:style style:name="T808" style:family="text">
      <style:text-properties officeooo:rsid="2358e570"/>
    </style:style>
    <style:style style:name="T809" style:family="text">
      <style:text-properties officeooo:rsid="235b4c7d"/>
    </style:style>
    <style:style style:name="T810" style:family="text">
      <style:text-properties officeooo:rsid="23637825"/>
    </style:style>
    <style:style style:name="T811" style:family="text">
      <style:text-properties officeooo:rsid="236484a9"/>
    </style:style>
    <style:style style:name="T812" style:family="text">
      <style:text-properties officeooo:rsid="236c8ad4"/>
    </style:style>
    <style:style style:name="T813" style:family="text">
      <style:text-properties officeooo:rsid="2295c09f"/>
    </style:style>
    <style:style style:name="T814" style:family="text">
      <style:text-properties officeooo:rsid="22a655ef"/>
    </style:style>
    <style:style style:name="T815" style:family="text">
      <style:text-properties officeooo:rsid="21c8752c"/>
    </style:style>
    <style:style style:name="T816" style:family="text">
      <style:text-properties officeooo:rsid="236db2ab"/>
    </style:style>
    <style:style style:name="T817" style:family="text">
      <style:text-properties officeooo:rsid="22cc5d09"/>
    </style:style>
    <style:style style:name="T818" style:family="text">
      <style:text-properties officeooo:rsid="22c85621"/>
    </style:style>
    <style:style style:name="T819" style:family="text">
      <style:text-properties officeooo:rsid="22c8d110"/>
    </style:style>
    <style:style style:name="T820" style:family="text">
      <style:text-properties officeooo:rsid="22a871c9"/>
    </style:style>
    <style:style style:name="T821" style:family="text">
      <style:text-properties officeooo:rsid="23751612"/>
    </style:style>
    <style:style style:name="T822" style:family="text">
      <style:text-properties officeooo:rsid="2376cc3a"/>
    </style:style>
    <style:style style:name="T823" style:family="text">
      <style:text-properties officeooo:rsid="2376f410"/>
    </style:style>
    <style:style style:name="T824" style:family="text">
      <style:text-properties officeooo:rsid="237987a4"/>
    </style:style>
    <style:style style:name="T825" style:family="text">
      <style:text-properties officeooo:rsid="2386816f"/>
    </style:style>
    <style:style style:name="T826" style:family="text">
      <style:text-properties officeooo:rsid="238c0f02"/>
    </style:style>
    <style:style style:name="T827" style:family="text">
      <style:text-properties officeooo:rsid="238d7811"/>
    </style:style>
    <style:style style:name="T828" style:family="text">
      <style:text-properties officeooo:rsid="23ac06b8"/>
    </style:style>
    <style:style style:name="T829" style:family="text">
      <style:text-properties officeooo:rsid="23adf46b"/>
    </style:style>
    <style:style style:name="T830" style:family="text">
      <style:text-properties officeooo:rsid="23b0ce43"/>
    </style:style>
    <style:style style:name="T831" style:family="text">
      <style:text-properties officeooo:rsid="23c07497"/>
    </style:style>
    <style:style style:name="T832" style:family="text">
      <style:text-properties officeooo:rsid="23c30856"/>
    </style:style>
    <style:style style:name="T833" style:family="text">
      <style:text-properties officeooo:rsid="23e1443b"/>
    </style:style>
    <style:style style:name="T834" style:family="text">
      <style:text-properties officeooo:rsid="23ec6efa"/>
    </style:style>
    <style:style style:name="T835" style:family="text">
      <style:text-properties officeooo:rsid="23f092d1"/>
    </style:style>
    <style:style style:name="T836" style:family="text">
      <style:text-properties fo:font-variant="normal" fo:text-transform="none" fo:color="#333333" style:font-name="CharisSILW" fo:font-size="9pt" fo:letter-spacing="normal" fo:font-style="normal" fo:font-weight="normal"/>
    </style:style>
    <style:style style:name="T837" style:family="text">
      <style:text-properties officeooo:rsid="23f9895c"/>
    </style:style>
    <style:style style:name="T838" style:family="text">
      <style:text-properties officeooo:rsid="23fb23e7"/>
    </style:style>
    <style:style style:name="T839" style:family="text">
      <style:text-properties officeooo:rsid="24102bdb"/>
    </style:style>
    <style:style style:name="T840" style:family="text">
      <style:text-properties officeooo:rsid="24138f8e"/>
    </style:style>
    <style:style style:name="T841" style:family="text">
      <style:text-properties officeooo:rsid="24158005"/>
    </style:style>
    <style:style style:name="T842" style:family="text">
      <style:text-properties officeooo:rsid="2427981b"/>
    </style:style>
    <style:style style:name="T843" style:family="text">
      <style:text-properties officeooo:rsid="2427ec22"/>
    </style:style>
    <style:style style:name="T844" style:family="text">
      <style:text-properties officeooo:rsid="24291992"/>
    </style:style>
    <style:style style:name="T845" style:family="text">
      <style:text-properties officeooo:rsid="2432a1ec"/>
    </style:style>
    <style:style style:name="T846" style:family="text">
      <style:text-properties officeooo:rsid="2436a92f"/>
    </style:style>
    <style:style style:name="T847" style:family="text">
      <style:text-properties officeooo:rsid="24393486"/>
    </style:style>
    <style:style style:name="T848" style:family="text">
      <style:text-properties officeooo:rsid="243a354b"/>
    </style:style>
    <style:style style:name="T849" style:family="text">
      <style:text-properties officeooo:rsid="243e32f5"/>
    </style:style>
    <style:style style:name="T850" style:family="text">
      <style:text-properties officeooo:rsid="243e4498"/>
    </style:style>
    <style:style style:name="T851" style:family="text">
      <style:text-properties officeooo:rsid="2442f892"/>
    </style:style>
    <style:style style:name="T852" style:family="text">
      <style:text-properties officeooo:rsid="2445badc"/>
    </style:style>
    <style:style style:name="T853" style:family="text">
      <style:text-properties officeooo:rsid="2447010a"/>
    </style:style>
    <style:style style:name="T854" style:family="text">
      <style:text-properties officeooo:rsid="2451a4bf"/>
    </style:style>
    <style:style style:name="T855" style:family="text">
      <style:text-properties officeooo:rsid="2459ac89"/>
    </style:style>
    <style:style style:name="T856" style:family="text">
      <style:text-properties fo:font-weight="bold" style:font-weight-asian="bold" style:font-weight-complex="bold"/>
    </style:style>
    <style:style style:name="T857" style:family="text">
      <style:text-properties fo:font-weight="bold" officeooo:rsid="2459ac89" style:font-weight-asian="bold" style:font-weight-complex="bold"/>
    </style:style>
    <style:style style:name="T858" style:family="text">
      <style:text-properties fo:font-weight="bold" officeooo:rsid="25f2d04a" style:font-weight-asian="bold" style:font-weight-complex="bold"/>
    </style:style>
    <style:style style:name="T859" style:family="text">
      <style:text-properties fo:font-weight="bold" officeooo:rsid="26f112c4" style:font-weight-asian="bold" style:font-weight-complex="bold"/>
    </style:style>
    <style:style style:name="T860" style:family="text">
      <style:text-properties fo:font-weight="bold" officeooo:rsid="2718b236" style:font-weight-asian="bold" style:font-weight-complex="bold"/>
    </style:style>
    <style:style style:name="T861" style:family="text">
      <style:text-properties fo:font-weight="bold" officeooo:rsid="27911d11" style:font-weight-asian="bold" style:font-weight-complex="bold"/>
    </style:style>
    <style:style style:name="T862" style:family="text">
      <style:text-properties fo:font-weight="bold" officeooo:rsid="27c86e38" style:font-weight-asian="bold" style:font-weight-complex="bold"/>
    </style:style>
    <style:style style:name="T863" style:family="text">
      <style:text-properties officeooo:rsid="2491ec00"/>
    </style:style>
    <style:style style:name="T864" style:family="text">
      <style:text-properties officeooo:rsid="2494db82"/>
    </style:style>
    <style:style style:name="T865" style:family="text">
      <style:text-properties officeooo:rsid="24969242"/>
    </style:style>
    <style:style style:name="T866" style:family="text">
      <style:text-properties officeooo:rsid="249ea524"/>
    </style:style>
    <style:style style:name="T867" style:family="text">
      <style:text-properties officeooo:rsid="24a1636b"/>
    </style:style>
    <style:style style:name="T868" style:family="text">
      <style:text-properties officeooo:rsid="24a1ac3d"/>
    </style:style>
    <style:style style:name="T869" style:family="text">
      <style:text-properties officeooo:rsid="24a28b99"/>
    </style:style>
    <style:style style:name="T870" style:family="text">
      <style:text-properties officeooo:rsid="24a2af6d"/>
    </style:style>
    <style:style style:name="T871" style:family="text">
      <style:text-properties officeooo:rsid="24a437c8"/>
    </style:style>
    <style:style style:name="T872" style:family="text">
      <style:text-properties officeooo:rsid="24ad5616"/>
    </style:style>
    <style:style style:name="T873" style:family="text">
      <style:text-properties officeooo:rsid="24b1429a"/>
    </style:style>
    <style:style style:name="T874" style:family="text">
      <style:text-properties officeooo:rsid="24bdff38"/>
    </style:style>
    <style:style style:name="T875" style:family="text">
      <style:text-properties officeooo:rsid="24e3898b"/>
    </style:style>
    <style:style style:name="T876" style:family="text">
      <style:text-properties officeooo:rsid="250c1d04"/>
    </style:style>
    <style:style style:name="T877" style:family="text">
      <style:text-properties officeooo:rsid="24ffc69a"/>
    </style:style>
    <style:style style:name="T878" style:family="text">
      <style:text-properties officeooo:rsid="250cd62e"/>
    </style:style>
    <style:style style:name="T879" style:family="text">
      <style:text-properties officeooo:rsid="2527754f"/>
    </style:style>
    <style:style style:name="T880" style:family="text">
      <style:text-properties officeooo:rsid="2533b5ae"/>
    </style:style>
    <style:style style:name="T881" style:family="text">
      <style:text-properties officeooo:rsid="2534c700"/>
    </style:style>
    <style:style style:name="T882" style:family="text">
      <style:text-properties officeooo:rsid="2538c7b4"/>
    </style:style>
    <style:style style:name="T883" style:family="text">
      <style:text-properties officeooo:rsid="253baab1"/>
    </style:style>
    <style:style style:name="T884" style:family="text">
      <style:text-properties officeooo:rsid="253ccebd"/>
    </style:style>
    <style:style style:name="T885" style:family="text">
      <style:text-properties officeooo:rsid="253ea991"/>
    </style:style>
    <style:style style:name="T886" style:family="text">
      <style:text-properties officeooo:rsid="2543292f"/>
    </style:style>
    <style:style style:name="T887" style:family="text">
      <style:text-properties officeooo:rsid="254b58a5"/>
    </style:style>
    <style:style style:name="T888" style:family="text">
      <style:text-properties officeooo:rsid="2554a1de"/>
    </style:style>
    <style:style style:name="T889" style:family="text">
      <style:text-properties officeooo:rsid="1d3a4787"/>
    </style:style>
    <style:style style:name="T890" style:family="text">
      <style:text-properties officeooo:rsid="1f3a5e21"/>
    </style:style>
    <style:style style:name="T891" style:family="text">
      <style:text-properties officeooo:rsid="1f31535e"/>
    </style:style>
    <style:style style:name="T892" style:family="text">
      <style:text-properties officeooo:rsid="1f331a4f"/>
    </style:style>
    <style:style style:name="T893" style:family="text">
      <style:text-properties officeooo:rsid="1d1bab64"/>
    </style:style>
    <style:style style:name="T894" style:family="text">
      <style:text-properties officeooo:rsid="1cee05c8"/>
    </style:style>
    <style:style style:name="T895" style:family="text">
      <style:text-properties officeooo:rsid="1cfa83a5"/>
    </style:style>
    <style:style style:name="T896" style:family="text">
      <style:text-properties officeooo:rsid="1f2d49e7"/>
    </style:style>
    <style:style style:name="T897" style:family="text">
      <style:text-properties officeooo:rsid="1d0d8164"/>
    </style:style>
    <style:style style:name="T898" style:family="text">
      <style:text-properties officeooo:rsid="19239c11"/>
    </style:style>
    <style:style style:name="T899" style:family="text">
      <style:text-properties officeooo:rsid="1f05e202"/>
    </style:style>
    <style:style style:name="T900" style:family="text">
      <style:text-properties officeooo:rsid="259a1df0"/>
    </style:style>
    <style:style style:name="T901" style:family="text">
      <style:text-properties officeooo:rsid="25aea8f0"/>
    </style:style>
    <style:style style:name="T902" style:family="text">
      <style:text-properties officeooo:rsid="1f34f748"/>
    </style:style>
    <style:style style:name="T903" style:family="text">
      <style:text-properties officeooo:rsid="1d17f2b0"/>
    </style:style>
    <style:style style:name="T904" style:family="text">
      <style:text-properties officeooo:rsid="1d14e3d8"/>
    </style:style>
    <style:style style:name="T905" style:family="text">
      <style:text-properties officeooo:rsid="19e52a5d"/>
    </style:style>
    <style:style style:name="T906" style:family="text">
      <style:text-properties officeooo:rsid="25b31656"/>
    </style:style>
    <style:style style:name="T907" style:family="text">
      <style:text-properties officeooo:rsid="1f356719"/>
    </style:style>
    <style:style style:name="T908" style:family="text">
      <style:text-properties officeooo:rsid="229f4bef"/>
    </style:style>
    <style:style style:name="T909" style:family="text">
      <style:text-properties officeooo:rsid="1f3ed1fc"/>
    </style:style>
    <style:style style:name="T910" style:family="text">
      <style:text-properties officeooo:rsid="1cd8d774"/>
    </style:style>
    <style:style style:name="T911" style:family="text">
      <style:text-properties officeooo:rsid="25b825af"/>
    </style:style>
    <style:style style:name="T912" style:family="text">
      <style:text-properties officeooo:rsid="25b8c8b6"/>
    </style:style>
    <style:style style:name="T913" style:family="text">
      <style:text-properties officeooo:rsid="1f350f43"/>
    </style:style>
    <style:style style:name="T914" style:family="text">
      <style:text-properties officeooo:rsid="25b9334e"/>
    </style:style>
    <style:style style:name="T915" style:family="text">
      <style:text-properties officeooo:rsid="25c73a8f"/>
    </style:style>
    <style:style style:name="T916" style:family="text">
      <style:text-properties officeooo:rsid="25cb9d66"/>
    </style:style>
    <style:style style:name="T917" style:family="text">
      <style:text-properties officeooo:rsid="25d1fb93"/>
    </style:style>
    <style:style style:name="T918" style:family="text">
      <style:text-properties officeooo:rsid="25dd9674"/>
    </style:style>
    <style:style style:name="T919" style:family="text">
      <style:text-properties fo:background-color="transparent" loext:char-shading-value="0"/>
    </style:style>
    <style:style style:name="T920" style:family="text">
      <style:text-properties officeooo:rsid="25dd9674" fo:background-color="transparent" loext:char-shading-value="0"/>
    </style:style>
    <style:style style:name="T921" style:family="text">
      <style:text-properties officeooo:rsid="2683345e" fo:background-color="transparent" loext:char-shading-value="0"/>
    </style:style>
    <style:style style:name="T922" style:family="text">
      <style:text-properties officeooo:rsid="217d02ee" fo:background-color="transparent" loext:char-shading-value="0"/>
    </style:style>
    <style:style style:name="T923" style:family="text">
      <style:text-properties officeooo:rsid="268c50a4" fo:background-color="transparent" loext:char-shading-value="0"/>
    </style:style>
    <style:style style:name="T924" style:family="text">
      <style:text-properties officeooo:rsid="268dc65d" fo:background-color="transparent" loext:char-shading-value="0"/>
    </style:style>
    <style:style style:name="T925" style:family="text">
      <style:text-properties officeooo:rsid="26a758d5" fo:background-color="transparent" loext:char-shading-value="0"/>
    </style:style>
    <style:style style:name="T926" style:family="text">
      <style:text-properties officeooo:rsid="27156c24" fo:background-color="transparent" loext:char-shading-value="0"/>
    </style:style>
    <style:style style:name="T927" style:family="text">
      <style:text-properties officeooo:rsid="27157765" fo:background-color="transparent" loext:char-shading-value="0"/>
    </style:style>
    <style:style style:name="T928" style:family="text">
      <style:text-properties officeooo:rsid="2632c719" fo:background-color="transparent" loext:char-shading-value="0"/>
    </style:style>
    <style:style style:name="T929" style:family="text">
      <style:text-properties officeooo:rsid="26e47adb" fo:background-color="transparent" loext:char-shading-value="0"/>
    </style:style>
    <style:style style:name="T930" style:family="text">
      <style:text-properties officeooo:rsid="1fc51bdc" fo:background-color="transparent" loext:char-shading-value="0"/>
    </style:style>
    <style:style style:name="T931" style:family="text">
      <style:text-properties officeooo:rsid="26e5fbb8" fo:background-color="transparent" loext:char-shading-value="0"/>
    </style:style>
    <style:style style:name="T932" style:family="text">
      <style:text-properties officeooo:rsid="1fc23eee" fo:background-color="transparent" loext:char-shading-value="0"/>
    </style:style>
    <style:style style:name="T933" style:family="text">
      <style:text-properties officeooo:rsid="272b165f" fo:background-color="transparent" loext:char-shading-value="0"/>
    </style:style>
    <style:style style:name="T934" style:family="text">
      <style:text-properties officeooo:rsid="25c44266" fo:background-color="transparent" loext:char-shading-value="0"/>
    </style:style>
    <style:style style:name="T935" style:family="text">
      <style:text-properties officeooo:rsid="1fd00e63" fo:background-color="transparent" loext:char-shading-value="0"/>
    </style:style>
    <style:style style:name="T936" style:family="text">
      <style:text-properties officeooo:rsid="273b9d1e" fo:background-color="transparent" loext:char-shading-value="0"/>
    </style:style>
    <style:style style:name="T937" style:family="text">
      <style:text-properties officeooo:rsid="273cd2c7" fo:background-color="transparent" loext:char-shading-value="0"/>
    </style:style>
    <style:style style:name="T938" style:family="text">
      <style:text-properties officeooo:rsid="27487751" fo:background-color="transparent" loext:char-shading-value="0"/>
    </style:style>
    <style:style style:name="T939" style:family="text">
      <style:text-properties officeooo:rsid="26ae8a95" fo:background-color="transparent" loext:char-shading-value="0"/>
    </style:style>
    <style:style style:name="T940" style:family="text">
      <style:text-properties officeooo:rsid="274e343c" fo:background-color="transparent" loext:char-shading-value="0"/>
    </style:style>
    <style:style style:name="T941" style:family="text">
      <style:text-properties officeooo:rsid="27615ccc" fo:background-color="transparent" loext:char-shading-value="0"/>
    </style:style>
    <style:style style:name="T942" style:family="text">
      <style:text-properties officeooo:rsid="27677566" fo:background-color="transparent" loext:char-shading-value="0"/>
    </style:style>
    <style:style style:name="T943" style:family="text">
      <style:text-properties officeooo:rsid="274785d5" fo:background-color="transparent" loext:char-shading-value="0"/>
    </style:style>
    <style:style style:name="T944" style:family="text">
      <style:text-properties officeooo:rsid="273b9497" fo:background-color="transparent" loext:char-shading-value="0"/>
    </style:style>
    <style:style style:name="T945" style:family="text">
      <style:text-properties officeooo:rsid="280ba99a" fo:background-color="transparent" loext:char-shading-value="0"/>
    </style:style>
    <style:style style:name="T946" style:family="text">
      <style:text-properties officeooo:rsid="28113e50" fo:background-color="transparent" loext:char-shading-value="0"/>
    </style:style>
    <style:style style:name="T947" style:family="text">
      <style:text-properties officeooo:rsid="2812b376" fo:background-color="transparent" loext:char-shading-value="0"/>
    </style:style>
    <style:style style:name="T948" style:family="text">
      <style:text-properties officeooo:rsid="2813abaf" fo:background-color="transparent" loext:char-shading-value="0"/>
    </style:style>
    <style:style style:name="T949" style:family="text">
      <style:text-properties officeooo:rsid="2815127c" fo:background-color="transparent" loext:char-shading-value="0"/>
    </style:style>
    <style:style style:name="T950" style:family="text">
      <style:text-properties officeooo:rsid="28175705" fo:background-color="transparent" loext:char-shading-value="0"/>
    </style:style>
    <style:style style:name="T951" style:family="text">
      <style:text-properties officeooo:rsid="25e1b87e"/>
    </style:style>
    <style:style style:name="T952" style:family="text">
      <style:text-properties officeooo:rsid="25e5fd83"/>
    </style:style>
    <style:style style:name="T953" style:family="text">
      <style:text-properties officeooo:rsid="25e77626"/>
    </style:style>
    <style:style style:name="T954" style:family="text">
      <style:text-properties officeooo:rsid="25efa4d0"/>
    </style:style>
    <style:style style:name="T955" style:family="text">
      <style:text-properties officeooo:rsid="25f765f3"/>
    </style:style>
    <style:style style:name="T956" style:family="text">
      <style:text-properties officeooo:rsid="25fefa96"/>
    </style:style>
    <style:style style:name="T957" style:family="text">
      <style:text-properties officeooo:rsid="26020f58"/>
    </style:style>
    <style:style style:name="T958" style:family="text">
      <style:text-properties officeooo:rsid="2603a14f"/>
    </style:style>
    <style:style style:name="T959" style:family="text">
      <style:text-properties officeooo:rsid="2605fe73"/>
    </style:style>
    <style:style style:name="T960" style:family="text">
      <style:text-properties officeooo:rsid="26066da8"/>
    </style:style>
    <style:style style:name="T961" style:family="text">
      <style:text-properties officeooo:rsid="26080d49"/>
    </style:style>
    <style:style style:name="T962" style:family="text">
      <style:text-properties officeooo:rsid="260bd706"/>
    </style:style>
    <style:style style:name="T963" style:family="text">
      <style:text-properties officeooo:rsid="260dddd8"/>
    </style:style>
    <style:style style:name="T964" style:family="text">
      <style:text-properties officeooo:rsid="2619167c"/>
    </style:style>
    <style:style style:name="T965" style:family="text">
      <style:text-properties officeooo:rsid="26270f32"/>
    </style:style>
    <style:style style:name="T966" style:family="text">
      <style:text-properties officeooo:rsid="262eb23f"/>
    </style:style>
    <style:style style:name="T967" style:family="text">
      <style:text-properties officeooo:rsid="263f1733"/>
    </style:style>
    <style:style style:name="T968" style:family="text">
      <style:text-properties officeooo:rsid="264dcf99"/>
    </style:style>
    <style:style style:name="T969" style:family="text">
      <style:text-properties officeooo:rsid="1f4b2485"/>
    </style:style>
    <style:style style:name="T970" style:family="text">
      <style:text-properties officeooo:rsid="26586c92"/>
    </style:style>
    <style:style style:name="T971" style:family="text">
      <style:text-properties officeooo:rsid="265a28b6"/>
    </style:style>
    <style:style style:name="T972" style:family="text">
      <style:text-properties officeooo:rsid="265df33b"/>
    </style:style>
    <style:style style:name="T973" style:family="text">
      <style:text-properties officeooo:rsid="1dc8db78"/>
    </style:style>
    <style:style style:name="T974" style:family="text">
      <style:text-properties officeooo:rsid="1d631bec"/>
    </style:style>
    <style:style style:name="T975" style:family="text">
      <style:text-properties officeooo:rsid="2668bbe5"/>
    </style:style>
    <style:style style:name="T976" style:family="text">
      <style:text-properties officeooo:rsid="1f9cbe3e"/>
    </style:style>
    <style:style style:name="T977" style:family="text">
      <style:text-properties officeooo:rsid="266fc3c7"/>
    </style:style>
    <style:style style:name="T978" style:family="text">
      <style:text-properties officeooo:rsid="266ff55f"/>
    </style:style>
    <style:style style:name="T979" style:family="text">
      <style:text-properties officeooo:rsid="1fa9862b"/>
    </style:style>
    <style:style style:name="T980" style:family="text">
      <style:text-properties officeooo:rsid="26722ac6"/>
    </style:style>
    <style:style style:name="T981" style:family="text">
      <style:text-properties officeooo:rsid="1fade0ed"/>
    </style:style>
    <style:style style:name="T982" style:family="text">
      <style:text-properties officeooo:rsid="1faf23fb"/>
    </style:style>
    <style:style style:name="T983" style:family="text">
      <style:text-properties officeooo:rsid="1fa5f3ed"/>
    </style:style>
    <style:style style:name="T984" style:family="text">
      <style:text-properties officeooo:rsid="2673633b"/>
    </style:style>
    <style:style style:name="T985" style:family="text">
      <style:text-properties officeooo:rsid="2676798e"/>
    </style:style>
    <style:style style:name="T986" style:family="text">
      <style:text-properties officeooo:rsid="26776c49"/>
    </style:style>
    <style:style style:name="T987" style:family="text">
      <style:text-properties officeooo:rsid="267b3a1f"/>
    </style:style>
    <style:style style:name="T988" style:family="text">
      <style:text-properties officeooo:rsid="267fcd8b"/>
    </style:style>
    <style:style style:name="T989" style:family="text">
      <style:text-properties officeooo:rsid="2683345e"/>
    </style:style>
    <style:style style:name="T990" style:family="text">
      <style:text-properties officeooo:rsid="2684f7d7"/>
    </style:style>
    <style:style style:name="T991" style:family="text">
      <style:text-properties officeooo:rsid="26989c8b"/>
    </style:style>
    <style:style style:name="T992" style:family="text">
      <style:text-properties officeooo:rsid="269cbd15"/>
    </style:style>
    <style:style style:name="T993" style:family="text">
      <style:text-properties officeooo:rsid="26a0a888"/>
    </style:style>
    <style:style style:name="T994" style:family="text">
      <style:text-properties officeooo:rsid="26a0d4ee"/>
    </style:style>
    <style:style style:name="T995" style:family="text">
      <style:text-properties officeooo:rsid="26a3c57e"/>
    </style:style>
    <style:style style:name="T996" style:family="text">
      <style:text-properties officeooo:rsid="26a480f1"/>
    </style:style>
    <style:style style:name="T997" style:family="text">
      <style:text-properties officeooo:rsid="26a52ed7"/>
    </style:style>
    <style:style style:name="T998" style:family="text">
      <style:text-properties officeooo:rsid="26ae8a95"/>
    </style:style>
    <style:style style:name="T999" style:family="text">
      <style:text-properties officeooo:rsid="26b7b3d9"/>
    </style:style>
    <style:style style:name="T1000" style:family="text">
      <style:text-properties officeooo:rsid="26bd9371"/>
    </style:style>
    <style:style style:name="T1001" style:family="text">
      <style:text-properties officeooo:rsid="26c07b6f"/>
    </style:style>
    <style:style style:name="T1002" style:family="text">
      <style:text-properties officeooo:rsid="26c472e1"/>
    </style:style>
    <style:style style:name="T1003" style:family="text">
      <style:text-properties officeooo:rsid="26c8ee92"/>
    </style:style>
    <style:style style:name="T1004" style:family="text">
      <style:text-properties officeooo:rsid="26ca9064"/>
    </style:style>
    <style:style style:name="T1005" style:family="text">
      <style:text-properties officeooo:rsid="26d2142e"/>
    </style:style>
    <style:style style:name="T1006" style:family="text">
      <style:text-properties officeooo:rsid="26d3dc8d"/>
    </style:style>
    <style:style style:name="T1007" style:family="text">
      <style:text-properties officeooo:rsid="26d5a06b"/>
    </style:style>
    <style:style style:name="T1008" style:family="text">
      <style:text-properties officeooo:rsid="26d6747e"/>
    </style:style>
    <style:style style:name="T1009" style:family="text">
      <style:text-properties officeooo:rsid="26dac5ef"/>
    </style:style>
    <style:style style:name="T1010" style:family="text">
      <style:text-properties officeooo:rsid="26dbf83e"/>
    </style:style>
    <style:style style:name="T1011" style:family="text">
      <style:text-properties officeooo:rsid="26dfd7f5"/>
    </style:style>
    <style:style style:name="T1012" style:family="text">
      <style:text-properties officeooo:rsid="26ee6688"/>
    </style:style>
    <style:style style:name="T1013" style:family="text">
      <style:text-properties officeooo:rsid="26ef4d1b"/>
    </style:style>
    <style:style style:name="T1014" style:family="text">
      <style:text-properties officeooo:rsid="26f112c4"/>
    </style:style>
    <style:style style:name="T1015" style:family="text">
      <style:text-properties officeooo:rsid="270d29dd"/>
    </style:style>
    <style:style style:name="T1016" style:family="text">
      <style:text-properties officeooo:rsid="27142c5c"/>
    </style:style>
    <style:style style:name="T1017" style:family="text">
      <style:text-properties officeooo:rsid="27166f7c"/>
    </style:style>
    <style:style style:name="T1018" style:family="text">
      <style:text-properties officeooo:rsid="2718b236"/>
    </style:style>
    <style:style style:name="T1019" style:family="text">
      <style:text-properties fo:font-weight="normal" style:font-weight-asian="normal" style:font-weight-complex="normal"/>
    </style:style>
    <style:style style:name="T1020" style:family="text">
      <style:text-properties officeooo:rsid="2719e06b"/>
    </style:style>
    <style:style style:name="T1021" style:family="text">
      <style:text-properties officeooo:rsid="2725b06c"/>
    </style:style>
    <style:style style:name="T1022" style:family="text">
      <style:text-properties officeooo:rsid="2727156d"/>
    </style:style>
    <style:style style:name="T1023" style:family="text">
      <style:text-properties officeooo:rsid="272ff773"/>
    </style:style>
    <style:style style:name="T1024" style:family="text">
      <style:text-properties officeooo:rsid="2730f552"/>
    </style:style>
    <style:style style:name="T1025" style:family="text">
      <style:text-properties officeooo:rsid="2739c00b"/>
    </style:style>
    <style:style style:name="T1026" style:family="text">
      <style:text-properties officeooo:rsid="273ba786"/>
    </style:style>
    <style:style style:name="T1027" style:family="text">
      <style:text-properties officeooo:rsid="273bb229"/>
    </style:style>
    <style:style style:name="T1028" style:family="text">
      <style:text-properties officeooo:rsid="27487751"/>
    </style:style>
    <style:style style:name="T1029" style:family="text">
      <style:text-properties officeooo:rsid="2748c9de"/>
    </style:style>
    <style:style style:name="T1030" style:family="text">
      <style:text-properties officeooo:rsid="2749bf0a"/>
    </style:style>
    <style:style style:name="T1031" style:family="text">
      <style:text-properties officeooo:rsid="274b6fb0"/>
    </style:style>
    <style:style style:name="T1032" style:family="text">
      <style:text-properties officeooo:rsid="275149cc"/>
    </style:style>
    <style:style style:name="T1033" style:family="text">
      <style:text-properties officeooo:rsid="27567664"/>
    </style:style>
    <style:style style:name="T1034" style:family="text">
      <style:text-properties officeooo:rsid="27584768"/>
    </style:style>
    <style:style style:name="T1035" style:family="text">
      <style:text-properties officeooo:rsid="275960e8"/>
    </style:style>
    <style:style style:name="T1036" style:family="text">
      <style:text-properties officeooo:rsid="275da196"/>
    </style:style>
    <style:style style:name="T1037" style:family="text">
      <style:text-properties officeooo:rsid="27657ad4"/>
    </style:style>
    <style:style style:name="T1038" style:family="text">
      <style:text-properties officeooo:rsid="276d93f6"/>
    </style:style>
    <style:style style:name="T1039" style:family="text">
      <style:text-properties officeooo:rsid="2771fb77"/>
    </style:style>
    <style:style style:name="T1040" style:family="text">
      <style:text-properties officeooo:rsid="277393fc"/>
    </style:style>
    <style:style style:name="T1041" style:family="text">
      <style:text-properties officeooo:rsid="2773a9d1"/>
    </style:style>
    <style:style style:name="T1042" style:family="text">
      <style:text-properties officeooo:rsid="277a00f7"/>
    </style:style>
    <style:style style:name="T1043" style:family="text">
      <style:text-properties officeooo:rsid="277f84d2"/>
    </style:style>
    <style:style style:name="T1044" style:family="text">
      <style:text-properties officeooo:rsid="2780a676"/>
    </style:style>
    <style:style style:name="T1045" style:family="text">
      <style:text-properties officeooo:rsid="27811011"/>
    </style:style>
    <style:style style:name="T1046" style:family="text">
      <style:text-properties officeooo:rsid="27880124"/>
    </style:style>
    <style:style style:name="T1047" style:family="text">
      <style:text-properties officeooo:rsid="27897b12"/>
    </style:style>
    <style:style style:name="T1048" style:family="text">
      <style:text-properties officeooo:rsid="278b0b58"/>
    </style:style>
    <style:style style:name="T1049" style:family="text">
      <style:text-properties officeooo:rsid="27911d11"/>
    </style:style>
    <style:style style:name="T1050" style:family="text">
      <style:text-properties officeooo:rsid="279fe9ba"/>
    </style:style>
    <style:style style:name="T1051" style:family="text">
      <style:text-properties officeooo:rsid="27a1d455"/>
    </style:style>
    <style:style style:name="T1052" style:family="text">
      <style:text-properties officeooo:rsid="27a31630"/>
    </style:style>
    <style:style style:name="T1053" style:family="text">
      <style:text-properties officeooo:rsid="27b1fd4b"/>
    </style:style>
    <style:style style:name="T1054" style:family="text">
      <style:text-properties officeooo:rsid="27b9f7ba"/>
    </style:style>
    <style:style style:name="T1055" style:family="text">
      <style:text-properties officeooo:rsid="27bb8499"/>
    </style:style>
    <style:style style:name="T1056" style:family="text">
      <style:text-properties officeooo:rsid="27bcad0c"/>
    </style:style>
    <style:style style:name="T1057" style:family="text">
      <style:text-properties officeooo:rsid="27bd7b0c"/>
    </style:style>
    <style:style style:name="T1058" style:family="text">
      <style:text-properties officeooo:rsid="27be212f"/>
    </style:style>
    <style:style style:name="T1059" style:family="text">
      <style:text-properties officeooo:rsid="27c1a74d"/>
    </style:style>
    <style:style style:name="T1060" style:family="text">
      <style:text-properties officeooo:rsid="27c281d0"/>
    </style:style>
    <style:style style:name="T1061" style:family="text">
      <style:text-properties officeooo:rsid="27c4ff00"/>
    </style:style>
    <style:style style:name="T1062" style:family="text">
      <style:text-properties officeooo:rsid="27c66d01"/>
    </style:style>
    <style:style style:name="T1063" style:family="text">
      <style:text-properties officeooo:rsid="27c703fc"/>
    </style:style>
    <style:style style:name="T1064" style:family="text">
      <style:text-properties officeooo:rsid="27c86e38"/>
    </style:style>
    <style:style style:name="T1065" style:family="text">
      <style:text-properties officeooo:rsid="27c9fd73"/>
    </style:style>
    <style:style style:name="T1066" style:family="text">
      <style:text-properties officeooo:rsid="27ca0434"/>
    </style:style>
    <style:style style:name="T1067" style:family="text">
      <style:text-properties officeooo:rsid="27d96928"/>
    </style:style>
    <style:style style:name="T1068" style:family="text">
      <style:text-properties officeooo:rsid="27dab443"/>
    </style:style>
    <style:style style:name="T1069" style:family="text">
      <style:text-properties officeooo:rsid="27db2d0d"/>
    </style:style>
    <style:style style:name="T1070" style:family="text">
      <style:text-properties officeooo:rsid="27dce3bb"/>
    </style:style>
    <style:style style:name="T1071" style:family="text">
      <style:text-properties officeooo:rsid="27ddf15f"/>
    </style:style>
    <style:style style:name="T1072" style:family="text">
      <style:text-properties officeooo:rsid="27dfeaae"/>
    </style:style>
    <style:style style:name="T1073" style:family="text">
      <style:text-properties officeooo:rsid="27e57063"/>
    </style:style>
    <style:style style:name="T1074" style:family="text">
      <style:text-properties officeooo:rsid="27e72a02"/>
    </style:style>
    <style:style style:name="T1075" style:family="text">
      <style:text-properties officeooo:rsid="27ea0ea6"/>
    </style:style>
    <style:style style:name="T1076" style:family="text">
      <style:text-properties officeooo:rsid="27f3cab3"/>
    </style:style>
    <style:style style:name="T1077" style:family="text">
      <style:text-properties officeooo:rsid="27f6cc8e"/>
    </style:style>
    <style:style style:name="T1078" style:family="text">
      <style:text-properties officeooo:rsid="27f6d90e"/>
    </style:style>
    <style:style style:name="T1079" style:family="text">
      <style:text-properties officeooo:rsid="27f7964f"/>
    </style:style>
    <style:style style:name="T1080" style:family="text">
      <style:text-properties officeooo:rsid="27fae8d2"/>
    </style:style>
    <style:style style:name="T1081" style:family="text">
      <style:text-properties officeooo:rsid="27faf707"/>
    </style:style>
    <style:style style:name="T1082" style:family="text">
      <style:text-properties officeooo:rsid="27fcebd3"/>
    </style:style>
    <style:style style:name="T1083" style:family="text">
      <style:text-properties officeooo:rsid="27fe4e02"/>
    </style:style>
    <style:style style:name="T1084" style:family="text">
      <style:text-properties officeooo:rsid="27ff7c41"/>
    </style:style>
    <style:style style:name="T1085" style:family="text">
      <style:text-properties officeooo:rsid="27ff85eb"/>
    </style:style>
    <style:style style:name="T1086" style:family="text">
      <style:text-properties officeooo:rsid="2801dd04"/>
    </style:style>
    <style:style style:name="T1087" style:family="text">
      <style:text-properties officeooo:rsid="2805168e"/>
    </style:style>
    <style:style style:name="T1088" style:family="text">
      <style:text-properties officeooo:rsid="28064983"/>
    </style:style>
    <style:style style:name="T1089" style:family="text">
      <style:text-properties officeooo:rsid="2806c222"/>
    </style:style>
    <style:style style:name="T1090" style:family="text">
      <style:text-properties officeooo:rsid="280aa77e"/>
    </style:style>
    <style:style style:name="T1091" style:family="text">
      <style:text-properties officeooo:rsid="280f085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7"/>
      <text:p text:style-name="P125"/>
      <text:p text:style-name="P4"/>
      <text:p text:style-name="Text_20_body"/>
      <text:p text:style-name="Text_20_body"/>
      <text:p text:style-name="P267">Dračák</text:p>
      <text:p text:style-name="P262"/>
      <text:p text:style-name="P262"/>
      <text:p text:style-name="P268">podle staré školy</text:p>
      <text:p text:style-name="P263"/>
      <text:p text:style-name="P264">(koncept pravidel)</text:p>
      <text:p text:style-name="P263"/>
      <text:p text:style-name="P263"/>
      <text:p text:style-name="P263"/>
      <text:p text:style-name="P263"/>
      <text:p text:style-name="P263"/>
      <text:p text:style-name="P265">Společenská hra na prožívání příběhů</text:p>
      <text:p text:style-name="P265"/>
      <text:p text:style-name="P266"/>
      <text:p text:style-name="P1">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7"><text:a xlink:type="simple" xlink:href="#__RefHeading___Toc21875_1991418811" text:style-name="Internet_20_link" text:visited-style-name="Internet_20_link">Tvoje postava</text:a><text:tab/>4</text:p>
          <text:p text:style-name="P318"><text:a xlink:type="simple" xlink:href="#__RefHeading___Toc21879_1991418811" text:style-name="Internet_20_link" text:visited-style-name="Internet_20_link">Rasy</text:a><text:tab/>4</text:p>
          <text:p text:style-name="P318"><text:a xlink:type="simple" xlink:href="#__RefHeading___Toc21881_1991418811" text:style-name="Internet_20_link" text:visited-style-name="Internet_20_link">Povolání tvé postavy</text:a><text:tab/>6</text:p>
          <text:p text:style-name="P318"><text:a xlink:type="simple" xlink:href="#__RefHeading___Toc36196_611713307" text:style-name="Internet_20_link" text:visited-style-name="Internet_20_link">Vlastnosti</text:a><text:tab/>6</text:p>
          <text:p text:style-name="P318"><text:a xlink:type="simple" xlink:href="#__RefHeading___Toc36198_611713307" text:style-name="Internet_20_link" text:visited-style-name="Internet_20_link">Počet životů</text:a><text:tab/>7</text:p>
          <text:p text:style-name="P318"><text:a xlink:type="simple" xlink:href="#__RefHeading___Toc1648_4210766435" text:style-name="Internet_20_link" text:visited-style-name="Internet_20_link">Kouzla, recepty a schopnosti</text:a><text:tab/>7</text:p>
          <text:p text:style-name="P318"><text:a xlink:type="simple" xlink:href="#__RefHeading___Toc17048_4210766435" text:style-name="Internet_20_link" text:visited-style-name="Internet_20_link">Dovednosti</text:a><text:tab/>7</text:p>
          <text:p text:style-name="P317"><text:a xlink:type="simple" xlink:href="#__RefHeading___Toc36200_611713307" text:style-name="Internet_20_link" text:visited-style-name="Internet_20_link">Povolání</text:a><text:tab/>10</text:p>
          <text:p text:style-name="P318"><text:a xlink:type="simple" xlink:href="#__RefHeading___Toc6999_1015327784" text:style-name="Internet_20_link" text:visited-style-name="Internet_20_link">Válečník</text:a><text:tab/>10</text:p>
          <text:p text:style-name="P318"><text:a xlink:type="simple" xlink:href="#__RefHeading___Toc7001_1015327784" text:style-name="Internet_20_link" text:visited-style-name="Internet_20_link">Hraničář</text:a><text:tab/>12</text:p>
          <text:p text:style-name="P318"><text:a xlink:type="simple" xlink:href="#__RefHeading___Toc7003_1015327784" text:style-name="Internet_20_link" text:visited-style-name="Internet_20_link">Alchymista</text:a><text:tab/>17</text:p>
          <text:p text:style-name="P318"><text:a xlink:type="simple" xlink:href="#__RefHeading___Toc7005_1015327784" text:style-name="Internet_20_link" text:visited-style-name="Internet_20_link">Kouzelník</text:a><text:tab/>22</text:p>
          <text:p text:style-name="P318"><text:a xlink:type="simple" xlink:href="#__RefHeading___Toc7007_1015327784" text:style-name="Internet_20_link" text:visited-style-name="Internet_20_link">Zloděj</text:a><text:tab/>35</text:p>
          <text:p text:style-name="P318"><text:a xlink:type="simple" xlink:href="#__RefHeading___Toc7009_1015327784" text:style-name="Internet_20_link" text:visited-style-name="Internet_20_link">Druid</text:a><text:tab/>38</text:p>
          <text:p text:style-name="P317"><text:a xlink:type="simple" xlink:href="#__RefHeading___Toc1650_4210766435" text:style-name="Internet_20_link" text:visited-style-name="Internet_20_link">Zranění a léčba</text:a><text:tab/>44</text:p>
          <text:p text:style-name="P317"><text:a xlink:type="simple" xlink:href="#__RefHeading___Toc17052_4210766435" text:style-name="Internet_20_link" text:visited-style-name="Internet_20_link">Magické předměty</text:a><text:tab/>45</text:p>
          <text:p text:style-name="P317"><text:a xlink:type="simple" xlink:href="#__RefHeading___Toc1652_4210766435" text:style-name="Internet_20_link" text:visited-style-name="Internet_20_link">Boj a jiná nebezpečí</text:a><text:tab/>46</text:p>
          <text:p text:style-name="P318"><text:a xlink:type="simple" xlink:href="#__RefHeading___Toc17054_4210766435" text:style-name="Internet_20_link" text:visited-style-name="Internet_20_link">Vzdálenost</text:a><text:tab/>46</text:p>
          <text:p text:style-name="P318"><text:a xlink:type="simple" xlink:href="#__RefHeading___Toc4067_1870267181" text:style-name="Internet_20_link" text:visited-style-name="Internet_20_link">Rychlost</text:a><text:tab/>46</text:p>
          <text:p text:style-name="P318"><text:a xlink:type="simple" xlink:href="#__RefHeading___Toc1654_4210766435" text:style-name="Internet_20_link" text:visited-style-name="Internet_20_link">Kola</text:a><text:tab/>47</text:p>
          <text:p text:style-name="P318"><text:a xlink:type="simple" xlink:href="#__RefHeading___Toc1656_4210766435" text:style-name="Internet_20_link" text:visited-style-name="Internet_20_link">Záměry</text:a><text:tab/>47</text:p>
          <text:p text:style-name="P318"><text:a xlink:type="simple" xlink:href="#__RefHeading___Toc1658_4210766435" text:style-name="Internet_20_link" text:visited-style-name="Internet_20_link">Hody</text:a><text:tab/>48</text:p>
          <text:p text:style-name="P318"><text:a xlink:type="simple" xlink:href="#__RefHeading___Toc1660_4210766435" text:style-name="Internet_20_link" text:visited-style-name="Internet_20_link">Výhody a nevýhody</text:a><text:tab/>49</text:p>
          <text:p text:style-name="P318"><text:a xlink:type="simple" xlink:href="#__RefHeading___Toc1662_4210766435" text:style-name="Internet_20_link" text:visited-style-name="Internet_20_link">Pasti a jedy</text:a><text:tab/>50</text:p>
          <text:p text:style-name="P318"><text:a xlink:type="simple" xlink:href="#__RefHeading___Toc17056_4210766435" text:style-name="Internet_20_link" text:visited-style-name="Internet_20_link">Zbraně, zbroje a štíty</text:a><text:tab/>50</text:p>
          <text:p text:style-name="P318"><text:a xlink:type="simple" xlink:href="#__RefHeading___Toc17058_4210766435" text:style-name="Internet_20_link" text:visited-style-name="Internet_20_link">Hlášení útoku</text:a><text:tab/>51</text:p>
          <text:p text:style-name="P317"><text:a xlink:type="simple" xlink:href="#__RefHeading___Toc36202_611713307" text:style-name="Internet_20_link" text:visited-style-name="Internet_20_link">Hledání, skrývání a plížení</text:a><text:tab/>52</text:p>
          <text:p text:style-name="P318"><text:a xlink:type="simple" xlink:href="#__RefHeading___Toc36204_611713307" text:style-name="Internet_20_link" text:visited-style-name="Internet_20_link">Hledání</text:a><text:tab/>52</text:p>
          <text:p text:style-name="P318"><text:a xlink:type="simple" xlink:href="#__RefHeading___Toc36206_611713307" text:style-name="Internet_20_link" text:visited-style-name="Internet_20_link">Postřeh a plížení</text:a><text:tab/>52</text:p>
          <text:p text:style-name="P317"><text:a xlink:type="simple" xlink:href="#__RefHeading___Toc12113_526618153" text:style-name="Internet_20_link" text:visited-style-name="Internet_20_link">Zvyšování vlastností</text:a><text:tab/>53</text:p>
          <text:p text:style-name="P317"><text:a xlink:type="simple" xlink:href="#__RefHeading___Toc12115_526618153" text:style-name="Internet_20_link" text:visited-style-name="Internet_20_link">Náhodný hod</text:a><text:tab/>54</text:p>
        </text:index-body>
      </text:table-of-content>
      <text:p text:style-name="P269"/>
      <text:p text:style-name="P3"/>
      <text:p text:style-name="P3"/>
      <text:p text:style-name="P3"/>
      <text:p text:style-name="P2"><text:soft-page-break/>Verze 0.<text:span text:style-name="T834">5</text:span></text:p>
      <text:p text:style-name="P269">Poděkování</text:p>
      <text:p text:style-name="Example">Tato příručka <text:span text:style-name="T639">je silně inspirovaná titulem</text:span> Dračí Doupě vydan<text:span text:style-name="T72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71">Nápady a připomínkami přispěli:</text:p>
      <text:p text:style-name="P28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16" text:outline-level="1">TODO:</text:h>
      <text:p text:style-name="P242">Postavy v příkladech:</text:p>
      <text:p text:style-name="P241">Pavel - válečník Gorondar (trpaslík)<text:line-break/>Katka - hraničářka Naria (elfka)<text:line-break/>Jana - kouzelnice Kara (člověk?)</text:p>
      <text:p text:style-name="P249"/>
      <text:p text:style-name="P249"><text:span text:style-name="T1033">Zvážit a o</text:span>testovat:</text:p>
      <text:list xml:id="list3081564278" text:style-name="L1">
        <text:list-header>
          <text:p text:style-name="P468">/* Důvod pro tyhle věci je, že duplikují standardní mechaniku výhod a nevýhod. */</text:p>
        </text:list-header>
      </text:list>
      <text:list xml:id="list1846959076" text:style-name="L2">
        <text:list-item>
          <text:p text:style-name="P469">Zrušení bonusu za přípravu.</text:p>
          <text:list>
            <text:list-item>
              <text:p text:style-name="P469">Nahrazuje ho výhoda za překvapení a pozici (třeba za rohem, na kopci a podobně)</text:p>
            </text:list-item>
          </text:list>
        </text:list-item>
        <text:list-item>
          <text:p text:style-name="P469">Zvážit za míření jen +1 (standardní výhodu).</text:p>
        </text:list-item>
        <text:list-item>
          <text:p text:style-name="P469">Zvážit za Plnou obranu a Únik z nevýhody jen +1 (Orbit proti tomu dost prskal a asi oprávněně).</text:p>
        </text:list-item>
        <text:list-item>
          <text:p text:style-name="P469">Zvážit za klamný výpad a podobně jen +1 (standardní jednorázovou nevýhodu pro protivníka).</text:p>
          <text:list>
            <text:list-item>
              <text:p text:style-name="P469">Ovšem s tím, že jí bude moci využít i někdo jinej. Když třeba hodím skřetovi židli pod nohy, bude mít nevýhodu proti všem.</text:p>
            </text:list-item>
          </text:list>
        </text:list-item>
      </text:list>
      <text:p text:style-name="P250">Asi to vidím tak, že:</text:p>
      <text:list xml:id="list601612742" text:style-name="L3">
        <text:list-item>
          <text:p text:style-name="P470">nechám +2 za míření, plnou obranu a únik z nevýhody</text:p>
        </text:list-item>
        <text:list-item>
          <text:p text:style-name="P470"><text:soft-page-break/>finta bude dávat protivníkovi standardní nevýhodu (pořád je to „automatický“ úspěch výměnou za neútočení).</text:p>
          <text:list>
            <text:list-item>
              <text:p text:style-name="P471">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417" text:outline-level="1">Domlouvání hry</text:h>
      <text:list xml:id="list3305489653" text:style-name="L4">
        <text:list-item>
          <text:p text:style-name="P472">Pokud nemůžeš nebo nechceš na hru dorazit, řekni to ostatním co nejdřív, ať si mohou udělat jiné plány.</text:p>
        </text:list-item>
        <text:list-item>
          <text:p text:style-name="P472">Dejte vždycky všem hráčům vědět, že je hra zrušená, ať se na ní někdo netrmácí zbytečně.</text:p>
        </text:list-item>
        <text:list-item>
          <text:p text:style-name="P473">Když máš špatnou náladu, jsi naštvaný, nebo máš zrovna jiné starosti, je lepší se omluvit a hru vynechat.</text:p>
        </text:list-item>
      </text:list>
      <text:h text:style-name="P418" text:outline-level="1">Rozdělení <text:span text:style-name="T874">hráčských rolí</text:span></text:h>
      <text:p text:style-name="P198"><text:span text:style-name="T1">Jeden z vás se stane Pánem jeskyně, ostatní si vytvoříte postavy a budete za ně hrát. </text:span><text:span text:style-name="T88">Hraní Dračáku má hodně společného s tím, jak se točí film, </text:span><text:span text:style-name="T89">takže si na tom ukážeme, co toto rozdělení znamená</text:span><text:span text:style-name="T68">.</text:span></text:p>
      <text:h text:style-name="P376" text:outline-level="3"><text:span text:style-name="T67">P</text:span><text:span text:style-name="T1">án jeskyně</text:span></text:h>
      <text:p text:style-name="P195"><text:span text:style-name="T82">Pán jeskyně</text:span><text:span text:style-name="T68"> je režisér, scénárista, kameraman, střihač, </text:span><text:span text:style-name="T81">herec všech vedlejších postav a ant</text:span><text:span text:style-name="T85">a</text:span><text:span text:style-name="T81">gonistů,</text:span><text:span text:style-name="T68"> vypravěč a moderátor v jedné osobě.<text:line-break/><text:tab/></text:span><text:span text:style-name="T83">Pokud </text:span><text:span text:style-name="T91">se</text:span><text:span text:style-name="T83"> tedy </text:span><text:span text:style-name="T91">staneš</text:span><text:span text:style-name="T83"> Páne</text:span><text:span text:style-name="T90">m</text:span><text:span text:style-name="T83"> jeskyně, budeš mít rozhodně plné ruce práce. Není to </text:span><text:span text:style-name="T92">ale</text:span><text:span text:style-name="T83"> tak hrozné, jak to možná vypadá, </text:span><text:span text:style-name="T84">a</text:span><text:span text:style-name="T83"> </text:span><text:span text:style-name="T84">n</text:span><text:span text:style-name="T83">emusíš </text:span><text:span text:style-name="T84">to</text:span><text:span text:style-name="T83"> všechno dělat sám, hráči postav ti mohou s ledasčím pomoct. </text:span><text:span text:style-name="T85">V kapitole </text:span><text:span text:style-name="T78">Vedení hry</text:span><text:span text:style-name="T85"> se dozvíš, jak na to.</text:span></text:p>
      <text:h text:style-name="P377" text:outline-level="3">Hráči postav</text:h>
      <text:p text:style-name="P194"><text:span text:style-name="T1">Pokud se rozhodneš </text:span><text:span text:style-name="T66">hrát postavu</text:span><text:span text:style-name="T1">, </text:span><text:span text:style-name="T66">stane se z tebe</text:span><text:span text:style-name="T1"> herec jedné </text:span><text:span text:style-name="T66">z </text:span><text:span text:style-name="T1">hlavních rolí, ale nebudeš se při tom řídit scénářem: Bude na tobě, abys jednal a rozhodoval se </text:span><text:span text:style-name="T86">za postavu</text:span><text:span text:style-name="T1"> tak, jak by </text:span><text:span text:style-name="T87">se podle tebe</text:span><text:span text:style-name="T1"> v takové situaci </text:span><text:span text:style-name="T87">měla chovat</text:span><text:span text:style-name="T1">. </text:span><text:span text:style-name="T67">Budeš se ale také spolu se všemi spoluhráči a Pánem jeskyně podílet na tvorbě herního prostředí, postupně své postavě vytvářet minulost a charakter a měl bys také při všech svých rozhodnutích brát ohled na to, že </text:span><text:span text:style-name="T69">ne každá postava a každé rozhodnutí se hodí do vašeho společného příběhu a podpoří vaší společnou zábavu</text:span><text:span text:style-name="T67">.</text:span></text:p>
      <text:h text:style-name="P419"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378" text:outline-level="3">Člověk</text:h>
      <text:p text:style-name="Text_20_body"><text:span text:style-name="T339">VELIKOST: 6<text:line-break/></text:span><text:span text:style-name="T338">VLASTNOSTI: Síla 1-3, Finesa 1-3, Duše 1-3 </text:span><text:span text:style-name="T340"><text:line-break/></text:span><text:span text:style-name="T341">SCHOPNOST: Všestrannost</text:span></text:p>
      <text:p text:style-name="P270">Všestrannost</text:p>
      <text:p text:style-name="P149">Jako člověk si můžeš <text:span text:style-name="T779">vybrat jednu z následujících schopností, i když nemáš příslušné povolání:</text:span></text:p>
      <text:list xml:id="list2433959111" text:style-name="L5">
        <text:list-item>
          <text:p text:style-name="P474"><text:span text:style-name="T780">Od válečníka: </text:span><text:span text:style-name="T538">Zastrašení, Útok na dva cíle, Ochránce</text:span></text:p>
        </text:list-item>
        <text:list-item>
          <text:p text:style-name="P474"><text:span text:style-name="T780">Od hraničáře: </text:span><text:span text:style-name="T538">Pouto se zvířetem, Mluvení se zvířaty</text:span></text:p>
        </text:list-item>
        <text:list-item>
          <text:p text:style-name="P474"><text:span text:style-name="T780">Od zloděje: </text:span><text:span text:style-name="T538">Získání důvěry, Bezpečný dopad, Obří skoky, Chytání střel</text:span></text:p>
        </text:list-item>
      </text:list>
      <text:h text:style-name="Heading_20_4" text:outline-level="4">Barbar</text:h>
      <text:p text:style-name="P5"><text:span text:style-name="T339">VELIKOST: 6<text:line-break/>VLASTNOSTI: Síla 2-3, Finesa 1-3, Duše 1-3</text:span><text:span text:style-name="T340"><text:line-break/></text:span><text:span text:style-name="T341">SCHOPNOST: Všestrannost (stejně jako ostatní lidé)</text:span></text:p>
      <text:h text:style-name="P378" text:outline-level="3">Hobit</text:h>
      <text:p text:style-name="P6"><text:span text:style-name="T339">VELIKOST: </text:span><text:span text:style-name="T342">5</text:span><text:span text:style-name="T339"><text:line-break/>VLASTNOSTI: </text:span><text:span text:style-name="T344">Síla 1-2, Finesa 2-3, Duše 1-3</text:span><text:span text:style-name="T340"><text:line-break/></text:span><text:span text:style-name="T341">SCHOPNOST: </text:span><text:span text:style-name="T342">Vytříbená chuť a čich</text:span></text:p>
      <text:p text:style-name="Example_20_Header"><text:soft-page-break/>Vytříbená chuť a čich</text:p>
      <text:p text:style-name="P7">Hobiti mají citlivější chuť a čich než příslušníci ostatních ras. Jsou <text:span text:style-name="T640">to </text:span>díky tomu známí labužníci a velcí znalci různých nápojů, pokrmů a jiných poživatin, ale dává jim to výhodu i na dobrodružných výpravách: Neumí sice stopovat tak dobře jako psi, ale dokáží <text:span text:style-name="T641">například</text:span> čich<text:span text:style-name="T641">em poznat převlečenou osobu</text:span> a pouhým ochutnáním odhalí přítomnost jedů <text:span text:style-name="T642">nebo jiných nežádoucích přísad</text:span>.</text:p>
      <text:h text:style-name="P379" text:outline-level="3">Kudůk</text:h>
      <text:p text:style-name="P8"><text:span text:style-name="T339">VELIKOST: </text:span><text:span text:style-name="T342">5</text:span><text:span text:style-name="T339"><text:line-break/>VLASTNOSTI: </text:span><text:span text:style-name="T345">Síla 1-2, Finesa 2-3, Duše 1-3</text:span><text:span text:style-name="T340"><text:line-break/></text:span><text:span text:style-name="T341">SCHOPNOST: </text:span><text:span text:style-name="T342">Vytříbená chuť a čich </text:span><text:span text:style-name="T343">(jako hobit)</text:span></text:p>
      <text:h text:style-name="P380" text:outline-level="3">Elf</text:h>
      <text:p text:style-name="P9"><text:span text:style-name="T339">VELIKOST: </text:span><text:span text:style-name="T346">6</text:span><text:span text:style-name="T339"><text:line-break/>VLASTNOSTI: Síla 1-2, Finesa 2-3, Duše 2-3</text:span><text:span text:style-name="T345"><text:line-break/></text:span><text:span text:style-name="T341">SCHOPNOST: </text:span><text:span text:style-name="T348">Ostrý zrak</text:span></text:p>
      <text:p text:style-name="Example_20_Header"><text:span text:style-name="T347">O</text:span><text:span text:style-name="T338">strý zrak</text:span></text:p>
      <text:p text:style-name="P10"><text:span text:style-name="T338">Elfové mají ostřejší a citlivější zrak než ostatní rasy. Vidí dobře i za šera (ale ne v naprosté tmě) a rozeznají detaily </text:span><text:span text:style-name="T349">i </text:span><text:span text:style-name="T338">na v</text:span><text:span text:style-name="T349">elkou</text:span><text:span text:style-name="T338"> vzdálenost.</text:span></text:p>
      <text:h text:style-name="P380" text:outline-level="3">Trpaslík</text:h>
      <text:p text:style-name="P11"><text:span text:style-name="T339">VELIKOST: </text:span><text:span text:style-name="T346">6</text:span><text:span text:style-name="T339"><text:line-break/>VLASTNOSTI: Síla 2-3, Finesa 1-2, Duše 1-3</text:span><text:span text:style-name="T345"><text:line-break/></text:span><text:span text:style-name="T341">SCHOPNOST: </text:span><text:span text:style-name="T350">Infravidění</text:span></text:p>
      <text:p text:style-name="Example_20_Header"><text:soft-page-break/>Infravidění</text:p>
      <text:p text:style-name="P12">Trpaslíci dokáží rozeznat teplejší předměty od studenějších. <text:span text:style-name="T643">I v naprosté tmě tedy například uvidí teplokrevné tvory. Nedokáží ale rozeznat barvy ani detaily, nevidí skrz překážky a pokud má v podzemí všechno stejnou teplotu, musí tápat stejně jako všichni ostatní.</text:span></text:p>
      <text:h text:style-name="P380" text:outline-level="3">Kroll</text:h>
      <text:p text:style-name="P14">VELIKOST: 7<text:line-break/>VLASTNOSTI: Síla 3, Finesa 1-2, Duše 1-2<text:line-break/>SCHOPNOST: Ultrasluch</text:p>
      <text:p text:style-name="Example_20_Header">Ultrasluch</text:p>
      <text:p text:style-name="P13">Krol<text:span text:style-name="T72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38">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28">Válečník, hraničář, kouzelník, alchymista nebo zloděj.</text:p>
      <text:h text:style-name="P403" text:outline-level="2"><text:bookmark-start text:name="__RefHeading___Toc36196_611713307"/>Vlastnosti<text:bookmark-end text:name="__RefHeading___Toc36196_611713307"/></text:h>
      <text:p text:style-name="P126"><text:span text:style-name="Emphasis"><text:span text:style-name="T601">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746">č</text:span></text:span><text:span text:style-name="Emphasis">á</text:span><text:span text:style-name="Emphasis"><text:span text:style-name="T74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404" text:outline-level="2"><text:bookmark-start text:name="__RefHeading___Toc36198_611713307"/>Počet životů<text:bookmark-end text:name="__RefHeading___Toc36198_611713307"/></text:h>
      <text:p text:style-name="P127">Tvůj počet životů je roven součtu Velikosti (podle rasy) a Síly.</text:p>
      <text:h text:style-name="P403" text:outline-level="2"><text:bookmark-start text:name="__RefHeading___Toc1648_4210766435"/>Kouzla, <text:span text:style-name="T719">recepty a</text:span> schopnosti<text:bookmark-end text:name="__RefHeading___Toc1648_4210766435"/></text:h>
      <text:p text:style-name="P15">Každá rasa má jednu zvláštní schopnost – tu získáš automaticky výběrem této rasy. <text:span text:style-name="T722">Ostatní kouzla, recepty a schopnosti získáš v rámci svého povolání</text:span>: V jeho popisu najdeš, co se kdy můžeš naučit.</text:p>
      <text:h text:style-name="P403" text:outline-level="2"><text:bookmark-start text:name="__RefHeading___Toc17048_4210766435"/>Dovednosti<text:bookmark-end text:name="__RefHeading___Toc17048_4210766435"/></text:h>
      <text:p text:style-name="P118">Každá dovednost má tři stupně: Z<text:span text:style-name="T795">ákladní</text:span>, pokročilý a mistrovský.</text:p>
      <text:list xml:id="list3659917318" text:style-name="L6">
        <text:list-item>
          <text:p text:style-name="P475">Na prvních <text:span text:style-name="T781">dvou</text:span> úrovních se <text:span text:style-name="T781">učíš základy</text:span> <text:span text:style-name="T720">dovedností</text:span>.</text:p>
        </text:list-item>
        <text:list-item>
          <text:p text:style-name="P475">Na úrovních <text:span text:style-name="T781">3</text:span>-<text:span text:style-name="T781">6</text:span> se můžeš <text:span text:style-name="T796">základní dovednosti vylepšovat na pokročilé.</text:span></text:p>
        </text:list-item>
        <text:list-item>
          <text:p text:style-name="P475">Od <text:span text:style-name="T782">sedmé</text:span> úrovně výš se můžeš <text:span text:style-name="T720">pokročilé dovednosti vylepšovat na mistrovské</text:span>.</text:p>
        </text:list-item>
      </text:list>
      <text:p text:style-name="P97"><text:soft-page-break/><text:span text:style-name="T1">Stupeň dovednosti určuje, co dokážeš, </text:span><text:span text:style-name="T25">případně co znáš</text:span><text:span text:style-name="T1">:</text:span></text:p>
      <text:list xml:id="list2496345800" text:style-name="L7">
        <text:list-item>
          <text:p text:style-name="P517">Se <text:span text:style-name="T797">základní</text:span> znalostí <text:span text:style-name="T538">Otevírání zámků</text:span> například dokážeš otevřít jen jednoduché <text:span text:style-name="T798">z</text:span>ámky. K otevření <text:span text:style-name="T798">složitého zámku potřebuješ pokročilou dovednost a k otevření</text:span> mistrovského zámku mistrovskou.</text:p>
        </text:list-item>
      </text:list>
      <text:p text:style-name="P100">Kdy se můžeš učit jaké dovednosti najdeš v popisu svého povolání.</text:p>
      <text:h text:style-name="P382" text:outline-level="3">Znalosti povolání</text:h>
      <text:p text:style-name="P106">Každé povolání <text:span text:style-name="T723">také</text:span> představuje balíček znalostí, <text:span text:style-name="T723">které nezmiňujeme zvlášť jako dovednost</text:span>: Válečník se vyzná ve zbraních, kouzelník <text:span text:style-name="T720">pozná různá kouzla, alchymista zná různé magické suroviny, ze kterých pak vyrábí kouzelné předměty, atd.</text:span></text:p>
      <text:list xml:id="list3182287354" text:style-name="L8">
        <text:list-item>
          <text:p text:style-name="P547"><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382" text:outline-level="3"><text:span text:style-name="T752">Seznam</text:span> <text:span text:style-name="T717">dovedností</text:span></text:h>
      <text:p text:style-name="P96">Když se v popisu svého povolání dočteš, že si můžeš vybrat nějakou dovednost, znamená to některou z následujících:</text:p>
      <text:p text:style-name="List_20_of_20_Items">Cizí jazyk <text:span text:style-name="T753">(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754">ý </text:span>jazyk<text:span text:style-name="T755"> (každý je samostatná dovednost)</text:span></text:p>
      <text:p text:style-name="List_20_of_20_Items"><text:span text:style-name="T138">Š</text:span>plhání</text:p>
      <text:p text:style-name="List_20_of_20_Items"><text:span text:style-name="T521">Výroba a o</text:span><text:span text:style-name="T710">dstra</text:span><text:span text:style-name="T522">ňování</text:span> pastí</text:p>
      <text:p text:style-name="List_20_of_20_Items">Znalost jedů</text:p>
      <text:h text:style-name="Heading_20_1" text:outline-level="1"><text:bookmark-start text:name="__RefHeading___Toc36200_611713307"/><text:span text:style-name="T747">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29"><text:span text:style-name="T356">1. </text:span><text:span text:style-name="T340">úroveň</text:span></text:p>
      <text:list xml:id="list2344201072" text:style-name="L9">
        <text:list-item>
          <text:p text:style-name="P549"><text:span text:style-name="T453">Umíš </text:span><text:span text:style-name="T470">základy</text:span><text:span text:style-name="T399"> </text:span><text:span text:style-name="T175">O</text:span><text:span text:style-name="T149">šetřov</text:span><text:span text:style-name="T173">ání</text:span><text:span text:style-name="T149"> zranění</text:span><text:span text:style-name="T230"> </text:span><text:span text:style-name="T239">(ošetřením vrátíš 2 životy).</text:span></text:p>
        </text:list-item>
        <text:list-item>
          <text:p text:style-name="P550"><text:span text:style-name="T495">Umíš základy dvou dalších dovedností podle svého výběru</text:span><text:span text:style-name="T402">.</text:span></text:p>
        </text:list-item>
        <text:list-item>
          <text:p text:style-name="P551"><text:span text:style-name="T340">Vyber si jednu z</text:span><text:span text:style-name="T455">e </text:span><text:span text:style-name="T477">základních</text:span><text:span text:style-name="T340"> </text:span><text:span text:style-name="T375">válečnických</text:span><text:span text:style-name="T340"> schopností.</text:span></text:p>
        </text:list-item>
        <text:list-item>
          <text:p text:style-name="P548">Můžeš si připoutat jeden magický předmět, který <text:span text:style-name="T793">získáš</text:span> na výpravách za dobrodružstvím.</text:p>
        </text:list-item>
      </text:list>
      <text:p text:style-name="P108"><text:span text:style-name="T366">2</text:span><text:span text:style-name="T356">. </text:span><text:span text:style-name="T340">úroveň</text:span></text:p>
      <text:list xml:id="list214201310651272" text:continue-numbering="true" text:style-name="L9">
        <text:list-item>
          <text:p text:style-name="P476">Vyber si jednu ze <text:span text:style-name="T799">základních</text:span> válečnických schopností.</text:p>
        </text:list-item>
        <text:list-item>
          <text:p text:style-name="P477"><text:span text:style-name="T783">Nauč se</text:span> jednu dovednost.</text:p>
        </text:list-item>
        <text:list-item>
          <text:p text:style-name="P487"><text:span text:style-name="T784">M</text:span>ůžeš si připoutat <text:span text:style-name="T787">celkem</text:span> dva magické předměty.</text:p>
        </text:list-item>
      </text:list>
      <text:p text:style-name="P108"><text:span text:style-name="T366">3</text:span><text:span text:style-name="T356">. </text:span><text:span text:style-name="T340">úroveň</text:span></text:p>
      <text:list xml:id="list214201615824788" text:continue-numbering="true" text:style-name="L9">
        <text:list-item>
          <text:p text:style-name="P488">Zvyš si jednu vlastnost (rozdíl mezi tvou nejvyšší a nejnižší může být nejvýše 3).</text:p>
        </text:list-item>
        <text:list-item>
          <text:p text:style-name="P478"><text:span text:style-name="T783">Nauč se základy</text:span><text:span text:style-name="T340"> jedn</text:span><text:span text:style-name="T800">é</text:span><text:span text:style-name="T340"> dovednost</text:span><text:span text:style-name="T800">i</text:span><text:span text:style-name="T340"> </text:span><text:span text:style-name="T786">nebo si zvyš jednu dovednost na pokročilou.</text:span></text:p>
        </text:list-item>
      </text:list>
      <text:p text:style-name="P108"><text:span text:style-name="T366">4</text:span><text:span text:style-name="T356">. </text:span><text:span text:style-name="T340">úroveň</text:span></text:p>
      <text:list xml:id="list214202942863888" text:continue-numbering="true" text:style-name="L9">
        <text:list-item>
          <text:p text:style-name="P479">Vyber si jednu ze <text:span text:style-name="T801">základních</text:span> nebo pokročilých válečnických schopností.</text:p>
        </text:list-item>
        <text:list-item>
          <text:p text:style-name="P480"><text:soft-page-break/>Zvyš si jednu dovednost na pokročilou.</text:p>
        </text:list-item>
        <text:list-item>
          <text:p text:style-name="P487"><text:span text:style-name="T784">M</text:span>ůžeš si připoutat <text:span text:style-name="T787">celkem</text:span> tři magické předměty.</text:p>
        </text:list-item>
      </text:list>
      <text:p text:style-name="P108"><text:span text:style-name="T366">5</text:span><text:span text:style-name="T356">. </text:span><text:span text:style-name="T340">úroveň</text:span></text:p>
      <text:list xml:id="list214202481806550" text:continue-numbering="true" text:style-name="L9">
        <text:list-item>
          <text:p text:style-name="P481">Zvyš si jednu vlastnost (rozdíl mezi tvou nejvyšší a nejnižší může být nejvýše 3).</text:p>
        </text:list-item>
        <text:list-item>
          <text:p text:style-name="P482"><text:span text:style-name="T783">Nauč se základy</text:span> jedn<text:span text:style-name="T802">é</text:span> dovednost<text:span text:style-name="T802">i</text:span> <text:span text:style-name="T786">nebo si zvyš jednu dovednost na pokročilou.</text:span></text:p>
        </text:list-item>
      </text:list>
      <text:p text:style-name="P110"><text:span text:style-name="T454">6</text:span><text:span text:style-name="T356">. </text:span><text:span text:style-name="T340">úroveň</text:span></text:p>
      <text:list xml:id="list214202031067363" text:continue-numbering="true" text:style-name="L9">
        <text:list-item>
          <text:p text:style-name="P483">Vyber si jednu ze <text:span text:style-name="T803">základních</text:span> nebo pokročilých válečnických schopností.</text:p>
        </text:list-item>
        <text:list-item>
          <text:p text:style-name="P491"><text:span text:style-name="T784">Z</text:span>vyš si <text:span text:style-name="T785">jednu</text:span> dovednost na pokročil<text:span text:style-name="T804">ou</text:span>.</text:p>
        </text:list-item>
        <text:list-item>
          <text:p text:style-name="P487"><text:span text:style-name="T784">M</text:span>ůžeš si připoutat <text:span text:style-name="T787">celkem</text:span> čtyři magické předměty.</text:p>
        </text:list-item>
      </text:list>
      <text:h text:style-name="Heading_20_3" text:outline-level="3"><text:span text:style-name="T456">Z</text:span><text:span text:style-name="T476">ákladní</text:span><text:span text:style-name="T456"> v</text:span><text:span text:style-name="T368">álečnické s</text:span><text:span text:style-name="T338">chopnosti</text:span></text:h>
      <text:h text:style-name="Heading_20_5" text:outline-level="5">Zastrašení</text:h>
      <text:p text:style-name="P148">Zastrašení musíš vždy <text:span text:style-name="T778">něčím</text:span> spustit: Rozpůlit jednoho z nepřátel, zasadit protivníkovi těžkou ránu, dostat ho do nevýhodné situace, nebo mu třeba připomenout, kolik takových jako on jsi už zabil.<text:line-break/><text:tab/>Zastrašovat můžeš v<text:span text:style-name="T77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426" text:outline-level="5"><text:soft-page-break/>Sehranost</text:h>
      <text:p text:style-name="P39">Vyžaduje alespoň týden společného tréninku a potom průběžné udržování (sem tam si zatrénovat).<text:line-break/><text:tab/><text:span text:style-name="T725">Kdykoliv</text:span> bojuje<text:span text:style-name="T725">š</text:span> bok po boku <text:span text:style-name="T646">někoho, s kým jsi sehraný</text:span>, <text:span text:style-name="T644">můžeš si v každém kole vybrat:</text:span></text:p>
      <text:list xml:id="list3909584200" text:style-name="L10">
        <text:list-item>
          <text:p text:style-name="P552">Dá<text:span text:style-name="T725">š</text:span> výhodu <text:span text:style-name="T644">tomuto spolubojovníkovi</text:span>.</text:p>
        </text:list-item>
        <text:list-item>
          <text:p text:style-name="P552"><text:span text:style-name="T726">Nebo získáš výhodu sám</text:span>.</text:p>
        </text:list-item>
      </text:list>
      <text:h text:style-name="P427" text:outline-level="5">Ochránce</text:h>
      <text:p text:style-name="P119">Můžeš protivníkovi zabránit v útoku, i když není v nevýhodě.</text:p>
      <text:h text:style-name="Heading_20_5" text:outline-level="5">Velení</text:h>
      <text:p text:style-name="P150">V každém kole můžeš dát povel jedné postavě. Pokud tě poslechne, započítá si výhodu. <text:span text:style-name="T733">Povel musí dávat smysl.</text:span> Tato výhoda se nesčítá s výhodou za <text:span text:style-name="T538">sehranost</text:span>.</text:p>
      <text:h text:style-name="Heading_20_3" text:outline-level="3"><text:span text:style-name="T456">Pokročilé v</text:span><text:span text:style-name="T368">álečnické s</text:span><text:span text:style-name="T338">chopnosti</text:span></text:h>
      <text:h text:style-name="P428" text:outline-level="5">Útok na <text:span text:style-name="T645">dva cíle</text:span></text:h>
      <text:p text:style-name="P151"><text:span text:style-name="T457">Postih je jen -1. </text:span><text:span text:style-name="T45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7"><text:span text:style-name="T356">1. </text:span><text:span text:style-name="T338">úroveň</text:span></text:p>
      <text:list xml:id="list312294697" text:style-name="L11">
        <text:list-item>
          <text:p text:style-name="P557"><text:span text:style-name="T365">U</text:span><text:span text:style-name="T338">míš získávat magenergii meditací </text:span><text:span text:style-name="T463">(</text:span><text:span text:style-name="T466">po </text:span><text:span text:style-name="T511">několika</text:span><text:span text:style-name="T466"> minutách </text:span><text:span text:style-name="T172">soustředění</text:span><text:span text:style-name="T466"> se ti</text:span><text:span text:style-name="T465"> doplní </text:span><text:span text:style-name="T468">na maximum</text:span><text:span text:style-name="T463">)</text:span><text:span text:style-name="T338">.</text:span></text:p>
        </text:list-item>
        <text:list-item>
          <text:p text:style-name="P562"><text:span text:style-name="T338">Umíš </text:span><text:span text:style-name="T471">základy</text:span><text:span text:style-name="T338"> </text:span><text:span text:style-name="T459">následující</text:span><text:span text:style-name="T471">ch</text:span><text:span text:style-name="T338"> dovednost</text:span><text:span text:style-name="T471">í</text:span><text:span text:style-name="T398">:</text:span></text:p>
          <text:list>
            <text:list-item>
              <text:p text:style-name="P500"><text:soft-page-break/>Orientace a přežití v divočině</text:p>
            </text:list-item>
            <text:list-item>
              <text:p text:style-name="P524">Ošetřování zranění<text:span text:style-name="T629"> </text:span><text:span text:style-name="T630">(ošetřením vrátíš 2 žt)</text:span></text:p>
            </text:list-item>
            <text:list-item>
              <text:p text:style-name="P524">Lov a stopování</text:p>
            </text:list-item>
            <text:list-item>
              <text:p text:style-name="P532">Jednu další dovednost podle svého výběru</text:p>
            </text:list-item>
          </text:list>
        </text:list-item>
        <text:list-item>
          <text:p text:style-name="P558"><text:span text:style-name="T365">Umíš sesílat jedno </text:span><text:span text:style-name="T478">ze základních kouzel</text:span><text:span text:style-name="T365"> podle svého výběru</text:span><text:span text:style-name="T338">.</text:span></text:p>
          <text:list>
            <text:list-item>
              <text:p text:style-name="P567"><text:span text:style-name="T354">K </text:span><text:span text:style-name="T364">hraničářským kouzlům se nepočítá postih za zbroj.</text:span></text:p>
            </text:list-item>
          </text:list>
        </text:list-item>
        <text:list-item>
          <text:p text:style-name="P569"><text:span text:style-name="T338">Vyber si </text:span><text:span text:style-name="T480">jedno ze základních kouzel</text:span><text:span text:style-name="T338"> nebo</text:span><text:span text:style-name="T226"> </text:span><text:span text:style-name="T246">jednu ze základních schopností</text:span><text:span text:style-name="T338">.</text:span></text:p>
        </text:list-item>
        <text:list-item>
          <text:p text:style-name="P553">Můžeš si připoutat jeden magický předmět, který <text:span text:style-name="T793">získáš</text:span> na výpravách za dobrodružstvím.</text:p>
        </text:list-item>
      </text:list>
      <text:p text:style-name="P16">2. úroveň</text:p>
      <text:list xml:id="list214201334438970" text:continue-numbering="true" text:style-name="L11">
        <text:list-item>
          <text:p text:style-name="P570"><text:span text:style-name="T338">Vyber si jedno </text:span><text:span text:style-name="T481">ze základních kouzel </text:span><text:span text:style-name="T247">nebo jednu ze základních schopností</text:span><text:span text:style-name="T338">.</text:span></text:p>
        </text:list-item>
        <text:list-item>
          <text:p text:style-name="P492">Můžeš si připoutat celkem dva magické předměty.</text:p>
        </text:list-item>
        <text:list-item>
          <text:p text:style-name="P492">Nauč se <text:span text:style-name="T805">základy jedné dovednosti</text:span>.</text:p>
        </text:list-item>
      </text:list>
      <text:p text:style-name="P18">3. úroveň</text:p>
      <text:list xml:id="list214202743207691" text:continue-list="list214202031067363" text:style-name="L9">
        <text:list-item>
          <text:p text:style-name="P489">Zvyš si jednu vlastnost (rozdíl mezi tvou nejvyšší a nejnižší může být nejvýše 3).</text:p>
        </text:list-item>
      </text:list>
      <text:list xml:id="list3033895888" text:style-name="L12">
        <text:list-item>
          <text:p text:style-name="P573"><text:span text:style-name="T365">Vyber si </text:span><text:span text:style-name="T467">jedno</text:span><text:span text:style-name="T365"> kouzlo </text:span><text:span text:style-name="T464">nebo schopnost </text:span><text:span text:style-name="T467">ze </text:span><text:span text:style-name="T482">základních</text:span><text:span text:style-name="T467"> nebo pokročilých</text:span><text:span text:style-name="T365">.</text:span></text:p>
        </text:list-item>
      </text:list>
      <text:list xml:id="list214201974216258" text:continue-list="list214201334438970" text:style-name="L11">
        <text:list-item>
          <text:p text:style-name="P502">Nauč se <text:span text:style-name="T806">základy jedné dovednosti</text:span> nebo si zvyš jednu dovednost na pokročil<text:span text:style-name="T806">ou</text:span>.</text:p>
        </text:list-item>
      </text:list>
      <text:p text:style-name="P18">4. úroveň</text:p>
      <text:list xml:id="list214202865833835" text:continue-numbering="true" text:style-name="L11">
        <text:list-item>
          <text:p text:style-name="P554"><text:soft-page-break/><text:span text:style-name="T464">N</text:span><text:span text:style-name="T351">auč </text:span><text:span text:style-name="T464">se</text:span><text:span text:style-name="T351"> jednu z mimosmyslových schopností </text:span><text:span text:style-name="T353">(</text:span><text:span text:style-name="T171">telekinezi</text:span><text:span text:style-name="T353">, </text:span><text:span text:style-name="T171">pyrokinezi</text:span><text:span text:style-name="T353"> nebo </text:span><text:span text:style-name="T171">telepatii</text:span><text:span text:style-name="T353">)</text:span><text:span text:style-name="T351">.</text:span></text:p>
        </text:list-item>
        <text:list-item>
          <text:p text:style-name="P494">Můžeš si připoutat celkem tři magické předměty.</text:p>
        </text:list-item>
        <text:list-item>
          <text:p text:style-name="P494">Zvyš si jednu dovednost na pokročil<text:span text:style-name="T807">ou</text:span>.</text:p>
        </text:list-item>
      </text:list>
      <text:p text:style-name="P144"><text:span text:style-name="T351">5. </text:span><text:span text:style-name="T338">úroveň</text:span></text:p>
      <text:list xml:id="list214201998026168" text:continue-list="list214202743207691" text:style-name="L9">
        <text:list-item>
          <text:p text:style-name="P489">Zvyš si jednu vlastnost (rozdíl mezi tvou nejvyšší a nejnižší může být nejvýše 3).</text:p>
        </text:list-item>
      </text:list>
      <text:list xml:id="list214202832998883" text:continue-list="list214202865833835" text:style-name="L11">
        <text:list-item>
          <text:p text:style-name="P574"><text:span text:style-name="T365">Vyber si </text:span><text:span text:style-name="T467">jedno</text:span><text:span text:style-name="T365"> kouzlo </text:span><text:span text:style-name="T464">nebo schopnost </text:span><text:span text:style-name="T467">ze </text:span><text:span text:style-name="T483">základních</text:span><text:span text:style-name="T467"> nebo pokročilých</text:span><text:span text:style-name="T365">.</text:span></text:p>
        </text:list-item>
        <text:list-item>
          <text:p text:style-name="P503">Nauč se <text:span text:style-name="T808">základy jedné</text:span> dovednost<text:span text:style-name="T808">i</text:span> nebo si zvyš jednu dovednost na pokročil<text:span text:style-name="T791">ou</text:span>.</text:p>
        </text:list-item>
      </text:list>
      <text:p text:style-name="P145"><text:span text:style-name="T241">6</text:span><text:span text:style-name="T240">. </text:span><text:span text:style-name="T227">úroveň</text:span></text:p>
      <text:list xml:id="list3944242226" text:style-name="L13">
        <text:list-item>
          <text:p text:style-name="P505">Můžeš si připoutat celkem čtyři magické předměty.</text:p>
        </text:list-item>
        <text:list-item>
          <text:p text:style-name="P576"><text:span text:style-name="T242">Vyber si </text:span><text:span text:style-name="T244">jedno</text:span><text:span text:style-name="T242"> kouzlo </text:span><text:span text:style-name="T243">nebo schopnost </text:span><text:span text:style-name="T244">ze </text:span><text:span text:style-name="T248">základních</text:span><text:span text:style-name="T244"> nebo pokročilých</text:span><text:span text:style-name="T242">.</text:span></text:p>
        </text:list-item>
        <text:list-item>
          <text:p text:style-name="P509">Zvyš si jednu dovednost na pokročil<text:span text:style-name="T792">ou</text:span>.</text:p>
        </text:list-item>
      </text:list>
      <text:h text:style-name="Heading_20_3" text:outline-level="3"><text:span text:style-name="T460">Z</text:span><text:span text:style-name="T475">ákladní</text:span><text:span text:style-name="T460"> </text:span><text:span text:style-name="T461">hraničářské</text:span><text:span text:style-name="T460"> s</text:span><text:span text:style-name="T338">chopnosti</text:span></text:h>
      <text:h text:style-name="P429" text:outline-level="5">Zvířecí společník</text:h>
      <text:p text:style-name="P182"><text:span text:style-name="T50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505">jednoho zvířecího společníka. ‚</text:span><text:span text:style-name="T502">Hodnota </text:span><text:span text:style-name="T504">Nebezpečnost</text:span><text:span text:style-name="T502">i</text:span><text:span text:style-name="T504"> zvířete může být </text:span><text:span text:style-name="T507">nejvýše</text:span><text:span text:style-name="T504"> rovna tvé úrovni. </text:span><text:span text:style-name="T508">M</text:span><text:span text:style-name="T504">ůže </text:span><text:span text:style-name="T508">to</text:span><text:span text:style-name="T504"> ale </text:span><text:span text:style-name="T508">být</text:span><text:span text:style-name="T504"> mládě –</text:span><text:span text:style-name="T508"> pak </text:span><text:span text:style-name="T504">mu </text:span><text:span text:style-name="T503">N</text:span><text:span text:style-name="T504">ebezpečnost postupně poroste </text:span><text:span text:style-name="T352">s tím, jak se ti bude zvyšovat úroveň</text:span><text:span text:style-name="T504">.</text:span><text:span text:style-name="T505"> </text:span><text:span text:style-name="T338">Vyber si, které zvíře tě provází </text:span><text:span text:style-name="T506">na začátku hry</text:span><text:span text:style-name="T338">.</text:span></text:p>
      <text:h text:style-name="Heading_20_5" text:outline-level="5">Mluvení se zvířaty</text:h>
      <text:p text:style-name="P27">Zvíře dokáže „mluvit“ jen o tom, čemu samo rozumí. <text:span text:style-name="T854">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40"><text:span text:style-name="T538">Dosah:</text:span> <text:span text:style-name="T789">krátká vzdálenost</text:span></text:p>
      <text:p text:style-name="P40"><text:span text:style-name="T648">Pomocí </text:span><text:span text:style-name="T539">soustředění</text:span> <text:span text:style-name="T648">můžeš pomalu </text:span>hýbat předměty, <text:span text:style-name="T788">jako kdybys měl Sílu rovnou tvé Duši</text:span>.</text:p>
      <text:h text:style-name="P433" text:outline-level="5">Pyrokineze</text:h>
      <text:p text:style-name="P41"><text:span text:style-name="T538">Dosah:</text:span> <text:span text:style-name="T789">krátká vzdálenost</text:span></text:p>
      <text:p text:style-name="P42"><text:span text:style-name="T648">Dokážeš zapálit oheň pomocí </text:span><text:span text:style-name="T539">soustředění</text:span>. Živé tvory <text:span text:style-name="T648">pyrokineze</text:span> přímo nezraňuje, následný oheň je <text:span text:style-name="T790">ale</text:span> zranit může.</text:p>
      <text:h text:style-name="P434" text:outline-level="5">Tele<text:span text:style-name="T647">patie</text:span></text:h>
      <text:p text:style-name="P41"><text:span text:style-name="T538">Dosah:</text:span> <text:span text:style-name="T789">krátká vzdálenost</text:span></text:p>
      <text:p text:style-name="P94"><text:span text:style-name="T648">Po dobu </text:span><text:span text:style-name="T539">soustředění</text:span><text:span text:style-name="T648"> můžeš </text:span>s někým „mluvit“ v myšlenkách. Bez znalosti jazyka si nebudete rozum<text:span text:style-name="T648">ě</text:span>t. <text:span text:style-name="T649">Cíl se může po navázání spojení vzdálit z dosahu.</text:span></text:p>
      <text:h text:style-name="Heading_20_3" text:outline-level="3"><text:soft-page-break/><text:span text:style-name="T484">Základní</text:span><text:span text:style-name="T462"> h</text:span><text:span text:style-name="T363">raničářská k</text:span><text:span text:style-name="T338">ouzla</text:span></text:h>
      <text:h text:style-name="Heading_20_5" text:outline-level="5">Uzdrav zranění</text:h>
      <text:p text:style-name="P43"><text:span text:style-name="T145">Magenergie</text:span><text:span text:style-name="T146">:</text:span> 3 magy<text:line-break/><text:span text:style-name="T538">Dosah:</text:span> kontaktní<text:line-break/><text:span text:style-name="T543">Sesílání:</text:span><text:span text:style-name="T716"> 1 minuta (mimo boj)</text:span></text:p>
      <text:p text:style-name="P72">Vyléčí <text:span text:style-name="T652">(</text:span>Duše <text:span text:style-name="T653">hraničáře + k6)</text:span> životů. <text:span text:style-name="T300">Další léčivé kouzlo (ať už ho sešle druid, kněz či hraničář)</text:span><text:span text:style-name="T298"> účinkuje na stejný cíl až poté, co se doléčí do plných životů.</text:span></text:p>
      <text:h text:style-name="P435" text:outline-level="5">Zpomalení jedu</text:h>
      <text:p text:style-name="P153"><text:span text:style-name="T145">Magenergie</text:span><text:span text:style-name="T139">:</text:span><text:span text:style-name="T601"> 1 mag<text:line-break/></text:span><text:span text:style-name="T540">Dosah:</text:span><text:span text:style-name="T650"> </text:span>d<text:span text:style-name="T650">otyk</text:span></text:p>
      <text:p text:style-name="P152">Kouzlo prodlouží latenci jedu <text:span text:style-name="T651">v cíli</text:span> o 1 den.</text:p>
      <text:h text:style-name="P436" text:outline-level="5">Najdi pachovou stopu</text:h>
      <text:p text:style-name="P154"><text:span text:style-name="T145">Magenergie</text:span><text:span text:style-name="T146">:</text:span> 1 mag</text:p>
      <text:p text:style-name="P154">Po dobu <text:span text:style-name="T538">soustředění</text:span> dokážeš stopovat čichem jako pes.</text:p>
      <text:h text:style-name="Heading_20_3" text:outline-level="3"><text:span text:style-name="T462">Pokročilá h</text:span><text:span text:style-name="T363">raničářská k</text:span><text:span text:style-name="T338">ouzla</text:span></text:h>
      <text:h text:style-name="P437" text:outline-level="5">Uzdrav nemocného</text:h>
      <text:p text:style-name="P65"><text:span text:style-name="T145">Magenergie</text:span><text:span text:style-name="T146">:</text:span> 3 magy<text:line-break/><text:span text:style-name="T538">Dosah:</text:span> kontaktní<text:line-break/><text:span text:style-name="T541">Sesílání:</text:span><text:span text:style-name="T654"> 10 minut</text:span></text:p>
      <text:p text:style-name="P28">Vyléčí většinu běžných (nemagických) nemocí. Smrtelné nemoci pouze zmírní natolik, že pacient přežije.</text:p>
      <text:h text:style-name="Heading_20_5" text:outline-level="5">Uklidni bestii</text:h>
      <text:p text:style-name="P73"><text:span text:style-name="T145">Magenergie</text:span><text:span text:style-name="T146">:</text:span> 2 magy<text:line-break/><text:span text:style-name="T538">Dosah:</text:span> krátký</text:p>
      <text:p text:style-name="P74"><text:soft-page-break/>Kouzlo zklidní obyčejné, nemagické zvíře natolik, že ztratí chuť útočit. Pokud je ale něco znovu rozdráždí, účinek pomine.</text:p>
      <text:h text:style-name="P436" text:outline-level="5"><text:span text:style-name="T354">N</text:span><text:span text:style-name="T338">ajdi zvíře</text:span></text:h>
      <text:p text:style-name="P153"><text:span text:style-name="T145">Magenergie</text:span><text:span text:style-name="T139">:</text:span><text:span text:style-name="T226"> 1 mag<text:line-break/></text:span><text:span text:style-name="T140">Dosah:</text:span><text:span text:style-name="T355"> </text:span><text:span text:style-name="T498">několik</text:span><text:span text:style-name="T355">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197"><text:span text:style-name="T356">TODO: „Nevyprchávající“ lektvary a ostatní předměty se vyrábí přidáním vzácných magických surovin, které je povětšinou potřeba najít na výpravách – pro každý lektvar </text:span><text:span text:style-name="T509">bude</text:span><text:span text:style-name="T356"> jiná.</text:span></text:p>
      <text:p text:style-name="P130"><text:span text:style-name="T356">1. </text:span><text:span text:style-name="T340">úroveň</text:span></text:p>
      <text:list xml:id="list3483972396" text:style-name="L14">
        <text:list-item>
          <text:p text:style-name="P564"><text:span text:style-name="T400">Umíš </text:span><text:span text:style-name="T472">základy</text:span><text:span text:style-name="T400"> </text:span><text:span text:style-name="T459">následující</text:span><text:span text:style-name="T472">ch</text:span><text:span text:style-name="T400"> dovednost</text:span><text:span text:style-name="T472">í</text:span><text:span text:style-name="T398">:</text:span></text:p>
          <text:list>
            <text:list-item>
              <text:p text:style-name="P526">Čtení a psaní</text:p>
            </text:list-item>
            <text:list-item>
              <text:p text:style-name="P529">Znalost jedů</text:p>
            </text:list-item>
            <text:list-item>
              <text:p text:style-name="P545"><text:span text:style-name="T231">J</text:span><text:span text:style-name="T226">eden </text:span><text:span text:style-name="T338">Starý jazyk</text:span></text:p>
            </text:list-item>
            <text:list-item>
              <text:p text:style-name="P534">Jednu další dovednost podle svého výběru</text:p>
            </text:list-item>
          </text:list>
        </text:list-item>
        <text:list-item>
          <text:p text:style-name="P577"><text:span text:style-name="T367">P</text:span><text:span text:style-name="T340">oznáš </text:span><text:span text:style-name="T401">alchymistické</text:span><text:span text:style-name="T340"> suroviny a můžeš z nich vyrábět předměty, jejichž recepty se naučíš.</text:span></text:p>
        </text:list-item>
        <text:list-item>
          <text:p text:style-name="P579"><text:span text:style-name="T340">V</text:span><text:span text:style-name="T338">yber si dva </text:span><text:span text:style-name="T488">ze základních receptů</text:span><text:span text:style-name="T338">, </text:span><text:span text:style-name="T473">které umíš používat</text:span><text:span text:style-name="T338">.</text:span></text:p>
        </text:list-item>
        <text:list-item>
          <text:p text:style-name="P578">Můžeš si připoutat jeden magický předmět, který <text:span text:style-name="T793">získáš</text:span> na výpravách za dobrodružstvím.</text:p>
        </text:list-item>
      </text:list>
      <text:p text:style-name="P109"><text:span text:style-name="T366">2</text:span><text:span text:style-name="T356">. </text:span><text:span text:style-name="T340">úroveň</text:span></text:p>
      <text:list xml:id="list2378396747" text:style-name="L15">
        <text:list-item>
          <text:p text:style-name="P580"><text:span text:style-name="T340">V</text:span><text:span text:style-name="T369">yber si další </text:span><text:span text:style-name="T488">ze základních</text:span><text:span text:style-name="T369"> recept</text:span><text:span text:style-name="T488">ů</text:span><text:span text:style-name="T369">.</text:span></text:p>
        </text:list-item>
        <text:list-item>
          <text:p text:style-name="P496"><text:soft-page-break/>Můžeš si připoutat celkem dva magické předměty.</text:p>
        </text:list-item>
        <text:list-item>
          <text:p text:style-name="P496">Nauč se <text:span text:style-name="T809">základy jedné dovednosti</text:span>.</text:p>
        </text:list-item>
      </text:list>
      <text:p text:style-name="P109"><text:span text:style-name="T366">3</text:span><text:span text:style-name="T356">. </text:span><text:span text:style-name="T340">úroveň</text:span></text:p>
      <text:list xml:id="list214201611522690" text:continue-list="list214201998026168" text:style-name="L9">
        <text:list-item>
          <text:p text:style-name="P484">Zvyš si jednu vlastnost (rozdíl mezi tvou nejvyšší a nejnižší může být nejvýše 3).</text:p>
        </text:list-item>
      </text:list>
      <text:list xml:id="list214201508674008" text:continue-list="list3483972396" text:style-name="L14">
        <text:list-item>
          <text:p text:style-name="P536">Vyber si další základní nebo pokročilý recept.</text:p>
        </text:list-item>
        <text:list-item>
          <text:p text:style-name="P518">Nauč se základy jedné dovednosti nebo si zvyš jednu dovednost na pokročilou.</text:p>
        </text:list-item>
      </text:list>
      <text:p text:style-name="P109"><text:span text:style-name="T366">4</text:span><text:span text:style-name="T356">. </text:span><text:span text:style-name="T340">úroveň</text:span></text:p>
      <text:list xml:id="list214201283696579" text:continue-list="list2378396747" text:style-name="L15">
        <text:list-item>
          <text:p text:style-name="P537">Vyber si další základní nebo pokročilý recept.</text:p>
        </text:list-item>
        <text:list-item>
          <text:p text:style-name="P496">Zvyš si jednu dovednost na pokročilou.</text:p>
        </text:list-item>
        <text:list-item>
          <text:p text:style-name="P496">Můžeš si připoutat celkem tři magické předměty.</text:p>
        </text:list-item>
      </text:list>
      <text:p text:style-name="P109"><text:span text:style-name="T366">5</text:span><text:span text:style-name="T356">. </text:span><text:span text:style-name="T340">úroveň</text:span></text:p>
      <text:list xml:id="list214202222653565" text:continue-list="list214201611522690" text:style-name="L9">
        <text:list-item>
          <text:p text:style-name="P484">Zvyš si jednu vlastnost (rozdíl mezi tvou nejvyšší a nejnižší může být nejvýše 3).</text:p>
        </text:list-item>
      </text:list>
      <text:list xml:id="list214202071327431" text:continue-list="list214201283696579" text:style-name="L15">
        <text:list-item>
          <text:p text:style-name="P537">Vyber si další základní nebo pokročilý recept.</text:p>
        </text:list-item>
      </text:list>
      <text:list xml:id="list214202607743864" text:continue-list="list214201508674008" text:style-name="L14">
        <text:list-item>
          <text:p text:style-name="P539">Nauč se základy jedné dovednosti nebo si zvyš jednu dovednost na pokročilou.</text:p>
        </text:list-item>
      </text:list>
      <text:p text:style-name="P146"><text:span text:style-name="T241">6</text:span><text:span text:style-name="T240">. </text:span><text:span text:style-name="T227">úroveň</text:span></text:p>
      <text:list xml:id="list214201691620667" text:continue-list="list3944242226" text:style-name="L13">
        <text:list-item>
          <text:p text:style-name="P542">Zvyš si jednu dovednost na pokročilou.</text:p>
        </text:list-item>
        <text:list-item>
          <text:p text:style-name="P538">Vyber si další základní nebo pokročilý recept.</text:p>
        </text:list-item>
        <text:list-item>
          <text:p text:style-name="P540">Můžeš si připoutat celkem čtyři magické předměty.</text:p>
        </text:list-item>
      </text:list>
      <text:h text:style-name="P393" text:outline-level="4"><text:soft-page-break/>Výroba magických předmětů</text:h>
      <text:list xml:id="list3228993138" text:style-name="L16">
        <text:list-item>
          <text:p text:style-name="P581">Za den (mezi dvěma vydatnými spánky) můžeš zpracovat jen určité množství magenergie: Duše + úroveň.</text:p>
        </text:list-item>
      </text:list>
      <text:list xml:id="list1492020853" text:style-name="L17">
        <text:list-item>
          <text:list>
            <text:list-item>
              <text:p text:style-name="P58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584">Na výrobu předmětů je potřeba <text:span text:style-name="T742">alchymistická</text:span> aparatura, která se vejde do malé truhlice <text:span text:style-name="T740">(dá se pohodlně nosit v ruce nebo v torně)</text:span>. <text:span text:style-name="T718">V této truhlici nosíš také suroviny.</text:span></text:p>
        </text:list-item>
        <text:list-item>
          <text:p text:style-name="P585"><text:span text:style-name="T743">Předměty se vyrábí z připravených polotovarů, takže v</text:span>ýroba každého <text:span text:style-name="T743">z nich</text:span> zabere <text:span text:style-name="T743">jen</text:span> několik minut.</text:p>
        </text:list-item>
        <text:list-item>
          <text:p text:style-name="P582"><text:span text:style-name="T741">V</text:span>yrobené <text:span text:style-name="T741">předměty</text:span> si své magické vlastnosti uchovají jen několik hodin.</text:p>
        </text:list-item>
      </text:list>
      <text:h text:style-name="Heading_20_3" text:outline-level="3"><text:span text:style-name="T811">Základní alchymistické r</text:span>ecepty</text:h>
      <text:h text:style-name="Heading_20_5" text:outline-level="5">Léčivý lektvar</text:h>
      <text:p text:style-name="P75"><text:span text:style-name="T561">M</text:span><text:span text:style-name="T542">agenergie</text:span><text:span text:style-name="T538">:</text:span> 1 mag</text:p>
      <text:p text:style-name="P80"><text:span text:style-name="T655">V průběhu krátkého odpočinku v</text:span>yléčí (Duše <text:span text:style-name="T655">alchymisty + k6</text:span>) životů <text:span text:style-name="T655">(nevrací životy v boji)</text:span>. <text:span text:style-name="T833">Další léčivý lektvar (libovolného druhu) bude na stejný cíl účinkovat až poté, co se doléčí do plných životů.</text:span></text:p>
      <text:h text:style-name="P438" text:outline-level="5">Megacloumák</text:h>
      <text:p text:style-name="P82"><text:span text:style-name="T701">M</text:span><text:span text:style-name="T695">agenergie</text:span><text:span text:style-name="T694">:</text:span><text:span text:style-name="T660"> 1 mag<text:line-break/></text:span><text:span text:style-name="T697">Trvání:</text:span><text:span text:style-name="T661"> </text:span><text:span text:style-name="T658">Několik minut</text:span></text:p>
      <text:p text:style-name="P81"><text:span text:style-name="T660">Odstraní mdloby, ochromení, paralýzu </text:span><text:span text:style-name="T707">a</text:span><text:span text:style-name="T660"> křeče </text:span><text:span text:style-name="T707">a </text:span><text:span text:style-name="T663">po dobu trvání</text:span><text:span text:style-name="T707"> probere postavu z bezv</text:span><text:span text:style-name="T663">ědomí.</text:span></text:p>
      <text:h text:style-name="P449" text:outline-level="5"><text:soft-page-break/>Lakmusový papírek</text:h>
      <text:p text:style-name="P82"><text:span text:style-name="T701">M</text:span><text:span text:style-name="T695">agenergie</text:span><text:span text:style-name="T694">:</text:span><text:span text:style-name="T660"> </text:span><text:span text:style-name="T664">2</text:span><text:span text:style-name="T660"> mag</text:span><text:span text:style-name="T664">y</text:span></text:p>
      <text:p text:style-name="P155"><text:span text:style-name="T664">Z</text:span><text:span text:style-name="T663">jistí složení jakékoliv kapaliny (mimo jiné rozpozná účinek lektvaru).</text:span></text:p>
      <text:h text:style-name="P439" text:outline-level="5">Vlčí mor</text:h>
      <text:p text:style-name="P82"><text:span text:style-name="T701">M</text:span><text:span text:style-name="T695">agenergie</text:span><text:span text:style-name="T694">:</text:span><text:span text:style-name="T696"> </text:span><text:span text:style-name="T668">1</text:span><text:span text:style-name="T660"> mag<text:line-break/></text:span><text:span text:style-name="T699">S</text:span><text:span text:style-name="T700">íla jedu:</text:span><text:span text:style-name="T666"> </text:span><text:span text:style-name="T669">6 </text:span><text:span text:style-name="T691">(proti lykantropům 10)</text:span><text:span text:style-name="T666"><text:line-break/></text:span><text:span text:style-name="T698">Latence:</text:span><text:span text:style-name="T667"> </text:span><text:span text:style-name="T669">30</text:span><text:span text:style-name="T667"> minut </text:span><text:span text:style-name="T691">(proti lykantropům 3 minuty)</text:span></text:p>
      <text:p text:style-name="P156"><text:span text:style-name="T667">J</text:span><text:span text:style-name="T663">ed na otravu </text:span><text:span text:style-name="T674">zbraní a</text:span><text:span text:style-name="T663"> šípů. </text:span><text:span text:style-name="T683">Velmi účinný proti vlkodlakům a jiným lykantropům.</text:span></text:p>
      <text:h text:style-name="P440" text:outline-level="5">Detekční hůlka</text:h>
      <text:p text:style-name="P82"><text:span text:style-name="T701">M</text:span><text:span text:style-name="T695">agenergie</text:span><text:span text:style-name="T694">:</text:span><text:span text:style-name="T660"> </text:span><text:span text:style-name="T664">2</text:span><text:span text:style-name="T660"> mag</text:span><text:span text:style-name="T664">y</text:span><text:span text:style-name="T660"><text:line-break/></text:span><text:span text:style-name="T697">Trvání:</text:span><text:span text:style-name="T661"> </text:span><text:span text:style-name="T658">Několik minut</text:span></text:p>
      <text:p text:style-name="P157"><text:span text:style-name="T658">U</text:span><text:span text:style-name="T663">možní najít tajné vchody nebo schránky. Nedává ale znalost, jak je otevřít, ani jestli jsou zapas</text:span><text:span text:style-name="T665">tě</text:span><text:span text:style-name="T663">né.</text:span></text:p>
      <text:h text:style-name="P441" text:outline-level="5">Pavoučí lektvar</text:h>
      <text:p text:style-name="P82"><text:span text:style-name="T701">M</text:span><text:span text:style-name="T695">agenergie</text:span><text:span text:style-name="T694">:</text:span><text:span text:style-name="T660"> 1 mag<text:line-break/></text:span><text:span text:style-name="T697">Trvání:</text:span><text:span text:style-name="T661"> </text:span><text:span text:style-name="T658">Několik minut</text:span></text:p>
      <text:p text:style-name="P201"><text:span text:style-name="T658">P</text:span><text:span text:style-name="T663">o dobu trvání se postava udrží na jakémkoliv pevném povrchu, </text:span><text:span text:style-name="T675">klidně i hlavou dolů</text:span><text:span text:style-name="T663">.</text:span></text:p>
      <text:h text:style-name="P442" text:outline-level="5">Dýmovnice</text:h>
      <text:p text:style-name="P82"><text:span text:style-name="T701">M</text:span><text:span text:style-name="T695">agenergie</text:span><text:span text:style-name="T694">:</text:span><text:span text:style-name="T660"> 1 mag<text:line-break/></text:span><text:span text:style-name="T697">Trvání:</text:span><text:span text:style-name="T661"> </text:span><text:span text:style-name="T658">Několik minut</text:span></text:p>
      <text:p text:style-name="P202"><text:span text:style-name="T658">D</text:span><text:span text:style-name="T657">ýmovnice je velká asi jako vlašský ořech. Po nárazu z ní budou několik minut vycházet oblaka řídkého dýmu – je v něm vidět zhruba na střední vzdálenost, </text:span><text:span text:style-name="T705">infravidění</text:span><text:span text:style-name="T693"> ani </text:span><text:span text:style-name="T705">ultrasluch</text:span><text:span text:style-name="T693"> ale nijak neomezuje</text:span><text:span text:style-name="T657">. Malou místnost zaplní za jedno kolo, velký sál nebo jeskyni </text:span><text:span text:style-name="T678">za několik minut</text:span><text:span text:style-name="T657">. </text:span><text:span text:style-name="T679">Pokud </text:span><text:span text:style-name="T680">jej vítr</text:span><text:span text:style-name="T679"> nerozfouká dříve, rozplyne se za </text:span><text:soft-page-break/><text:span text:style-name="T679">několik hodin.</text:span><text:span text:style-name="T657"><text:line-break/><text:tab/>Když dýmovnici před použití</text:span><text:span text:style-name="T681">m</text:span><text:span text:style-name="T657"> promneš v rukou nebo jinak zahřeješ (1 kolo), dým </text:span><text:span text:style-name="T682">bude</text:span><text:span text:style-name="T657"> tak hustý, že v něm bude vidět jen na kontaktní vzdálenost </text:span><text:span text:style-name="T692">a bude bránit i v </text:span><text:span text:style-name="T706">infravidění</text:span><text:span text:style-name="T657"> </text:span><text:span text:style-name="T693">(</text:span><text:span text:style-name="T705">ultrasluch</text:span><text:span text:style-name="T693"> stále funguje bez omezení).</text:span></text:p>
      <text:h text:style-name="P443" text:outline-level="5">Kýchací prášek</text:h>
      <text:p text:style-name="P83"><text:span text:style-name="T701">M</text:span><text:span text:style-name="T695">agenergie</text:span><text:span text:style-name="T694">:</text:span><text:span text:style-name="T660"> 1 mag<text:line-break/></text:span><text:span text:style-name="T697">Trvání:</text:span><text:span text:style-name="T661"> </text:span><text:span text:style-name="T658">Několik minut<text:line-break/></text:span><text:span text:style-name="T702">Účinek:</text:span><text:span text:style-name="T684"> Nevýhoda a vyřazený čich několik minut po nadýchání</text:span></text:p>
      <text:p text:style-name="P203"><text:span text:style-name="T694">Kýchací prášek</text:span><text:span text:style-name="T65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85">k</text:span><text:span text:style-name="T657">ýchá je i velmi malé množství.<text:line-break/><text:tab/></text:span><text:span text:style-name="T689">P</text:span><text:span text:style-name="T684">oužívá </text:span><text:span text:style-name="T689">se nejčastěji</text:span><text:span text:style-name="T684"> k zakrytí pachové stopy. Je ho také možné rozprášit po okolí – kdokoliv pak do tohoto prostoru vstoupí, zaručeně </text:span><text:span text:style-name="T688">se</text:span><text:span text:style-name="T684"> prozradí.<text:line-break/><text:tab/></text:span><text:span text:style-name="T703">Kýchací p</text:span><text:span text:style-name="T704">rášek</text:span><text:span text:style-name="T686"> přestane účinkovat po několika hodinách </text:span><text:span text:style-name="T690">po rozprášení</text:span><text:span text:style-name="T686">. </text:span><text:span text:style-name="T687">Z posypané oblasti je jej také možné odstranit vodou.</text:span></text:p>
      <text:h text:style-name="Heading_20_3" text:outline-level="3"><text:span text:style-name="T811">Pokročilé alchymistické r</text:span>ecepty</text:h>
      <text:h text:style-name="Heading_20_5" text:outline-level="5">Antigravitační cloumák</text:h>
      <text:p text:style-name="P82"><text:span text:style-name="T561">M</text:span><text:span text:style-name="T542">agenergie</text:span><text:span text:style-name="T538">:</text:span> 1 mag<text:line-break/><text:span text:style-name="T542">Trvání:</text:span><text:span text:style-name="T656"> několik minut</text:span></text:p>
      <text:p text:style-name="P84">Cíl spolu se vším, co nese, bude po dobu působení pociťovat slabší gravitaci (zhruba jako na Měsíci).</text:p>
      <text:h text:style-name="Heading_20_5" text:outline-level="5">Čarovná rtuť</text:h>
      <text:p text:style-name="P82"><text:span text:style-name="T190">M</text:span><text:span text:style-name="T141">agenergie</text:span><text:span text:style-name="T139">:</text:span><text:span text:style-name="T338"> 1 mag<text:line-break/></text:span><text:span text:style-name="T142">Trvání:</text:span><text:span text:style-name="T360"> Do prvního úspěšného použití</text:span></text:p>
      <text:p text:style-name="P85"><text:soft-page-break/><text:span text:style-name="T338">Jestliže se někde v </text:span><text:span text:style-name="T358">krátké</text:span><text:span text:style-name="T338"> vzdálenosti, vyskytuje zlato, </text:span>stříbro či drahé kamení, kulička<text:span text:style-name="T138"> </text:span><text:span text:style-name="T338">se </text:span><text:span text:style-name="T357">k němu</text:span><text:span text:style-name="T338"> začne kutálet. </text:span><text:span text:style-name="T359">Po úspěšném použití své schopnosti ztrácí.</text:span></text:p>
      <text:h text:style-name="P430" text:outline-level="5">Lektvar chladných vod</text:h>
      <text:p text:style-name="P82"><text:span text:style-name="T190">M</text:span><text:span text:style-name="T141">agenergie</text:span><text:span text:style-name="T139">:</text:span><text:span text:style-name="T359"> 1 mag<text:line-break/></text:span><text:span text:style-name="T142">Trvání:</text:span><text:span text:style-name="T360"> </text:span><text:span text:style-name="T361">Několik minut</text:span></text:p>
      <text:p text:style-name="P91">Postavě, která tento lektvar vypila, se po dobu jeho působení jakékoliv utrpěné zranění ohněm snižuje o 3.</text:p>
      <text:h text:style-name="P450" text:outline-level="5"><text:span text:style-name="T359">Lektvar mlhovin</text:span><text:span text:style-name="T362">y</text:span></text:h>
      <text:p text:style-name="P82"><text:span text:style-name="T190">M</text:span><text:span text:style-name="T141">agenergie</text:span><text:span text:style-name="T139">:</text:span><text:span text:style-name="T359"> 1 mag<text:line-break/></text:span><text:span text:style-name="T142">Trvání:</text:span><text:span text:style-name="T360"> </text:span><text:span text:style-name="T361">Několik minut</text:span></text:p>
      <text:p text:style-name="P76"><text:span text:style-name="T659">Mlžná forma po dobu působení (bez výbavy a oblečení)</text:span><text:span text:style-name="T658">.</text:span></text:p>
      <text:h text:style-name="P444" text:outline-level="5">Lektvar zmenšování</text:h>
      <text:p text:style-name="P82"><text:span text:style-name="T701">M</text:span><text:span text:style-name="T695">agenergie</text:span><text:span text:style-name="T694">:</text:span><text:span text:style-name="T660"> 1 mag<text:line-break/></text:span><text:span text:style-name="T697">Trvání:</text:span><text:span text:style-name="T661"> </text:span><text:span text:style-name="T658">Několik minut</text:span></text:p>
      <text:p text:style-name="P200"><text:span text:style-name="T658">P</text:span><text:span text:style-name="T662">o dobu trvání se postava zmenší na polovinu spolu se vším, co nese. Na polovinu se jí tím sníží </text:span><text:span text:style-name="T677">Síla a</text:span><text:span text:style-name="T662"> Velikost (a tedy počet životů – aktuální i maximální). </text:span><text:span text:style-name="T676">Finesa a Duše</text:span><text:span text:style-name="T662"> se nezmění.</text:span></text:p>
      <text:h text:style-name="P445" text:outline-level="5">Lektvar rychlosti</text:h>
      <text:p text:style-name="P82"><text:span text:style-name="T701">M</text:span><text:span text:style-name="T695">agenergie</text:span><text:span text:style-name="T694">:</text:span><text:span text:style-name="T660"> 1 mag<text:line-break/></text:span><text:span text:style-name="T697">Trvání:</text:span><text:span text:style-name="T661"> </text:span><text:span text:style-name="T658">Několik minut</text:span></text:p>
      <text:p text:style-name="P86"><text:span text:style-name="T658">Z</text:span><text:span text:style-name="T657">dvojnásobí rychlost běhu (postava bude běhat zhruba stejně rychle jako kůň).</text:span></text:p>
      <text:h text:style-name="P446" text:outline-level="5">Černá zhouba</text:h>
      <text:p text:style-name="P77"><text:span text:style-name="T695">Magenergie:</text:span><text:span text:style-name="T696"> </text:span><text:span text:style-name="T668">1</text:span><text:span text:style-name="T660"> mag<text:line-break/></text:span><text:span text:style-name="T699">S</text:span><text:span text:style-name="T700">íla jedu:</text:span><text:span text:style-name="T666"> 7<text:line-break/></text:span><text:span text:style-name="T698">Latence:</text:span><text:span text:style-name="T667"> 1 minuta</text:span></text:p>
      <text:p text:style-name="P88"><text:soft-page-break/><text:span text:style-name="T666">P</text:span><text:span text:style-name="T657">aralytický jed.</text:span></text:p>
      <text:h text:style-name="P447" text:outline-level="5">Jablečná vůně</text:h>
      <text:p text:style-name="P78"><text:span text:style-name="T695">Magenergie:</text:span><text:span text:style-name="T696"> </text:span><text:span text:style-name="T668">1</text:span><text:span text:style-name="T660"> mag<text:line-break/></text:span><text:span text:style-name="T699">S</text:span><text:span text:style-name="T700">íla jedu:</text:span><text:span text:style-name="T666"> </text:span><text:span text:style-name="T668">6</text:span><text:span text:style-name="T666"><text:line-break/></text:span><text:span text:style-name="T698">Latence:</text:span><text:span text:style-name="T667"> </text:span><text:span text:style-name="T668">5 kol</text:span></text:p>
      <text:p text:style-name="P89"><text:span text:style-name="T668">P</text:span><text:span text:style-name="T657">lynný jed. </text:span><text:span text:style-name="T671">Oblak zaplní několik metrů chodby nebo malou místnost.</text:span></text:p>
      <text:h text:style-name="P448" text:outline-level="5">Melenova pomsta</text:h>
      <text:p text:style-name="P79"><text:span text:style-name="T695">Magenergie:</text:span><text:span text:style-name="T696"> </text:span><text:span text:style-name="T668">1</text:span><text:span text:style-name="T660"> mag<text:line-break/></text:span><text:span text:style-name="T699">S</text:span><text:span text:style-name="T700">íla jedu:</text:span><text:span text:style-name="T666"> </text:span><text:span text:style-name="T670">7</text:span><text:span text:style-name="T666"><text:line-break/></text:span><text:span text:style-name="T698">Latence:</text:span><text:span text:style-name="T667"> </text:span><text:span text:style-name="T670">1</text:span><text:span text:style-name="T667"> </text:span><text:span text:style-name="T670">hodina</text:span></text:p>
      <text:p text:style-name="P90"><text:span text:style-name="T670">J</text:span><text:span text:style-name="T657">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09"><text:span text:style-name="T356">1. </text:span><text:span text:style-name="T340">úroveň</text:span></text:p>
      <text:list xml:id="list214202822647364" text:continue-list="list214202607743864" text:style-name="L14">
        <text:list-item>
          <text:p text:style-name="P565"><text:span text:style-name="T400">Umíš </text:span><text:span text:style-name="T474">základy</text:span><text:span text:style-name="T400"> </text:span><text:span text:style-name="T459">následující</text:span><text:span text:style-name="T474">ch</text:span><text:span text:style-name="T400"> dovednost</text:span><text:span text:style-name="T474">í</text:span><text:span text:style-name="T398">:</text:span></text:p>
          <text:list>
            <text:list-item>
              <text:p text:style-name="P527">Čtení a psaní</text:p>
            </text:list-item>
            <text:list-item>
              <text:p text:style-name="P530"><text:span text:style-name="T602">J</text:span><text:span text:style-name="T601">eden </text:span>Starý jazyk</text:p>
            </text:list-item>
            <text:list-item>
              <text:p text:style-name="P534">Jednu další dovednost podle svého výběru</text:p>
            </text:list-item>
          </text:list>
        </text:list-item>
      </text:list>
      <text:list xml:id="list214201427451189" text:continue-list="list214202832998883" text:style-name="L11">
        <text:list-item>
          <text:p text:style-name="P559"><text:span text:style-name="T365">U</text:span><text:span text:style-name="T338">míš získávat magenergii </text:span><text:span text:style-name="T245">zaostřením vůle</text:span><text:span text:style-name="T143"> </text:span><text:span text:style-name="T463">(</text:span><text:span text:style-name="T466">po </text:span><text:span text:style-name="T510">několika</text:span><text:span text:style-name="T466"> minutách </text:span><text:span text:style-name="T172">soustředění</text:span><text:span text:style-name="T466"> se ti</text:span><text:span text:style-name="T465"> doplní </text:span><text:span text:style-name="T469">na maximum</text:span><text:span text:style-name="T463">)</text:span><text:span text:style-name="T338">.</text:span></text:p>
        </text:list-item>
        <text:list-item>
          <text:p text:style-name="P560"><text:span text:style-name="T365">Umíš sesílat </text:span><text:span text:style-name="T479">dvě ze základních kouzel</text:span><text:span text:style-name="T365"> podle svého výběru</text:span><text:span text:style-name="T340">.</text:span></text:p>
        </text:list-item>
        <text:list-item>
          <text:p text:style-name="P586"><text:span text:style-name="T340">M</text:span><text:span text:style-name="T338">áš schopnost </text:span><text:span text:style-name="T139">spřádání kouzel</text:span><text:span text:style-name="T338">:</text:span></text:p>
          <text:list>
            <text:list-item>
              <text:p text:style-name="P520"><text:soft-page-break/><text:span text:style-name="T340">Kdykoliv sešleš kouzlo, které jsi v předchozích několika minutách ještě </text:span><text:span text:style-name="T768">nepoužil</text:span><text:span text:style-name="T340">, bude tě stát o 1 mag méně (nejméně ale 1 mag).</text:span></text:p>
            </text:list-item>
          </text:list>
        </text:list-item>
        <text:list-item>
          <text:p text:style-name="P553">Můžeš si připoutat jeden magický předmět, který <text:span text:style-name="T793">získáš</text:span> na výpravách za dobrodružstvím. <text:span text:style-name="T794">Pokud si takto připoutáš svitek s kouzlem, můžeš toto kouzlo sesílat, jako bys ho uměl.</text:span></text:p>
        </text:list-item>
      </text:list>
      <text:p text:style-name="P109"><text:span text:style-name="T366">2</text:span><text:span text:style-name="T356">. </text:span><text:span text:style-name="T340">úroveň</text:span></text:p>
      <text:list xml:id="list1604903418" text:style-name="L18">
        <text:list-item>
          <text:p text:style-name="P587"><text:span text:style-name="T340">V</text:span><text:span text:style-name="T338">yber si </text:span><text:span text:style-name="T486">další</text:span><text:span text:style-name="T338"> dvě </text:span><text:span text:style-name="T486">ze základních kouzel</text:span><text:span text:style-name="T338">.</text:span></text:p>
        </text:list-item>
        <text:list-item>
          <text:p text:style-name="P497">Můžeš si připoutat celkem dva magické předměty.</text:p>
        </text:list-item>
        <text:list-item>
          <text:p text:style-name="P497">Nauč se základy jedné dovednosti.</text:p>
        </text:list-item>
      </text:list>
      <text:p text:style-name="P109"><text:span text:style-name="T366">3</text:span><text:span text:style-name="T356">. </text:span><text:span text:style-name="T340">úroveň</text:span></text:p>
      <text:list xml:id="list214201847979045" text:continue-list="list214202222653565" text:style-name="L9">
        <text:list-item>
          <text:p text:style-name="P484">Zvyš si jednu vlastnost (rozdíl mezi tvou nejvyšší a nejnižší může být nejvýše 3).</text:p>
        </text:list-item>
      </text:list>
      <text:list xml:id="list214201356648457" text:continue-list="list214201427451189" text:style-name="L11">
        <text:list-item>
          <text:p text:style-name="P588"><text:span text:style-name="T340">V</text:span><text:span text:style-name="T338">yber si dvě </text:span><text:span text:style-name="T487">ze základních nebo pokročilých kouzel</text:span><text:span text:style-name="T338">.</text:span></text:p>
        </text:list-item>
        <text:list-item>
          <text:p text:style-name="P519">Nauč se základy jedné dovednosti nebo si zvyš jednu dovednost na pokročilou.</text:p>
        </text:list-item>
      </text:list>
      <text:p text:style-name="P109"><text:span text:style-name="T366">4</text:span><text:span text:style-name="T356">. </text:span><text:span text:style-name="T340">úroveň</text:span></text:p>
      <text:list xml:id="list214202400724193" text:continue-list="list1604903418" text:style-name="L18">
        <text:list-item>
          <text:p text:style-name="P498"><text:span text:style-name="T784">V</text:span>yber si dvě <text:span text:style-name="T810">ze základních nebo pokročilých kouzel</text:span>.</text:p>
        </text:list-item>
        <text:list-item>
          <text:p text:style-name="P485">Můžeš si připoutat celkem tři magické předměty.</text:p>
        </text:list-item>
        <text:list-item>
          <text:p text:style-name="P485">Zvyš si jednu dovednost na pokročilou.</text:p>
        </text:list-item>
      </text:list>
      <text:p text:style-name="P109"><text:span text:style-name="T366">5</text:span><text:span text:style-name="T356">. </text:span><text:span text:style-name="T340">úroveň</text:span></text:p>
      <text:list xml:id="list214201357902490" text:continue-list="list214201847979045" text:style-name="L9">
        <text:list-item>
          <text:p text:style-name="P484">Zvyš si jednu vlastnost (rozdíl mezi tvou nejvyšší a nejnižší může být nejvýše 3).</text:p>
        </text:list-item>
      </text:list>
      <text:list xml:id="list214202944561190" text:continue-list="list214201356648457" text:style-name="L11">
        <text:list-item>
          <text:p text:style-name="P499"><text:span text:style-name="T784">V</text:span>yber si dvě <text:span text:style-name="T810">ze základních nebo pokročilých kouzel</text:span>.</text:p>
        </text:list-item>
        <text:list-item>
          <text:p text:style-name="P541"><text:soft-page-break/>Nauč se základy jedné dovednosti nebo si zvyš jednu dovednost na pokročilou.</text:p>
        </text:list-item>
      </text:list>
      <text:p text:style-name="P146"><text:span text:style-name="T241">6</text:span><text:span text:style-name="T240">. </text:span><text:span text:style-name="T227">úroveň</text:span></text:p>
      <text:list xml:id="list214202066866565" text:continue-list="list214201691620667" text:style-name="L13">
        <text:list-item>
          <text:p text:style-name="P544"><text:span text:style-name="T784">V</text:span>yber si dvě <text:span text:style-name="T810">ze základních nebo pokročilých kouzel</text:span>.</text:p>
        </text:list-item>
        <text:list-item>
          <text:p text:style-name="P543">Zvyš si jednu dovednost na pokročilou.</text:p>
        </text:list-item>
        <text:list-item>
          <text:p text:style-name="P540">Můžeš si připoutat celkem čtyři magické předměty.</text:p>
        </text:list-item>
      </text:list>
      <text:h text:style-name="P394" text:outline-level="4"><text:span text:style-name="T370">S</text:span><text:span text:style-name="T338">vitky s kouzly</text:span></text:h>
      <text:p text:style-name="P13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866484275" text:style-name="L19">
        <text:list-item>
          <text:p text:style-name="P521">Připoutaný svitek při sesílání kouzla nemusíš držet v ruce, ale musíš ho mít u sebe (třeba v torně).</text:p>
        </text:list-item>
        <text:list-item>
          <text:p text:style-name="P589"><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522">Když potřebnou magenergii nemáš nebo nechceš zaplatit, kouzlo stále můžeš seslat, ale svitek se při tom nenávratně zničí.</text:p>
        </text:list-item>
        <text:list-item>
          <text:p text:style-name="P521">Při přestupu na další úroveň se místo kouzla z pravidel můžeš naučit kouzlo ze svitku. Od té chvíle ho budeš moci sesílat, i když svitek nebudeš mít připoutaný.</text:p>
        </text:list-item>
        <text:list-item>
          <text:p text:style-name="P590"><text:span text:style-name="T7">Kouzelnická kouzla může ze svitk</text:span><text:span text:style-name="T13">ů</text:span><text:span text:style-name="T7"> sesílat jen kouzelník.</text:span></text:p>
        </text:list-item>
      </text:list>
      <text:h text:style-name="P395" text:outline-level="4">Sesílání kouzel</text:h>
      <text:p text:style-name="P9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500569531" text:style-name="L20">
        <text:list-item>
          <text:p text:style-name="P591"><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812">Základní k</text:span>ouzelnická kouzla</text:h>
      <text:h text:style-name="P451" text:outline-level="5"><text:span text:style-name="T760">Dým </text:span>*Fumideó*</text:h>
      <text:p text:style-name="P44"><text:span text:style-name="T145">Magenergie</text:span><text:span text:style-name="T146">:</text:span> <text:span text:style-name="T735">2</text:span> mag<text:span text:style-name="T735">y</text:span><text:line-break/><text:span text:style-name="T538">Dosah:</text:span> místo ve střední vzdálenosti<text:span text:style-name="T770"><text:line-break/></text:span><text:span text:style-name="T551">Trvání:</text:span><text:span text:style-name="T734"> několik minut</text:span></text:p>
      <text:p text:style-name="P120">Kouzlo vytvoří všude v krátké vzdálenosti <text:span text:style-name="T769">od cílového místa</text:span> hustý, neprůhledný dým. Kouř je těžší než vzduch, <text:span text:style-name="T767">ale vítr jej snadno rozfouká</text:span>.</text:p>
      <text:h text:style-name="P452" text:outline-level="5">Hyperprostor<text:span text:style-name="T338"> *Hye archom*</text:span></text:h>
      <text:p text:style-name="P64"><text:span text:style-name="T145">Magenergie</text:span><text:span text:style-name="T146">:</text:span> <text:span text:style-name="T774">1</text:span> mag<text:span text:style-name="T736"><text:line-break/></text:span><text:span text:style-name="T552">Rozsah:</text:span><text:span text:style-name="T772"> 1 tvor předmět nebo do velikosti krolla v kontaktní vzdálenosti</text:span><text:line-break/><text:span text:style-name="T538">Dosah:</text:span> <text:span text:style-name="T772">místo v krátké vzdálenosti</text:span></text:p>
      <text:p text:style-name="P21">Pomocí tohoto kouzla můžeš jednoho tvora nebo předmět do velikosti krolla přemístit na jiné místo v <text:span text:style-name="T538">krátké vzdálenosti</text:span>. Pokud je cílem živý tvor, ne<text:span text:style-name="T827">potřebuješ jeho souhlas</text:span>.<text:line-break/><text:tab/><text:span text:style-name="T827">Hyperprostor je možný pouze v případě, že jsi přesvědčený, že cílové místo teleportovaného tvora nebo předmět udrží, a že tam bude moci stabilně stát. N</text:span>ení tedy možné teleportovat třeba do vzduchu, <text:span text:style-name="T825">do vody</text:span> nebo na tenké větve stromu. <text:span text:style-name="T826">Můžeš ale někoho přemístit na propadlo, o kterém jsi nevěděl a byl jsi tudíž přesvědčený, že tam je pevná podlaha.</text:span><text:line-break/><text:tab/><text:span text:style-name="T771">Pokud jsi na cílovém místě</text:span> osobně byl od chvíle, kdy se<text:span text:style-name="T736">s</text:span> naposledy probudil, <text:span text:style-name="T771">tak ho při sesílání nemusíš vidět</text:span>. <text:span text:style-name="T771">Když</text:span> je <text:span text:style-name="T771">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825">nese, včetně případných živých tvorů</text:span>. <text:span text:style-name="T825">Cíl, který se pevně drží někoho nebo něčeho, co sám nezvedne nebo neunese, nebo je to pevně spojené s něčím těžkým, není možné teleportovat.</text:span> To například znamená, že je-li svázán, přenese se i s pouty <text:span text:style-name="T825">(protože je nese)</text:span>, <text:span text:style-name="T773">ale</text:span> <text:span text:style-name="T773">když je</text:span> někde přivázán nebo připoután, není jej možné přenést.<text:line-break/><text:tab/><text:span text:style-name="T775">Když cíl teleportuješ někomu do zad, bude mít v příštím kole bonus +2 za přípravu.</text:span></text:p>
      <text:p text:style-name="P178"><text:span text:style-name="T500">/</text:span><text:span text:style-name="T501">* </text:span><text:span text:style-name="T836">teleportuješ se spolu se vším, co uneseš</text:span> <text:s/><text:span text:style-name="T835">*/</text:span></text:p>
      <text:h text:style-name="P453" text:outline-level="5">Magický štít *Magomágen*</text:h>
      <text:p text:style-name="P66"><text:span text:style-name="T145">Magenergie</text:span><text:span text:style-name="T146">:</text:span><text:span text:style-name="T338"> </text:span><text:span text:style-name="T377">2</text:span><text:span text:style-name="T338"> mag</text:span><text:span text:style-name="T378">y<text:line-break/></text:span><text:span text:style-name="T147">Dosah:</text:span><text:span text:style-name="T378"> </text:span><text:span text:style-name="T379">krátký</text:span></text:p>
      <text:p text:style-name="P30"><text:span text:style-name="T736">K</text:span>olem tvého cíle se na okamžik vytvoří neviditelný magický štít. <text:span text:style-name="T813">Proti</text:span> vše<text:span text:style-name="T813">m</text:span> útok<text:span text:style-name="T813">ům</text:span> veden<text:span text:style-name="T814">ým</text:span> proti němu v tomto kole si házíš na obranu Duší s bonusem +2 za plnou obranu. <text:span text:style-name="T815">Když se brání také, počítá se lepší z výsledků.</text:span></text:p>
      <text:h text:style-name="P454" text:outline-level="5">Modrý blesk *Artak bárak*</text:h>
      <text:p text:style-name="P67"><text:span text:style-name="T145">Magenergie</text:span><text:span text:style-name="T146">:</text:span><text:span text:style-name="T338"> </text:span><text:span text:style-name="T403">3</text:span><text:span text:style-name="T338"> mag</text:span><text:span text:style-name="T378">y<text:line-break/></text:span><text:span text:style-name="T147">Dosah:</text:span><text:span text:style-name="T378"> </text:span><text:span text:style-name="T434">střední</text:span><text:span text:style-name="T379"><text:line-break/></text:span><text:span text:style-name="T150">Rozsah:</text:span><text:span text:style-name="T403"> 1 cíl<text:line-break/></text:span><text:span text:style-name="T151">Hod:</text:span><text:span text:style-name="T404"> Duše + k6 proti Síle</text:span><text:span text:style-name="T403"><text:line-break/></text:span><text:span text:style-name="T151">Zranění:</text:span><text:span text:style-name="T404"> </text:span><text:span text:style-name="T435">4</text:span><text:span text:style-name="T404">kz bleskem</text:span></text:p>
      <text:p text:style-name="P26">Ode zranění se odečítá zbroj a štít.</text:p>
      <text:h text:style-name="P455" text:outline-level="5"><text:soft-page-break/>Protoplazma *Prorep tohabet*</text:h>
      <text:p text:style-name="P69"><text:span text:style-name="T145">Magenergie</text:span><text:span text:style-name="T146">:</text:span><text:span text:style-name="T338"> </text:span><text:span text:style-name="T403">3</text:span><text:span text:style-name="T338"> mag</text:span><text:span text:style-name="T378">y<text:line-break/></text:span><text:span text:style-name="T147">Dosah:</text:span><text:span text:style-name="T378"> </text:span><text:span text:style-name="T379">k</text:span><text:span text:style-name="T406">o</text:span><text:span text:style-name="T439">n</text:span><text:span text:style-name="T406">taktní</text:span><text:span text:style-name="T379"><text:line-break/></text:span><text:span text:style-name="T150">Rozsah:</text:span><text:span text:style-name="T403"> 1 cíl<text:line-break/></text:span><text:span text:style-name="T165">Trvání:</text:span><text:span text:style-name="T438"> několik minut<text:line-break/></text:span><text:span text:style-name="T492">Hod: Duše + k6 proti Finese</text:span><text:span text:style-name="T378"><text:line-break/></text:span><text:span text:style-name="T164">Možnosti v případě </text:span><text:span text:style-name="T166">zásahu</text:span><text:span text:style-name="T164">:</text:span><text:span text:style-name="T437"> nevýhoda, zpomalení</text:span></text:p>
      <text:p text:style-name="P33">Po chvíli soustředění z <text:span text:style-name="T764">tvých</text:span> rozpažených rukou vytrysknou proudy lepkavého protoplazmatického slizu.</text:p>
      <text:h text:style-name="P456" text:outline-level="5">Sugesce *Inirinsico*</text:h>
      <text:p text:style-name="P68"><text:span text:style-name="T145">Magenergie</text:span><text:span text:style-name="T146">:</text:span><text:span text:style-name="T338"> </text:span><text:span text:style-name="T439">2</text:span><text:span text:style-name="T338"> mag</text:span><text:span text:style-name="T378">y<text:line-break/></text:span><text:span text:style-name="T147">Dosah:</text:span><text:span text:style-name="T378"> </text:span><text:span text:style-name="T440">k</text:span><text:span text:style-name="T451">ontaktní</text:span><text:span text:style-name="T379"><text:line-break/></text:span><text:span text:style-name="T150">Rozsah:</text:span><text:span text:style-name="T403"> 1 </text:span><text:span text:style-name="T441">inteligentní tvor</text:span><text:span text:style-name="T403"><text:line-break/></text:span><text:span text:style-name="T165">Trvání:</text:span><text:span text:style-name="T438"> několik minut<text:line-break/></text:span><text:span text:style-name="T169">Hod:</text:span><text:span text:style-name="T445">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776">si</text:span> pravý stav věcí a vzpomene si, že tě slyšel vyslovit kouzelné slovo. Co z toho vyvodí a jak zareaguje, je na úvaze Pána jeskyně.</text:p>
      <text:h text:style-name="P456" text:outline-level="5">Světlo <text:span text:style-name="T338">*Luxmen*</text:span></text:h>
      <text:p text:style-name="P68"><text:span text:style-name="T145">Magenergie</text:span><text:span text:style-name="T146">:</text:span><text:span text:style-name="T338"> </text:span><text:span text:style-name="T377">2</text:span><text:span text:style-name="T338"> mag</text:span><text:span text:style-name="T378">y<text:line-break/></text:span><text:span text:style-name="T158">Dosah:</text:span><text:span text:style-name="T418"> Dotyk<text:line-break/></text:span><text:span text:style-name="T170">Trvání:</text:span><text:span text:style-name="T446"> několik minut</text:span><text:span text:style-name="T418"><text:line-break/></text:span><text:span text:style-name="T159">Oslepení:</text:span><text:span text:style-name="T419"> Duše + k6 proti Finese</text:span></text:p>
      <text:p text:style-name="P31"><text:soft-page-break/>Předmět, kterého se dotkneš, bude <text:span text:style-name="T817">několik minut </text:span>svítit <text:span text:style-name="T818">asi jako lucerna</text:span>. <text:span text:style-name="T818">Kdykoliv v průběhu trvání můžeš pomocí </text:span><text:span text:style-name="T553">s</text:span><text:span text:style-name="T554">oustředění</text:span><text:span text:style-name="T820"> libovolně měnit barvu světla a jeho intenzitu. Nejvyšší možná je zhruba jako maják. </text:span><text:span text:style-name="T555">Světlo</text:span><text:span text:style-name="T818"> pak ozáří i velký sál a je natolik jasné, že oslepí každého, kdo nemá předem zakryté oči a neuspěje v hodu na odolání. Když se přestaneš </text:span><text:span text:style-name="T556">soustředit</text:span><text:span text:style-name="T819">, barva a intenzita světla se vrátí na původní a případné oslepení odezní.</text:span></text:p>
      <text:h text:style-name="Heading_20_3" text:outline-level="3"><text:span text:style-name="T816">Pokročilá k</text:span>ouzelnická kouzla</text:h>
      <text:h text:style-name="P452" text:outline-level="5">Hypnóza *Sómnos*</text:h>
      <text:p text:style-name="P45"><text:span text:style-name="T145">Magenergie</text:span><text:span text:style-name="T146">:</text:span> <text:span text:style-name="T736">3</text:span> mag<text:span text:style-name="T736">y<text:line-break/></text:span><text:span text:style-name="T546">Vyvolání:</text:span><text:span text:style-name="T736"> 1 minuta</text:span><text:line-break/><text:span text:style-name="T538">Dosah:</text:span> <text:span text:style-name="T738">kontaktní</text:span></text:p>
      <text:p text:style-name="P121">Po dobu <text:span text:style-name="T545">soustředění</text:span> bude cíl plnit všechny tvoje příkazy a nebude dělat nic jiného. <text:span text:style-name="T737">Instrukce musí být jednoduché, jednoznačné věty. Může jít o nebezpečný příkaz, ale ne o sebevražedný. Dotyčný neprozradí nic, co považuje za tajemství.<text:line-break/><text:tab/>Můžeš také cíli</text:span><text:span text:style-name="T33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76">cíl</text:span><text:span text:style-name="T338"> všechno pamatuje, ledaže by dostal posthypnotický příkaz, aby na všechno zapomněl. V případě, že dojde ke konfliktu různých posthypnotických příkazů, platit bude ten, který byl zadaný nejpozději.</text:span></text:p>
      <text:h text:style-name="P452" text:outline-level="5">Levitace *Planere*</text:h>
      <text:p text:style-name="P20"><text:span text:style-name="T547">Magenergie</text:span><text:span text:style-name="T544">:</text:span> <text:span text:style-name="T739">2</text:span> mag<text:span text:style-name="T736">y<text:line-break/></text:span><text:span text:style-name="T546">Dosah:</text:span><text:span text:style-name="T736"> dotyk</text:span></text:p>
      <text:p text:style-name="P158"><text:soft-page-break/><text:span text:style-name="T338">Jedna osoba spolu se vším, co nese, nebo </text:span><text:span text:style-name="T489">podobně těžký</text:span><text:span text:style-name="T338"> předmět, kterého se dotýkáš, po dobu tvého soustředění nebude nic vážit. Když sešleš </text:span><text:span text:style-name="T139">levitaci</text:span><text:span text:style-name="T338"> na něco těžšího, tak to ztratí váhu jen částečně: Asi jako kdyby to zvedal někdo se stejnou Silou, jakou máš Duši.<text:line-break/><text:tab/></text:span><text:span text:style-name="T490">Měj na paměti, že i když cíl zdánlivě nic neváží, zachovává si svou hmotnost a setrvačnost, takže si s ním například není možné pohazovat jako s balónkem.<text:line-break/><text:tab/></text:span><text:span text:style-name="T338">Když sešleš levitaci na sebe, můžeš se po dobu </text:span><text:span text:style-name="T139">soustředění</text:span><text:span text:style-name="T338"> volně pohybovat jako ve stavu beztíže.<text:line-break/><text:tab/></text:span><text:span text:style-name="T490">Pokud přerušíš </text:span><text:span text:style-name="T174">soustředění</text:span><text:span text:style-name="T490">, nebo když se cíl</text:span><text:span text:style-name="T338">e přestaneš dotýkat</text:span><text:span text:style-name="T490">, kouzlo pomine a začne opět normálně působit gravitace.</text:span></text:p>
      <text:h text:style-name="P452" text:outline-level="5">Mágův velký mix<text:span text:style-name="T338"> *Magomegamix*</text:span></text:h>
      <text:p text:style-name="P46"><text:span text:style-name="T145">Magenergie</text:span><text:span text:style-name="T146">:</text:span><text:span text:style-name="T338"> </text:span><text:span text:style-name="T377">2</text:span><text:span text:style-name="T338"> mag</text:span><text:span text:style-name="T378">y<text:line-break/></text:span><text:span text:style-name="T147">Dosah:</text:span><text:span text:style-name="T378"> </text:span><text:span text:style-name="T379">krátký<text:line-break/></text:span><text:span text:style-name="T380">Zranění: </text:span><text:span text:style-name="T381">6</text:span><text:span text:style-name="T380">kz </text:span><text:span text:style-name="T381">(cíl si nepočítá zbroj)</text:span></text:p>
      <text:p text:style-name="P114"><text:span text:style-name="T338">Toto kouzlo nejprve vytvoří kolem zvoleného protivníka žlutý mlhovinový opar a posléze se pokusí zcela náhodně prohodit umístění všech molekul jeho těla. </text:span><text:span text:style-name="T383">Kouzlo působí jen na </text:span><text:span text:style-name="T384">tvory z masa a kostí (včetně nemrtvých, </text:span><text:span text:style-name="T385">kteří mají nějaké tělo</text:span><text:span text:style-name="T384">)</text:span><text:span text:style-name="T383">.</text:span><text:span text:style-name="T338"><text:line-break/><text:tab/></text:span><text:span text:style-name="T381">Hází se, jako by šlo o zraňující útok, </text:span><text:span text:style-name="T38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38"><text:line-break/><text:tab/>Seslání dalšího </text:span><text:span text:style-name="T139">mágova velkého mixu</text:span><text:span text:style-name="T338"> na takto vzniklý rosol celý efekt zvrátí, takže se místo rosolu objeví zase původní cíl. </text:span><text:span text:style-name="T382">B</text:span><text:span text:style-name="T338">ude úplně nahý, ve stejné kondici jako před sesláním prvního magomegamixu a z doby, kdy z něj byl rosol, si nebude vůbec nic pamatovat.</text:span></text:p>
      <text:h text:style-name="P452" text:outline-level="5"><text:soft-page-break/>Melenina krása *Melenebeau*</text:h>
      <text:p text:style-name="P47"><text:span text:style-name="T145">Magenergie</text:span><text:span text:style-name="T146">:</text:span><text:span text:style-name="T338"> </text:span><text:span text:style-name="T386">3</text:span><text:span text:style-name="T338"> mag</text:span><text:span text:style-name="T378">y<text:line-break/></text:span><text:span text:style-name="T147">Dosah:</text:span><text:span text:style-name="T378"> </text:span><text:span text:style-name="T386">dotyk</text:span></text:p>
      <text:p text:style-name="P122"><text:span text:style-name="T386">T</text:span><text:span text:style-name="T338">oto kouzlo změní vzezření cílové osoby tak, že bude pro ostatní jedince své rasy neobyčejně krásná, </text:span><text:span text:style-name="T388">a to</text:span><text:span text:style-name="T338"> až do chvíle, než </text:span><text:span text:style-name="T387">dotyčný</text:span><text:span text:style-name="T338"> usne.<text:line-break/><text:tab/>Poněkud nepříjemný vedlejší účinek kouzla je, že po celý další den bude cíl naopak vypadat mimořádně odpudivě.</text:span></text:p>
      <text:h text:style-name="P457" text:outline-level="5">Metamorfóza *Aloiósis*</text:h>
      <text:p text:style-name="P61"><text:span text:style-name="T145">Magenergie</text:span><text:span text:style-name="T146">:</text:span><text:span text:style-name="T338"> </text:span><text:span text:style-name="T428">4</text:span><text:span text:style-name="T338"> mag</text:span><text:span text:style-name="T378">y<text:line-break/></text:span><text:span text:style-name="T147">Dosah:</text:span><text:span text:style-name="T378"> </text:span><text:span text:style-name="T428">dotyk</text:span><text:span text:style-name="T379"><text:line-break/></text:span><text:span text:style-name="T150">Rozsah:</text:span><text:span text:style-name="T403"> 1 humanoidní osoba<text:line-break/></text:span><text:span text:style-name="T162">Sesílání:</text:span><text:span text:style-name="T428"> 1 minuta<text:line-break/></text:span><text:span text:style-name="T163">Trvání:</text:span><text:span text:style-name="T429"> několik minut</text:span></text:p>
      <text:p text:style-name="P142"><text:span text:style-name="T33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3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31">nezíská</text:span><text:span text:style-name="T430"> jiné </text:span><text:span text:style-name="T431">než rasové</text:span><text:span text:style-name="T430"> schopnosti ani dovednosti cílového tvora, </text:span><text:span text:style-name="T431">vlastnosti získané kouzlem nebo ma</text:span><text:soft-page-break/><text:span text:style-name="T431">gickým původem, ani specifické zranitelnosti </text:span><text:span text:style-name="T403">(v podobě lykantropa mu tedy </text:span><text:span text:style-name="T431">například</text:span><text:span text:style-name="T403"> nebude vadit stříbro)</text:span><text:span text:style-name="T430">.<text:line-break/><text:tab/></text:span><text:span text:style-name="T432">Zpětná proměna </text:span><text:span text:style-name="T433">nastane samovolně a</text:span><text:span text:style-name="T432"> trvá stejně dlouho jako sesílání.</text:span></text:p>
      <text:h text:style-name="P458" text:outline-level="5">Montvho čardáš *Montymero*</text:h>
      <text:p text:style-name="P55"><text:span text:style-name="T145">Magenergie</text:span><text:span text:style-name="T146">:</text:span><text:span text:style-name="T338"> </text:span><text:span text:style-name="T427">4</text:span><text:span text:style-name="T338"> mag</text:span><text:span text:style-name="T378">y<text:line-break/></text:span><text:span text:style-name="T147">Dosah:</text:span><text:span text:style-name="T378"> </text:span><text:span text:style-name="T379">krátký<text:line-break/></text:span><text:span text:style-name="T150">Rozsah:</text:span><text:span text:style-name="T403"> 1-</text:span><text:span text:style-name="T409">3</text:span><text:span text:style-name="T403"> cíl</text:span><text:span text:style-name="T409">e</text:span><text:span text:style-name="T407"><text:line-break/></text:span><text:span text:style-name="T151">Hod:</text:span><text:span text:style-name="T404"> Duše + k6 proti </text:span><text:span text:style-name="T407">Duši </text:span><text:span text:style-name="T409">(ověření každé kolo)</text:span><text:span text:style-name="T407"><text:line-break/></text:span><text:span text:style-name="T153">Trvání:</text:span><text:span text:style-name="T408"> Soustředění</text:span></text:p>
      <text:p text:style-name="P56"><text:span text:style-name="T407">Toto kouzlo účinkuje pouze na inteligentní cíle (tedy s vyšší než zvířecí inteligencí). Protivníci, kteří neuspějí v hodu na obranu proti kouzlu, jsou postiženi těžkým psychickým šokem a po dobu </text:span><text:span text:style-name="T152">soustředění</text:span><text:span text:style-name="T407"> </text:span><text:span text:style-name="T409">mají potřebu </text:span><text:span text:style-name="T407">zběsile tančit a křepčit. </text:span><text:span text:style-name="T409">Nemohou útočit, kouzlit a podobně a brání se s nevýhodou. </text:span><text:span text:style-name="T410">Každé kolo se hází znovu a cíle tedy mají možnost se probrat. Efekt kouzla také pomine</text:span><text:span text:style-name="T407"> </text:span><text:span text:style-name="T410">p</text:span><text:span text:style-name="T407">ři prvním utrpěném zranění.</text:span></text:p>
      <text:h text:style-name="P458" text:outline-level="5">Najdi nevid<text:span text:style-name="T761">itel</text:span>né *Heurískon avidia*</text:h>
      <text:p text:style-name="P57"><text:span text:style-name="T145">Magenergie</text:span><text:span text:style-name="T146">:</text:span><text:span text:style-name="T338"> </text:span><text:span text:style-name="T411">2</text:span><text:span text:style-name="T338"> mag</text:span><text:span text:style-name="T378">y<text:line-break/></text:span><text:span text:style-name="T147">Dosah:</text:span><text:span text:style-name="T378"> </text:span><text:span text:style-name="T379">k</text:span><text:span text:style-name="T411">ontaktní</text:span><text:span text:style-name="T379"><text:line-break/></text:span><text:span text:style-name="T150">Rozsah:</text:span><text:span text:style-name="T403"> 1 cíl</text:span><text:span text:style-name="T407"><text:line-break/></text:span><text:span text:style-name="T153">Trvání:</text:span><text:span text:style-name="T408"> </text:span><text:span text:style-name="T416">Několik minut</text:span></text:p>
      <text:p text:style-name="P140"><text:span text:style-name="T408">C</text:span><text:span text:style-name="T338">íl kouzla po dobu tvého soustředění uvidí neviditelné tvory a předměty. Sem patří postavy zneviditel</text:span><text:span text:style-name="T413">ně</text:span><text:span text:style-name="T338">né kouzlem, alchymistickým lektvarem či magickým předmětem, ale také bytosti, které jsou ze své podstaty neviditelné, například nevidění.<text:line-break/><text:tab/></text:span><text:span text:style-name="T412">Kouzlo ale neúčinkuje na bytosti, které nemají hmotnou podstatu (různí duchové a podobně).</text:span></text:p>
      <text:h text:style-name="P458" text:outline-level="5"><text:soft-page-break/>Neviditelnost<text:span text:style-name="T338"> *Avidius*</text:span></text:h>
      <text:p text:style-name="P58"><text:span text:style-name="T145">Magenergie</text:span><text:span text:style-name="T146">:</text:span><text:span text:style-name="T338"> </text:span><text:span text:style-name="T414">3</text:span><text:span text:style-name="T338"> mag</text:span><text:span text:style-name="T378">y<text:line-break/></text:span><text:span text:style-name="T154">Trvání:</text:span><text:span text:style-name="T415"> Několik minut<text:line-break/></text:span><text:span text:style-name="T150">Rozsah:</text:span><text:span text:style-name="T403"> 1 cíl</text:span></text:p>
      <text:p text:style-name="P34">Cíl kouzla spolu se vším, co nes<text:span text:style-name="T1047">l ve chvíli seslání</text:span>, bude po dobu trvání <text:span text:style-name="T1048">kouzla</text:span> neviditelný. <text:span text:style-name="T1047">Odložené věci zůstávají neviditelné po celou dobu působení. Předměty sebrané po seslání kouzla zůstávají viditelné.</text:span><text:line-break/><text:tab/>Dotyčný by se měl mít na pozoru<text:span text:style-name="T876">, protože ti, kdo jsou zvyklí proti magii bojovat, znají různé triky, jak neviditelného odhalit: Mohou například zaplnit prostor řídkou mlhou nebo dýmem, takže spatří jeho obrys, nebo třeba rozpráší </text:span><text:span text:style-name="T563">kýchací prášek</text:span><text:span text:style-name="T876">, takže se pak sám prozradí.</text:span></text:p>
      <text:h text:style-name="P458" text:outline-level="5">Oheň *Igneum*</text:h>
      <text:p text:style-name="P63"><text:span text:style-name="T145">Magenergie</text:span><text:span text:style-name="T146">:</text:span><text:span text:style-name="T338"> </text:span><text:span text:style-name="T444">4</text:span><text:span text:style-name="T338"> mag</text:span><text:span text:style-name="T378">y<text:line-break/></text:span><text:span text:style-name="T154">Trvání:</text:span><text:span text:style-name="T415"> Několik minut<text:line-break/></text:span><text:span text:style-name="T147">Dosah:</text:span><text:span text:style-name="T378"> </text:span><text:span text:style-name="T417">krátký<text:line-break/></text:span><text:span text:style-name="T167">Rozsah:</text:span><text:span text:style-name="T442"> oblast v kontaktní vzdálenosti od cílového místa<text:line-break/></text:span><text:span text:style-name="T168">Zranění</text:span><text:span text:style-name="T443">: každé kolo 4kz ohněm - Zbroj</text:span></text:p>
      <text:p text:style-name="P143">Tímto kouzlem stvoříš na cílovém místě magické plameny. Můžeš jimi například zahradit chodbu nebo zcela zaplnit malou místnost. <text:span text:style-name="T765">Na cílovém místě nemusí být nic hořlavého, musí tam ale být schopen normální oheň – nelze tedy například vyvolat </text:span><text:span text:style-name="T550">oheň</text:span><text:span text:style-name="T765"> pod vodou. </text:span><text:span text:style-name="T53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766">Pokud na tebe při sesílání někdo útočí, musíš se bránit Finesou, i když sesíláš plameny pod něj.</text:span> Kouzlo také zapálí nebo spálí všechno, co by za stejnou dobu zapálil obyčejný oheň.</text:p>
      <text:h text:style-name="P458" text:outline-level="5"><text:soft-page-break/>Ohnivý déšť<text:span text:style-name="T338"> *Nefelé ignea*</text:span></text:h>
      <text:p text:style-name="P59"><text:span text:style-name="T145">Magenergie</text:span><text:span text:style-name="T146">:</text:span><text:span text:style-name="T338"> </text:span><text:span text:style-name="T417">4</text:span><text:span text:style-name="T338"> mag</text:span><text:span text:style-name="T378">y<text:line-break/></text:span><text:span text:style-name="T147">Dosah:</text:span><text:span text:style-name="T378"> </text:span><text:span text:style-name="T417">krátký</text:span><text:span text:style-name="T379"><text:line-break/></text:span><text:span text:style-name="T155">Rozsah:</text:span><text:span text:style-name="T232"> </text:span><text:span text:style-name="T238">v</text:span><text:span text:style-name="T233">šechno v </text:span><text:span text:style-name="T234">krátké vzdálenosti </text:span><text:span text:style-name="T235">od cílového místa<text:line-break/></text:span><text:span text:style-name="T156">Trvání:</text:span><text:span text:style-name="T237"> </text:span><text:span text:style-name="T238">s</text:span><text:span text:style-name="T237">oustředění</text:span><text:span text:style-name="T235"><text:line-break/></text:span><text:span text:style-name="T157">Zranění:</text:span><text:span text:style-name="T236"> +0</text:span></text:p>
      <text:p text:style-name="P141">V oblasti před tebou začne sršet ohnivý déšť. <text:span text:style-name="T762">V každém kole </text:span><text:span text:style-name="T549">soustředění</text:span><text:span text:style-name="T762"> si znovu házíš.</text:span></text:p>
      <text:p text:style-name="P141">/<text:span text:style-name="T763">* Tohle by asi fakt mělo bejt mistrovské kouzlo */</text:span></text:p>
      <text:h text:style-name="P458" text:outline-level="5">Rychlost *Hyperio*</text:h>
      <text:p text:style-name="P54"><text:span text:style-name="T145">Magenergie</text:span><text:span text:style-name="T146">:</text:span><text:span text:style-name="T338"> </text:span><text:span text:style-name="T403">3</text:span><text:span text:style-name="T338"> mag</text:span><text:span text:style-name="T378">y<text:line-break/></text:span><text:span text:style-name="T147">Dosah:</text:span><text:span text:style-name="T378"> </text:span><text:span text:style-name="T379">k</text:span><text:span text:style-name="T406">oktaktní</text:span><text:span text:style-name="T379"><text:line-break/></text:span><text:span text:style-name="T150">Rozsah:</text:span><text:span text:style-name="T403"> 1 cíl</text:span></text:p>
      <text:p text:style-name="P87"><text:span text:style-name="T658">Z</text:span><text:span text:style-name="T672">dvojnásobí rychlost běhu (</text:span><text:span text:style-name="T673">postava</text:span><text:span text:style-name="T672"> bude běhat zhruba stejně rychle jako kůň).</text:span></text:p>
      <text:h text:style-name="P459" text:outline-level="5">Ticho *Silenció*</text:h>
      <text:p text:style-name="P51"><text:span text:style-name="T145">Magenergie</text:span><text:span text:style-name="T146">:</text:span><text:span text:style-name="T338"> </text:span><text:span text:style-name="T377">2</text:span><text:span text:style-name="T338"> mag</text:span><text:span text:style-name="T378">y</text:span></text:p>
      <text:p text:style-name="P136"><text:span text:style-name="T378">P</text:span><text:span text:style-name="T338">o dobu </text:span><text:span text:style-name="T139">soustředění</text:span><text:span text:style-name="T338"> bude všude kolem tebe až do vzdálenosti (Duše) metrů naprosté ticho. Znamená to mimo jiné, že v tomto prostoru nepůjde sesílat kouzla. </text:span><text:span text:style-name="T394">Slyšet není nic, tedy ani zvuky zvenku.</text:span><text:span text:style-name="T338"> Kroll uvnitř této oblasti nebude moci použít svůj utrasluch vůbec, z vnějšku pro něj bude pouze představovat „temnou“, neprůhlednou </text:span><text:span text:style-name="T395">kouli</text:span><text:span text:style-name="T338">. </text:span></text:p>
      <text:h text:style-name="P459" text:outline-level="5">Tma *Obscurum*</text:h>
      <text:p text:style-name="P52"><text:span text:style-name="T145">Magenergie</text:span><text:span text:style-name="T146">:</text:span><text:span text:style-name="T338"> </text:span><text:span text:style-name="T377">2</text:span><text:span text:style-name="T338"> mag</text:span><text:span text:style-name="T378">y</text:span></text:p>
      <text:p text:style-name="P135"><text:soft-page-break/><text:span text:style-name="T378">P</text:span><text:span text:style-name="T338">o dobu </text:span><text:span text:style-name="T139">soustředění</text:span><text:span text:style-name="T338"> bude všude kolem tebe až do vzdálenosti (Duše) metrů naprostá tma. Trpaslíkovo </text:span><text:span text:style-name="T139">infravidění</text:span><text:span text:style-name="T338"> je také vyřazeno. </text:span><text:span text:style-name="T392">Lucerny, svíčky a další zdroje světla tím nebudou uhašeny. Když je někdo vynese ven, budou opět svítit. Zvenku bude vidět nepřirozená koule temnoty zakrývající vše, co je za ní. Zevnitř není vidět </text:span><text:span text:style-name="T393">nic, tedy ani</text:span><text:span text:style-name="T392"> ven.</text:span></text:p>
      <text:h text:style-name="P459" text:outline-level="5">Vodní dech *Aqua spiro*</text:h>
      <text:p text:style-name="P50"><text:span text:style-name="T145">Magenergie</text:span><text:span text:style-name="T146">:</text:span><text:span text:style-name="T338"> </text:span><text:span text:style-name="T491">1</text:span><text:span text:style-name="T338"> mag</text:span><text:span text:style-name="T378"><text:line-break/></text:span><text:span text:style-name="T147">Dosah:</text:span><text:span text:style-name="T378"> </text:span><text:span text:style-name="T391">kontaktní<text:line-break/></text:span><text:span text:style-name="T491">Trvání: několik minut</text:span></text:p>
      <text:p text:style-name="P134"><text:span text:style-name="T391">C</text:span><text:span text:style-name="T338">íl bude po dobu </text:span><text:span text:style-name="T491">trvání </text:span><text:span text:style-name="T338">schopen pod vodou dýchat stejně jako ve vzduchu.</text:span></text:p>
      <text:h text:style-name="P459" text:outline-level="5">Zaklep *Taptap*</text:h>
      <text:p text:style-name="P49"><text:span text:style-name="T145">Magenergie</text:span><text:span text:style-name="T146">:</text:span><text:span text:style-name="T338"> </text:span><text:span text:style-name="T377">2</text:span><text:span text:style-name="T338"> mag</text:span><text:span text:style-name="T378">y<text:line-break/></text:span><text:span text:style-name="T147">Dosah:</text:span><text:span text:style-name="T378"> </text:span><text:span text:style-name="T390">dotyk</text:span></text:p>
      <text:p text:style-name="P132"><text:span text:style-name="T748">Kouzlo </text:span><text:span text:style-name="T548">zaklep</text:span><text:span text:style-name="T748"> po dobu </text:span><text:span text:style-name="T548">soustředění</text:span><text:span text:style-name="T748"> potlačí jakékoliv zamykací kouzlo, které působí na cílový zámek</text:span>. <text:span text:style-name="T749">Zámek neodemkne, pouze umožní, aby šel</text:span> vypáčit nebo odemknout klíčem. Zamykací kouzlo <text:span text:style-name="T750">tím navíc není zrušeno</text:span>, takže když <text:span text:style-name="T751">jej někdo</text:span> <text:span text:style-name="T748">znovu zamkne</text:span>, bud<text:span text:style-name="T748">e</text:span> opět <text:span text:style-name="T748">chráněný proti odemknutí a vypáčení</text:span>.</text:p>
      <text:h text:style-name="P459" text:outline-level="5">Zamkni *Linol*</text:h>
      <text:p text:style-name="P48"><text:span text:style-name="T145">Magenergie</text:span><text:span text:style-name="T146">:</text:span><text:span text:style-name="T338"> </text:span><text:span text:style-name="T377">2</text:span><text:span text:style-name="T338"> mag</text:span><text:span text:style-name="T378">y<text:line-break/></text:span><text:span text:style-name="T147">Dosah:</text:span><text:span text:style-name="T378"> </text:span><text:span text:style-name="T389">dotyk<text:line-break/></text:span><text:span text:style-name="T148">Trvání:</text:span><text:span text:style-name="T396"> </text:span><text:span text:style-name="T447">několik minut </text:span><text:span text:style-name="T448">(</text:span><text:span text:style-name="T447">při pomalém seslání je účinek trvalý</text:span><text:span text:style-name="T448">)</text:span></text:p>
      <text:p text:style-name="P133"><text:soft-page-break/><text:span text:style-name="T379">T</text:span><text:span text:style-name="T33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52">sám</text:span><text:span text:style-name="T338"> odemkne.<text:line-break/><text:tab/></text:span><text:span text:style-name="T449">Toto kouzlo můžeš také seslat formou krátkého rituálu. Zabere to </text:span><text:span text:style-name="T450">zhruba minutu</text:span><text:span text:style-name="T449">, ale účinek je pak trvalý.</text:span></text:p>
      <text:h text:style-name="P459" text:outline-level="5">Zelen<text:span text:style-name="T759">ý</text:span> blesk *Járak bárak*</text:h>
      <text:p text:style-name="P62"><text:span text:style-name="T145">Magenergie</text:span><text:span text:style-name="T146">:</text:span><text:span text:style-name="T338"> </text:span><text:span text:style-name="T403">3</text:span><text:span text:style-name="T338"> mag</text:span><text:span text:style-name="T378">y<text:line-break/></text:span><text:span text:style-name="T147">Dosah:</text:span><text:span text:style-name="T378"> </text:span><text:span text:style-name="T434">střední</text:span><text:span text:style-name="T379"><text:line-break/></text:span><text:span text:style-name="T150">Rozsah:</text:span><text:span text:style-name="T403"> 1-</text:span><text:span text:style-name="T405">2</text:span><text:span text:style-name="T403"> cíl</text:span><text:span text:style-name="T405">e</text:span><text:span text:style-name="T403"><text:line-break/></text:span><text:span text:style-name="T151">Hod:</text:span><text:span text:style-name="T404"> Duše + k6 proti Síle</text:span><text:span text:style-name="T403"><text:line-break/></text:span><text:span text:style-name="T151">Zranění:</text:span><text:span text:style-name="T404"> </text:span><text:span text:style-name="T436">3</text:span><text:span text:style-name="T404">kz bleskem</text:span></text:p>
      <text:p text:style-name="P25">Ode zranění se odečítá zbroj a štít.</text:p>
      <text:h text:style-name="P459" text:outline-level="5">Zenerova karta<text:span text:style-name="T338"> *Zenerchart*</text:span></text:h>
      <text:p text:style-name="P60"><text:span text:style-name="T145">Magenergie</text:span><text:span text:style-name="T146">:</text:span><text:span text:style-name="T338"> </text:span><text:span text:style-name="T403">3</text:span><text:span text:style-name="T338"> mag</text:span><text:span text:style-name="T378">y<text:line-break/></text:span><text:span text:style-name="T160">Dosah:</text:span><text:span text:style-name="T420"> krátký<text:line-break/></text:span><text:span text:style-name="T160">Rozsah:</text:span><text:span text:style-name="T420"> 1 inteligentní tvor<text:line-break/></text:span><text:span text:style-name="T161">Hod:</text:span><text:span text:style-name="T421"> Duše + k6 proti Duši</text:span><text:span text:style-name="T420"><text:line-break/></text:span><text:span text:style-name="T161">Trvání:</text:span><text:span text:style-name="T421"> </text:span><text:span text:style-name="T425">Několik minut</text:span></text:p>
      <text:p text:style-name="P115"><text:span text:style-name="T422">Toto kouzlo</text:span><text:span text:style-name="T338"> vytvoří opalizující obláček, v němž se začnou zjevovat magické karty. </text:span><text:span text:style-name="T420">Když na něj pohlédne</text:span><text:span text:style-name="T338"> inteligentní tvor, </text:span><text:span text:style-name="T420">hází si </text:span><text:span text:style-name="T422">proti tobě </text:span><text:span text:style-name="T420">Duší</text:span><text:span text:style-name="T338"> a když neuspěje, tak po </text:span><text:span text:style-name="T422">dobu </text:span><text:span text:style-name="T425">trvání kouzla </text:span><text:span text:style-name="T338">ustrne a nebude vůbec vnímat svoje okolí. Pokud bude po tuto dobu cílem útoku, brání se </text:span><text:span text:style-name="T423">s nevýhodou</text:span><text:span text:style-name="T338"> a jakékoliv utrpěné zranění jej z efektu kouzla vysvobodí. Další možností, jak </text:span><text:span text:style-name="T426">cíl vysvobodit</text:span><text:span text:style-name="T338">, je odtáhnout </text:span><text:span text:style-name="T426">jej</text:span><text:span text:style-name="T338"> z výhledu na obláček. Obláček může </text:span><text:span text:style-name="T424">v jednu chvíli</text:span><text:span text:style-name="T338"> „lapit“ pouze jednoho tvora. </text:span><text:span text:style-name="T426">Pokud se ale cíl z jeho vlivu dostane, může se opět někdo chytit.</text:span><text:span text:style-name="T708"><text:line-break/><text:tab/>Je také dobré poznamenat, že obláček nerozlišuje mezi přáteli a nepřáteli, </text:span><text:span text:style-name="T709">ale na tebe nepůsobí.</text:span></text:p>
      <text:h text:style-name="P459" text:outline-level="5"><text:soft-page-break/>Zlom kouzlo *Frangoetia*</text:h>
      <text:p text:style-name="P53"><text:span text:style-name="T145">Magenergie</text:span><text:span text:style-name="T146">:</text:span><text:span text:style-name="T338"> </text:span><text:span text:style-name="T397">3</text:span><text:span text:style-name="T338"> mag</text:span><text:span text:style-name="T378">y<text:line-break/></text:span><text:span text:style-name="T147">Dosah:</text:span><text:span text:style-name="T378"> </text:span><text:span text:style-name="T397">krátký</text:span></text:p>
      <text:p text:style-name="P137"><text:span text:style-name="T397">T</text:span><text:span text:style-name="T338">oto kouzlo zruší působení jakéhokoliv kouzla s dlouhodobým účinkem – musíš ale znát zaklínací slovo rušeného kouzla a vyslovit ho při sesílání. Kouzla, jejichž účinek trvá po dobu </text:span><text:span text:style-name="T139">soustředění</text:span><text:span text:style-name="T338">, takto není možné zrušit.</text:span></text:p>
      <text:h text:style-name="Heading_20_2" text:outline-level="2"><text:bookmark-start text:name="__RefHeading___Toc7007_1015327784"/>Zloděj<text:bookmark-end text:name="__RefHeading___Toc7007_1015327784"/></text:h>
      <text:p text:style-name="P130"><text:span text:style-name="T356">1. </text:span><text:span text:style-name="T340">úroveň</text:span></text:p>
      <text:list xml:id="list214201415690200" text:continue-list="list214202822647364" text:style-name="L14">
        <text:list-item>
          <text:p text:style-name="P566"><text:span text:style-name="T400">Umíš </text:span><text:span text:style-name="T485">základy </text:span><text:span text:style-name="T459">následující</text:span><text:span text:style-name="T485">ch</text:span><text:span text:style-name="T400"> dovednost</text:span><text:span text:style-name="T485">í</text:span><text:span text:style-name="T398">:</text:span></text:p>
          <text:list>
            <text:list-item>
              <text:p text:style-name="P528">Šplhání</text:p>
            </text:list-item>
            <text:list-item>
              <text:p text:style-name="P528">Otevírání zámků</text:p>
            </text:list-item>
            <text:list-item>
              <text:p text:style-name="P531"><text:span text:style-name="T754">Výroba a o</text:span><text:span text:style-name="T711">dstra</text:span><text:span text:style-name="T754">ňování pastí</text:span></text:p>
            </text:list-item>
            <text:list-item>
              <text:p text:style-name="P528">Přetvářka a převleky</text:p>
            </text:list-item>
            <text:list-item>
              <text:p text:style-name="P528">Znalost jedů</text:p>
            </text:list-item>
            <text:list-item>
              <text:p text:style-name="P535">Jednu další dovednost podle svého výběru</text:p>
            </text:list-item>
          </text:list>
        </text:list-item>
      </text:list>
      <text:list xml:id="list943353872" text:style-name="L21">
        <text:list-item>
          <text:p text:style-name="P593"><text:span text:style-name="T340">V</text:span><text:span text:style-name="T338">yber si </text:span><text:span text:style-name="T374">jednu </text:span><text:span text:style-name="T493">ze základních</text:span><text:span text:style-name="T374"> schopnost</text:span><text:span text:style-name="T493">í</text:span><text:span text:style-name="T338">.</text:span></text:p>
        </text:list-item>
        <text:list-item>
          <text:p text:style-name="P592">Můžeš si připoutat jeden magický předmět, který <text:span text:style-name="T793">získáš</text:span> na výpravách za dobrodružstvím.</text:p>
        </text:list-item>
      </text:list>
      <text:p text:style-name="P109"><text:span text:style-name="T366">2</text:span><text:span text:style-name="T356">. </text:span><text:span text:style-name="T340">úroveň</text:span></text:p>
      <text:list xml:id="list2869913126" text:style-name="L22">
        <text:list-item>
          <text:p text:style-name="P511">Nauč se základy jedné dovednosti.</text:p>
        </text:list-item>
        <text:list-item>
          <text:p text:style-name="P513">Vyber si <text:span text:style-name="T822">jednu</text:span> <text:span text:style-name="T821">ze</text:span> <text:span text:style-name="T821">základních</text:span> schopnost<text:span text:style-name="T821">í</text:span>.</text:p>
        </text:list-item>
        <text:list-item>
          <text:p text:style-name="P511">Můžeš si připoutat celkem dva magické předměty.</text:p>
        </text:list-item>
      </text:list>
      <text:p text:style-name="P109"><text:soft-page-break/><text:span text:style-name="T366">3</text:span><text:span text:style-name="T356">. </text:span><text:span text:style-name="T340">úroveň</text:span></text:p>
      <text:list xml:id="list214202403937834" text:continue-list="list214201357902490" text:style-name="L9">
        <text:list-item>
          <text:p text:style-name="P484">Zvyš si jednu vlastnost (rozdíl mezi tvou nejvyšší a nejnižší může být nejvýše 3).</text:p>
        </text:list-item>
      </text:list>
      <text:list xml:id="list214201593330202" text:continue-list="list943353872" text:style-name="L21">
        <text:list-item>
          <text:p text:style-name="P486">Nauč se základy jedné dovednosti nebo si zvyš jednu dovednost na pokročilou.</text:p>
        </text:list-item>
      </text:list>
      <text:p text:style-name="P109"><text:span text:style-name="T366">4</text:span><text:span text:style-name="T356">. </text:span><text:span text:style-name="T340">úroveň</text:span></text:p>
      <text:list xml:id="list214201625838146" text:continue-numbering="true" text:style-name="L21">
        <text:list-item>
          <text:p text:style-name="P512">Zvyš si jednu dovednost na pokročilou.</text:p>
        </text:list-item>
        <text:list-item>
          <text:p text:style-name="P514">Vyber si jednu <text:span text:style-name="T823">ze základních nebo pokročilých schopností</text:span>.</text:p>
        </text:list-item>
        <text:list-item>
          <text:p text:style-name="P512">Můžeš si připoutat celkem tři magické předměty.</text:p>
        </text:list-item>
      </text:list>
      <text:p text:style-name="P109"><text:span text:style-name="T366">5</text:span><text:span text:style-name="T356">. </text:span><text:span text:style-name="T340">úroveň</text:span></text:p>
      <text:list xml:id="list214202483396710" text:continue-list="list214202403937834" text:style-name="L9">
        <text:list-item>
          <text:p text:style-name="P484">Zvyš si jednu vlastnost (rozdíl mezi tvou nejvyšší a nejnižší může být nejvýše 3).</text:p>
        </text:list-item>
      </text:list>
      <text:list xml:id="list214202964359375" text:continue-list="list214201625838146" text:style-name="L21">
        <text:list-item>
          <text:p text:style-name="P507">Nauč se základy jedné dovednosti nebo si zvyš jednu dovednost na pokročilou.</text:p>
        </text:list-item>
      </text:list>
      <text:p text:style-name="P146"><text:span text:style-name="T241">6</text:span><text:span text:style-name="T240">. </text:span><text:span text:style-name="T227">úroveň</text:span></text:p>
      <text:list xml:id="list214201466499526" text:continue-list="list214202066866565" text:style-name="L13">
        <text:list-item>
          <text:p text:style-name="P510">Zvyš si jednu dovednost na pokročilou.</text:p>
        </text:list-item>
        <text:list-item>
          <text:p text:style-name="P515">Vyber si jednu <text:span text:style-name="T823">ze základních nebo pokročilých schopností</text:span>.</text:p>
        </text:list-item>
        <text:list-item>
          <text:p text:style-name="P506">Můžeš si připoutat celkem čtyři magické předměty.</text:p>
        </text:list-item>
      </text:list>
      <text:h text:style-name="Heading_20_3" text:outline-level="3"><text:span text:style-name="T494">Základní z</text:span><text:span text:style-name="T371">lodějské s</text:span><text:span text:style-name="T338">chopnosti</text:span></text:h>
      <text:h text:style-name="P460" text:outline-level="5">Bezpečný dopad</text:h>
      <text:p text:style-name="P159"><text:span text:style-name="T228">Dokážeš</text:span><text:span text:style-name="T226"> bezpečně dopadnout z </text:span><text:span text:style-name="T229">dvojnásobné výšky než ostatní</text:span><text:span text:style-name="T226">.</text:span></text:p>
      <text:h text:style-name="P460" text:outline-level="5"><text:soft-page-break/>Obří skoky</text:h>
      <text:p text:style-name="P35"><text:span text:style-name="T729">Vyskočíš dvakrát výše a doskočíš dvakrát dále než ostatní</text:span><text:span text:style-name="T226">.</text:span></text:p>
      <text:h text:style-name="P461" text:outline-level="5"><text:span text:style-name="T731">Útok</text:span> ze zálohy</text:h>
      <text:p text:style-name="P116"><text:span text:style-name="T732">Pokud o tobě cíl nevěděl, počítáš si +2 ke zranění</text:span>.</text:p>
      <text:h text:style-name="P461" text:outline-level="5">Získání důvěry</text:h>
      <text:p text:style-name="P160"><text:span text:style-name="T249">Když se se tebou bude někdo </text:span><text:span text:style-name="T250">několik minut</text:span><text:span text:style-name="T249"> bavit na nějaké téma, získá pocit, že ti v tomto ohledu může zcela věřit.</text:span></text:p>
      <text:h text:style-name="Heading_20_3" text:outline-level="3"><text:span text:style-name="T824">Pokročilé zlodějské s</text:span>chopnosti</text:h>
      <text:h text:style-name="P461" text:outline-level="5">Chůze beze stop</text:h>
      <text:p text:style-name="P116">S výjimkou naprosto nevhodného terénu (bahno, čerstvě napadaný sníh) se dokáže<text:span text:style-name="T730">š</text:span> pohybovat tak, že nezanechá<text:span text:style-name="T730">š </text:span>žádné stopy. <text:span text:style-name="T730">A to včetně pachových, takže tě nevystopují ani psi</text:span> (na krátkou vzdálenost <text:span text:style-name="T730">tě však</text:span> stále ucítí).</text:p>
      <text:h text:style-name="P461" text:outline-level="5">Chytání střel</text:h>
      <text:p text:style-name="P117"><text:span text:style-name="T372">Když uspěješ v </text:span><text:span text:style-name="T144">plné obraně</text:span><text:span text:style-name="T372">, </text:span><text:span text:style-name="T373">bezpečně </text:span><text:span text:style-name="T372">chytíš střelu v letu. Pokud máš volné obě ruce, můžeš v jenom kole do každé z nich chytit jednu střelu.</text:span></text:p>
      <text:h text:style-name="P461" text:outline-level="5">Splynutí s okolím</text:h>
      <text:p text:style-name="P36">Dokud jsi nehybný a nevyčníváš, jsi <text:span text:style-name="T878">prakticky</text:span> neviditelný.<text:line-break/><text:tab/><text:span text:style-name="T877">Měj se ale na pozoru, protože ti, kdo jsou zvyklí proti magii bojovat, znají různé triky, jak tě odhalit: Mohou například zaplnit prostor řídkou mlhou nebo dýmem, takže spatří tvůj obrys, nebo třeba rozpráší </text:span><text:span text:style-name="T562">kýchací prášek</text:span><text:span text:style-name="T877">,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1"><text:soft-page-break/><text:span text:style-name="T356">1. </text:span><text:span text:style-name="T338">úroveň</text:span></text:p>
      <text:list xml:id="list214202139976139" text:continue-list="list214202944561190" text:style-name="L11">
        <text:list-item>
          <text:p text:style-name="P561"><text:span text:style-name="T365">U</text:span><text:span text:style-name="T338">míš získávat magenergii meditací </text:span><text:span text:style-name="T463">(</text:span><text:span text:style-name="T466">po deseti minutách </text:span><text:span text:style-name="T172">soustředění</text:span><text:span text:style-name="T466"> se ti</text:span><text:span text:style-name="T465"> doplní </text:span><text:span text:style-name="T468">na maximum</text:span><text:span text:style-name="T463">)</text:span><text:span text:style-name="T338">.</text:span></text:p>
        </text:list-item>
        <text:list-item>
          <text:p text:style-name="P563"><text:span text:style-name="T338">Umíš </text:span><text:span text:style-name="T471">základy</text:span><text:span text:style-name="T338"> </text:span><text:span text:style-name="T459">následující</text:span><text:span text:style-name="T471">ch</text:span><text:span text:style-name="T338"> dovednost</text:span><text:span text:style-name="T471">í</text:span><text:span text:style-name="T398">:</text:span></text:p>
          <text:list>
            <text:list-item>
              <text:p text:style-name="P501">Orientace a přežití v divočině</text:p>
            </text:list-item>
            <text:list-item>
              <text:p text:style-name="P525">Ošetřování zranění<text:span text:style-name="T629"> </text:span><text:span text:style-name="T630">(ošetřením vrátíš 2 žt)</text:span></text:p>
            </text:list-item>
            <text:list-item>
              <text:p text:style-name="P533">Jednu další dovednost podle svého výběru</text:p>
            </text:list-item>
          </text:list>
        </text:list-item>
        <text:list-item>
          <text:p text:style-name="P571"><text:span text:style-name="T338">Vyber si </text:span><text:span text:style-name="T499">dvě</text:span><text:span text:style-name="T480"> ze základních kouzel</text:span><text:span text:style-name="T338"> </text:span><text:span text:style-name="T499">a</text:span><text:span text:style-name="T246"> schopností</text:span><text:span text:style-name="T338">.</text:span></text:p>
          <text:list>
            <text:list-item>
              <text:p text:style-name="P568"><text:span text:style-name="T496">Když sesíláš druidská kouzla v těžké zbroji, počítáš si postih -2</text:span><text:span text:style-name="T364">. </text:span><text:span text:style-name="T496">Za lehkou zbroj postih ne</text:span><text:span text:style-name="T497">máš</text:span><text:span text:style-name="T496">.</text:span></text:p>
            </text:list-item>
          </text:list>
        </text:list-item>
        <text:list-item>
          <text:p text:style-name="P555">Můžeš si připoutat jeden magický předmět, který <text:span text:style-name="T793">získáš</text:span> na výpravách za dobrodružstvím.</text:p>
        </text:list-item>
      </text:list>
      <text:p text:style-name="P17">2. úroveň</text:p>
      <text:list xml:id="list214202516355190" text:continue-numbering="true" text:style-name="L11">
        <text:list-item>
          <text:p text:style-name="P572"><text:span text:style-name="T338">Vyber si jedno </text:span><text:span text:style-name="T481">ze základních kouzel </text:span><text:span text:style-name="T247">nebo jednu ze základních schopností</text:span><text:span text:style-name="T338">.</text:span></text:p>
        </text:list-item>
        <text:list-item>
          <text:p text:style-name="P493">Můžeš si připoutat celkem dva magické předměty.</text:p>
        </text:list-item>
        <text:list-item>
          <text:p text:style-name="P493">Nauč se <text:span text:style-name="T805">základy jedné dovednosti</text:span>.</text:p>
        </text:list-item>
      </text:list>
      <text:p text:style-name="P19">3. úroveň</text:p>
      <text:list xml:id="list1225456211" text:style-name="L23">
        <text:list-item>
          <text:p text:style-name="P490">Zvyš si jednu vlastnost (rozdíl mezi tvou nejvyšší a nejnižší může být nejvýše 3).</text:p>
        </text:list-item>
      </text:list>
      <text:list xml:id="list2296275381" text:style-name="L24">
        <text:list-item>
          <text:p text:style-name="P594"><text:span text:style-name="T365">Vyber si </text:span><text:span text:style-name="T467">jedno</text:span><text:span text:style-name="T365"> kouzlo </text:span><text:span text:style-name="T464">nebo schopnost </text:span><text:span text:style-name="T467">ze </text:span><text:span text:style-name="T482">základních</text:span><text:span text:style-name="T467"> nebo pokročilých</text:span><text:span text:style-name="T365">.</text:span></text:p>
        </text:list-item>
      </text:list>
      <text:list xml:id="list214202175171887" text:continue-list="list214202516355190" text:style-name="L11">
        <text:list-item>
          <text:p text:style-name="P504">Nauč se <text:span text:style-name="T806">základy jedné dovednosti</text:span> nebo si zvyš jednu dovednost na pokročil<text:span text:style-name="T806">ou</text:span>.</text:p>
        </text:list-item>
      </text:list>
      <text:p text:style-name="P19"><text:soft-page-break/>4. úroveň</text:p>
      <text:list xml:id="list214201418633235" text:continue-numbering="true" text:style-name="L11">
        <text:list-item>
          <text:p text:style-name="P556"><text:span text:style-name="T242">Vyber si </text:span><text:span text:style-name="T244">jedno</text:span><text:span text:style-name="T242"> kouzlo </text:span><text:span text:style-name="T243">nebo schopnost </text:span><text:span text:style-name="T244">ze </text:span><text:span text:style-name="T248">základních</text:span><text:span text:style-name="T244"> nebo pokročilých</text:span><text:span text:style-name="T242">.</text:span></text:p>
        </text:list-item>
        <text:list-item>
          <text:p text:style-name="P495">Můžeš si připoutat celkem tři magické předměty.</text:p>
        </text:list-item>
        <text:list-item>
          <text:p text:style-name="P495">Zvyš si jednu dovednost na pokročil<text:span text:style-name="T807">ou</text:span>.</text:p>
        </text:list-item>
      </text:list>
      <text:p text:style-name="P147"><text:span text:style-name="T351">5. </text:span><text:span text:style-name="T338">úroveň</text:span></text:p>
      <text:list xml:id="list214203547978192" text:continue-list="list1225456211" text:style-name="L23">
        <text:list-item>
          <text:p text:style-name="P490">Zvyš si jednu vlastnost (rozdíl mezi tvou nejvyšší a nejnižší může být nejvýše 3).</text:p>
        </text:list-item>
      </text:list>
      <text:list xml:id="list214203071972413" text:continue-list="list214201418633235" text:style-name="L11">
        <text:list-item>
          <text:p text:style-name="P575"><text:span text:style-name="T365">Vyber si </text:span><text:span text:style-name="T467">jedno</text:span><text:span text:style-name="T365"> kouzlo </text:span><text:span text:style-name="T464">nebo schopnost </text:span><text:span text:style-name="T467">ze </text:span><text:span text:style-name="T483">základních</text:span><text:span text:style-name="T467"> nebo pokročilých</text:span><text:span text:style-name="T365">.</text:span></text:p>
        </text:list-item>
        <text:list-item>
          <text:p text:style-name="P504">Nauč se <text:span text:style-name="T808">základy jedné</text:span> dovednost<text:span text:style-name="T808">i</text:span> nebo si zvyš jednu dovednost na pokročil<text:span text:style-name="T791">ou</text:span>.</text:p>
        </text:list-item>
      </text:list>
      <text:p text:style-name="P147"><text:span text:style-name="T241">6</text:span><text:span text:style-name="T240">. </text:span><text:span text:style-name="T227">úroveň</text:span></text:p>
      <text:list xml:id="list2263315929" text:style-name="L25">
        <text:list-item>
          <text:p text:style-name="P508">Můžeš si připoutat celkem čtyři magické předměty.</text:p>
        </text:list-item>
        <text:list-item>
          <text:p text:style-name="P595"><text:span text:style-name="T242">Vyber si </text:span><text:span text:style-name="T244">jedno</text:span><text:span text:style-name="T242"> kouzlo </text:span><text:span text:style-name="T243">nebo schopnost </text:span><text:span text:style-name="T244">ze </text:span><text:span text:style-name="T248">základních</text:span><text:span text:style-name="T244"> nebo pokročilých</text:span><text:span text:style-name="T242">.</text:span></text:p>
        </text:list-item>
        <text:list-item>
          <text:p text:style-name="P516">Zvyš si jednu dovednost na pokročilou.</text:p>
        </text:list-item>
      </text:list>
      <text:h text:style-name="Heading_20_3" text:outline-level="3"><text:span text:style-name="T251">Základní druidské s</text:span><text:span text:style-name="T252">chopnosti </text:span><text:span text:style-name="T295">a kouzla</text:span></text:h>
      <text:h text:style-name="P462" text:outline-level="5">Uzdrav zranění</text:h>
      <text:p text:style-name="P70"><text:span text:style-name="T145">Magenergie</text:span><text:span text:style-name="T146">:</text:span> 3 magy<text:line-break/><text:span text:style-name="T538">Dosah:</text:span> kontaktní<text:line-break/><text:span text:style-name="T543">Sesílání:</text:span><text:span text:style-name="T716"> 1 minuta (mimo boj)</text:span></text:p>
      <text:p text:style-name="P71"><text:soft-page-break/><text:span text:style-name="T252">Vyléčí </text:span><text:span text:style-name="T296">(</text:span><text:span text:style-name="T252">Duše </text:span><text:span text:style-name="T299">druida</text:span><text:span text:style-name="T297"> + k6)</text:span><text:span text:style-name="T252"> životů. </text:span><text:span text:style-name="T300">Další léčivé kouzlo (ať už ho sešle druid, kněz či hraničář)</text:span><text:span text:style-name="T298"> účinkuje na stejný cíl až poté, co se doléčí do plných životů.</text:span></text:p>
      <text:h text:style-name="P463" text:outline-level="5"><text:span text:style-name="T252">Z</text:span><text:span text:style-name="T226">apůjčení</text:span></text:h>
      <text:p text:style-name="P167"><text:span text:style-name="T176">C</text:span><text:span text:style-name="T178">ena:</text:span><text:span text:style-name="T255"> </text:span><text:span text:style-name="T260">1</text:span><text:span text:style-name="T255"> mag<text:line-break/></text:span><text:span text:style-name="T176">Sesílání:</text:span><text:span text:style-name="T253"> </text:span><text:span text:style-name="T256">1 kolo<text:line-break/></text:span><text:span text:style-name="T179">Dosah:</text:span><text:span text:style-name="T261"> dlouhý</text:span></text:p>
      <text:p text:style-name="P170"><text:span text:style-name="T226">Po dobu </text:span><text:span text:style-name="T139">soustředění</text:span><text:span text:style-name="T226"> uvidíš, uslyšíš a ucítíš vše, co vidí, slyší a cítí zvíře, </text:span><text:span text:style-name="T263">na které jsi </text:span><text:span text:style-name="T180">zapůjčení</text:span><text:span text:style-name="T263"> seslal</text:span><text:span text:style-name="T226">. Nedokážeš při tom ovšem vnímat svými vlastními smysly </text:span><text:span text:style-name="T265">a nemůžeš ovlivnit, co bude </text:span><text:span text:style-name="T266">zapůjčené </text:span><text:span text:style-name="T265">zvíře dělat</text:span><text:span text:style-name="T226">.<text:line-break/><text:tab/></text:span><text:span text:style-name="T264">Ukončení </text:span><text:span text:style-name="T181">zapůjčení</text:span><text:span text:style-name="T258"> vyžaduje 1 kolo soustředění, ale nestojí už žádnou magenergii.</text:span></text:p>
      <text:h text:style-name="P464" text:outline-level="5"><text:span text:style-name="T252">Č</text:span><text:span text:style-name="T226">ástečná proměna</text:span></text:h>
      <text:p text:style-name="P166"><text:span text:style-name="T176">C</text:span><text:span text:style-name="T139">ena:</text:span><text:span text:style-name="T226"> </text:span><text:span text:style-name="T260">1</text:span><text:span text:style-name="T226"> mag<text:line-break/></text:span><text:span text:style-name="T176">Sesílání:</text:span><text:span text:style-name="T253"> </text:span><text:span text:style-name="T256">1 kolo</text:span></text:p>
      <text:p text:style-name="P165"><text:span text:style-name="T253">M</text:span><text:span text:style-name="T226">ůžeš si takto například nechat narůst ostré zuby nebo drápy (zranění 1), přeměnit své oči, nos či uši (čímž získáš zrak, čich nebo sluch příslušného zvířete) a podobně. </text:span><text:span text:style-name="T267">Proměna je vždycky viditelná – budeš mít zřetelně psí čenich, oči s kočičí zornicí, prodlouženou čelist s vystouplými tesáky a podobně.</text:span><text:span text:style-name="T226"><text:line-break/><text:tab/></text:span><text:span text:style-name="T258">Zpětná proměna vyžaduje 1 kolo </text:span><text:span text:style-name="T184">soustředění</text:span><text:span text:style-name="T258">, ale nestojí už žádnou magenergii.</text:span></text:p>
      <text:h text:style-name="Heading_20_5" text:outline-level="5"><text:span text:style-name="T258">K</text:span><text:span text:style-name="T226">líčení</text:span></text:h>
      <text:p text:style-name="P169"><text:span text:style-name="T176">C</text:span><text:span text:style-name="T139">ena:</text:span><text:span text:style-name="T226"> </text:span><text:span text:style-name="T288">1</text:span><text:span text:style-name="T226"> mag<text:line-break/></text:span><text:span text:style-name="T177">Sesílání:</text:span><text:span text:style-name="T259"> </text:span><text:span text:style-name="T289">několik minut</text:span></text:p>
      <text:p text:style-name="P177"><text:soft-page-break/><text:span text:style-name="T226">Toto kouzlo </text:span><text:span text:style-name="T290">způsobí zrychlené klíčení </text:span><text:span text:style-name="T291">existujících</text:span><text:span text:style-name="T226"> semen či pupen</text:span><text:span text:style-name="T290">ů</text:span><text:span text:style-name="T226">. </text:span><text:span text:style-name="T278">Kořínky dokáží roztrhat i kámen, pokud jsem v něm alespoň nějaké pukliny.<text:line-break/><text:tab/></text:span><text:span text:style-name="T292">Pokud se toto kouzlo naučíš, není od věci zvyknout si nosit po kapsách vždy aspoň hrst semínek, abys měl s čím pracovat, </text:span><text:span text:style-name="T294">když v okolí</text:span><text:span text:style-name="T293"> žádná nejsou</text:span><text:span text:style-name="T292">.</text:span></text:p>
      <text:h text:style-name="Heading_20_3" text:outline-level="3"><text:span text:style-name="T254">Pokročilé druidské schopnosti </text:span><text:span text:style-name="T295">a kouzla</text:span></text:h>
      <text:h text:style-name="P431" text:outline-level="5">Proměna ve zvíře</text:h>
      <text:p text:style-name="P167"><text:span text:style-name="T176">C</text:span><text:span text:style-name="T139">ena:</text:span><text:span text:style-name="T226"> </text:span><text:span text:style-name="T260">2</text:span><text:span text:style-name="T226"> magy<text:line-break/></text:span><text:span text:style-name="T177">Sesílání:</text:span><text:span text:style-name="T259"> </text:span><text:span text:style-name="T257">1 kolo</text:span></text:p>
      <text:p text:style-name="P164"><text:span text:style-name="T226">Tímto krátkým rituálem se můžeš proměnit ve </text:span><text:span text:style-name="T268">čtyřnohé</text:span><text:span text:style-name="T226"> zvíře. Mění se pouze tvoje tělo a předměty připoutané skrze </text:span><text:span text:style-name="T139">pouto s předmětem</text:span><text:span text:style-name="T226">. </text:span><text:span text:style-name="T277">Z</text:span><text:span text:style-name="T271">vířete, do kterého se měníš, </text:span><text:span text:style-name="T272">nemůže mít žádnou z vlastností vyšší než je tvoje Duše </text:span><text:span text:style-name="T277">a jeho Velikost</text:span><text:span text:style-name="T271"> se může od tvé Velikosti lišit nejvýše o hodnotu tvé Duše.</text:span><text:span text:style-name="T226"><text:line-break/><text:tab/></text:span><text:span text:style-name="T258">Zpětná proměna vyžaduje 1 kolo </text:span><text:span text:style-name="T184">soustředění</text:span><text:span text:style-name="T258">, ale nestojí už žádnou magenergii.</text:span></text:p>
      <text:h text:style-name="Heading_20_5" text:outline-level="5">Pouto s předmětem</text:h>
      <text:p text:style-name="P163"><text:span text:style-name="T538">Sesílání:</text:span> několik minut<text:line-break/><text:span text:style-name="T558">Dosah:</text:span><text:span text:style-name="T830"> Dotyk</text:span></text:p>
      <text:p text:style-name="P162">Tímto krátkým rituálem si můžeš vytvořit osobní pouto s nějakým předmětem. <text:span text:style-name="T832">Tento předmět nemůže mít žádnou z částí z kovu – to mimo jiné znamená, že nemůžeš vytvořit pouto s těžkou zbrojí.<text:line-break/><text:tab/></text:span>Všechny takto připoutané předměty se při <text:span text:style-name="T559">úplně proměně</text:span> do zvířecí podoby mění s tebou.</text:p>
      <text:h text:style-name="P465" text:outline-level="5">Pouto se zvířetem</text:h>
      <text:p text:style-name="P171"><text:span text:style-name="T538">Sesílání:</text:span> několik minut<text:line-break/><text:span text:style-name="T558">Dosah:</text:span><text:span text:style-name="T830"> Dotyk</text:span></text:p>
      <text:p text:style-name="P173"><text:soft-page-break/>Na zvíře, se kterým máš vytvořené pouto, můžeš sesílat <text:span text:style-name="T538">zapůjčení</text:span> na libovolnou vzdálenost <text:span text:style-name="T829">a když to uděláš, tak se tímto zvířetem doslova staneš – budeš moci rozhodovat, co bude dělat a jak se bude chovat</text:span>.<text:line-break/><text:tab/>V jednu chvíli můžeš mít pouto pouze s jedním zvířetem. <text:span text:style-name="T828">Nemůžeš vytvořit pouto se zvířetem, se kterým má pouto někdo jiný.</text:span> <text:span text:style-name="T828">Není také možné vytvořit pouto se zvířetem, které má někdo zrovna</text:span> <text:span text:style-name="T557">zapůjčené</text:span>.<text:line-break/><text:tab/><text:span text:style-name="T831">Zvíře</text:span><text:span text:style-name="T271">, </text:span><text:span text:style-name="T276">se kterým chceš vytvořit pouto</text:span><text:span text:style-name="T271">, </text:span><text:span text:style-name="T272">nemůže mít žádnou z vlastností vyšší než je tvoje Duše </text:span><text:span text:style-name="T276">a jeho velikost</text:span><text:span text:style-name="T271"> se může od tvé Velikosti lišit nejvýše o hodnotu tvé Duše.</text:span></text:p>
      <text:h text:style-name="P466" text:outline-level="5"><text:span text:style-name="T252">R</text:span><text:span text:style-name="T226">ychlý růst</text:span></text:h>
      <text:p text:style-name="P174"><text:span text:style-name="T186">Cena:</text:span><text:span text:style-name="T279"> 2 magy<text:line-break/></text:span><text:span text:style-name="T185">Dosah:</text:span><text:span text:style-name="T280"> kontaktní<text:line-break/></text:span><text:span text:style-name="T185">Sesílání:</text:span><text:span text:style-name="T280"> několik minut<text:line-break/></text:span><text:span text:style-name="T187">Trvání:</text:span><text:span text:style-name="T281"> několik </text:span><text:span text:style-name="T283">hodin</text:span></text:p>
      <text:p text:style-name="P176"><text:span text:style-name="T281">M</text:span><text:span text:style-name="T226">ůžeš takto například nechat zarůst chodbu, nechat kořeny vyrůst přes propast a vytvořit tak most, a podobně. </text:span><text:span text:style-name="T282">Rostliny mohou zaujmout jen takový tvar a velikost, do jaké by mohly s dostatkem času vyrůst přirozeně. Kořeny stromů tedy mohou například překlenout i několik metrů, tráva to ale nedokáže.</text:span><text:span text:style-name="T226"><text:line-break/><text:tab/>Vegetace roste doslova před očima – nechat zarůst celou chodbu zabere jen několik </text:span><text:span text:style-name="T302">minut</text:span><text:span text:style-name="T226">. </text:span><text:span text:style-name="T282">Růst ale není tak rychlý, aby bylo možné někoho chytit nebo jinak přímo ohrozit.<text:line-break/><text:tab/></text:span><text:span text:style-name="T284">Po skončení trvání </text:span><text:span text:style-name="T285">kouzla</text:span><text:span text:style-name="T284"> narostlá hmota zetlí a v několika dalších hodinách se zcela rozpadne.</text:span></text:p>
      <text:h text:style-name="P432" text:outline-level="5">Oživlé šlahouny</text:h>
      <text:p text:style-name="P175"><text:span text:style-name="T139">Cena:</text:span><text:span text:style-name="T226"> 2 magy<text:line-break/></text:span><text:span text:style-name="T185">Dosah:</text:span><text:span text:style-name="T280"> </text:span><text:span text:style-name="T286">krátký<text:line-break/></text:span><text:span text:style-name="T188">Rozsah:</text:span><text:span text:style-name="T287"> Až 3 cíle najednou<text:line-break/></text:span><text:span text:style-name="T189">Trvání:</text:span><text:span text:style-name="T301"> soustředění</text:span></text:p>
      <text:p text:style-name="P175"><text:soft-page-break/><text:span text:style-name="T226">Po dobu tvého </text:span><text:span text:style-name="T139">soustředění</text:span><text:span text:style-name="T226"> ožij</text:span><text:span text:style-name="T286">í</text:span><text:span text:style-name="T226"> větve nebo šlahouny v dosahu. Mohou někoho zranit (šlahouny mají zranění 1, silné větve 2), chytit a omotat, dokonce i uškrtit.</text:span></text:p>
      <text:h text:style-name="Heading_20_3" text:outline-level="3"><text:span text:style-name="T262">Mistrovské</text:span><text:span text:style-name="T254"> druidské schopnosti </text:span><text:span text:style-name="T295">a kouzla</text:span></text:h>
      <text:h text:style-name="Heading_20_5" text:outline-level="5"><text:span text:style-name="T273">Mistrovská</text:span><text:span text:style-name="T226"> proměna</text:span></text:h>
      <text:p text:style-name="P168"><text:span text:style-name="T176">C</text:span><text:span text:style-name="T139">ena:</text:span><text:span text:style-name="T226"> </text:span><text:span text:style-name="T262">3</text:span><text:span text:style-name="T226"> magy<text:line-break/></text:span><text:span text:style-name="T177">Sesílání:</text:span><text:span text:style-name="T259"> </text:span><text:span text:style-name="T257">1 kolo</text:span></text:p>
      <text:p text:style-name="P172"><text:span text:style-name="T183">Mistrovská</text:span><text:span text:style-name="T182"> proměna</text:span><text:span text:style-name="T270"> funguje stejně</text:span><text:span text:style-name="T226"> jako </text:span><text:span text:style-name="T139">proměna </text:span><text:span text:style-name="T183">ve zvíře</text:span><text:span text:style-name="T226">, ale </text:span><text:span text:style-name="T274">umožňuje</text:span><text:span text:style-name="T268"> měnit </text:span><text:span text:style-name="T275">se</text:span><text:span text:style-name="T268"> v jiná než čtyřnohá zvířata – tedy například v ptáky, hady, ryby a podobně. Stále se ale nemůžeš proměňovat v humanoidní tvory </text:span><text:span text:style-name="T269">ani v hmyz</text:span><text:span text:style-name="T268">.</text:span></text:p>
      <text:h text:style-name="Heading_20_1" text:outline-level="1"><text:bookmark-start text:name="__RefHeading___Toc1650_4210766435"/>Zranění a léčba<text:bookmark-end text:name="__RefHeading___Toc1650_4210766435"/></text:h>
      <text:p text:style-name="P92">Přes noc se vyléčí (Síla) životů.</text:p>
      <text:h text:style-name="Heading_20_3" text:outline-level="3">Ošetření zranění</text:h>
      <text:p text:style-name="P93"><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8">To samé kouzlo, i kdyby ho seslal někdo jiný, bude znovu na stejný cíl účinkovat až poté, co se dotyčný doléčí do plných životů. To samé platí pro léčivé lektvary.</text:p>
      <text:h text:style-name="P420" text:outline-level="1"><text:bookmark-start text:name="__RefHeading___Toc17052_4210766435"/><text:span text:style-name="T6">M</text:span><text:span text:style-name="T1">agické předměty</text:span><text:bookmark-end text:name="__RefHeading___Toc17052_4210766435"/></text:h>
      <text:p text:style-name="P112"><text:span text:style-name="T11">V</text:span><text:span text:style-name="T7">lastnosti magických předmětů se projeví až po jejich připoutání.</text:span></text:p>
      <text:list xml:id="list1071962792" text:style-name="L26">
        <text:list-item>
          <text:p text:style-name="P597"><text:span text:style-name="T11">P</text:span><text:span text:style-name="T7">řipoutání zabere 1 kolo </text:span><text:span text:style-name="T18">soustředění</text:span><text:span text:style-name="T7">.</text:span></text:p>
        </text:list-item>
        <text:list-item>
          <text:p text:style-name="P523">Není možné připoutat předmět, který má připoutaný někdo jiný.</text:p>
        </text:list-item>
        <text:list-item>
          <text:p text:style-name="P5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3"><text:span text:style-name="T11">L</text:span><text:span text:style-name="T7">ektvary není třeba připoutávat, účinkují automaticky po vypití.</text:span></text:p>
      <text:h text:style-name="P421" text:outline-level="1"><text:span text:style-name="T6">H</text:span><text:span text:style-name="T35">raní hry</text:span></text:h>
      <text:p text:style-name="P183"><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0">a</text:span><text:span text:style-name="T32"> válečníky ve světě plném kouzel, draků a jiných fantastických tvorů“.<text:line-break/><text:tab/></text:span><text:span text:style-name="T35">Tomu odpovídá i průběh hry. Každ</text:span><text:span text:style-name="T71">ou</text:span><text:span text:style-name="T35"> situac</text:span><text:span text:style-name="T71">i</text:span><text:span text:style-name="T35"> začíná </text:span><text:span text:style-name="T71">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1">Přestože při hraní Dračáku situaci obvykle popisuje Pán jeskyně, hra se neodehrává čistě v jeho fantazii, ale ve vaší společné představě. To znamená několik věcí:</text:p>
      <text:list xml:id="list4195516208" text:style-name="L27">
        <text:list-item>
          <text:p text:style-name="P598"><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599"><text:span text:style-name="T1">Ptej se na všechno, co ti není jasné. </text:span><text:span text:style-name="T37">A klidně rovnou navrhni řešení.</text:span></text:p>
          <text:p text:style-name="P324"><text:span text:style-name="T37">P</text:span><text:span text:style-name="T1">říklad:</text:span></text:p>
          <text:p text:style-name="P344"><text:span text:style-name="T37">„</text:span><text:span text:style-name="T38">Jestli jsou ti skřeti na lovu, neměli by mít střelný zbraně?</text:span><text:span text:style-name="T37">“</text:span></text:p>
          <text:p text:style-name="P325"><text:soft-page-break/>Příklad:</text:p>
          <text:p text:style-name="P344">„Říkáš, že se v místnosti svítí. Neměli jsme to světlo vidět už z dálky?“</text:p>
        </text:list-item>
        <text:list-item>
          <text:p text:style-name="P600"><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85"><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2">N</text:span><text:span text:style-name="T1">enech</text:span><text:span text:style-name="T72">ávej</text:span><text:span text:style-name="T1"> si </text:span><text:span text:style-name="T72">je</text:span><text:span text:style-name="T1"> </text:span><text:span text:style-name="T72">tedy</text:span><text:span text:style-name="T1"> pro sebe a hned se </text:span><text:span text:style-name="T73">na to</text:span><text:span text:style-name="T1"> zept</text:span><text:span text:style-name="T72">ej.</text:span></text:p>
      <text:p text:style-name="Example_20_Header"><text:span text:style-name="T72">P</text:span><text:span text:style-name="T1">říklad:</text:span></text:p>
      <text:p text:style-name="P288"><text:span text:style-name="T77">Hráč:</text:span><text:span text:style-name="T74"> </text:span><text:span text:style-name="T1">„Počkej, myslel </text:span><text:span text:style-name="T42">jsem</text:span><text:span text:style-name="T1">, že se ta chodba svažuje jen mírně. Jak to teda je?“</text:span></text:p>
      <text:p text:style-name="P288"><text:span text:style-name="T76">Pán jeskyně:</text:span><text:span text:style-name="T54"> „</text:span><text:span text:style-name="T74">Promiň, špatně jsem to popsal. Je to spíš šikmá šachta dolů než chodba.“</text:span></text:p>
      <text:p text:style-name="P204"><text:span text:style-name="T74">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84"><text:span text:style-name="T1">K </text:span><text:span text:style-name="T93">získání</text:span><text:span text:style-name="T1"> představ</text:span><text:span text:style-name="T93">y</text:span><text:span text:style-name="T1"> o situaci obvykle </text:span><text:span text:style-name="T41">výrazně</text:span><text:span text:style-name="T1"> pomůže</text:span><text:span text:style-name="T36"> načrtnout mapu </text:span><text:span text:style-name="T94">nebo</text:span><text:span text:style-name="T36"> </text:span><text:span text:style-name="T55">nákres</text:span><text:span text:style-name="T36">.</text:span></text:p>
      <text:list xml:id="list3671654392" text:style-name="L28">
        <text:list-item>
          <text:p text:style-name="P601"><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601"><text:soft-page-break/><text:span text:style-name="T1">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405" text:outline-level="2"><text:span text:style-name="T29">P</text:span><text:span text:style-name="T30">ozice ve fikci</text:span></text:h>
      <text:p text:style-name="P236"><text:span text:style-name="T45">/</text:span><text:span text:style-name="T110">* Tohle by tu popravdě asi bejt nemělo, hází se stejně jen v boji, při spuštění pasti a tak. </text:span><text:span text:style-name="T111">Možná to přesunout tam?</text:span><text:span text:style-name="T110"> */</text:span></text:p>
      <text:p text:style-name="P236"><text:span text:style-name="T45">V</text:span><text:span text:style-name="T43"> průběhu hry bude</text:span><text:span text:style-name="T57">š</text:span><text:span text:style-name="T43"> občas házet kostkou, abys zjistil, jak dobře se </text:span><text:span text:style-name="T57">ti </text:span><text:span text:style-name="T43">podaří to, co ch</text:span><text:span text:style-name="T57">ceš</text:span><text:span text:style-name="T43"> udělat. </text:span><text:span text:style-name="T44">Kostka </text:span><text:span text:style-name="T57">ti</text:span><text:span text:style-name="T44"> ale nikdy neřekne, co se stane – to vždycky vyplývá z</text:span><text:span text:style-name="T97">e</text:span><text:span text:style-name="T49"> situac</text:span><text:span text:style-name="T97">e</text:span><text:span text:style-name="T44"> a z toho, co </text:span><text:span text:style-name="T58">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108">z nějaké pozice</text:span><text:span text:style-name="T46"> vychází (např.: „</text:span><text:span text:style-name="T47">Visíš za jednu ruku nad propastí.</text:span><text:span text:style-name="T46">“) a </text:span><text:span text:style-name="T108">k</text:span><text:span text:style-name="T46"> jiné </text:span><text:span text:style-name="T108">vede</text:span><text:span text:style-name="T46"> („</text:span><text:span text:style-name="T109">C</text:span><text:span text:style-name="T46">hyti</text:span><text:span text:style-name="T109">l </text:span><text:span text:style-name="T46">se</text:span><text:span text:style-name="T109">s</text:span><text:span text:style-name="T46"> i druhou rukou a vytáhn</text:span><text:span text:style-name="T109">ul</text:span><text:span text:style-name="T46"> se nahoru. </text:span><text:span text:style-name="T47">Ležíš teď na hraně propasti.</text:span><text:span text:style-name="T46">“).</text:span></text:p>
      <text:h text:style-name="P406" text:outline-level="2"><text:span text:style-name="T51">P</text:span><text:span text:style-name="T1">utování</text:span></text:h>
      <text:p text:style-name="P189"><text:span text:style-name="T60">P</text:span><text:span text:style-name="T1">ro hráče:</text:span></text:p>
      <text:p text:style-name="P102">- hlídky</text:p>
      <text:p text:style-name="P187"><text:span text:style-name="T60">- </text:span><text:span text:style-name="T62">zásoby ()</text:span></text:p>
      <text:p text:style-name="P188"><text:span text:style-name="T60">P</text:span><text:span text:style-name="T1">ro PJ:</text:span></text:p>
      <text:p text:style-name="P102">- nepopisuj každou hodinu pochodu. „Cesta vám zabrala 7 dní“.</text:p>
      <text:p text:style-name="P186"><text:span text:style-name="T1">- </text:span><text:span text:style-name="T61">odehrávej pouze zajímavé události </text:span></text:p>
      <text:h text:style-name="Heading_20_2" text:outline-level="2"><text:soft-page-break/><text:span text:style-name="T51">P</text:span><text:span text:style-name="T1">rohledávání</text:span></text:h>
      <text:p text:style-name="Text_20_body"><text:span text:style-name="T1">- </text:span><text:span text:style-name="T63">hledání tajných dveří a schránek</text:span></text:p>
      <text:p text:style-name="P103">- otevírání tajných dveří a schránek</text:p>
      <text:h text:style-name="Heading_20_2" text:outline-level="2"><text:span text:style-name="T863">Spouštění</text:span> pastí</text:h>
      <text:h text:style-name="Heading_20_2" text:outline-level="2">Infiltrace</text:h>
      <text:p text:style-name="Text_20_body">- <text:span text:style-name="T864">jak na plížení, převleky, apod.</text:span></text:p>
      <text:h text:style-name="Heading_20_2" text:outline-level="2">Zjišťování informací</text:h>
      <text:p text:style-name="P192">Informace nejspíš bude<text:span text:style-name="T867">te</text:span> zjišťovat <text:span text:style-name="T867">samostatně</text:span> – <text:span text:style-name="T867">měla by to pokud možno dělat</text:span> <text:span text:style-name="T867">vždy</text:span> ta <text:span text:style-name="T867">postava</text:span>, která se na to nejlíp hodí: válečník <text:span text:style-name="T867">se může vyptávat</text:span> v armádě, hraničář v divočině, zloděj v městském podsvětí a podobně.<text:line-break/><text:tab/>Hledání obvykle končí rozhovorem s někým, kdo má příslušné informace. Při tomto rozhovoru <text:span text:style-name="T868">byste pokud možno měli</text:span> být všichni. Jsou pro to dva dobré důvody:</text:p>
      <text:list xml:id="list1921788256" text:style-name="L29">
        <text:list-item>
          <text:p text:style-name="P602">Hráči, jejichž postavy zrovna nejsou na scéně, se nemohou naplno zapojit do hry.</text:p>
        </text:list-item>
        <text:list-item>
          <text:p text:style-name="P602"><text:span text:style-name="T869">K</text:span>dyž jste na místě všichni, <text:span text:style-name="T869">snáze si poradíte</text:span> s případnou léčkou či jinou <text:span text:style-name="T869">nečekanou</text:span> nepříjemností.</text:p>
        </text:list-item>
      </text:list>
      <text:p text:style-name="P192">Bývá ale zvykem nechat vést rozhovor hráče postavy, která zařídila schůzku – dává to obvykle smysl, protože se v daném prostředí nejlépe vyzná, a kromě toho tím <text:span text:style-name="T870">pomůžete tomu</text:span>, <text:span text:style-name="T870">aby</text:span> se všichni hráči čas od času dosta<text:span text:style-name="T870">li</text:span> ke slovu.</text:p>
      <text:p text:style-name="Text_20_body">- <text:span text:style-name="T865">známosti</text:span></text:p>
      <text:p text:style-name="Text_20_body"><text:soft-page-break/>- <text:span text:style-name="T865">knihovny</text:span></text:p>
      <text:p text:style-name="P190">Pro PJ:</text:p>
      <text:p text:style-name="P190">- <text:span text:style-name="T866">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1">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3">- Neodehrávej, jak se postava několik hodin vyptává, přeskoč k rozhovoru s osobou, která skutečně něco ví (to ještě nemusí znamenat, že to postavám opravdu řekne).</text:p>
      <text:h text:style-name="P407" text:outline-level="2">Rozhovory</text:h>
      <text:p text:style-name="P105">V Dračáku se při rozhovorech nehází. Výsledek závisí na tom, co řekneš, <text:span text:style-name="T883">případně</text:span> na co se zeptáš.</text:p>
      <text:p text:style-name="Example_20_Header">Příklad:</text:p>
      <text:p text:style-name="Example"><text:span text:style-name="T856">Pán jeskyně:</text:span> Večeru jste dorazili k městu. Brána je ale zavřená a stojí před ní dva vojáci na stráži. Jeden z nich říká: „Je nám líto, vstup do města je zakázán. Budete si muset najít nocleh jinde“.</text:p>
      <text:p text:style-name="Example"><text:span text:style-name="T856">Hráč:</text:span> „Kdo to nařídil?“</text:p>
      <text:p text:style-name="Example"><text:span text:style-name="T856">Pán jeskyně:</text:span> „Náš velitel, kapitán Bregund.“</text:p>
      <text:p text:style-name="Example"><text:span text:style-name="T856">Hráč:</text:span> <text:s/>„Tomu ale neseme zprávu! <text:span text:style-name="T883">P</text:span>odívejte, tohle je jeho pečeť.“</text:p>
      <text:p text:style-name="Example"><text:span text:style-name="T856">Pán jeskyně:</text:span> „Hmm, to skutečně vypadá jako pečeť našeho kapitána. Andire, otevři bránu!“</text:p>
      <text:p text:style-name="P104">Pro PJ:</text:p>
      <text:p text:style-name="P104"><text:soft-page-break/><text:span text:style-name="T884">V průběhu rozhovoru mysli na to</text:span>, co NPCčko chce, případně co pro něj má nějakou hodnotu (peníze, život dcery, atd.). <text:span text:style-name="T884">Nemusíš to mít rozmyšlené předem – když hráči navrhnou něco rozumného či pravděpodobného, kývni na to.</text:span></text:p>
      <text:p text:style-name="P104"><text:span text:style-name="T885">Obdobně </text:span>když hráči něco navrhnou („<text:span text:style-name="T885">N</text:span>emá náhodou nějaké příbuzné?“), snaž se to využít (třeba s nějakým twistem), i když jsi to původně neplánoval.</text:p>
      <text:p text:style-name="P199"><text:span text:style-name="T1">- </text:span><text:span text:style-name="T64">pokud není </text:span><text:span text:style-name="T65">velmi pádný</text:span><text:span text:style-name="T64"> důvod, proč by NPCčko něco říct nemělo, tak </text:span><text:span text:style-name="T65">ať to řekne. Pro hráče je velice otravné, když potkávají samé tajemné osoby, ze kterých se nedají vypáčit žádné informace.</text:span></text:p>
      <text:h text:style-name="P408" text:outline-level="2">Rozhodování a řešení sporů</text:h>
      <text:p text:style-name="P196">V průběhu hry m<text:span text:style-name="T873">ají hráči postav rozhodující slovo ve všem, co se týká jejich postav (jaká postava to bude, co si vezme za schopnosti, co bude říkat a jak bude jednat, atd.) a</text:span> <text:span text:style-name="T873">P</text:span>án jeskyně <text:span text:style-name="T873">rozhoduje všechno ostatní</text:span>.<text:line-break/><text:tab/>To ale neznamená, že nemusí<text:span text:style-name="T873">te</text:span> brát v potaz názor ostatních hráčů – ba právě naopak. <text:span text:style-name="T872">S pravomocí přichází i zodpovědnost a jednou z věcí, kterou se vyznčuje zkušený hráč, je schopnost naslouchat ostatním a umět upozadit vlastní vlastní názor ve prospěch skupiny a společné zábavy.</text:span></text:p>
      <text:h text:style-name="P383" text:outline-level="3">Přetrvávající spory</text:h>
      <text:p text:style-name="P261"><text:span text:style-name="T99">Když</text:span><text:span text:style-name="T65"> </text:span><text:span text:style-name="T99">budete mít potřebu se k nějakému sporu vrátit</text:span><text:span text:style-name="T65">, </text:span><text:span text:style-name="T100">vyřešte ho</text:span><text:span text:style-name="T65"> mimo hru – nejlépe úplně mimo herní sezení, nebo alespoň na začátku příštího před tím, než začnete hrát.<text:line-break/><text:tab/></text:span><text:span text:style-name="T101">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1">kvůli tomu hádat. Rada „moudřejší ustoupí“ tady platí víc než kde jinde.</text:span><text:span text:style-name="T65"><text:line-break/><text:tab/>Dejte si u toho </text:span><text:span text:style-name="T102">také</text:span><text:span text:style-name="T65">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409" text:outline-level="2">Umírání hráčských postav</text:h>
      <text:p text:style-name="P256"><text:span text:style-name="T65">Pravidla </text:span><text:span text:style-name="T115">pro boj</text:span><text:span text:style-name="T65"> záměrně neříkají, kdy </text:span><text:span text:style-name="T116">tvoje</text:span><text:span text:style-name="T65"> postava umře. Když její životy klesnou na 0 nebo méně, je vyřazena z boje, </text:span><text:span text:style-name="T11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10" text:outline-level="2"><text:soft-page-break/>Smrt protivníků</text:h>
      <text:p text:style-name="P259">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286">Příklad:</text:p>
      <text:p text:style-name="P316"><text:span text:style-name="T861">Pavel:</text:span><text:span text:style-name="T1049"> </text:span><text:span text:style-name="T538">„Obejdu vyřazený skřety a dám jim všem poslední pomoc.“</text:span></text:p>
      <text:p text:style-name="P38"><text:span text:style-name="T117">Dorazit takto můžeš pouze vyřazeného nebo znehybněného protivníka </text:span><text:span text:style-name="T118">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6"><text:span text:style-name="T23">Když </text:span><text:span text:style-name="T104">ti</text:span><text:span text:style-name="T23"> hrozí </text:span><text:span text:style-name="T105">zranění nebo jiný druh újmy</text:span><text:span text:style-name="T23">, </text:span><text:span text:style-name="T106">přichází na řadu kostky a následující pravidla</text:span><text:span text:style-name="T23">.</text:span></text:p>
      <text:h text:style-name="P411" text:outline-level="2"><text:span text:style-name="T23">P</text:span><text:span text:style-name="T107">ředstavení</text:span><text:span text:style-name="T23"> situace</text:span></text:h>
      <text:p text:style-name="P37">Boj vždy začíná <text:span text:style-name="T900">představením</text:span> situace. <text:span text:style-name="T89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273"><text:span text:style-name="T23">P</text:span><text:span text:style-name="T1">říklad:</text:span></text:p>
      <text:p text:style-name="P290"><text:span text:style-name="T527">Naria s</text:span><text:span text:style-name="T524"> </text:span><text:span text:style-name="T138">Gorondar</text:span><text:span text:style-name="T527">em</text:span><text:span text:style-name="T138">, </text:span><text:span text:style-name="T525">se snaží dohnat zbytek družiny. Zřejmě při tom ale z</text:span><text:span text:style-name="T534">a</text:span><text:span text:style-name="T525">bloudil</text:span><text:span text:style-name="T527">i</text:span><text:span text:style-name="T525"> do neprozkoumané části podzemí.</text:span></text:p>
      <text:p text:style-name="P295"><text:span text:style-name="T531">Pán jeskyně:</text:span><text:span text:style-name="T533"> </text:span><text:span text:style-name="T218">„</text:span><text:span text:style-name="T219">Vběhl</text:span><text:span text:style-name="T220">i</text:span><text:span text:style-name="T221"> js</text:span><text:span text:style-name="T220">te</text:span><text:span text:style-name="T221"> do obdélníkové místnosti. Na šířku má </text:span><text:span text:style-name="T222">tak čtyři metry</text:span><text:span text:style-name="T221">, na délku </text:span><text:span text:style-name="T222">osm</text:span><text:span text:style-name="T221">. </text:span><text:span text:style-name="T223">Strop podpírají čtyři sloupy.<text:line-break/><text:tab/></text:span><text:span text:style-name="T224">U stěn jsou dlouhé stoly, </text:span><text:span text:style-name="T225">další je uprostřed</text:span><text:span text:style-name="T224">. Na nich jsou </text:span><text:span text:style-name="T225">holé</text:span><text:span text:style-name="T224"> kosti, spousta různých váčků, svázané otýpky bylin </text:span><text:span text:style-name="T225">a velké, čadící, zapálené svíčky.</text:span><text:span text:style-name="T221"><text:line-break/><text:tab/></text:span><text:span text:style-name="T225">U prostředního stolu</text:span><text:span text:style-name="T221"> </text:span><text:span text:style-name="T222">stojí</text:span><text:span text:style-name="T221"> velký, svalnatý ork a mnohem menší goblin. Ork má zbroj ze silné kůže a dvojruční kyj. Goblin má na sobě plášť z ptačího peří. Nemá žádnou zbraň, v ruce drží lebku.“</text:span></text:p>
      <text:p text:style-name="P210"><text:span text:style-name="T327">Pokud ti z popisu něco není jasné, po</text:span><text:span text:style-name="T332">žádej</text:span><text:span text:style-name="T327"> Pána jeskyně o upřesnění. </text:span><text:span text:style-name="T333">Můžeš mu také s vymýšlením prostředí pomáhat svými návrhy, případně návodnými dotazy.</text:span></text:p>
      <text:p text:style-name="P275"><text:soft-page-break/><text:span text:style-name="T23">P</text:span><text:span text:style-name="T1">říklad:</text:span></text:p>
      <text:p text:style-name="P291"><text:span text:style-name="T631">Hráč:</text:span><text:span text:style-name="T603"> </text:span><text:span text:style-name="T565">„</text:span><text:span text:style-name="T569">Čím si svítěj, když někam jdou?</text:span><text:span text:style-name="T566">“</text:span></text:p>
      <text:p text:style-name="P291"><text:span text:style-name="T631">Pán jeskyně:</text:span><text:span text:style-name="T603"> </text:span><text:span text:style-name="T565">„</text:span><text:span text:style-name="T569">Hmm, něčím by asi měli. Na stole uprostřed jsou dvě lojové lampy. Jedna z nich je zapálená.</text:span><text:span text:style-name="T565">“</text:span></text:p>
      <text:p text:style-name="P210"><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412" text:outline-level="2">Kola</text:h>
      <text:p text:style-name="P207"><text:span text:style-name="T526">Když je jasné, kde se bude bojovat a kdo se boje účastní, začínají bojová kola. </text:span><text:span text:style-name="T887">Každé představuje zhruba 3 vteřiny. Nejsou to tedy kola ve smyslu, že by se hráči střídali v tom, kdo je zrovna na tahu, jsou to prostě jen krátké časové úseky a všechno se v nich děje současně.</text:span></text:p>
      <text:h text:style-name="P413"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954">Mějte přitom na paměti, že to jsou jenom záměry, a co se opravdu stane, závisí na tom, co budete dělat vy a z části také na náhodě. </text:span></text:p>
      <text:p text:style-name="P272">Příklad<text:span text:style-name="T899">:</text:span></text:p>
      <text:p text:style-name="P297"><text:span text:style-name="T321">Pán jeskyně:</text:span><text:span text:style-name="T138"> </text:span><text:span text:style-name="T193">„Ork </text:span><text:span text:style-name="T202">zved</text:span><text:span text:style-name="T213">á</text:span><text:span text:style-name="T202"> svůj kyj,</text:span><text:span text:style-name="T193"> </text:span><text:span text:style-name="T213">kousek popojde</text:span><text:span text:style-name="T202"> a zastav</text:span><text:span text:style-name="T213">í</text:span><text:span text:style-name="T202"> se v bojovém postoji</text:span><text:span text:style-name="T193">. </text:span><text:span text:style-name="T196">Goblin</text:span><text:span text:style-name="T193"> se drží </text:span><text:span text:style-name="T195">vzadu</text:span><text:span text:style-name="T193">. </text:span><text:span text:style-name="T197">Jednou</text:span><text:span text:style-name="T198"> rukou </text:span><text:span text:style-name="T193">ukazuje na </text:span><text:span text:style-name="T200">Gorondara</text:span><text:span text:style-name="T193"> a cosi u toho </text:span><text:span text:style-name="T199">mumlá</text:span><text:span text:style-name="T193">. Co dělá</text:span><text:span text:style-name="T214">te</text:span><text:span text:style-name="T193">?“</text:span></text:p>
      <text:p text:style-name="P226">Potom každý hráč popíše, co bude dělat jeho postava.</text:p>
      <text:h text:style-name="Heading_20_3" text:outline-level="3">Proveditelnost záměrů</text:h>
      <text:p text:style-name="P211">Když si nejsi jistý, jestli něco půjde udělat, zeptej se <text:span text:style-name="T999">Pána jeskyně</text:span>.</text:p>
      <text:p text:style-name="P274"><text:soft-page-break/>Příklad:</text:p>
      <text:p text:style-name="P294"><text:span text:style-name="T529">Pavel</text:span><text:span text:style-name="T528">:</text:span><text:span text:style-name="T138"> </text:span><text:span text:style-name="T193">„Půjde kolem toho orka proběhnout ke goblinovi?“</text:span></text:p>
      <text:p text:style-name="P292"><text:span text:style-name="T530">Pán jeskyně:</text:span><text:span text:style-name="T523"> </text:span><text:span text:style-name="T209">„</text:span><text:span text:style-name="T204">Určitě, místnost je dost široká.</text:span><text:span text:style-name="T205"> </text:span><text:span text:style-name="T204">Ork se ti v tom ale </text:span><text:span text:style-name="T207">nejspíš</text:span><text:span text:style-name="T204"> </text:span><text:span text:style-name="T206">bude</text:span><text:span text:style-name="T204"> snažit zabránit.</text:span><text:span text:style-name="T209">“</text:span></text:p>
      <text:p text:style-name="P209"><text:span text:style-name="T326">V</text:span><text:span text:style-name="T327">šimni si, že se </text:span><text:span text:style-name="T326">Pavel</text:span><text:span text:style-name="T327"> neptá, </text:span><text:span text:style-name="T335">jak je místnost široká</text:span><text:span text:style-name="T327">, ale </text:span><text:span text:style-name="T328">jestli půjde udělat to, co ho napadlo</text:span><text:span text:style-name="T327">. </text:span><text:span text:style-name="T329">A Pán jeskyně rovnou dodal, jaké to bude mít důsledky, aby s tím Pavel mohl počítat. </text:span><text:span text:style-name="T334">Když by něco udělat nešlo, měl by také navrhnout jiné možnosti:</text:span></text:p>
      <text:p text:style-name="P296"><text:span text:style-name="T529">Pavel</text:span><text:span text:style-name="T528">:</text:span><text:span text:style-name="T138"> </text:span><text:span text:style-name="T193">„</text:span><text:span text:style-name="T211">Zvládnu zvednout jeden z těch stolů, co jsou u stěn, a hodit ho orkovi na hlavu</text:span><text:span text:style-name="T193">?“</text:span></text:p>
      <text:p text:style-name="P293"><text:span text:style-name="T324">Pán jeskyně:</text:span><text:span text:style-name="T327"> </text:span><text:span text:style-name="T209">„</text:span><text:span text:style-name="T211">To asi </text:span><text:span text:style-name="T212">nedáš</text:span><text:span text:style-name="T211">, jsou fakt masivní</text:span><text:span text:style-name="T204">. </text:span><text:span text:style-name="T211">Ten uprostřed je ale mnohem menší, s tím </text:span><text:span text:style-name="T217">by to šlo</text:span><text:span text:style-name="T211">.</text:span><text:span text:style-name="T209">“</text:span></text:p>
      <text:h text:style-name="Heading_20_3" text:outline-level="3"><text:span text:style-name="T330">Ú</text:span><text:span text:style-name="T325">pravy záměrů</text:span></text:h>
      <text:p text:style-name="P227"><text:span text:style-name="T331">Co kdo chcete udělat, ř</text:span><text:span text:style-name="T330">íkejte samozřejmě postupně, abyste si rozuměli. Vaše postavy a jejich nepřátelé to ale budou dělat současně, takže </text:span><text:span text:style-name="T336">to můžete brát v úvahu</text:span><text:span text:style-name="T330"> a své plány </text:span><text:span text:style-name="T336">upravovat</text:span><text:span text:style-name="T330">. Stejně tak Pán jeskyně může </text:span><text:span text:style-name="T337">měnit</text:span><text:span text:style-name="T330"> záměry protivníků.</text:span></text:p>
      <text:p text:style-name="P299"><text:span text:style-name="T323">Katka:</text:span><text:span text:style-name="T330"> </text:span><text:span text:style-name="T208">„Zavolám </text:span><text:span text:style-name="T215">na Gorondara</text:span><text:span text:style-name="T208">: „</text:span><text:span text:style-name="T201">Utíkáme</text:span><text:span text:style-name="T208">!“ a běžím zp</text:span><text:span text:style-name="T216">átky</text:span><text:span text:style-name="T208">.“</text:span></text:p>
      <text:p text:style-name="P298"><text:span text:style-name="T322">Pavel</text:span><text:span text:style-name="T323">:</text:span><text:span text:style-name="T330"> </text:span><text:span text:style-name="T208">„</text:span><text:span text:style-name="T210">Z</text:span><text:span text:style-name="T203">kusím oběhnout orka a dostat se ke goblinovi, abych mu zabránil v mumlání.</text:span><text:span text:style-name="T208">“</text:span></text:p>
      <text:p text:style-name="Example"><text:span text:style-name="T858">Katka</text:span><text:span text:style-name="T856">:</text:span> <text:span text:style-name="T538">„</text:span><text:span text:style-name="T567">Aha, </text:span><text:span text:style-name="T574">tak</text:span><text:span text:style-name="T567"> v</text:span><text:span text:style-name="T538"> tom případě </text:span><text:span text:style-name="T574">se zastavím a připravím si luk</text:span><text:span text:style-name="T538">. </text:span><text:span text:style-name="T575">Rozhodně tady Gorondara nenechám.</text:span><text:span text:style-name="T538">“</text:span></text:p>
      <text:p text:style-name="P289"><text:span text:style-name="T594">P</text:span><text:span text:style-name="T595">án jeskyně</text:span><text:span text:style-name="T594">:</text:span><text:span text:style-name="T538"> „</text:span><text:span text:style-name="T568">Dobře. </text:span><text:span text:style-name="T576">Ork vyráží Gorondarovi naproti, aby mu zablokoval cestu ke goblinovi</text:span><text:span text:style-name="T568">. Goblin dál mumlá.</text:span><text:span text:style-name="T538">“</text:span></text:p>
      <text:p text:style-name="P205"><text:span text:style-name="T310">S</text:span><text:span text:style-name="T314">nažte</text:span><text:span text:style-name="T310"> se </text:span><text:span text:style-name="T319">ale</text:span><text:span text:style-name="T310"> své záměry měnit </text:span><text:span text:style-name="T317">co nejméně</text:span><text:span text:style-name="T313">. </text:span><text:span text:style-name="T315">T</text:span><text:span text:style-name="T316">uto možnost máte</text:span><text:span text:style-name="T314">, aby</text:span><text:span text:style-name="T316">ste</text:span><text:span text:style-name="T314"> </text:span><text:span text:style-name="T316">mohli</text:span><text:span text:style-name="T314"> reagovat na </text:span><text:span text:style-name="T320">to, co dělají ostatní</text:span><text:span text:style-name="T314">, nikoliv</text:span><text:span text:style-name="T311"> abys</text:span><text:span text:style-name="T314">te </text:span><text:span text:style-name="T318">se s Pánem jeskyně snažili</text:span><text:span text:style-name="T314"> vzájemně</text:span><text:span text:style-name="T311"> přechytračit</text:span><text:span text:style-name="T312">.</text:span></text:p>
      <text:h text:style-name="Heading_20_3" text:outline-level="3"><text:soft-page-break/>Co se dá stihnout v jednom kole</text:h>
      <text:p text:style-name="P208">Kolo trvá zhruba tři vteřiny, takže v něm můžeš udělat víc věcí, než jen máchnout mečem. <text:span text:style-name="T889">Stihneš například:</text:span></text:p>
      <text:list xml:id="list2157406683" text:style-name="L30">
        <text:list-item>
          <text:p text:style-name="P603"><text:span text:style-name="T890">T</text:span>asit zbraň a <text:span text:style-name="T891">rovnou</text:span> zaútočit.</text:p>
        </text:list-item>
      </text:list>
      <text:list xml:id="list3254902089" text:style-name="L31">
        <text:list-item>
          <text:p text:style-name="P605"><text:span text:style-name="T890">U</text:span>běhnout <text:span text:style-name="T538">krátkou vzdálenost</text:span> a <text:span text:style-name="T892">rovnou</text:span> <text:span text:style-name="T893">zaútočit</text:span> na blízko.</text:p>
        </text:list-item>
        <text:list-item>
          <text:p text:style-name="P606">Srazit protivníka k zemi a bodnout ho <text:span text:style-name="T901">svou</text:span> zbraní.</text:p>
        </text:list-item>
        <text:list-item>
          <text:p text:style-name="P604"><text:span text:style-name="T894">N</text:span>abít luk a vystřelit.</text:p>
        </text:list-item>
        <text:list-item>
          <text:p text:style-name="P607">Vystřelit na někoho z kuše.</text:p>
        </text:list-item>
        <text:list-item>
          <text:p text:style-name="P608">Sundat ze zad luk nebo jinou zbraň.</text:p>
        </text:list-item>
        <text:list-item>
          <text:p text:style-name="P609">Opatrně něco položit na zem.</text:p>
        </text:list-item>
        <text:list-item>
          <text:p text:style-name="P608">Vytáhnout z opasku lektvar.</text:p>
        </text:list-item>
        <text:list-item>
          <text:p text:style-name="P608">Sundat ze zad tornu.</text:p>
        </text:list-item>
        <text:list-item>
          <text:p text:style-name="P608">Vyndat něco z<text:span text:style-name="T895">e sundané</text:span> torny.</text:p>
        </text:list-item>
        <text:list-item>
          <text:p text:style-name="P610">Vypít <text:span text:style-name="T888">připravený</text:span> lektvar.</text:p>
        </text:list-item>
        <text:list-item>
          <text:p text:style-name="P610">Seslat kouzlo.</text:p>
        </text:list-item>
        <text:list-item>
          <text:p text:style-name="P611">Zamířit.</text:p>
        </text:list-item>
        <text:list-item>
          <text:p text:style-name="P612">Soustředit se na obranu.</text:p>
        </text:list-item>
        <text:list-item>
          <text:p text:style-name="P613"><text:span text:style-name="T896">Pokusit se dostat</text:span> z nevýhodné situace.</text:p>
        </text:list-item>
        <text:list-item>
          <text:p text:style-name="P614"><text:span text:style-name="T897">P</text:span>očíhat <text:span text:style-name="T897">si</text:span> na vhodnou chvíli k útoku.</text:p>
        </text:list-item>
      </text:list>
      <text:p text:style-name="P215">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2">Vzdálenost odhadujeme <text:s/><text:span text:style-name="T902">v počtech kol běhu</text:span>:</text:p>
      <text:list xml:id="list2504031966" text:style-name="L32">
        <text:list-item>
          <text:p text:style-name="P615"><text:span text:style-name="T856">Kontaktní</text:span> – <text:span text:style-name="T911">jeden či dva kroky od tebe</text:span></text:p>
          <text:list>
            <text:list-item>
              <text:p text:style-name="P616">Protivník<text:span text:style-name="T879">y</text:span> v kontaktní vzdálenosti můžeš <text:span text:style-name="T880">ohrozit</text:span> zblízka, <text:span text:style-name="T881">i když se od tebe v tomto kole snaží utéct</text:span>.</text:p>
            </text:list-item>
          </text:list>
        </text:list-item>
        <text:list-item>
          <text:p text:style-name="P615"><text:span text:style-name="T856">Krátká</text:span> – v dostřelu malé vrhací zbraně</text:p>
          <text:list>
            <text:list-item>
              <text:p text:style-name="P617"><text:span text:style-name="T912">Krátkou vzdálenost můžeš</text:span> uběhnout za 1 kolo a rovnou útočit <text:span text:style-name="T904">na blízko. Pokud ovšem od tebe protivník utíká, tak ho nejdřív musíš dohonit.</text:span></text:p>
            </text:list-item>
          </text:list>
        </text:list-item>
        <text:list-item>
          <text:p text:style-name="P615"><text:span text:style-name="T856">Střední</text:span> – v dostřelu <text:span text:style-name="T905">oštěpu</text:span> nebo kuše</text:p>
          <text:list>
            <text:list-item>
              <text:p text:style-name="P618">Dá se uběhnout za <text:span text:style-name="T903">2-4</text:span> kola.</text:p>
            </text:list-item>
          </text:list>
        </text:list-item>
        <text:list-item>
          <text:p text:style-name="P615"><text:span text:style-name="T856">Dlouhá</text:span> – v dostřelu dlouhého luku</text:p>
          <text:list>
            <text:list-item>
              <text:p text:style-name="P618">Dá se uběhnout za <text:span text:style-name="T906">5-16</text:span> kol.</text:p>
            </text:list-item>
          </text:list>
        </text:list-item>
      </text:list>
      <text:p text:style-name="P234">Při běhu nezvládneš dělat nic moc jiného – <text:span text:style-name="T1000">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3"><text:span text:style-name="T91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70">krátkou vzdálenost</text:span><text:span text:style-name="T907"> jim zabere dvě kola nebo i více.<text:line-break/><text:tab/>K popsání rychlosti různých tvorů proto používáme následující stupnici:</text:span></text:p>
      <text:list xml:id="list2683012269" text:style-name="L33">
        <text:list-item>
          <text:p text:style-name="P619">pomalá chůze – rychlá chůze – běh – koňský běh</text:p>
        </text:list-item>
      </text:list>
      <text:p text:style-name="P230"><text:soft-page-break/>Každý <text:span text:style-name="T1001">další</text:span> stupeň je dvojnásobkem předchozího. Vzdálenost, kterou pomalu ujdeš za 8 kol, tedy rychlou chůzí zabere jen 4 kola, během 2 kola a kůň nebo vlk ji uběhne za 1 kolo.</text:p>
      <text:list xml:id="list1580202843" text:style-name="L34">
        <text:list-item>
          <text:p text:style-name="P620">Pokud nějaké kouzlo nebo schopnost vyžaduje <text:span text:style-name="T538">soustředění</text:span>, můžeš se u toho <text:span text:style-name="T974">pohybovat pouze </text:span><text:span text:style-name="T582">pomalou chůzí</text:span><text:span text:style-name="T974">. V jednom kole </text:span><text:span text:style-name="T582">soustředění</text:span><text:span text:style-name="T974"> tedy zvládneš ujít jen pár kroků</text:span>.</text:p>
        </text:list-item>
        <text:list-item>
          <text:p text:style-name="P620"><text:span text:style-name="T973">Když</text:span> jsi <text:span text:style-name="T538">vyřazený z boje</text:span><text:span text:style-name="T601">, </text:span><text:span text:style-name="T624">zvládneš se jen pomalu plazit, případně se s něčí pomocí belhat</text:span><text:span text:style-name="T601">. </text:span><text:span text:style-name="T625">Můžeš se tedy také pohybovat jen rychlostí </text:span><text:span text:style-name="T583">pomalé chůze</text:span><text:span text:style-name="T625">.</text:span></text:p>
        </text:list-item>
      </text:list>
      <text:h text:style-name="Heading_20_4" text:outline-level="4">Zrychlení a zpomalení</text:h>
      <text:p text:style-name="P214"><text:span text:style-name="T914">Když nějaká schopnost nebo kouzlo způsobuje </text:span><text:span text:style-name="T571">zpomalení</text:span><text:span text:style-name="T908">, znamená to snížení rychlosti na polovinu, tedy posun o stupeň rychlosti dolů. </text:span><text:span text:style-name="T564">Z</text:span><text:span text:style-name="T571">rychlující</text:span><text:span text:style-name="T908"> kouzla a efekty naopak zvyšují rychlost pohybu na dvojnásobek a posouvají tedy o stupeň rychlosti nahoru.</text:span></text:p>
      <text:h text:style-name="P414" text:outline-level="2">Vyhodnocení</text:h>
      <text:p text:style-name="P216"><text:span text:style-name="T909">Když je jasné, co kdo chce udělat, je třeba určit, jak to dopadne</text:span>.</text:p>
      <text:list xml:id="list1509607001" text:style-name="L35">
        <text:list-item>
          <text:p text:style-name="P621"><text:span text:style-name="T910">Když chceš někoho zranit, srazit k zemi, vyrazit mu zbraň, v něčem mu zabránit, ovlivnit ho kouzlem, nebo jej jakkoliv jinak ohrozit nebo omezit, házíš si proti němu </text:span><text:span text:style-name="T572">na úspěch</text:span><text:span text:style-name="T910">.</text:span></text:p>
          <text:list>
            <text:list-item>
              <text:p text:style-name="P622">Když tě tvůj cíl chce také ohrozit,<text:span text:style-name="T958"> tvůj </text:span><text:span text:style-name="T577">hod na úspěch</text:span><text:span text:style-name="T958"> se porovná s jeho </text:span><text:span text:style-name="T577">hodem</text:span><text:span text:style-name="T538"> na úspěch</text:span>.</text:p>
            </text:list-item>
            <text:list-item>
              <text:p text:style-name="P622">Pokud tě v tomto kole ohrozit nechce, třeba proto, že útočí na někoho jiného, hází si proti tobě <text:span text:style-name="T538">na obranu</text:span>.</text:p>
            </text:list-item>
          </text:list>
        </text:list-item>
        <text:list-item>
          <text:p text:style-name="P623">Když v tomto kole nikoho neohrožuješ, <text:span text:style-name="T538">na úspěch</text:span> si <text:span text:style-name="T957">házet nemusíš. To, co chceš udělat, se ti nepovede pouze v případě, že ti v tom někdo úspěšně zabrání.</text:span></text:p>
        </text:list-item>
      </text:list>
      <text:p text:style-name="P231"><text:soft-page-break/>Takto se postupně hází za všechny účastníky boje. Za hráčské postavy a jejich pomocníky hází hráči postav, za nestvůry a protivníky hází Pán jeskyně.</text:p>
      <text:h text:style-name="Heading_20_3" text:outline-level="3">Hod <text:span text:style-name="T882">na úspěch</text:span></text:h>
      <text:p text:style-name="P25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2"><text:span text:style-name="T632">Síla se přičítá</text:span><text:span text:style-name="T638">, když</text:span><text:span text:style-name="T632">:</text:span></text:p>
      <text:list xml:id="list128205191" text:style-name="L36">
        <text:list-item>
          <text:p text:style-name="P624">Snažíš se někomu utéct nebo ho naopak doběhnout.</text:p>
        </text:list-item>
        <text:list-item>
          <text:p text:style-name="P624">S někým se přetlačuješ nebo přetahuješ.</text:p>
        </text:list-item>
        <text:list-item>
          <text:p text:style-name="P624">Snažíš se protivníka někam zatlačit nebo ho srazit k zemi.</text:p>
        </text:list-item>
        <text:list-item>
          <text:p text:style-name="P626">Bojuješ <text:span text:style-name="T971">na blízko</text:span> v těžké zbroji <text:span text:style-name="T975">(s libovolnou zbraní)</text:span>.</text:p>
        </text:list-item>
        <text:list-item>
          <text:p text:style-name="P624">Bojuješ beze zbraně.</text:p>
        </text:list-item>
        <text:list-item>
          <text:p text:style-name="P624">Bojuješ <text:span text:style-name="T969">nebo házíš</text:span> těžkou zbraní.</text:p>
        </text:list-item>
        <text:list-item>
          <text:p text:style-name="P630"><text:span text:style-name="T632">Bojuješ </text:span><text:span text:style-name="T634">nebo házíš</text:span><text:span text:style-name="T632"> lehkou zbraní a spoléháš se spíš na hrubou sílu než na techniku.</text:span></text:p>
        </text:list-item>
      </text:list>
      <text:p text:style-name="P233">Finesa se přičítá, když:</text:p>
      <text:list xml:id="list3270252192" text:style-name="L37">
        <text:list-item>
          <text:p text:style-name="P625">Střílíš libovolnou zbraní.</text:p>
        </text:list-item>
        <text:list-item>
          <text:p text:style-name="P625">Snažíš se někomu podrazit nohy.</text:p>
        </text:list-item>
        <text:list-item>
          <text:p text:style-name="P627">Při útěku kličkuješ nebo využíváš překážky.</text:p>
        </text:list-item>
        <text:list-item>
          <text:p text:style-name="P628">Chceš se kolem někoho prosmýknout, nebo vyklouznout z nevýhodné pozice.</text:p>
        </text:list-item>
        <text:list-item>
          <text:p text:style-name="P631"><text:soft-page-break/><text:span text:style-name="T632">Bojuješ </text:span><text:span text:style-name="T635">nebo házíš</text:span><text:span text:style-name="T632"> lehkou zbraní a spoléháš se na rychlost, technik</text:span><text:span text:style-name="T636">u </text:span><text:span text:style-name="T637">nebo</text:span><text:span text:style-name="T636"> přesnost.</text:span></text:p>
        </text:list-item>
      </text:list>
      <text:p text:style-name="P233">Duše se počítá, když:</text:p>
      <text:list xml:id="list214203079779018" text:continue-numbering="true" text:style-name="L37">
        <text:list-item>
          <text:p text:style-name="P625">Sesíláš kouzlo (je jedno jestli ze svitku, z hůlky nebo z čehokoliv jiného).</text:p>
        </text:list-item>
      </text:list>
      <text:p text:style-name="P323"><text:span text:style-name="T633">N</text:span><text:span text:style-name="T63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301">Když chceš protivníka <text:span text:style-name="T959">po</text:span>valit, h<text:span text:style-name="T961">áz</text:span>íš si Silou. Když mu chceš podrazit nohy, h<text:span text:style-name="T961">áz</text:span>íš si Finesou. <text:span text:style-name="T960">V obou případech ho v případě úspěchu dostaneš na zem. Rozdíl je jen v tom, jak to uděláš.</text:span></text:p>
      <text:p text:style-name="Text_20_body"><text:span text:style-name="T1002">Stejně postupujte, k</text:span>dyž chceš udělat něco, u čeho pravidla <text:span text:style-name="T970">použitou vlastnost neurčují.</text:span></text:p>
      <text:h text:style-name="Heading_20_3" text:outline-level="3">Hod na obranu</text:h>
      <text:p text:style-name="P228"><text:span text:style-name="T538">Na obranu</text:span> se hází stejně jako <text:span text:style-name="T538">na úspěch</text:span>: 1k6 + vlastnost + postihy a bonusy. Rozdíl je jen v tom, jakou vlastnost si přič<text:span text:style-name="T972">ítáš</text:span>.</text:p>
      <text:list xml:id="list2670444315" text:style-name="L38">
        <text:list-item>
          <text:p text:style-name="P632">Když před něčím uhýbáš, ať už před střelbou, před ránou mečem, nebo třeba před letící <text:span text:style-name="T538">ohnivou koulí</text:span>, házíš si na obranu Finesou.</text:p>
        </text:list-item>
        <text:list-item>
          <text:p text:style-name="P632"><text:span text:style-name="T956">Pokud</text:span> se bráníš před něčím, čemu nejde uhnout, třeba <text:span text:style-name="T956">když</text:span> odoláváš jedu nebo kouzlu, které se sesílá přímo na cíl (například <text:span text:style-name="T538">vzplanutí</text:span>), házíš si na obranu Silou.</text:p>
        </text:list-item>
        <text:list-item>
          <text:p text:style-name="P632">Když se bráníš zbraní <text:span text:style-name="T962">nebo štítem</text:span>, tak si házíš stejnou vlastností jako <text:span text:style-name="T538">na </text:span><text:span text:style-name="T581">úspěch</text:span><text:span text:style-name="T538">.</text:span></text:p>
        </text:list-item>
        <text:list-item>
          <text:p text:style-name="P632"><text:soft-page-break/>Když odoláváš psychickému nebo duševnímu kouzlu nebo nehmotnému útoku, házíš si na obranu Duší.</text:p>
        </text:list-item>
      </text:list>
      <text:p text:style-name="P228"><text:span text:style-name="T606">Mysli na to</text:span>, že na obranu si házíš pouze proti útočníkům, které v tomto <text:span text:style-name="T963">kole</text:span> neohrožuješ. Když se tedy s někým přetlačuješ, šermuješ s ním, sesíláš na něj kouzlo a podobně, neházíš si proti němu <text:span text:style-name="T538">na obranu</text:span>, ale <text:span text:style-name="T538">na úspěch</text:span>.</text:p>
      <text:p text:style-name="P276">Příklad:</text:p>
      <text:p text:style-name="P300"><text:span text:style-name="T964">Gorondar chce proběhnout kolem orka, aby se dostal ke goblinovi. Pavel si tedy proti orkovi bude házet </text:span><text:span text:style-name="T578">na obranu</text:span><text:span text:style-name="T604">, </text:span><text:span text:style-name="T605">protože chce ohrozit goblina, nikoliv orka. </text:span><text:span text:style-name="T607">Když se mu podaří proběhnout kolem orka, tak si proti goblinovi bude házet </text:span><text:span text:style-name="T579">na úspěch</text:span><text:span text:style-name="T607">.</text:span></text:p>
      <text:h text:style-name="Heading_20_4" text:outline-level="4">Obrana proti kouzlům</text:h>
      <text:p text:style-name="P229">U kouzel je vždy uvedeno, jakou vlastností si cíle hází na obranu. Platí to ale pouze <text:span text:style-name="T967">pro</text:span> <text:span text:style-name="T538">hod na obranu</text:span> – pokud kouzelníka v tomto kole ohrožuješ, neházíš si <text:span text:style-name="T538">na obranu</text:span>, ale <text:span text:style-name="T538">na úspěch</text:span>, a přičítáš si tedy vlastnost podle toho, co děláš, nikoliv podle toho, proti čemu se bráníš.</text:p>
      <text:p text:style-name="Example_20_Header">Příklad:</text:p>
      <text:p text:style-name="P302"><text:span text:style-name="T965">Pokud se </text:span>Gorondar <text:span text:style-name="T965">neubrání před orkem, bude to znamenat, že mu ork zabránil v tom, aby se dostal ke goblinovi. Nebude ho tedy moci ohrozit a místo </text:span><text:span text:style-name="T579">na úspěch</text:span><text:span text:style-name="T965"> si proti němu bude házet </text:span><text:span text:style-name="T579">na obranu</text:span><text:span text:style-name="T965">.</text:span></text:p>
      <text:h text:style-name="P384" text:outline-level="3">Pořadí házení</text:h>
      <text:p text:style-name="P319"><text:span text:style-name="T626">V</text:span><text:span text:style-name="T608"> některých případech záleží na tom</text:span><text:span text:style-name="T607">, v jakém pořadí se hází.</text:span></text:p>
      <text:p text:style-name="P277"><text:soft-page-break/>Příklad:</text:p>
      <text:p text:style-name="Example"><text:span text:style-name="T966">Předtím, než si budeme moci hodit, jak dopadne střetnutí Gorondara s goblinem, musíme nejprve zjistit</text:span>, jestli se Gorondar <text:span text:style-name="T966">prosmýkne kolem orka</text:span>. Nejdřív tedy musí Pán jeskyně hodit za orka na úspěch a Pavel za Gorondara na obranu. Výsledek rozhodne o tom, j<text:span text:style-name="T968">estli</text:span> si Gorondar bude <text:span text:style-name="T968">proti goblinovi moci hodit </text:span><text:span text:style-name="T580">na úspěch</text:span><text:span text:style-name="T968">, nebo si bude házet jen </text:span><text:span text:style-name="T580">na obranu</text:span>.</text:p>
      <text:p text:style-name="P321"><text:span text:style-name="T627">Na pořadí hodů může záležet</text:span><text:span text:style-name="T621">, i když se zrovna nesnažíš</text:span><text:span text:style-name="T601"> protivníkovi zabránit v zamýšlené akci.</text:span></text:p>
      <text:p text:style-name="Example_20_Header">Příklad:</text:p>
      <text:p text:style-name="Example"><text:span text:style-name="T601">Když by měla Naria připravený luk a chtěla střílet na orka, mohlo by se jí podařit </text:span><text:span text:style-name="T614">ho zranit nebo jinak </text:span><text:span text:style-name="T622">z</text:span><text:span text:style-name="T623">nevýhodnit</text:span><text:span text:style-name="T614">. Ork by potom měl nižší šanci zabránit Gorondarovi v tom, aby se dostal ke goblinovi.</text:span></text:p>
      <text:p text:style-name="P322"><text:span text:style-name="T601">Na tomto příkladu je také vidět, že záměry mohou být zřetězené: Nejdřív si musí hodit Katka, abychom zjistili, jestli se jí podaří orka vyřadit, nebo alespoň </text:span><text:span text:style-name="T615">znevýhodnit</text:span><text:span text:style-name="T601">. Pokud orka nevyřadí, bude Pán jeskyně házet na jeho pokus zastavit Gorondara. Když se mu to nepodaří, bude si teprve Pavel moci hodit na Gorondarův pokus zabránit goblinovi v mumlání.</text:span></text:p>
      <text:list xml:id="list1466052712" text:style-name="L39">
        <text:list-item>
          <text:p text:style-name="P633"><text:span text:style-name="T613">K</text:span><text:span text:style-name="T611">dykoliv se někdo snaží ohrozit protivníka, který zamýšlí ohrozit někoho jiného, hází přednostně</text:span><text:span text:style-name="T609">. </text:span><text:span text:style-name="T616">A to v pořadí, v jakém na sebe akce logicky navazují.</text:span></text:p>
        </text:list-item>
      </text:list>
      <text:p text:style-name="P320"><text:span text:style-name="T612">Když se </text:span><text:span text:style-name="T617">stejného</text:span><text:span text:style-name="T612"> protivník</text:span><text:span text:style-name="T610">a </text:span><text:span text:style-name="T611">snaží ohrozit více </text:span><text:span text:style-name="T628">hráčských</text:span><text:span text:style-name="T611"> postav </text:span><text:span text:style-name="T620">nebo jejich pomocníků</text:span><text:span text:style-name="T612">, </text:span><text:span text:style-name="T618">tak se </text:span><text:span text:style-name="T611">na</text:span><text:span text:style-name="T612"> </text:span><text:span text:style-name="T611">pořadí </text:span><text:span text:style-name="T618">házení</text:span><text:span text:style-name="T611"> můžete domluvit</text:span><text:span text:style-name="T612">. </text:span><text:span text:style-name="T619">K</text:span><text:span text:style-name="T612">dyž se více protivníků snaží </text:span><text:span text:style-name="T610">ohrozit</text:span><text:span text:style-name="T612"> stejn</text:span><text:span text:style-name="T610">ou</text:span><text:span text:style-name="T612"> postav</text:span><text:span text:style-name="T610">u</text:span><text:span text:style-name="T612">, o pořadí </text:span><text:span text:style-name="T611">jejich hodů</text:span><text:span text:style-name="T612"> rozhoduje Pán jeskyně.</text:span></text:p>
      <text:h text:style-name="P385" text:outline-level="3"><text:span text:style-name="T951">V</text:span>ýhod<text:span text:style-name="T951">y</text:span> a nevýhod<text:span text:style-name="T955">y</text:span></text:h>
      <text:p text:style-name="P219"><text:span text:style-name="T976">Podmínky při boji nejsou vždycky vyrovnané</text:span>. <text:span text:style-name="T976">Když například stojíš po pás ve vodě a tvůj protivník je na břehu, budeš mít proti němu nevýhodu.</text:span></text:p>
      <text:list xml:id="list3234644343" text:style-name="L40">
        <text:list-item>
          <text:p text:style-name="P634"><text:soft-page-break/>Za každou výhodu si k hodu přičti 1 a za každou nevýhodu si naopak odečti 1.</text:p>
        </text:list-item>
      </text:list>
      <text:p text:style-name="P246">Bonus <text:span text:style-name="T1026">za výhodu</text:span> si počítáš <text:span text:style-name="T1027">až od chvíle, kdy se do ní skutečně dostaneš</text:span>.</text:p>
      <text:p text:style-name="P281">Příklad:</text:p>
      <text:p text:style-name="P312">Když boj začíná popisem že se vykláníš zpoza rohu a někdo na tebe střílí, počítáš si výhodu za kryt. <text:span text:style-name="T934">Když </text:span><text:span text:style-name="T936">ale</text:span><text:span text:style-name="T934"> boj začíná popisem, že jsi uprostřed místnosti a někdo na tebe střílí, a ty ohlásíš, že se </text:span><text:span text:style-name="T935">skočíš za stůl</text:span><text:span text:style-name="T934">, </text:span><text:span text:style-name="T935">tak si výhodu za kryt budeš počítat až od příštího kola, </text:span><text:span text:style-name="T937">protože do krytu se dostaneš až v průběhu tohoto kola</text:span><text:span text:style-name="T935">.</text:span></text:p>
      <text:p text:style-name="P224">Postih za nevýhodu si počítáš už od chvíle, kdy se do ní dostaneš.</text:p>
      <text:p text:style-name="P282">Příklad:</text:p>
      <text:p text:style-name="P305">Gorondar chytil skřeta pod krkem a přimáčkne ho ke stěně. Naria na skřeta střílí z luku. Jelikož Katka hází až po Pavlovi, přičte si k hodu bonus za výhodu, protože skřet už je Gorondarem přitisknutý ke zdi.</text:p>
      <text:p text:style-name="P221"><text:span text:style-name="T915">B</text:span>onus nebo postih si vždy přičítá hráč <text:span text:style-name="T915">postavy</text:span>. <text:span text:style-name="T1008">Vždycky také říkej nahlas, jaké postihy a bonusy si počítáš a za co jsou.</text:span></text:p>
      <text:p text:style-name="Example_20_Header">Příklad:</text:p>
      <text:p text:style-name="P309">Gorondar stojí na břehu řeky a útočí na skřeta, který se z ní snaží vyběhnout. V této situaci můžeme říct, že skřet má proti Gorondarovi nevýhodu, nebo <text:span text:style-name="T1010">také</text:span> že Gorondar má proti skřetovi výhodu – znamená to to samé, <text:span text:style-name="T1005">pořád je to ta samá situace</text:span>. <text:span text:style-name="T100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856">Pavel:</text:span> <text:span text:style-name="T538">„</text:span><text:span text:style-name="T587">Házím Silou a počítám si +1, </text:span><text:span text:style-name="T588">proto</text:span><text:span text:style-name="T587">že jsem na břehu řeky a skřet se brodí vodou.</text:span><text:span text:style-name="T538">“</text:span></text:p>
      <text:p text:style-name="P221">Jsou k tomu <text:span text:style-name="T916">tři</text:span> důvody:</text:p>
      <text:list xml:id="list909568610" text:style-name="L41">
        <text:list-item>
          <text:p text:style-name="P635"><text:soft-page-break/>Když <text:span text:style-name="T1007">bonus nebo postih</text:span> <text:span text:style-name="T91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636">Nestane se vám, že byste stejnou okolnost započítali dvakrát.</text:p>
        </text:list-item>
        <text:list-item>
          <text:p text:style-name="P637">Ulehčíte t<text:span text:style-name="T917">ím</text:span> práci Pánovi jeskyně, který jí má v boji víc než dost.</text:p>
        </text:list-item>
      </text:list>
      <text:p text:style-name="P220"><text:span text:style-name="T979">Když se něco vztahuje na tebe stejně jako na tvého protivníka, výhodu za to nebude mít žádný z vás</text:span>.</text:p>
      <text:p text:style-name="P278">Příklad:</text:p>
      <text:p text:style-name="P303">Když bojuješ <text:span text:style-name="T980">po tmě</text:span> a ani ty ani tvůj protivník nemáte <text:span text:style-name="T584">infravidění</text:span><text:span text:style-name="T978"> ani </text:span><text:span text:style-name="T584">ultrasluch</text:span>, tak vás tma omezuje oba stejně <text:span text:style-name="T1011">a postih ani bonus si nepočítáš</text:span>.</text:p>
      <text:p text:style-name="P222">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5">Nejčastější druhy <text:span text:style-name="T986">výhod a</text:span> nevýhod <text:span text:style-name="T986">v boji</text:span> jsou:</text:p>
      <text:list xml:id="list3084991456" text:style-name="L42">
        <text:list-item>
          <text:p text:style-name="P647"><text:span text:style-name="T981">Ztížení</text:span> pohybu</text:p>
          <text:list>
            <text:list-header>
              <text:p text:style-name="P345">Jsi zalehnutý, jsi zatlačený do rohu nebo přimáčknutý ke stěně, jsi po pás ve vodě, brodíš se v bahně, <text:span text:style-name="T987">balancuješ na hraně propasti,</text:span> <text:span text:style-name="T982">máš vážně zraněnou nohu, neseš spolubojovníka nebo jiný nadměrný náklad.</text:span></text:p>
            </text:list-header>
          </text:list>
        </text:list-item>
        <text:list-item>
          <text:p text:style-name="P648"><text:span text:style-name="T981">Ztížení</text:span> viditelnosti</text:p>
          <text:list>
            <text:list-header>
              <text:p text:style-name="P345"><text:soft-page-break/>Bojuješ se zavázanýma očima, <text:span text:style-name="T984">neseš světlo a někdo na tebe střílí ze tmy</text:span>, <text:span text:style-name="T983">máš písek v očích, protivník je neviditelný, cíl je schovaný v křoví.</text:span></text:p>
            </text:list-header>
          </text:list>
        </text:list-item>
        <text:list-item>
          <text:p text:style-name="P649">Nevhodná zbraň</text:p>
          <text:list>
            <text:list-header>
              <text:p text:style-name="P345">Bojuješ s kopím v úzkém prostoru, používáš meč při zápasení na zemi.</text:p>
            </text:list-header>
          </text:list>
        </text:list-item>
        <text:list-item>
          <text:p text:style-name="P650">Kryt</text:p>
          <text:list>
            <text:list-header>
              <text:p text:style-name="P345">Střílíš zpoza rohu, bráníš hradby před ztečí.</text:p>
            </text:list-header>
          </text:list>
        </text:list-item>
        <text:list-item>
          <text:p text:style-name="P651">Dezorientace</text:p>
          <text:list>
            <text:list-header>
              <text:p text:style-name="P345"><text:span text:style-name="T987">Máš vážné zranění hlavy, působí na tebe kouzlo nebo schopnost způsobující halucinace, zmatení nebo ztrátu paměti</text:span>.</text:p>
            </text:list-header>
          </text:list>
        </text:list-item>
        <text:list-item>
          <text:p text:style-name="P652">Strach</text:p>
          <text:list>
            <text:list-header>
              <text:p text:style-name="P346">Působí na tebe kouzlo nebo schopnost způsobující magický <text:span text:style-name="T538">strach</text:span>.</text:p>
            </text:list-header>
          </text:list>
        </text:list-item>
        <text:list-item>
          <text:p text:style-name="P653">Vyvedení z rovnováhy</text:p>
          <text:list>
            <text:list-header>
              <text:p text:style-name="P345">Dostal jsi těžký zásah, někdo do tebe narazil.</text:p>
            </text:list-header>
          </text:list>
        </text:list-item>
        <text:list-item>
          <text:p text:style-name="P654">Překvapení</text:p>
          <text:list>
            <text:list-header>
              <text:p text:style-name="P345">O útočníkovi jsi nevěděl a útok jsi nečekal.</text:p>
            </text:list-header>
          </text:list>
        </text:list-item>
        <text:list-item>
          <text:p text:style-name="P655">Střelba na protivníka, který k tobě běží</text:p>
          <text:list>
            <text:list-header>
              <text:p text:style-name="P347">Když chceš zaútočit zblízka na protivníka, který útočí na dálku (střílí z luku, sesílá <text:span text:style-name="T538">modrý blesk</text:span> a podobně) a na začátku kola nejste v kontaktní vzdálenosti, takže k němu musíš nejdřív doběhnout, střelec má proti tobě výhodu.</text:p>
            </text:list-header>
          </text:list>
        </text:list-item>
        <text:list-item>
          <text:p text:style-name="P655">Střelba na <text:span text:style-name="T1016">útočníka zblízka</text:span></text:p>
          <text:list>
            <text:list-header>
              <text:p text:style-name="P348">Když <text:span text:style-name="T100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656"><text:soft-page-break/>Střelba na běžící cíl</text:p>
          <text:list>
            <text:list-header>
              <text:p text:style-name="P349">Běžící cíl se hůře zasahuje, střelec má tedy nevýhodu. Platí to i pro útoky vrhací zbraní nebo kouzlem, kterému se cíl brání Finesou (jde tedy před ním uhýbat).</text:p>
            </text:list-header>
          </text:list>
        </text:list-item>
        <text:list-item>
          <text:p text:style-name="P657">Útok <text:span text:style-name="T985">do zad</text:span></text:p>
          <text:list>
            <text:list-header>
              <text:p text:style-name="P345">Protivník utíká z boje nebo probíhá kolem tebe, protivník je obklíčený, v tomto kole tě neohrožuje a máš dost prostoru, aby ses mu dostal do zad.</text:p>
            </text:list-header>
          </text:list>
        </text:list-item>
      </text:list>
      <text:h text:style-name="P396" text:outline-level="4">Sčítání výhod a nevýhod</text:h>
      <text:p text:style-name="P223"><text:span text:style-name="T1021">Postihy a bonusy za v</text:span>ýhody <text:span text:style-name="T1021">nebo</text:span> nevýhody stejného druhu se nesčítají.</text:p>
      <text:p text:style-name="P280">Příklad:</text:p>
      <text:p text:style-name="P310"><text:span text:style-name="T977">Když</text:span> tě někdo zatlačí do rohu místnosti a pak tě <text:span text:style-name="T1009">přitiskne ke zdi</text:span>, tak si počítáš jen -1, protože obojí ti omezuje pohyb.</text:p>
      <text:p text:style-name="P223"><text:span text:style-name="T1021">Postihy a bonusy za v</text:span>ýhody <text:span text:style-name="T1021">nebo</text:span> nevýhody <text:span text:style-name="T1022">různ</text:span>ého druhu se sčítají.</text:p>
      <text:p text:style-name="P280">Příklad:</text:p>
      <text:p text:style-name="P306">Když Gorondar skočí na skřeta, zalehne ho a mázne mu bláto do očí, tak si skřet bude počítat postih celkem -2, protože zalehnutí mu omezuje pohyb a bláto v očích viditelnost.</text:p>
      <text:p text:style-name="P244"><text:span text:style-name="T988">Přestože se postihy za nevýhody stejného druhu nesčítají</text:span>, každá z nich <text:span text:style-name="T988">omezuje, co můžeš dělat, a pokud se chceš zbavit postihu, musíš se zbavit každé z nich.</text:span></text:p>
      <text:p text:style-name="P280">Příklad:</text:p>
      <text:p text:style-name="P304"><text:span text:style-name="T928">Gorondar srazí goblina k zemi a zalehne ho. Goblin si odteď počítá -1, </text:span><text:span text:style-name="T929">protože</text:span><text:span text:style-name="T928"> je zalehnutý, </text:span><text:span text:style-name="T930">a navíc nemůže vstát, dokud na něm Gorondar leží.</text:span><text:span text:style-name="T928"> </text:span><text:span text:style-name="T931">P</text:span><text:span text:style-name="T928">ořád </text:span><text:span text:style-name="T931">má ale</text:span><text:span text:style-name="T928"> volné obě ruce a může s nimi něco dělat – třeba se pokusit Gorondara škrtit.<text:line-break/></text:span><text:soft-page-break/><text:span text:style-name="T928"><text:tab/></text:span><text:span text:style-name="T932">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7"><text:span text:style-name="T1">Výhody a nevýhody jsou nedílně spojené </text:span><text:span text:style-name="T113">s nějakým stavem nebo situací</text:span><text:span text:style-name="T1"> ve hře. </text:span><text:span text:style-name="T112">Jakmile </text:span><text:span text:style-name="T113">tento stav nebo</text:span><text:span text:style-name="T112"> </text:span><text:span text:style-name="T59">situace</text:span><text:span text:style-name="T112"> pomine, zmizí i výhoda či nevýhoda z ní plynoucí.</text:span></text:p>
      <text:p text:style-name="P279">Příklad:</text:p>
      <text:p text:style-name="P308"><text:span text:style-name="T1">Když </text:span><text:span text:style-name="T875">ležíš a tvůj protivník stojí</text:span><text:span text:style-name="T1">, máš </text:span><text:span text:style-name="T103">proti němu</text:span><text:span text:style-name="T1"> </text:span><text:span text:style-name="T875">v boji</text:span><text:span text:style-name="T1"> nevýhodu. Jakmile se postavíš na nohy, </text:span><text:span text:style-name="T113">nevýhody se zbavíš</text:span><text:span text:style-name="T1">.</text:span></text:p>
      <text:list xml:id="list1928948313" text:style-name="L43">
        <text:list-item>
          <text:p text:style-name="P658"><text:span text:style-name="T923">J</text:span><text:span text:style-name="T924">ednorázové výhody a nevýhody, jako třeba překvapení, vyvedení z rovnováhy </text:span><text:span text:style-name="T926">nebo útok do zad se</text:span><text:span text:style-name="T924"> </text:span><text:span text:style-name="T926">počítají</text:span><text:span text:style-name="T924"> pouze </text:span><text:span text:style-name="T933">na jeden hod</text:span><text:span text:style-name="T924">.</text:span></text:p>
        </text:list-item>
        <text:list-item>
          <text:p text:style-name="P638">Situační výhody a nevýhody, jako třeba ztížení pohybu, tma, kryt, nevhodná zbraň, střelba na ležící cíl, střelba na útočníka zblízka a podobně trvají, dokud trvá příslušná situace.</text:p>
        </text:list-item>
        <text:list-item>
          <text:p text:style-name="P639">Nevýhody plynoucí z pozice v boji, třeba když tě protivník zatlačil do rohu, trvají, dokud se z nich nedostaneš (viz <text:span text:style-name="T714">kapitola</text:span> <text:span text:style-name="T856">Prolomení nevýhody</text:span><text:span text:style-name="T1019"> </text:span><text:span text:style-name="T713">&lt;ODKAZ&gt;</text:span>).</text:p>
        </text:list-item>
        <text:list-item>
          <text:p text:style-name="P640">Krátkodobá omezení, třeba když ti někdo hodí písek nebo bahno do očí, trvají do té doby, než se jich zbavíš, <text:span text:style-name="T1020">třeba než si bahno z očí otřeš</text:span>. <text:span text:style-name="T1020">To</text:span> obvykle zabere jedno kolo.</text:p>
        </text:list-item>
        <text:list-item>
          <text:p text:style-name="P641">Výhody a nevýhody plynoucí z účinků kouzel trvají po dobu působení kouzla.</text:p>
        </text:list-item>
        <text:list-item>
          <text:p text:style-name="P640">Nevýhody plynoucí z působení jedů trvají po dobu působení jedu (<text:span text:style-name="T1017">viz kapitola</text:span> <text:span text:style-name="T860">Jedy</text:span><text:span text:style-name="T1018"> </text:span><text:span text:style-name="T712">&lt;ODKAZ&gt;</text:span>).</text:p>
        </text:list-item>
      </text:list>
      <text:list xml:id="list1889274432" text:style-name="L44">
        <text:list-item>
          <text:p text:style-name="P659"><text:soft-page-break/><text:span text:style-name="T923">Nevýhod</text:span><text:span text:style-name="T927">y</text:span><text:span text:style-name="T923"> za v</text:span><text:span text:style-name="T921">ážn</text:span><text:span text:style-name="T923">é</text:span><text:span text:style-name="T921"> zranění trv</text:span><text:span text:style-name="T927">ají</text:span><text:span text:style-name="T921">, dokud si nevyléčíš všechny ztracené životy </text:span><text:span text:style-name="T535">(viz kapitola </text:span><text:span text:style-name="T532">Zranění a léčba</text:span><text:span text:style-name="T535"> </text:span><text:span text:style-name="T715">&lt;ODKAZ&gt;</text:span><text:span text:style-name="T535">)</text:span><text:span text:style-name="T921">.</text:span></text:p>
        </text:list-item>
      </text:list>
      <text:h text:style-name="Heading_20_2" text:outline-level="2">Speciální akce</text:h>
      <text:p text:style-name="P245">V této kapitole si projdeme několik akcí, <text:span text:style-name="T1023">pro která platí zvláštní pravidla</text:span>. „Akcí“ <text:span text:style-name="T1023">myslíme</text:span> <text:span text:style-name="T1024">to</text:span>, co plánuješ udělat v jednom kole.</text:p>
      <text:h text:style-name="P386" text:outline-level="3">Ohrožení více protivníků</text:h>
      <text:p text:style-name="P225">Když chceš v jednom kole <text:span text:style-name="T952">současně</text:span> ohrozit více než jednoho protivníka, počítáš si k hodu postih rovný jejich počtu. <text:span text:style-name="T573">Na úspěch</text:span><text:span text:style-name="T952"> si házíš pouze jednou, ale každý soupeř si proti tobě hází zvlášť.</text:span></text:p>
      <text:p text:style-name="Example_20_Header">Příklad:</text:p>
      <text:p text:style-name="P311"><text:span text:style-name="T98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85">hodu na úspěch</text:span><text:span text:style-name="T989"> si tedy započítá postih -2.</text:span></text:p>
      <text:p text:style-name="P225"><text:span text:style-name="T953">Pokud</text:span> <text:span text:style-name="T952">útočíš něčím, co zasahuje víc cílů najednou, například granátem, kouzlem s plošným účinkem a podobně</text:span>, <text:span text:style-name="T1025">tento postih si nepočítáš</text:span>.</text:p>
      <text:p text:style-name="Example_20_Header">Příklad:</text:p>
      <text:p text:style-name="P307"><text:span text:style-name="T998">Kara sesílá </text:span><text:span text:style-name="T586">ohnivou kouli</text:span><text:span text:style-name="T990"> na dva skřety. Toto kouzlo zasahuje víc cílů najednou, takže Jana hází </text:span><text:span text:style-name="T586">na úspěch</text:span><text:span text:style-name="T990"> bez postihu.</text:span></text:p>
      <text:h text:style-name="P387" text:outline-level="3">Míření</text:h>
      <text:p text:style-name="P247">Když strávíš kolo mířením, <text:span text:style-name="T1031">na následující výstřel si</text:span> počítáš +2.</text:p>
      <text:list xml:id="list773872440" text:style-name="L45">
        <text:list-item>
          <text:p text:style-name="P660">Mířit jde i <text:span text:style-name="T1034">s</text:span> vrhací zbraní, ale nikoliv <text:span text:style-name="T1035">při sesílání</text:span> kouzl<text:span text:style-name="T1035">a</text:span>.</text:p>
        </text:list-item>
        <text:list-item>
          <text:p text:style-name="P661"><text:soft-page-break/>Můžeš si také předem zamířit na místo, kde čekáš, že se někdo objeví, nebo na cíl s tím, že vystřelíš, až když něco udělá (nebo neudělá).</text:p>
        </text:list-item>
      </text:list>
      <text:p text:style-name="P251">Bonus za míření se sčítá s případnými bonusy za výhody a nevýhody.</text:p>
      <text:h text:style-name="P388" text:outline-level="3">Klamný útok nebo jiná finta v boji</text:h>
      <text:p text:style-name="P248">Když v tomto kole děláš klamný útok, házíš soupeři židli pod nohy, nebo se ho nějak jinak snažíš rozptýlit, rozhodit či odvést jeho pozornost, tak:</text:p>
      <text:list xml:id="list858284772" text:style-name="L46">
        <text:list-item>
          <text:p text:style-name="P662"><text:span text:style-name="T1032">Nikoho neohrožuješ, takže si neházíš </text:span><text:span text:style-name="T590">na úspěch</text:span><text:span text:style-name="T1032">.</text:span></text:p>
        </text:list-item>
        <text:list-item>
          <text:p text:style-name="P662"><text:span text:style-name="T1032">Pokud ti v tom nikdo nezabrání, protivník bude mít jednorázovou nevýhodu. A to buď už v tomto kole – pak z ní budou moci těžit tví protivníci, nebo až v příštím – pak z ní budeš moci těžit ty při svém následujícím </text:span><text:span text:style-name="T590">hodu na útok</text:span><text:span text:style-name="T103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036">nesnaží se mu tím ublížit, chce pouze rozptýlit jeho pozornost</text:span>.<text:line-break/><text:tab/>Zlobr bojuje s Gorondarem, takže se ne<text:span text:style-name="T1036">pokouší</text:span> Naraii v házení kamenů bránit. <text:span text:style-name="T1036">Naraia je tedy automaticky úspěšná a Pavel si bude při </text:span><text:span text:style-name="T591">hodu na úspěch</text:span><text:span text:style-name="T1036"> počítat +1 za to, že je zlobr rozptýlený (tímto si také připomínáme, že bonusy a postihy si vždy přičítá hráč).</text:span></text:p>
      <text:h text:style-name="Heading_20_3" text:outline-level="3">Plná obrana</text:h>
      <text:p text:style-name="P217">Když se soustředíš na obranu, <text:span text:style-name="T1028">tak:</text:span></text:p>
      <text:list xml:id="list4230796790" text:style-name="L47">
        <text:list-item>
          <text:p text:style-name="P642">Nemůžeš v tomto kole nikoho zranit ani jinak ohrozit či omezit.</text:p>
        </text:list-item>
        <text:list-item>
          <text:p text:style-name="P644"><text:soft-page-break/><text:span text:style-name="T1029">N</text:span>emůžeš u toho dělat <text:span text:style-name="T1030">nic</text:span> jiného: utíkat, nabíjet apod.</text:p>
        </text:list-item>
        <text:list-item>
          <text:p text:style-name="P663"><text:span text:style-name="T938">N</text:span><text:span text:style-name="T922">a všechny obrany v tomto kole </text:span><text:span text:style-name="T938">si</text:span><text:span text:style-name="T922"> </text:span><text:span text:style-name="T925">počítáš</text:span><text:span text:style-name="T922"> +2.</text:span></text:p>
        </text:list-item>
      </text:list>
      <text:p text:style-name="P284">Příklad:</text:p>
      <text:p text:style-name="P314"><text:span text:style-name="T939">Z</text:span><text:span text:style-name="T919">lobrovi se podařilo odhodit nebohého Gorondara, takže Naria teď proti němu stojí sama. Má pořád jen dýku, takže se rozhodne raději ustupovat a počkat, až se Gorondar vrátí do boje.<text:line-break/><text:tab/>Katka si bude proti zlobrovi házet </text:span><text:span text:style-name="T596">na obranu</text:span><text:span text:style-name="T919"> s bonusem +2, protože ho </text:span><text:span text:style-name="T941">Naria </text:span><text:span text:style-name="T919">nijak neohrožuje a soustředí se na obranu.</text:span></text:p>
      <text:h text:style-name="P381" text:outline-level="3">Únik z nevýhody</text:h>
      <text:p text:style-name="P218">Když se soustředíš na <text:span text:style-name="T837">to, aby ses dostal</text:span> z nevýhody, <text:span text:style-name="T1037">například se</text:span> <text:span text:style-name="T838">snažíš se </text:span>odstrčit toho, kdo na tebe leží, prorazit z obklíčení, vyčistit si oči od písku a podobně, <text:span text:style-name="T918">tak:</text:span></text:p>
      <text:list xml:id="list2087163281" text:style-name="L48">
        <text:list-item>
          <text:p text:style-name="P643">Nemůžeš v tomto kole nikoho zranit ani jinak ohrozit či omezit.</text:p>
        </text:list-item>
        <text:list-item>
          <text:p text:style-name="P664"><text:span text:style-name="T920">P</text:span><text:span text:style-name="T922">očítáš si +2 </text:span><text:span text:style-name="T942">k hodu </text:span><text:span text:style-name="T598">na úspěch</text:span><text:span text:style-name="T942"> na to, aby ses dostal z nevýhody</text:span><text:span text:style-name="T922">.</text:span></text:p>
          <text:list>
            <text:list-item>
              <text:p text:style-name="P664"><text:span text:style-name="T922">N</text:span><text:span text:style-name="T943">a rozdíl od </text:span><text:span text:style-name="T599">plné obrany</text:span><text:span text:style-name="T943"> si </text:span><text:span text:style-name="T942">tento </text:span><text:span text:style-name="T943">bonus nepočítáš k </text:span><text:span text:style-name="T598">hodům na obranu</text:span><text:span text:style-name="T943">.</text:span></text:p>
            </text:list-item>
          </text:list>
        </text:list-item>
      </text:list>
      <text:p text:style-name="P283">Příklad:</text:p>
      <text:p text:style-name="P313"><text:span text:style-name="T939">G</text:span><text:span text:style-name="T919">orondar drží skřeta přitisknutého ke zdi. Naria na něj střílí. Skřet se snaží Gorondarovi vysmýknout.<text:line-break/><text:tab/></text:span><text:span text:style-name="T940">Proti Gorondarovi si skřet si bude házet s bonusem +2 a když uspěje, uvolní se. Nebude mu ale moci nijak ublížit, ani když si hodí výjimečně dobře.<text:line-break/><text:tab/>Proti Nariině střelbě si bude házet </text:span><text:span text:style-name="T597">na obranu</text:span><text:span text:style-name="T940"> bez bonusu, protože Naria mu nebrání v tom, aby se dostal z nevýhody.</text:span></text:p>
      <text:h text:style-name="Heading_20_2" text:outline-level="2"><text:soft-page-break/>Určení <text:span text:style-name="T991">výsledku</text:span></text:h>
      <text:p text:style-name="P238"><text:span text:style-name="T1015">Zda se ti podaří to, co zamýšlíš, </text:span>závisí na rozdílu tvého hodu a hodu tvého protivníka:</text:p>
      <text:list xml:id="list3693474409" text:style-name="L49">
        <text:list-item>
          <text:p text:style-name="P665">Pokud jsi hodil stejně, nebo jsi ho přehodil o 1 či 2, máš <text:span text:style-name="T993">proti němu</text:span> jeden úspěch.</text:p>
        </text:list-item>
        <text:list-item>
          <text:p text:style-name="P665">Jestliže jsi ho přehodil o 3-5, máš <text:span text:style-name="T993">proti němu</text:span> <text:span text:style-name="T994">dva</text:span> úspěchy.</text:p>
        </text:list-item>
        <text:list-item>
          <text:p text:style-name="P665">Pokud jsi ho přehodil o 6 nebo víc, máš <text:span text:style-name="T993">proti němu dokonce</text:span> tři úspěchy.</text:p>
        </text:list-item>
      </text:list>
      <text:p text:style-name="P252">Když ty i tvůj protivník házíte <text:span text:style-name="T538">na úspěch</text:span> a padne vám stejně, tak oba máte jeden úspěch <text:span text:style-name="T1038">a můžete ho použít podle následujících pravidel</text:span>. <text:span text:style-name="T1038">Pokud jeden z vás házel </text:span><text:span text:style-name="T592">na obranu</text:span><text:span text:style-name="T1038">, tak úspěch má jen útočník (protože </text:span><text:span text:style-name="T592">hodu na obranu</text:span><text:span text:style-name="T1038"> vyjadřuje to, že se nesnažíš protivníka nijak ohrozit, jen se proti němu bráníš).</text:span></text:p>
      <text:h text:style-name="P389" text:outline-level="3">Úspěchy</text:h>
      <text:p text:style-name="P239">Za každý úspěch můžeš <text:span text:style-name="T992">svému soupeři</text:span> udělat jednu <text:span text:style-name="T1055">věc</text:span>, <text:span text:style-name="T1039">k</text:span>aždou pouze jednou. <text:span text:style-name="T1057">Například:</text:span></text:p>
      <text:list xml:id="list4046073840" text:style-name="L50">
        <text:list-item>
          <text:p text:style-name="P666">Zranit ho.</text:p>
          <text:list>
            <text:list-item>
              <text:p text:style-name="P667">Za další úspěch můžeš <text:span text:style-name="T997">říct, že jsi zasáhnul nějaké citlivé místo (hlavu, kyklopovo oko, ocas obřího štíra a podobně).</text:span></text:p>
            </text:list-item>
          </text:list>
        </text:list-item>
        <text:list-item>
          <text:p text:style-name="P668">Nějak ho znevýhodnit, <text:span text:style-name="T1053">n</text:span>ěkam ho zatlačit či odtáhnout.</text:p>
          <text:list>
            <text:list-item>
              <text:p text:style-name="P682">Současně mu tím můžeš zabránit v tom, aby se někam dostal.</text:p>
            </text:list-item>
          </text:list>
        </text:list-item>
        <text:list-item>
          <text:p text:style-name="P668">Dostat se z nevýhody, ve které tě <text:span text:style-name="T1057">protivník</text:span> drží.</text:p>
        </text:list-item>
        <text:list-item>
          <text:p text:style-name="P668">Utéct od něj.</text:p>
        </text:list-item>
      </text:list>
      <text:p text:style-name="P240"><text:soft-page-break/>Pokud je proti tobě v nevýhodě, ať už dané <text:span text:style-name="T995">okolnostmi</text:span> nebo tím, že ho do ní <text:span text:style-name="T1012">nejdříve</text:span> <text:span text:style-name="T996">za jeden úspěch</text:span> dosta<text:span text:style-name="T1012">neš</text:span>, tak můžeš <text:span text:style-name="T1046">také</text:span>:</text:p>
      <text:list xml:id="list214203573849050" text:continue-numbering="true" text:style-name="L50">
        <text:list-item>
          <text:p text:style-name="P669">Odzbrojit <text:span text:style-name="T1040">ho.</text:span></text:p>
        </text:list-item>
        <text:list-item>
          <text:p text:style-name="P670">Srazit <text:span text:style-name="T1041">ho do propasti</text:span> <text:span text:style-name="T1041">nebo zatlačit</text:span> <text:span text:style-name="T1041">do</text:span> <text:span text:style-name="T1040">pasti.</text:span></text:p>
        </text:list-item>
        <text:list-item>
          <text:p text:style-name="P682">Zabránit mu, aby něco udělal.</text:p>
        </text:list-item>
      </text:list>
      <text:p text:style-name="P243"><text:span text:style-name="T1056">Protivníkovi můžeš udělat jen to, co jsi ohlásil na začátku kola.</text:span></text:p>
      <text:p text:style-name="Example_20_Header">Příklad:</text:p>
      <text:p text:style-name="Example">Když se orkovi podaří Gorondarovi zabránit v tom, aby se dostal ke goblinovi, <text:span text:style-name="T1003">Gorondar</text:span> už v tomto kole nemůže po goblinovi hod<text:span text:style-name="T1003">it</text:span> dýku, protože to nebylo součástí <text:span text:style-name="T1013">Pavlova záměru</text:span>. Může to udělat až v dalším kole a protivníci na to budou moci reagovat.</text:p>
      <text:p text:style-name="P253"><text:span text:style-name="T1042">N</text:span>a začátku kola <text:span text:style-name="T1042">ale nemusíš</text:span> do detailů pop<text:span text:style-name="T1042">isova</text:span>t, jak přesně svůj plán provedeš. <text:span text:style-name="T1042">To stačí udělat, až když víš, kolik máš úspěchů.</text:span></text:p>
      <text:p text:style-name="P285">Příklad:</text:p>
      <text:p text:style-name="P315"><text:span text:style-name="T859">Pavel:</text:span><text:span text:style-name="T1014"> </text:span><text:span text:style-name="T589">„Ještě z rozběhu vrazím do goblina, abych ho vyvedl z rovnováhy. Pak mu levou rukou zacpu pusu, aby nemohl mluvit.“</text:span></text:p>
      <text:p text:style-name="P254"><text:span text:style-name="T1058">Nemůžeš popisovat protivníkovy reakce, to je práce Pána jeskyně.</text:span> Popisuj jen to, <text:span text:style-name="T1044">jsi mu udělal</text:span>. <text:span text:style-name="T1045">Stejně tak Pán jeskyně nemůže popisovat, jak zareaguje tvoje postava, protože o tom vždy rozhoduješ ty.</text:span></text:p>
      <text:p text:style-name="Example_20_Header">Příklad:</text:p>
      <text:p text:style-name="Example">Pavel nemůže říct, <text:span text:style-name="T1043">že</text:span> goblin uskočil směrem od orka. Může ale říct, že do něj vrazil tak, <text:span text:style-name="T1043">aby ho</text:span> směrem k orkovi <text:span text:style-name="T1043">strčil</text:span>.</text:p>
      <text:p text:style-name="P683"><text:span text:style-name="T1058">Tvůj popis také musí dávat smysl vzhledem k situaci ve hře a musí to jít provést nástroji, které máš k dispozici.</text:span></text:p>
      <text:h text:style-name="P391" text:outline-level="3"><text:soft-page-break/>Zranění protivníka</text:h>
      <text:p text:style-name="P685">Když se rozhodneš protivníka zranit, ubereš mu počet životů, <text:span text:style-name="T1070">který spočítáš takto</text:span>:</text:p>
      <text:list xml:id="list3594223346" text:style-name="L62">
        <text:list-item>
          <text:p text:style-name="P687"><text:span text:style-name="T1059">Základem zranění je to, o kolik jsi protivníka přehodil. Může to být i nula, pokud jste hodili stejně.</text:span></text:p>
        </text:list-item>
        <text:list-item>
          <text:p text:style-name="P686">K <text:span text:style-name="T1069">rozdílu hodů</text:span> se přičítá zranění uvedené u zbraně, případně výsledek hodu na zranění kouzla. Jak se hází na zranění kouzla si řekneme v dalším odstavci.</text:p>
        </text:list-item>
        <text:list-item>
          <text:p text:style-name="P686">Protivník si <text:span text:style-name="T1071">nakonec</text:span> odeč<text:span text:style-name="T1071">te</text:span> kvalitu své zbroje a štítu <text:span text:style-name="T1060">a případnou odolnost proti tomuto druhu zranění</text:span>.</text:p>
        </text:list-item>
      </text:list>
      <text:p text:style-name="P336"><text:span text:style-name="T151">P</text:span><text:span text:style-name="T139">říklad:</text:span></text:p>
      <text:p text:style-name="P366"><text:span text:style-name="T308">Gorondar bojuje se zlobrem. Pavel hodil na úspěch 4 (Gorondar má Sílu 3, Pavlovi na kostce padlo 1)</text:span><text:span text:style-name="T305">. </text:span><text:span text:style-name="T308">Pán jeskyně hodil za zlobra 8 (zlobr má sílu 6, Pánovi jeskyně na kostce padlo 2). </text:span><text:span text:style-name="T309">Zlobr tedy Gorondara přehodil o 4. Útočí masivní kládou, kterou někde sebral – ta má zranění +3.<text:line-break/><text:tab/>Gorondar má naštěstí těžkou zbroj s kvalitou 2 a štít s kvalitou 1. Celkem je zraněn za: 4 (rozdíl hodů) + 3 (zranění zlobrovy zbraně) – 2 (Gorondarova zbroj) – 1 (Gorondarův štít), tedy za 4.</text:span></text:p>
      <text:h text:style-name="P399" text:outline-level="4">Zranění improvizovanou zbraní</text:h>
      <text:p text:style-name="P698">Improvizované zbraně mají o 1 nižší zranění než odpovídající pořádná zbraň.</text:p>
      <text:h text:style-name="P401" text:outline-level="4">Hlášení útoku <text:span text:style-name="T1076">zbraní</text:span></text:h>
      <text:p text:style-name="P684">Když chceš protivníka zranit <text:span text:style-name="T1076">zbraní</text:span>, obvykle se <text:span text:style-name="T1067">výsledek hodu</text:span> hlásí rovnou s „plus <text:span text:style-name="T1061">zranění</text:span>“ na konci.</text:p>
      <text:p text:style-name="P339">Příklad:</text:p>
      <text:p text:style-name="P369">Když máš Finesu 3, bojuješ dýkou, která má zranění 1, chceš protivníka zranit a na kostce ti padlo 2, tak řekneš:</text:p>
      <text:p text:style-name="P350"><text:soft-page-break/>„Mám proti němu pět plus jedna.“</text:p>
      <text:p text:style-name="P629">Pokud zasáhneš, Pán jeskyně pak může rovnou spočítat, o kolik životů tvůj protivník přijde.</text:p>
      <text:h text:style-name="P398" text:outline-level="4">Zranění kouzlem</text:h>
      <text:p text:style-name="P695">Základ zranění kouzlem je rozdíl mezi hody na úspěch (případně na obranu), stejně jako u zbraní.</text:p>
      <text:p text:style-name="P333"><text:span text:style-name="T151">P</text:span><text:span text:style-name="T139">říklad:</text:span></text:p>
      <text:p text:style-name="P365"><text:span text:style-name="T226">Kara sesílá </text:span><text:span text:style-name="T139">modrý blesk</text:span><text:span text:style-name="T226"> na orka. Ork bojuje s Gorondarem, proti Kaře si tedy hází na obranu. Janě na úspěch padlo celkem 7 (Duše 3 + 4 na kostce), Pánovi jeskyně padlo na obranu za orka 6 (Síla 4 + 2 na kostce). </text:span><text:span text:style-name="T305">Jana má tedy jeden úspěch a rozhodne se ho zranit.</text:span></text:p>
      <text:p text:style-name="P692">Kouzla mají zranění uvedeno v počtu „kostek zranění“ <text:span text:style-name="T1072">(zkráceně „kz“)</text:span>. <text:span text:style-name="T1072">Za tím je ještě uvedeno, o jaký druh zranění se jedná – podle toho se pozná, jestli má nestvůra proti tomuto kouzlu odolnost.</text:span></text:p>
      <text:p text:style-name="Example_20_Header"><text:span text:style-name="T151">P</text:span><text:span text:style-name="T139">říklad:</text:span></text:p>
      <text:p text:style-name="Example"><text:span text:style-name="T303">Kouzlo </text:span><text:span text:style-name="T191">modrý blesk</text:span><text:span text:style-name="T303"> má zranění</text:span><text:span text:style-name="T304">:</text:span><text:span text:style-name="T404"> </text:span><text:span text:style-name="T435">4</text:span><text:span text:style-name="T404">kz bleskem.</text:span></text:p>
      <text:p text:style-name="P693">Kostky zranění jsou obyčejné šestistěnné kostky, kolik padlo se ale počítá jinak:</text:p>
      <text:list xml:id="list4022431506" text:style-name="L63">
        <text:list-item>
          <text:p text:style-name="P694">Zranění kouzla určíš tak, že hodíš příslušný počet kostek <text:span text:style-name="T1073">zranění</text:span> a spočítáš ty, na kterých padlo 4 nebo víc.</text:p>
        </text:list-item>
      </text:list>
      <text:p text:style-name="P332"><text:span text:style-name="T151">P</text:span><text:span text:style-name="T139">říklad:</text:span></text:p>
      <text:p text:style-name="P364"><text:span text:style-name="T192">M</text:span><text:span text:style-name="T139">odrý blesk</text:span><text:span text:style-name="T226"> má zranění 4kz, Jana tedy hodí čtyřmi šestistěnnými kostkami (neb</text:span><text:span text:style-name="T306">o</text:span><text:span text:style-name="T226"> čtyřikrát jednou kostkou). Padne jí: 1, 3, 4 a 6. Na dvou kostkách padlo 4 nebo víc, tento modrý blesk má tedy zranění 2.</text:span></text:p>
      <text:p text:style-name="P695"><text:soft-page-break/>Číslo hozené na kostkách zranění se přičítá k rozdílu hodů na úspěch (nebo hodu na úspěch a hodu na obranu), stejně jako zranění zbraně. <text:span text:style-name="T1074">Od výsledku se pak odečítá zbroj a štít zasaženého a odolnost proti použitému druhu zranění.</text:span></text:p>
      <text:p text:style-name="P334"><text:span text:style-name="T151">P</text:span><text:span text:style-name="T139">říklad:</text:span></text:p>
      <text:p text:style-name="P368"><text:span text:style-name="T307">Jana přehodila orka o 1 (na úspěch jí padlo 7 a orkovi na obranu 6) a na kostkách zranění jí padlo 2. Ork má na sobě lehkou zbroj s kvalitou 1 a nemá štít. Celkem je tedy zraněn za 2 životy (1 za rozdíl hodů, +2 za zranění kouzla, -1 za zbroj).</text:span></text:p>
      <text:h text:style-name="Heading_20_4" text:outline-level="4">Odolnost proti zranění</text:h>
      <text:p text:style-name="P696">Některé nestvůry jsou odolné proti určitým druhům zranění.</text:p>
      <text:p text:style-name="P335"><text:span text:style-name="T151">P</text:span><text:span text:style-name="T139">říklad:</text:span></text:p>
      <text:p text:style-name="P367"><text:span text:style-name="T1075">Bodat do kostlivce nemá moc velký smysl – proto má odolnost 2 proti zranění bodem. Když do něj tedy Naria vystřelí z luku, od zranění si odečte 2.</text:span></text:p>
      <text:p text:style-name="P697">U kouzel je vždy napsáno, jaký druh zranění způsobují. U zbraní to výslovně napsané není – šípy způsobují bodné zranění, palice a kladiva drtivé, mečem se dá bodat nebo sekat atd.</text:p>
      <text:h text:style-name="P397" text:outline-level="4">Vyřazení</text:h>
      <text:p text:style-name="P699">Když ti klesnou životy na 0 nebo méně, jsi vyřazený z boje. Pokud jsi ještě neházel, nejspíš ti to také znemožní provést to, co jsi zamýšlel.</text:p>
      <text:p text:style-name="P337"><text:span text:style-name="T151">P</text:span><text:span text:style-name="T139">říklad:</text:span></text:p>
      <text:p text:style-name="P370">Goblin se řítí na Gorondara, Naria na něj ale střílí z luku. Goblin má celkem 4 životy, takže pokud ho Naria zraní alespoň za 4, ke Gorondarovi nedoběhne.</text:p>
      <text:h text:style-name="P402" text:outline-level="4"><text:soft-page-break/>Vážný zásah</text:h>
      <text:p text:style-name="P700">Pokud máš alespoň 2 úspěchy <text:span text:style-name="T1080">a</text:span> za první z nich dáš soupeři zranění nejméně za 1 život, <text:span text:style-name="T1080">tak</text:span> můžeš za druhý úspěch říct, že <text:span text:style-name="T1078">jsi mu tímto zásahem vyřadil nějakou část těla</text:span>. <text:span text:style-name="T1079">Nemůžeš ale takhle vyřadit celého protivníka, takže když ho zasáhneš do těla nebo do hlavy, tak sice bude mít nevýhodu, ale bude dál schopen boje.</text:span></text:p>
      <text:p text:style-name="P338"><text:span text:style-name="T50">P</text:span><text:span text:style-name="T1">říklad:</text:span></text:p>
      <text:p text:style-name="P356"><text:span text:style-name="T75">Katka:</text:span><text:span text:style-name="T1"> „Prostřelila jsem mu levou nohu, takže se na ní nemůže postavit.“</text:span></text:p>
      <text:p text:style-name="P701"><text:span text:style-name="T1081">Vážná zásah</text:span> může způsobit několik věcí:</text:p>
      <text:list xml:id="list2016424007" text:style-name="L64">
        <text:list-item>
          <text:p text:style-name="P702"><text:span text:style-name="T1082">Protivník</text:span> nebude moci zasaženou část těla používat. Když takto například zasáhneš kyklopovo oko, tak ho tím oslepíš. Když trefíš ocas obřího štíra, nebude <text:span text:style-name="T1083">jím</text:span> moci útočit. S vážně zraněnou nohou se nedá běhat atd.</text:p>
        </text:list-item>
        <text:list-item>
          <text:p text:style-name="P702">Zasažený díky tomu může mít na některé věci nevýhodu. <text:span text:style-name="T1077">S vážně zraněnou nohou budeš mít například určitě nevýhodu v boji zblízka, ale ne při střelbě z luku.</text:span></text:p>
        </text:list-item>
      </text:list>
      <text:p text:style-name="P703">Důsledky vážného zásahu zmizí ve chvíli, kdy si zasažený doléčí všechny ztracené životy.</text:p>
      <text:h text:style-name="Heading_20_3" text:outline-level="3">Znevýhodnění, <text:span text:style-name="T1085">zatlačení nebo odtažení protivníka</text:span></text:h>
      <text:p text:style-name="P680"><text:span text:style-name="T1">Jak už jsme si řekli, výhody a nevýhody jsou vždy pevně svázané s nějakou situací. Pokud tedy chceš použít jeden ze svých úspěchů na to, abys protivníka znevýhodnil,</text:span><text:span text:style-name="T119"> </text:span><text:span text:style-name="T1">n</text:span><text:span text:style-name="T119">estačí říct: </text:span><text:span text:style-name="T48">„Dostal jsem ho do nevýhody“</text:span><text:span text:style-name="T119">, musíš </text:span><text:span text:style-name="T1">popsat, co přesně to znamená.</text:span></text:p>
      <text:p text:style-name="P328"><text:span text:style-name="T50">P</text:span><text:span text:style-name="T1">říklad:</text:span></text:p>
      <text:p text:style-name="P355"><text:span text:style-name="T80">Katka</text:span><text:span text:style-name="T75">:</text:span><text:span text:style-name="T127"> „</text:span><text:span text:style-name="T128">Jak se ork opírá o dveře, tak mu prostřelím </text:span><text:span text:style-name="T130">rukáv na levé ruce tak</text:span><text:span text:style-name="T128">, aby </text:span><text:span text:style-name="T131">mu ho</text:span><text:span text:style-name="T128"> šíp </text:span><text:span text:style-name="T131">přibodnul ke</text:span><text:span text:style-name="T128"> dveří</text:span><text:span text:style-name="T131">m</text:span><text:span text:style-name="T128">.</text:span><text:span text:style-name="T127">“</text:span></text:p>
      <text:p text:style-name="P357"><text:soft-page-break/><text:span text:style-name="T129">O</text:span><text:span text:style-name="T127">rk má teď přibodnutou ruku ke dveřím. Dokud s tím něco neudělá, bude si počítat nevýhodu a navíc nebude moci levou ruku používat.</text:span></text:p>
      <text:p text:style-name="P680"><text:span text:style-name="T50">T</text:span><text:span text:style-name="T1">o, co popíšeš, může </text:span><text:span text:style-name="T126">kromě</text:span><text:span text:style-name="T1"> situac</text:span><text:span text:style-name="T126">e</text:span><text:span text:style-name="T1"> tvého protivníka </text:span><text:span text:style-name="T126">změnit</text:span><text:span text:style-name="T1"> tak</text:span><text:span text:style-name="T125">é</text:span><text:span text:style-name="T1"> tvoji </text:span><text:span text:style-name="T137">pozici</text:span><text:span text:style-name="T1">.</text:span></text:p>
      <text:p text:style-name="P326"><text:span text:style-name="T50">P</text:span><text:span text:style-name="T1">říklad:</text:span></text:p>
      <text:p text:style-name="P354"><text:span text:style-name="T79">P</text:span><text:span text:style-name="T75">avel:</text:span><text:span text:style-name="T1"> „Srazím goblina na zem a zalehnu ho.“</text:span></text:p>
      <text:p text:style-name="P353"><text:span text:style-name="T124">Goblin teď bude mít nevýhodu proti Gorondarovi, protože leží pod ním. Současně ale bude mít Gorondar nevýhodu proti orkovi, protože leží na goblinovi, zatímco ork stojí.</text:span></text:p>
      <text:p text:style-name="P681">Tvůj popis také určí, jak se bude moci protivník nevýhody <text:span text:style-name="T1054">zbavit</text:span>.</text:p>
      <text:p text:style-name="P329"><text:span text:style-name="T50">P</text:span><text:span text:style-name="T1">říklad:</text:span></text:p>
      <text:p text:style-name="Example">Orkovi s rukou přistřelenou ke dveřím bude stačit například šíp zlomit – to ho nejspíš nijak zvlášť nezpomalí. <text:span text:style-name="T1050">I tak</text:span> si ale bude v příštím kole počítat nevýhodu – když někdo zaplatí úspěchem za znevýhodnění protivníka, tak <text:span text:style-name="T1051">se to musí opravdu započítat jako</text:span> nevýhoda, byť jen na jedno kolo.</text:p>
      <text:p text:style-name="P360">Kdyby Naria chtěl orka v nevýhodě udržet, bude mu muset aktivně bránit v tom, aby šíp zlomil – třeba ho chytit za druhou ruku, kterou to bude chtít udělat. Bude si tedy muset proti orkovi házet, <text:span text:style-name="T1052">mít proti němu alespoň jeden</text:span> úspěch a použít ho na zabránění v orkově akci.</text:p>
      <text:p text:style-name="P329"><text:span text:style-name="T133">Jiný p</text:span><text:span text:style-name="T1">říklad:</text:span></text:p>
      <text:p text:style-name="P358"><text:span text:style-name="T98">G</text:span><text:span text:style-name="T1">oblin zalehnutý Gorondarem to bude mít o dost těžší. Aby mohl vstát, musí nejdřív Gorondara odvalit (tedy si nejspíš proti němu hodit Silou </text:span><text:span text:style-name="T134">a bude potřebovat alespoň jeden úspěch na </text:span><text:span text:style-name="T132">prolomení nevýhody</text:span><text:span text:style-name="T1">), nebo se zpod něj vysmýknout (hodit si proti němu Finesou). Gorondar každopádně </text:span><text:span text:style-name="T135">nepotřebuje</text:span><text:span text:style-name="T1"> další úspěchy na to, aby goblina v nevýhodě udržel – snažit se musí goblin.</text:span></text:p>
      <text:p text:style-name="P645"><text:span text:style-name="T137">Současně se z</text:span><text:span text:style-name="T1">nevýhodněním můžeš </text:span><text:span text:style-name="T136">také</text:span><text:span text:style-name="T1"> protivníkovi zabránit v pohybu a znemožnit mu tím udělat to, co měl v plánu. Musí to ale vyplývat z toho, že se nedostal tam, kam se chtěl dostat.</text:span></text:p>
      <text:p text:style-name="P330"><text:soft-page-break/><text:span text:style-name="T50">P</text:span><text:span text:style-name="T1">říklad:</text:span></text:p>
      <text:p text:style-name="P361"><text:span text:style-name="T120">Goblin </text:span><text:span text:style-name="T121">doběhnout ke stolu a sebrat z něj svou hůl</text:span><text:span text:style-name="T120">. </text:span><text:span text:style-name="T122">Pavel ale hodil víc a za jeden úspěch</text:span><text:span text:style-name="T120"> Gorondar na </text:span><text:span text:style-name="T122">goblina</text:span><text:span text:style-name="T120"> skočí a srazí ho k zemi. Obdobně by ho mohl přimáčknout štítem ke stěně, chytit ho za ruku nebo za nohu, a podobně. </text:span><text:span text:style-name="T123">Goblinovi se každopádně nepodaří </text:span><text:span text:style-name="T122">sebrat hůl, protože se k ní nedostal,</text:span><text:span text:style-name="T123"> a současně bude proti Gorondarovi v nevýhodě.</text:span></text:p>
      <text:p text:style-name="P704"><text:span text:style-name="T123">M</text:span><text:span text:style-name="T120">ůžeš také protivníka zatlačit nebo odtáhnout od jeho zamýšleného cíle:</text:span></text:p>
      <text:p text:style-name="P331"><text:span text:style-name="T50">P</text:span><text:span text:style-name="T1">říklad:</text:span></text:p>
      <text:p text:style-name="P371"><text:span text:style-name="T12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span></text:p>
      <text:h text:style-name="P392" text:outline-level="3"><text:span text:style-name="T1084">Bránění v pohybu</text:span></text:h>
      <text:p text:style-name="P70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646"><text:span text:style-name="T1">Už jsme si probrali možnost, jak můžeš za jeden úspěch někomu znemožnit zamýšlenou akci tím, že mu zabráníš v tom, aby se dostal ke svému cíli, případně jej odtáhneš či odstrčíš z dosahu. To ale nemusí být možné.</text:span></text:p>
      <text:p text:style-name="P327"><text:soft-page-break/><text:span text:style-name="T1">Příklad:</text:span></text:p>
      <text:p text:style-name="Example">Gorondar chce zabránit goblinovi v mumlání, protože tuší, že goblin sesílá kouzlo. <text:span text:style-name="T1086">Na to mu ale nebude stačit ho někam zatlačit nebo odtáhnout – v tom případě bude goblin prostě mumlat dál.</text:span></text:p>
      <text:p text:style-name="P70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088">Takto můžeš někomu zabránit například v kouzlení, v nabití či tasení zbraně, nebo také v útoku – třeba tím, že mu chytíš ruku se zbraní.</text:span></text:p>
      <text:p text:style-name="P340">Příklad:</text:p>
      <text:p text:style-name="P372">Gorondar <text:span text:style-name="T1087">chce zabránit goblinovi v mumlání. Bude potřebovat alespoň dva úspěchy: Jeden na to, aby ho dostal do nevýhody a až za druhý mu pak může zabránit v kouzlení. Pavel to pak popíše následovně:</text:span></text:p>
      <text:p text:style-name="P373"><text:span text:style-name="T856">Pavel:</text:span> „Levou rukou chytnu goblina pod krkem, pravou pustím meč, seberu ze stolu svazek bylin a nacpu mu ho do pusy.“</text:p>
      <text:h text:style-name="Heading_20_4" text:outline-level="4">Rozdíl mezi obranou a zabráněním v útoku</text:h>
      <text:p text:style-name="P707">Když si házíš na obranu, tak to znamená, že se snažíš útoku uhnout, <text:span text:style-name="T1089">nebo ho třeba </text:span>vykrýt <text:span text:style-name="T1089">svou zbraní či štítem.</text:span> <text:span text:style-name="T1089">K</text:span>dyž <text:span text:style-name="T1089">ale</text:span> použiješ úspěch na to, abys protivníkovi v útoku zabránil, tak se vůbec nedostane k máchnutí zbraní, k výstřelu či k seslání kouzla.<text:line-break/><text:tab/>Důležité to je zejména u <text:span text:style-name="T1089">plošných</text:span> kouzel, nebo třeba když se útočník snaží hodit granát<text:span text:style-name="T1089">: Přestože kouzlo či granát nezasáhne tebe, může pořád zranit někoho jiného.</text:span></text:p>
      <text:p text:style-name="P341"><text:soft-page-break/>Příklad:</text:p>
      <text:p text:style-name="P374">Kara sesílá <text:span text:style-name="T538">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708"><text:span text:style-name="T120">Obdobně můžeš někoho ubránit tím, že útočníkovi zabráníš v útoku.</text:span></text:p>
      <text:h text:style-name="Heading_20_3" text:outline-level="3">Prolomení nevýhody</text:h>
      <text:p text:style-name="P709"><text:span text:style-name="T919">Podobně jako u bránění v pohybu i při prolamování nevýhody musíš protivníka přehodit pouze v případě, když ti v tom brání přímo svou pozicí.</text:span></text:p>
      <text:p text:style-name="P342">Příklad:</text:p>
      <text:p text:style-name="P375"><text:span text:style-name="T91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945">Orkovi se tedy stačí ubránit.</text:span></text:p>
      <text:p text:style-name="P342"><text:span text:style-name="T1090">Opačný p</text:span>říklad:</text:p>
      <text:p text:style-name="P375"><text:span text:style-name="T919">Orkovi se podařilo Nariu chytit za ruku. Na to, aby se vyprostila, bude tentokrát potřebovat úspěch ona.</text:span></text:p>
      <text:p text:style-name="P710"><text:span text:style-name="T919">Stejným způsobem můžeš z nevýhody dostat i někoho jiného.</text:span></text:p>
      <text:p text:style-name="P343">Příklad:</text:p>
      <text:p text:style-name="P359">Ork stále drží Nariu za ruku. Gorondar jí přispěchá na pomoc. Pavel proti orkovi hodí dva úspěchy a popíše to takto:</text:p>
      <text:p text:style-name="P359"><text:soft-page-break/><text:span text:style-name="T856">Pavel:</text:span> „<text:span text:style-name="T1091">Seknul jsem orka do ruku, kterou drží Nariu. Zranil jsem ho </text:span><text:span text:style-name="T593">(za jeden úspěch)</text:span><text:span text:style-name="T1091"> a navíc ji musel pustit </text:span><text:span text:style-name="T593">(za druhý úspěch)</text:span><text:span text:style-name="T1091">.</text:span>“</text:p>
      <text:h text:style-name="Heading_20_3" text:outline-level="3"><text:span text:style-name="T944">Ú</text:span><text:span text:style-name="T919">těk</text:span></text:h>
      <text:p text:style-name="P711"><text:span text:style-name="T919">Utéct z boje nemusí být vždy jednoduché. Když se protivník rozhodne běžet za tebou a je rychlejší než ty, akorát mu tím vystavíš záda (bude mít proti tobě výhodu).<text:line-break/><text:tab/></text:span><text:span text:style-name="T946">Když ho přehodíš a použiješ jeden úspěch na útěk, může to znamenat, třeba že jsi do něj strčil, využil jsi vhodné chvíle </text:span><text:span text:style-name="T949">k útěku</text:span><text:span text:style-name="T946">, nebo jsi nějak jinak získal malý náskok.<text:line-break/><text:tab/>V řeči pravidel to znamená, že na konci kola mezi vámi bude </text:span><text:span text:style-name="T600">krátká vzdálenost</text:span><text:span text:style-name="T946">. Protivník tě stále může pronásledovat, ale nebude tě moci hned v příštím kole ohrozit z blízka, protože to jde jen na </text:span><text:span text:style-name="T600">kontaktní vzdálenost</text:span><text:span text:style-name="T946">.</text:span></text:p>
      <text:h text:style-name="Heading_20_4" text:outline-level="4"><text:span text:style-name="T946">P</text:span><text:span text:style-name="T919">ronásledování</text:span></text:h>
      <text:p text:style-name="P714"><text:span text:style-name="T919">Když je jedna strana výrazně rychlejší, třeba když na koni pronásleduješ běžícího, a on se ti nemá kde ztratit, výsledek je zřejmý a jde jen o to, kdy ho dojedeš.<text:line-break/><text:tab/>Když jste oba srovnatelně rychlí, tak </text:span><text:span text:style-name="T947"><text:s/>popisujte, co děláte, stejně jako v boji. Pokud </text:span><text:span text:style-name="T919">výsledek vyplyne</text:span><text:span text:style-name="T947"> z prostředí a situace, nemusíte házet. V opačném případě záleží na tom, o co se bude prchající snažit:</text:span></text:p>
      <text:list xml:id="list2772824932" text:style-name="L65">
        <text:list-item>
          <text:p text:style-name="P712"><text:span text:style-name="T947">Pokud se ti snaží z</text:span><text:span text:style-name="T919">trat</text:span><text:span text:style-name="T947">it</text:span><text:span text:style-name="T919"> z dohledu nebo ut</text:span><text:span text:style-name="T947">éct</text:span><text:span text:style-name="T919"> někam, kam ty nemůžeš, </text:span><text:span text:style-name="T947">házíte si oba Finesou.</text:span></text:p>
        </text:list-item>
        <text:list-item>
          <text:p text:style-name="P712"><text:span text:style-name="T947">Když takovou možnost nemá, jde o to, komu dřív dojdou síly. V tom případě házíte oba Silou</text:span><text:span text:style-name="T919">.</text:span></text:p>
        </text:list-item>
      </text:list>
      <text:p text:style-name="P713"><text:span text:style-name="T950">Pokud do honičky zasahuje někdo jiný, třeba po někom z vás střílí, házejte každé kolo. Ten, kdo hodí víc, upraví náskok o jedno kolo běhu ve svůj prospěch. Když vám do toho nikdo nezasahuje, tak jeden hod rozhodne výsledek celé honičky.</text:span></text:p>
      <text:h text:style-name="Heading_20_3" text:outline-level="3"><text:soft-page-break/>Sesílání kouzel</text:h>
      <text:p text:style-name="P68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38">modrým bleskem</text:span> <text:span text:style-name="T1063">přepálit lano, na kterém visí těžký lustr, aby spadl na hlavu zlobrovi, se kterým zrovna Gorondar bojuje.</text:span></text:p>
      <text:p text:style-name="Example"><text:span text:style-name="T856">Pán jeskyně:</text:span> „Čeho tím chceš dosáhnout? Chceš ho tím zranit? Nebo ho tím jen rozhodit?“</text:p>
      <text:p text:style-name="P362"><text:span text:style-name="T862">Jana</text:span><text:span text:style-name="T856">:</text:span> „<text:span text:style-name="T1065">Chtěl bych hlavně, aby se mu lustr zavěsil na hlavu a překážel mu v dalším boji. Pokud ho to zraní, tím líp.“</text:span></text:p>
      <text:p text:style-name="P363"><text:span text:style-name="T856">Pán jeskyně:</text:span> „<text:span text:style-name="T1064">Ok, to by šlo. Hoď si na úspěch“.</text:span></text:p>
      <text:p text:style-name="Example">Jana by ale také mohla říct, že chce zlobra jen rozptýlit. V tom případě by to byla finta <text:span text:style-name="T1066">(speciální akce)</text:span> a nemusela by si házet vůbec. <text:span text:style-name="T106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line-break/><text:tab/></text:span></text:p>
      <text:p text:style-name="P689"/>
      <text:h text:style-name="P422" text:outline-level="1"><text:span text:style-name="T114">J</text:span><text:span text:style-name="T23">iná nebezpečí</text:span></text:h>
      <text:h text:style-name="Heading_20_2" text:outline-level="2"><text:bookmark-start text:name="__RefHeading___Toc1662_4210766435"/>Pasti a jedy<text:bookmark-end text:name="__RefHeading___Toc1662_4210766435"/></text:h>
      <text:p text:style-name="P99">Stejně se hází, když spustíš past, nebo když jsi otrávený jedem: Past nebo jed si hází „na útok“, ty si házíš „na obranu“.</text:p>
      <text:list xml:id="list29148182" text:style-name="L53">
        <text:list-item>
          <text:p text:style-name="P546">Proti pasti se obvykle hází Finesou. Když máš štít, můžeš si hodit Silou.</text:p>
        </text:list-item>
        <text:list-item>
          <text:p text:style-name="P546">Proti jedu se vždy hází Silou.</text:p>
        </text:list-item>
      </text:list>
      <text:h text:style-name="P423" text:outline-level="1"><text:bookmark-start text:name="__RefHeading___Toc36202_611713307"/><text:span text:style-name="T756">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38">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38">Na plížení se hází Finesou.</text:p>
      <text:list xml:id="list2966404483" text:style-name="L54">
        <text:list-item>
          <text:p text:style-name="P675">Musíš se mít za co schovat.</text:p>
        </text:list-item>
        <text:list-item>
          <text:p text:style-name="P675">Ve vhodných podmínkách (šero, hustý podrost a podobně) si při plížení počítáš výhodu.</text:p>
        </text:list-item>
        <text:list-item>
          <text:p text:style-name="P675">Když se nehýbeš, počítáš si další výhodu.</text:p>
        </text:list-item>
      </text:list>
      <text:p text:style-name="P138">Ten, kdo tě hledá, si také hodí Finesou.</text:p>
      <text:list xml:id="list1850909274" text:style-name="L55">
        <text:list-item>
          <text:p text:style-name="P676">Když hodí víc, všiml si tě.</text:p>
        </text:list-item>
        <text:list-item>
          <text:p text:style-name="P676">Když vám padne stejně, všiml si něčeho podezřelého, ale není si jistý, co <text:span text:style-name="T757">to</text:span> je.</text:p>
        </text:list-item>
      </text:list>
      <text:p text:style-name="P139">Povšimni si, že ve hře není dovednost <text:span text:style-name="T538">Plížení</text:span>. Je to záměrně – jak dobře se umíš plížit <text:span text:style-name="T758">a</text:span> všímat <text:span text:style-name="T758">si</text:span> skrytých protivníků určuje tvoje Finesa.</text:p>
      <text:h text:style-name="P424" text:outline-level="1"><text:bookmark-start text:name="__RefHeading___Toc12113_526618153"/>Zvyšování vlastností<text:bookmark-end text:name="__RefHeading___Toc12113_526618153"/></text:h>
      <text:p text:style-name="P124">Při přestupu na <text:span text:style-name="T745">každou</text:span> lichou úroveň <text:span text:style-name="T745">(třetí, pátou atd.)</text:span> <text:span text:style-name="T744">si zvyš jednu vlastnost o 1.</text:span></text:p>
      <text:list xml:id="list3523359156" text:style-name="L56">
        <text:list-item>
          <text:p text:style-name="P677">Můžeš si vybrat kterou chceš, ale rozdíl mezi tvou nejvyšší a nejnižší vlastností nemůže být větší než 3.</text:p>
        </text:list-item>
      </text:list>
      <text:h text:style-name="P425" text:outline-level="1"><text:bookmark-start text:name="__RefHeading___Toc12115_526618153"/>Náhodný hod<text:bookmark-end text:name="__RefHeading___Toc12115_526618153"/></text:h>
      <text:p text:style-name="P123"><text:span text:style-name="T138">Náhodný hod </text:span><text:span text:style-name="T513">může</text:span><text:span text:style-name="T138"> P</text:span><text:span text:style-name="T514">án jeskyně </text:span><text:span text:style-name="T513">použít, když chce</text:span><text:span text:style-name="T138"> </text:span><text:span text:style-name="T515">nestranně</text:span><text:span text:style-name="T138"> rozhodnout něco, co nezávisí na schopnostech postav. </text:span><text:span text:style-name="T520">Hází se k6 a</text:span><text:span text:style-name="T516"> P</text:span><text:span text:style-name="T518">án jeskyně</text:span><text:span text:style-name="T516"> </text:span><text:span text:style-name="T517">vždy</text:span><text:span text:style-name="T516"> před hodem určí, co budou znamenat jednotlivé výsledky:</text:span></text:p>
      <text:list xml:id="list345200318" text:style-name="L57">
        <text:list-item>
          <text:p text:style-name="P351"><text:span text:style-name="T194">Hráč:</text:span><text:span text:style-name="T512"> </text:span><text:span text:style-name="T138">„Jaké je zrovna počasí?“<text:line-break/></text:span><text:span text:style-name="T512">PJ</text:span><text:span text:style-name="T194">:</text:span><text:span text:style-name="T512"> </text:span><text:span text:style-name="T138">„</text:span><text:span text:style-name="T519">Nevím, hodím si. </text:span><text:span text:style-name="T138">Jednička – je krásně, šestka – je bouřka.“</text:span></text:p>
        </text:list-item>
        <text:list-item>
          <text:p text:style-name="P352"><text:span text:style-name="T194">Hráč:</text:span><text:span text:style-name="T512"> </text:span><text:span text:style-name="T138">„</text:span><text:span text:style-name="T512">Je v téhle vesnici zbrojíř?“<text:line-break/></text:span><text:span text:style-name="T194">PJ:</text:span><text:span text:style-name="T512"> „To není moc pravděpodobné – jedna z šesti.“</text:span></text:p>
        </text:list-item>
      </text:list>
      <text:h text:style-name="Heading_20_1" text:outline-level="1"><text:span text:style-name="T512">P</text:span><text:span text:style-name="T138">rvní hra</text:span></text:h>
      <text:p text:style-name="P260"><text:span text:style-name="T138">Než začnete hrát, </text:span><text:span text:style-name="T536">domluvte se na následujících věcech.</text:span></text:p>
      <text:p text:style-name="P260"><text:span text:style-name="T536">- </text:span><text:span text:style-name="T537">Kdykoliv v průběhu hraní můžete všechno přehodnotit a upravit, aby vám to co nejlépe vyhovovalo.</text:span></text:p>
      <text:h text:style-name="P390" text:outline-level="3">Domluva o příběhové imunitě</text:h>
      <text:p text:style-name="P257">Před začátkem hry se dohodněte, jestli budete hrát s možností smrti postav nebo bez ní.</text:p>
      <text:list xml:id="list3037414783" text:style-name="L58">
        <text:list-item>
          <text:p text:style-name="P678">Když se rozhodnete hrát bez umírání postav, tak je vaším úkolem společně <text:span text:style-name="T842">s Pánem jeskyně</text:span> zajistit, aby se postavy nikdy nedostaly do situace, kde by přežití nedávalo smysl. Pán jeskyně tedy do hry nebude dávat pasti jako „<text:span text:style-name="T871">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844">je</text:span> například postava <text:span text:style-name="T843">vyřazena</text:span> při boji se smečkou vlků a ostatní musí prchnout a nechat ji tam, Pán jeskyně může například popsat, jak se vlci mezi sebou začali rvát o právo na kořist, <text:span text:style-name="T839">nebo třeba do hry vložit jiné, větší nebezpečí, které vlky zažene a dá ostatním možnost postavu zachránit.</text:span></text:p>
          <text:list>
            <text:list-item>
              <text:p text:style-name="P678"><text:soft-page-break/>Ve hře bez umírání postav může stále postava umřít, pokud se pro to rozhodne její hráč. <text:span text:style-name="T841">Může třeba sám usoudit, že se do smrtelné situace dostal vlastní chybou a postava by to fakt přežít neměla, může jít o hrdinskou smrt, kdy se postava obětuje za ostatní a podobně.</text:span></text:p>
            </text:list-item>
          </text:list>
        </text:list-item>
        <text:list-item>
          <text:p text:style-name="P678">Když se rozhodnete hrát s možností smrti postav, <text:span text:style-name="T840">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58">Pokud nevíte, co si máte vybrat, nebo se nebudete moci dohodnout, hrajte s příběhovou imunitou, tedy bez umírání postav.</text:p>
      <text:h text:style-name="Heading_20_1" text:outline-level="1">Vedení hry</text:h>
      <text:h text:style-name="Heading_20_2" text:outline-level="2">Smrt hráčských postav</text:h>
      <text:p text:style-name="P179">Pokud jste se dohodli, že ve hře chcete mít možnost smrti hráčských postav, <text:span text:style-name="T845">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846">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847">Zeptej se hráče, proč to chce udělat:</text:span></text:p>
      <text:p text:style-name="Example"><text:span text:style-name="T560">PJ:</text:span><text:span text:style-name="T847"> </text:span>„<text:span text:style-name="T847">Uvědomuješ si, doufám, že tohle nemůžeš v žádném případě přežít?“</text:span></text:p>
      <text:p text:style-name="Example"><text:span text:style-name="T538">Hráč:</text:span> „<text:span text:style-name="T851">Tak to jsem fakt nečekal. </text:span>Myslel jsem, že si normálně hodím na obranu a dá mi to jen nějaký zranění.“</text:p>
      <text:p text:style-name="P18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902574341" text:style-name="L59">
        <text:list-item>
          <text:p text:style-name="P679">Aby k takovým situacím nedocházelo, <text:span text:style-name="T855">tak </text:span><text:span text:style-name="T857">kdykoliv chce hráč udělat něco zjevně sebevražedného,</text:span><text:span text:style-name="T856"> vždycky </text:span><text:span text:style-name="T857">se ho</text:span><text:span text:style-name="T856"> zeptej, </text:span><text:span text:style-name="T857">proč to dělá a čeho se tím snaží dosáhnout</text:span>, a ujisti se, že si plně uvědomuje riziko smrti své postavy.</text:p>
        </text:list-item>
      </text:list>
      <text:p text:style-name="P181"><text:soft-page-break/>Hráč se potom může rozhodnout, že to <text:span text:style-name="T852">i</text:span> přesto riskne. Může <text:span text:style-name="T849">to také chtít udělat třeba proto, že</text:span> se <text:span text:style-name="T849">tím jeho</text:span> postava obětuje za ostatní - <text:span text:style-name="T853">na takovou smrt </text:span>budete <text:span text:style-name="T849">jistě</text:span> ještě dlouho vzpomínat. V takov<text:span text:style-name="T850">ých</text:span> případě postava opravdu umře. <text:span text:style-name="T848">Vždycky se ale ujisti, že to dělá s plným vědomím rizika a nikoliv proto, že si představuje situaci a její důsledky jinak než ty.</text:span></text:p>
      <text:h text:style-name="P415" text:outline-level="2">Domlouvání hry</text:h>
      <text:p text:style-name="P690">Je zvykem, že Pán jeskyně se kromě vedení hry stará také o organizaci hraní. <text:span text:style-name="T886">Je to sice práce navíc, ale když ji budeš dělat, spoluhráči tě automaticky budou brát jako autoritu.</text:span></text:p>
      <text:h text:style-name="Heading_20_1" text:outline-level="1">Výbava</text:h>
      <text:h text:style-name="P400" text:outline-level="4">Zbraně, zbroje <text:span text:style-name="T727">a štíty</text:span></text:h>
      <text:p text:style-name="P691">/<text:span text:style-name="T1068">* Přesunuto z boje, zatím needitováno. Asi by tady mohla bejt tabulka. */</text:span></text:p>
      <text:list xml:id="list3813834178" text:style-name="L60">
        <text:list-item>
          <text:p text:style-name="P671">Zbraně mají zranění, které se přičítá pouze v případě zásahu (tedy když hodíš stejně nebo více než tvůj protivník a jako jednu z možností si vybereš ho zranit).</text:p>
        </text:list-item>
        <text:list-item>
          <text:p text:style-name="P672">Boj beze zbraně má zranění 0 a hází se vždy Silou.</text:p>
        </text:list-item>
        <text:list-item>
          <text:p text:style-name="P672">Jednoruční lehké zbraně (například dýka) mají zranění +1, dvojruční lehké zbraně (třeba kopí) mají zranění +2. Můžeš si s nimi počítat <text:s/>Sílu nebo Finesu podle svého výběru.</text:p>
        </text:list-item>
        <text:list-item>
          <text:p text:style-name="P672">Jednoruční těžké zbraně (například palcát nebo bojová sekera) mají zranění +2, dvojruční těžké zbraně (třeba dvojruční meč) mají zranění +3. Počítáš si s nimi vždy Sílu.</text:p>
        </text:list-item>
        <text:list-item>
          <text:p text:style-name="P673">Improvizované nebo primitivní zbraně (obušek, hůl, kámen, kyj a podobně) mají zranění o 1 nižší (může být i 0 – v tom případě od pěstí liší jen v tom, co přesně můžeš protivníkovi udělat).</text:p>
        </text:list-item>
        <text:list-item>
          <text:p text:style-name="P672">Pokud máš dvě jednoruční zbraně, ke zranění té, kterou zrovna útočíš, si přičti 1. Pokud je alespoň jedna z nich těžká, počítáš si Sílu. Když jsou obě lehké, můžeš si vybrat mezi Silou a Finesou.</text:p>
        </text:list-item>
        <text:list-item>
          <text:p text:style-name="P672">Štít snižuje zranění o 1. Můžeš si s ním počítat Sílu nebo Finesu podle svého výběru.</text:p>
        </text:list-item>
        <text:list-item>
          <text:p text:style-name="P674"><text:soft-page-break/>Zbroj snižuje zranění o svou kvalitu: Lehká o 1, těžká o <text:span text:style-name="T1062">2</text:span>. <text:span text:style-name="T728">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7T21:29:53.629000000</dc:date>
    <meta:print-date>2113-01-01T00:00:00</meta:print-date>
    <meta:editing-cycles>15004</meta:editing-cycles>
    <meta:editing-duration>P44DT15H12M42S</meta:editing-duration>
    <meta:generator>LibreOffice/6.0.5.2$Windows_X86_64 LibreOffice_project/54c8cbb85f300ac59db32fe8a675ff7683cd5a16</meta:generator>
    <meta:document-statistic meta:table-count="0" meta:image-count="0" meta:object-count="0" meta:page-count="99" meta:paragraph-count="1067" meta:word-count="16379" meta:character-count="97637" meta:non-whitespace-character-count="82495"/>
  </office:meta>
</office:document-meta>
</file>